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4.0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mp" table:style-name="ta1">
        <table:shapes>
          <draw:frame draw:z-index="0" draw:style-name="gr1" draw:text-style-name="P1" svg:width="678.61pt" svg:height="255.29pt" svg:x="96.83pt" svg:y="137.93pt">
            <loext:p draw:notify-on-update-of-ranges="comp.A2:comp.A257 comp.A1:comp.A1 comp.B2:comp.B257 comp.D2:comp.D257 comp.D1:comp.D1 comp.E2:comp.E257 comp.G2:comp.G257 comp.G1:comp.G1 comp.H2:comp.H25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(a) As grown</text:p>
          </table:table-cell>
          <table:table-cell table:number-columns-repeated="2"/>
          <table:table-cell office:value-type="string" calcext:value-type="string">
            <text:p>(b) Once-annealed</text:p>
          </table:table-cell>
          <table:table-cell table:number-columns-repeated="2"/>
          <table:table-cell office:value-type="string" calcext:value-type="string">
            <text:p>(c) Twice-annealed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409235" calcext:value-type="float">
            <text:p>13.40923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22879457" calcext:value-type="float">
            <text:p>3.2287945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.11811006" calcext:value-type="float">
            <text:p>-1.11811006</text:p>
          </table:table-cell>
        </table:table-row>
        <table:table-row table:style-name="ro1">
          <table:table-cell office:value-type="float" office:value="3.92195159" calcext:value-type="float">
            <text:p>3.92195159</text:p>
          </table:table-cell>
          <table:table-cell office:value-type="float" office:value="12.6732292" calcext:value-type="float">
            <text:p>12.6732292</text:p>
          </table:table-cell>
          <table:table-cell/>
          <table:table-cell office:value-type="float" office:value="3.92195159" calcext:value-type="float">
            <text:p>3.92195159</text:p>
          </table:table-cell>
          <table:table-cell office:value-type="float" office:value="3.63702393" calcext:value-type="float">
            <text:p>3.63702393</text:p>
          </table:table-cell>
          <table:table-cell/>
          <table:table-cell office:value-type="float" office:value="3.92195159" calcext:value-type="float">
            <text:p>3.92195159</text:p>
          </table:table-cell>
          <table:table-cell office:value-type="float" office:value="-1.22087312" calcext:value-type="float">
            <text:p>-1.22087312</text:p>
          </table:table-cell>
        </table:table-row>
        <table:table-row table:style-name="ro1">
          <table:table-cell office:value-type="float" office:value="7.84390319" calcext:value-type="float">
            <text:p>7.84390319</text:p>
          </table:table-cell>
          <table:table-cell office:value-type="float" office:value="13.561491" calcext:value-type="float">
            <text:p>13.561491</text:p>
          </table:table-cell>
          <table:table-cell/>
          <table:table-cell office:value-type="float" office:value="7.84390319" calcext:value-type="float">
            <text:p>7.84390319</text:p>
          </table:table-cell>
          <table:table-cell office:value-type="float" office:value="2.2061305" calcext:value-type="float">
            <text:p>2.2061305</text:p>
          </table:table-cell>
          <table:table-cell/>
          <table:table-cell office:value-type="float" office:value="7.84390319" calcext:value-type="float">
            <text:p>7.84390319</text:p>
          </table:table-cell>
          <table:table-cell office:value-type="float" office:value="-1.16897309" calcext:value-type="float">
            <text:p>-1.16897309</text:p>
          </table:table-cell>
        </table:table-row>
        <table:table-row table:style-name="ro1">
          <table:table-cell office:value-type="float" office:value="11.7658548" calcext:value-type="float">
            <text:p>11.7658548</text:p>
          </table:table-cell>
          <table:table-cell office:value-type="float" office:value="13.7407541" calcext:value-type="float">
            <text:p>13.7407541</text:p>
          </table:table-cell>
          <table:table-cell/>
          <table:table-cell office:value-type="float" office:value="11.7658548" calcext:value-type="float">
            <text:p>11.7658548</text:p>
          </table:table-cell>
          <table:table-cell office:value-type="float" office:value="2.91084957" calcext:value-type="float">
            <text:p>2.91084957</text:p>
          </table:table-cell>
          <table:table-cell/>
          <table:table-cell office:value-type="float" office:value="11.7658548" calcext:value-type="float">
            <text:p>11.7658548</text:p>
          </table:table-cell>
          <table:table-cell office:value-type="float" office:value="-1.11713409" calcext:value-type="float">
            <text:p>-1.11713409</text:p>
          </table:table-cell>
        </table:table-row>
        <table:table-row table:style-name="ro1">
          <table:table-cell office:value-type="float" office:value="15.6878064" calcext:value-type="float">
            <text:p>15.6878064</text:p>
          </table:table-cell>
          <table:table-cell office:value-type="float" office:value="14.2422829" calcext:value-type="float">
            <text:p>14.2422829</text:p>
          </table:table-cell>
          <table:table-cell/>
          <table:table-cell office:value-type="float" office:value="15.6878064" calcext:value-type="float">
            <text:p>15.6878064</text:p>
          </table:table-cell>
          <table:table-cell office:value-type="float" office:value="2.52413034" calcext:value-type="float">
            <text:p>2.52413034</text:p>
          </table:table-cell>
          <table:table-cell/>
          <table:table-cell office:value-type="float" office:value="15.6878064" calcext:value-type="float">
            <text:p>15.6878064</text:p>
          </table:table-cell>
          <table:table-cell office:value-type="float" office:value="-0.910510004" calcext:value-type="float">
            <text:p>-0.910510004</text:p>
          </table:table-cell>
        </table:table-row>
        <table:table-row table:style-name="ro1">
          <table:table-cell office:value-type="float" office:value="19.609758" calcext:value-type="float">
            <text:p>19.609758</text:p>
          </table:table-cell>
          <table:table-cell office:value-type="float" office:value="14.602026" calcext:value-type="float">
            <text:p>14.602026</text:p>
          </table:table-cell>
          <table:table-cell/>
          <table:table-cell office:value-type="float" office:value="19.609758" calcext:value-type="float">
            <text:p>19.609758</text:p>
          </table:table-cell>
          <table:table-cell office:value-type="float" office:value="2.52414131" calcext:value-type="float">
            <text:p>2.52414131</text:p>
          </table:table-cell>
          <table:table-cell/>
          <table:table-cell office:value-type="float" office:value="19.609758" calcext:value-type="float">
            <text:p>19.609758</text:p>
          </table:table-cell>
          <table:table-cell office:value-type="float" office:value="-1.01333404" calcext:value-type="float">
            <text:p>-1.01333404</text:p>
          </table:table-cell>
        </table:table-row>
        <table:table-row table:style-name="ro1">
          <table:table-cell office:value-type="float" office:value="23.5317096" calcext:value-type="float">
            <text:p>23.5317096</text:p>
          </table:table-cell>
          <table:table-cell office:value-type="float" office:value="12.3577652" calcext:value-type="float">
            <text:p>12.3577652</text:p>
          </table:table-cell>
          <table:table-cell/>
          <table:table-cell office:value-type="float" office:value="23.5317096" calcext:value-type="float">
            <text:p>23.5317096</text:p>
          </table:table-cell>
          <table:table-cell office:value-type="float" office:value="2.02570105" calcext:value-type="float">
            <text:p>2.02570105</text:p>
          </table:table-cell>
          <table:table-cell/>
          <table:table-cell office:value-type="float" office:value="23.5317096" calcext:value-type="float">
            <text:p>23.5317096</text:p>
          </table:table-cell>
          <table:table-cell office:value-type="float" office:value="-0.858284593" calcext:value-type="float">
            <text:p>-0.858284593</text:p>
          </table:table-cell>
        </table:table-row>
        <table:table-row table:style-name="ro1">
          <table:table-cell office:value-type="float" office:value="27.4536612" calcext:value-type="float">
            <text:p>27.4536612</text:p>
          </table:table-cell>
          <table:table-cell office:value-type="float" office:value="11.9569349" calcext:value-type="float">
            <text:p>11.9569349</text:p>
          </table:table-cell>
          <table:table-cell/>
          <table:table-cell office:value-type="float" office:value="27.4536612" calcext:value-type="float">
            <text:p>27.4536612</text:p>
          </table:table-cell>
          <table:table-cell office:value-type="float" office:value="1.79797065" calcext:value-type="float">
            <text:p>1.79797065</text:p>
          </table:table-cell>
          <table:table-cell/>
          <table:table-cell office:value-type="float" office:value="27.4536612" calcext:value-type="float">
            <text:p>27.4536612</text:p>
          </table:table-cell>
          <table:table-cell office:value-type="float" office:value="-0.85795927" calcext:value-type="float">
            <text:p>-0.85795927</text:p>
          </table:table-cell>
        </table:table-row>
        <table:table-row table:style-name="ro1">
          <table:table-cell office:value-type="float" office:value="31.3756127" calcext:value-type="float">
            <text:p>31.3756127</text:p>
          </table:table-cell>
          <table:table-cell office:value-type="float" office:value="10.4087963" calcext:value-type="float">
            <text:p>10.4087963</text:p>
          </table:table-cell>
          <table:table-cell/>
          <table:table-cell office:value-type="float" office:value="31.3756127" calcext:value-type="float">
            <text:p>31.3756127</text:p>
          </table:table-cell>
          <table:table-cell office:value-type="float" office:value="1.51867712" calcext:value-type="float">
            <text:p>1.51867712</text:p>
          </table:table-cell>
          <table:table-cell/>
          <table:table-cell office:value-type="float" office:value="31.3756127" calcext:value-type="float">
            <text:p>31.3756127</text:p>
          </table:table-cell>
          <table:table-cell office:value-type="float" office:value="-0.857633948" calcext:value-type="float">
            <text:p>-0.857633948</text:p>
          </table:table-cell>
        </table:table-row>
        <table:table-row table:style-name="ro1">
          <table:table-cell office:value-type="float" office:value="35.2975643" calcext:value-type="float">
            <text:p>35.2975643</text:p>
          </table:table-cell>
          <table:table-cell office:value-type="float" office:value="7.61024475" calcext:value-type="float">
            <text:p>7.61024475</text:p>
          </table:table-cell>
          <table:table-cell/>
          <table:table-cell office:value-type="float" office:value="35.2975643" calcext:value-type="float">
            <text:p>35.2975643</text:p>
          </table:table-cell>
          <table:table-cell office:value-type="float" office:value="1.41555762" calcext:value-type="float">
            <text:p>1.41555762</text:p>
          </table:table-cell>
          <table:table-cell/>
          <table:table-cell office:value-type="float" office:value="35.2975643" calcext:value-type="float">
            <text:p>35.2975643</text:p>
          </table:table-cell>
          <table:table-cell office:value-type="float" office:value="-0.341683656" calcext:value-type="float">
            <text:p>-0.341683656</text:p>
          </table:table-cell>
        </table:table-row>
        <table:table-row table:style-name="ro1">
          <table:table-cell office:value-type="float" office:value="39.2195159" calcext:value-type="float">
            <text:p>39.2195159</text:p>
          </table:table-cell>
          <table:table-cell office:value-type="float" office:value="6.70665216" calcext:value-type="float">
            <text:p>6.70665216</text:p>
          </table:table-cell>
          <table:table-cell/>
          <table:table-cell office:value-type="float" office:value="39.2195159" calcext:value-type="float">
            <text:p>39.2195159</text:p>
          </table:table-cell>
          <table:table-cell office:value-type="float" office:value="1.41556859" calcext:value-type="float">
            <text:p>1.41556859</text:p>
          </table:table-cell>
          <table:table-cell/>
          <table:table-cell office:value-type="float" office:value="39.2195159" calcext:value-type="float">
            <text:p>39.2195159</text:p>
          </table:table-cell>
          <table:table-cell office:value-type="float" office:value="-0.0319711119" calcext:value-type="float">
            <text:p>-0.0319711119</text:p>
          </table:table-cell>
        </table:table-row>
        <table:table-row table:style-name="ro1">
          <table:table-cell office:value-type="float" office:value="43.1414675" calcext:value-type="float">
            <text:p>43.1414675</text:p>
          </table:table-cell>
          <table:table-cell office:value-type="float" office:value="3.98543262" calcext:value-type="float">
            <text:p>3.98543262</text:p>
          </table:table-cell>
          <table:table-cell/>
          <table:table-cell office:value-type="float" office:value="43.1414675" calcext:value-type="float">
            <text:p>43.1414675</text:p>
          </table:table-cell>
          <table:table-cell office:value-type="float" office:value="1.50581622" calcext:value-type="float">
            <text:p>1.50581622</text:p>
          </table:table-cell>
          <table:table-cell/>
          <table:table-cell office:value-type="float" office:value="43.1414675" calcext:value-type="float">
            <text:p>43.1414675</text:p>
          </table:table-cell>
          <table:table-cell office:value-type="float" office:value="-0.0832204968" calcext:value-type="float">
            <text:p>-0.0832204968</text:p>
          </table:table-cell>
        </table:table-row>
        <table:table-row table:style-name="ro1">
          <table:table-cell office:value-type="float" office:value="47.0634191" calcext:value-type="float">
            <text:p>47.0634191</text:p>
          </table:table-cell>
          <table:table-cell office:value-type="float" office:value="3.54592085" calcext:value-type="float">
            <text:p>3.54592085</text:p>
          </table:table-cell>
          <table:table-cell/>
          <table:table-cell office:value-type="float" office:value="47.0634191" calcext:value-type="float">
            <text:p>47.0634191</text:p>
          </table:table-cell>
          <table:table-cell office:value-type="float" office:value="0.594862163" calcext:value-type="float">
            <text:p>0.594862163</text:p>
          </table:table-cell>
          <table:table-cell/>
          <table:table-cell office:value-type="float" office:value="47.0634191" calcext:value-type="float">
            <text:p>47.0634191</text:p>
          </table:table-cell>
          <table:table-cell office:value-type="float" office:value="-0.0828951672" calcext:value-type="float">
            <text:p>-0.0828951672</text:p>
          </table:table-cell>
        </table:table-row>
        <table:table-row table:style-name="ro1">
          <table:table-cell office:value-type="float" office:value="50.9853707" calcext:value-type="float">
            <text:p>50.9853707</text:p>
          </table:table-cell>
          <table:table-cell office:value-type="float" office:value="0.966501713" calcext:value-type="float">
            <text:p>0.966501713</text:p>
          </table:table-cell>
          <table:table-cell/>
          <table:table-cell office:value-type="float" office:value="50.9853707" calcext:value-type="float">
            <text:p>50.9853707</text:p>
          </table:table-cell>
          <table:table-cell office:value-type="float" office:value="0.25541082" calcext:value-type="float">
            <text:p>0.25541082</text:p>
          </table:table-cell>
          <table:table-cell/>
          <table:table-cell office:value-type="float" office:value="50.9853707" calcext:value-type="float">
            <text:p>50.9853707</text:p>
          </table:table-cell>
          <table:table-cell office:value-type="float" office:value="-0.0825698376" calcext:value-type="float">
            <text:p>-0.0825698376</text:p>
          </table:table-cell>
        </table:table-row>
        <table:table-row table:style-name="ro1">
          <table:table-cell office:value-type="float" office:value="54.9073223" calcext:value-type="float">
            <text:p>54.9073223</text:p>
          </table:table-cell>
          <table:table-cell office:value-type="float" office:value="-3.58523846" calcext:value-type="float">
            <text:p>-3.58523846</text:p>
          </table:table-cell>
          <table:table-cell/>
          <table:table-cell office:value-type="float" office:value="54.9073223" calcext:value-type="float">
            <text:p>54.9073223</text:p>
          </table:table-cell>
          <table:table-cell office:value-type="float" office:value="-0.225844294" calcext:value-type="float">
            <text:p>-0.225844294</text:p>
          </table:table-cell>
          <table:table-cell/>
          <table:table-cell office:value-type="float" office:value="54.9073223" calcext:value-type="float">
            <text:p>54.9073223</text:p>
          </table:table-cell>
          <table:table-cell office:value-type="float" office:value="-0.185393929" calcext:value-type="float">
            <text:p>-0.185393929</text:p>
          </table:table-cell>
        </table:table-row>
        <table:table-row table:style-name="ro1">
          <table:table-cell office:value-type="float" office:value="58.8292739" calcext:value-type="float">
            <text:p>58.8292739</text:p>
          </table:table-cell>
          <table:table-cell office:value-type="float" office:value="-3.92161608" calcext:value-type="float">
            <text:p>-3.92161608</text:p>
          </table:table-cell>
          <table:table-cell/>
          <table:table-cell office:value-type="float" office:value="58.8292739" calcext:value-type="float">
            <text:p>58.8292739</text:p>
          </table:table-cell>
          <table:table-cell office:value-type="float" office:value="-1.03796721" calcext:value-type="float">
            <text:p>-1.03796721</text:p>
          </table:table-cell>
          <table:table-cell/>
          <table:table-cell office:value-type="float" office:value="58.8292739" calcext:value-type="float">
            <text:p>58.8292739</text:p>
          </table:table-cell>
          <table:table-cell office:value-type="float" office:value="-0.185068607" calcext:value-type="float">
            <text:p>-0.185068607</text:p>
          </table:table-cell>
        </table:table-row>
        <table:table-row table:style-name="ro1">
          <table:table-cell office:value-type="float" office:value="62.7512255" calcext:value-type="float">
            <text:p>62.7512255</text:p>
          </table:table-cell>
          <table:table-cell office:value-type="float" office:value="-5.76624107" calcext:value-type="float">
            <text:p>-5.76624107</text:p>
          </table:table-cell>
          <table:table-cell/>
          <table:table-cell office:value-type="float" office:value="62.7512255" calcext:value-type="float">
            <text:p>62.7512255</text:p>
          </table:table-cell>
          <table:table-cell office:value-type="float" office:value="-1.47195435" calcext:value-type="float">
            <text:p>-1.47195435</text:p>
          </table:table-cell>
          <table:table-cell/>
          <table:table-cell office:value-type="float" office:value="62.7512255" calcext:value-type="float">
            <text:p>62.7512255</text:p>
          </table:table-cell>
          <table:table-cell office:value-type="float" office:value="-0.0815938637" calcext:value-type="float">
            <text:p>-0.0815938637</text:p>
          </table:table-cell>
        </table:table-row>
        <table:table-row table:style-name="ro1">
          <table:table-cell office:value-type="float" office:value="66.6731771" calcext:value-type="float">
            <text:p>66.6731771</text:p>
          </table:table-cell>
          <table:table-cell office:value-type="float" office:value="-4.82641172" calcext:value-type="float">
            <text:p>-4.82641172</text:p>
          </table:table-cell>
          <table:table-cell/>
          <table:table-cell office:value-type="float" office:value="66.6731771" calcext:value-type="float">
            <text:p>66.6731771</text:p>
          </table:table-cell>
          <table:table-cell office:value-type="float" office:value="-2.01766253" calcext:value-type="float">
            <text:p>-2.01766253</text:p>
          </table:table-cell>
          <table:table-cell/>
          <table:table-cell office:value-type="float" office:value="66.6731771" calcext:value-type="float">
            <text:p>66.6731771</text:p>
          </table:table-cell>
          <table:table-cell office:value-type="float" office:value="-0.184417948" calcext:value-type="float">
            <text:p>-0.184417948</text:p>
          </table:table-cell>
        </table:table-row>
        <table:table-row table:style-name="ro1">
          <table:table-cell office:value-type="float" office:value="70.5951287" calcext:value-type="float">
            <text:p>70.5951287</text:p>
          </table:table-cell>
          <table:table-cell office:value-type="float" office:value="-4.01549625" calcext:value-type="float">
            <text:p>-4.01549625</text:p>
          </table:table-cell>
          <table:table-cell/>
          <table:table-cell office:value-type="float" office:value="70.5951287" calcext:value-type="float">
            <text:p>70.5951287</text:p>
          </table:table-cell>
          <table:table-cell office:value-type="float" office:value="-2.05202579" calcext:value-type="float">
            <text:p>-2.05202579</text:p>
          </table:table-cell>
          <table:table-cell/>
          <table:table-cell office:value-type="float" office:value="70.5951287" calcext:value-type="float">
            <text:p>70.5951287</text:p>
          </table:table-cell>
          <table:table-cell office:value-type="float" office:value="-0.0293685049" calcext:value-type="float">
            <text:p>-0.0293685049</text:p>
          </table:table-cell>
        </table:table-row>
        <table:table-row table:style-name="ro1">
          <table:table-cell office:value-type="float" office:value="74.5170803" calcext:value-type="float">
            <text:p>74.5170803</text:p>
          </table:table-cell>
          <table:table-cell office:value-type="float" office:value="-4.76438761" calcext:value-type="float">
            <text:p>-4.76438761</text:p>
          </table:table-cell>
          <table:table-cell/>
          <table:table-cell office:value-type="float" office:value="74.5170803" calcext:value-type="float">
            <text:p>74.5170803</text:p>
          </table:table-cell>
          <table:table-cell office:value-type="float" office:value="-2.15944052" calcext:value-type="float">
            <text:p>-2.15944052</text:p>
          </table:table-cell>
          <table:table-cell/>
          <table:table-cell office:value-type="float" office:value="74.5170803" calcext:value-type="float">
            <text:p>74.5170803</text:p>
          </table:table-cell>
          <table:table-cell office:value-type="float" office:value="0.022531528" calcext:value-type="float">
            <text:p>0.022531528</text:p>
          </table:table-cell>
        </table:table-row>
        <table:table-row table:style-name="ro1">
          <table:table-cell office:value-type="float" office:value="78.4390319" calcext:value-type="float">
            <text:p>78.4390319</text:p>
          </table:table-cell>
          <table:table-cell office:value-type="float" office:value="-4.67536545" calcext:value-type="float">
            <text:p>-4.67536545</text:p>
          </table:table-cell>
          <table:table-cell/>
          <table:table-cell office:value-type="float" office:value="78.4390319" calcext:value-type="float">
            <text:p>78.4390319</text:p>
          </table:table-cell>
          <table:table-cell office:value-type="float" office:value="-2.30122948" calcext:value-type="float">
            <text:p>-2.30122948</text:p>
          </table:table-cell>
          <table:table-cell/>
          <table:table-cell office:value-type="float" office:value="78.4390319" calcext:value-type="float">
            <text:p>78.4390319</text:p>
          </table:table-cell>
          <table:table-cell office:value-type="float" office:value="0.0228568539" calcext:value-type="float">
            <text:p>0.0228568539</text:p>
          </table:table-cell>
        </table:table-row>
        <table:table-row table:style-name="ro1">
          <table:table-cell office:value-type="float" office:value="82.3609835" calcext:value-type="float">
            <text:p>82.3609835</text:p>
          </table:table-cell>
          <table:table-cell office:value-type="float" office:value="-4.86994314" calcext:value-type="float">
            <text:p>-4.86994314</text:p>
          </table:table-cell>
          <table:table-cell/>
          <table:table-cell office:value-type="float" office:value="82.3609835" calcext:value-type="float">
            <text:p>82.3609835</text:p>
          </table:table-cell>
          <table:table-cell office:value-type="float" office:value="-2.46880221" calcext:value-type="float">
            <text:p>-2.46880221</text:p>
          </table:table-cell>
          <table:table-cell/>
          <table:table-cell office:value-type="float" office:value="82.3609835" calcext:value-type="float">
            <text:p>82.3609835</text:p>
          </table:table-cell>
          <table:table-cell office:value-type="float" office:value="0.229419976" calcext:value-type="float">
            <text:p>0.229419976</text:p>
          </table:table-cell>
        </table:table-row>
        <table:table-row table:style-name="ro1">
          <table:table-cell office:value-type="float" office:value="86.282935" calcext:value-type="float">
            <text:p>86.282935</text:p>
          </table:table-cell>
          <table:table-cell office:value-type="float" office:value="-3.00195217" calcext:value-type="float">
            <text:p>-3.00195217</text:p>
          </table:table-cell>
          <table:table-cell/>
          <table:table-cell office:value-type="float" office:value="86.282935" calcext:value-type="float">
            <text:p>86.282935</text:p>
          </table:table-cell>
          <table:table-cell office:value-type="float" office:value="-2.12073445" calcext:value-type="float">
            <text:p>-2.12073445</text:p>
          </table:table-cell>
          <table:table-cell/>
          <table:table-cell office:value-type="float" office:value="86.282935" calcext:value-type="float">
            <text:p>86.282935</text:p>
          </table:table-cell>
          <table:table-cell office:value-type="float" office:value="0.384408385" calcext:value-type="float">
            <text:p>0.384408385</text:p>
          </table:table-cell>
        </table:table-row>
        <table:table-row table:style-name="ro1">
          <table:table-cell office:value-type="float" office:value="90.2048866" calcext:value-type="float">
            <text:p>90.2048866</text:p>
          </table:table-cell>
          <table:table-cell office:value-type="float" office:value="-1.86875582" calcext:value-type="float">
            <text:p>-1.86875582</text:p>
          </table:table-cell>
          <table:table-cell/>
          <table:table-cell office:value-type="float" office:value="90.2048866" calcext:value-type="float">
            <text:p>90.2048866</text:p>
          </table:table-cell>
          <table:table-cell office:value-type="float" office:value="-1.9660337" calcext:value-type="float">
            <text:p>-1.9660337</text:p>
          </table:table-cell>
          <table:table-cell/>
          <table:table-cell office:value-type="float" office:value="90.2048866" calcext:value-type="float">
            <text:p>90.2048866</text:p>
          </table:table-cell>
          <table:table-cell office:value-type="float" office:value="2.13796854" calcext:value-type="float">
            <text:p>2.13796854</text:p>
          </table:table-cell>
        </table:table-row>
        <table:table-row table:style-name="ro1">
          <table:table-cell office:value-type="float" office:value="94.1268382" calcext:value-type="float">
            <text:p>94.1268382</text:p>
          </table:table-cell>
          <table:table-cell office:value-type="float" office:value="1.05628014" calcext:value-type="float">
            <text:p>1.05628014</text:p>
          </table:table-cell>
          <table:table-cell/>
          <table:table-cell office:value-type="float" office:value="94.1268382" calcext:value-type="float">
            <text:p>94.1268382</text:p>
          </table:table-cell>
          <table:table-cell office:value-type="float" office:value="-0.844501734" calcext:value-type="float">
            <text:p>-0.844501734</text:p>
          </table:table-cell>
          <table:table-cell/>
          <table:table-cell office:value-type="float" office:value="94.1268382" calcext:value-type="float">
            <text:p>94.1268382</text:p>
          </table:table-cell>
          <table:table-cell office:value-type="float" office:value="4.71647978" calcext:value-type="float">
            <text:p>4.71647978</text:p>
          </table:table-cell>
        </table:table-row>
        <table:table-row table:style-name="ro1">
          <table:table-cell office:value-type="float" office:value="98.0487898" calcext:value-type="float">
            <text:p>98.0487898</text:p>
          </table:table-cell>
          <table:table-cell office:value-type="float" office:value="3.7750783" calcext:value-type="float">
            <text:p>3.7750783</text:p>
          </table:table-cell>
          <table:table-cell/>
          <table:table-cell office:value-type="float" office:value="98.0487898" calcext:value-type="float">
            <text:p>98.0487898</text:p>
          </table:table-cell>
          <table:table-cell office:value-type="float" office:value="0.0106117129" calcext:value-type="float">
            <text:p>0.0106117129</text:p>
          </table:table-cell>
          <table:table-cell/>
          <table:table-cell office:value-type="float" office:value="98.0487898" calcext:value-type="float">
            <text:p>98.0487898</text:p>
          </table:table-cell>
          <table:table-cell office:value-type="float" office:value="3.58240581" calcext:value-type="float">
            <text:p>3.58240581</text:p>
          </table:table-cell>
        </table:table-row>
        <table:table-row table:style-name="ro1">
          <table:table-cell office:value-type="float" office:value="101.970741" calcext:value-type="float">
            <text:p>101.970741</text:p>
          </table:table-cell>
          <table:table-cell office:value-type="float" office:value="2.88437939" calcext:value-type="float">
            <text:p>2.88437939</text:p>
          </table:table-cell>
          <table:table-cell/>
          <table:table-cell office:value-type="float" office:value="101.970741" calcext:value-type="float">
            <text:p>101.970741</text:p>
          </table:table-cell>
          <table:table-cell office:value-type="float" office:value="-1.33004129" calcext:value-type="float">
            <text:p>-1.33004129</text:p>
          </table:table-cell>
          <table:table-cell/>
          <table:table-cell office:value-type="float" office:value="101.970741" calcext:value-type="float">
            <text:p>101.970741</text:p>
          </table:table-cell>
          <table:table-cell office:value-type="float" office:value="3.53115654" calcext:value-type="float">
            <text:p>3.53115654</text:p>
          </table:table-cell>
        </table:table-row>
        <table:table-row table:style-name="ro1">
          <table:table-cell office:value-type="float" office:value="105.892693" calcext:value-type="float">
            <text:p>105.892693</text:p>
          </table:table-cell>
          <table:table-cell office:value-type="float" office:value="4.40430975" calcext:value-type="float">
            <text:p>4.40430975</text:p>
          </table:table-cell>
          <table:table-cell/>
          <table:table-cell office:value-type="float" office:value="105.892693" calcext:value-type="float">
            <text:p>105.892693</text:p>
          </table:table-cell>
          <table:table-cell office:value-type="float" office:value="-0.960489154" calcext:value-type="float">
            <text:p>-0.960489154</text:p>
          </table:table-cell>
          <table:table-cell/>
          <table:table-cell office:value-type="float" office:value="105.892693" calcext:value-type="float">
            <text:p>105.892693</text:p>
          </table:table-cell>
          <table:table-cell office:value-type="float" office:value="0.179797217" calcext:value-type="float">
            <text:p>0.179797217</text:p>
          </table:table-cell>
        </table:table-row>
        <table:table-row table:style-name="ro1">
          <table:table-cell office:value-type="float" office:value="109.814645" calcext:value-type="float">
            <text:p>109.814645</text:p>
          </table:table-cell>
          <table:table-cell office:value-type="float" office:value="4.33863831" calcext:value-type="float">
            <text:p>4.33863831</text:p>
          </table:table-cell>
          <table:table-cell/>
          <table:table-cell office:value-type="float" office:value="109.814645" calcext:value-type="float">
            <text:p>109.814645</text:p>
          </table:table-cell>
          <table:table-cell office:value-type="float" office:value="-1.04212034" calcext:value-type="float">
            <text:p>-1.04212034</text:p>
          </table:table-cell>
          <table:table-cell/>
          <table:table-cell office:value-type="float" office:value="109.814645" calcext:value-type="float">
            <text:p>109.814645</text:p>
          </table:table-cell>
          <table:table-cell office:value-type="float" office:value="-0.180839375" calcext:value-type="float">
            <text:p>-0.180839375</text:p>
          </table:table-cell>
        </table:table-row>
        <table:table-row table:style-name="ro1">
          <table:table-cell office:value-type="float" office:value="113.736596" calcext:value-type="float">
            <text:p>113.736596</text:p>
          </table:table-cell>
          <table:table-cell office:value-type="float" office:value="4.28586054" calcext:value-type="float">
            <text:p>4.28586054</text:p>
          </table:table-cell>
          <table:table-cell/>
          <table:table-cell office:value-type="float" office:value="113.736596" calcext:value-type="float">
            <text:p>113.736596</text:p>
          </table:table-cell>
          <table:table-cell office:value-type="float" office:value="-0.986250818" calcext:value-type="float">
            <text:p>-0.986250818</text:p>
          </table:table-cell>
          <table:table-cell/>
          <table:table-cell office:value-type="float" office:value="113.736596" calcext:value-type="float">
            <text:p>113.736596</text:p>
          </table:table-cell>
          <table:table-cell office:value-type="float" office:value="-0.128939331" calcext:value-type="float">
            <text:p>-0.128939331</text:p>
          </table:table-cell>
        </table:table-row>
        <table:table-row table:style-name="ro1">
          <table:table-cell office:value-type="float" office:value="117.658548" calcext:value-type="float">
            <text:p>117.658548</text:p>
          </table:table-cell>
          <table:table-cell office:value-type="float" office:value="4.74872303" calcext:value-type="float">
            <text:p>4.74872303</text:p>
          </table:table-cell>
          <table:table-cell/>
          <table:table-cell office:value-type="float" office:value="117.658548" calcext:value-type="float">
            <text:p>117.658548</text:p>
          </table:table-cell>
          <table:table-cell office:value-type="float" office:value="-0.238559246" calcext:value-type="float">
            <text:p>-0.238559246</text:p>
          </table:table-cell>
          <table:table-cell/>
          <table:table-cell office:value-type="float" office:value="117.658548" calcext:value-type="float">
            <text:p>117.658548</text:p>
          </table:table-cell>
          <table:table-cell office:value-type="float" office:value="-0.592664301" calcext:value-type="float">
            <text:p>-0.592664301</text:p>
          </table:table-cell>
        </table:table-row>
        <table:table-row table:style-name="ro1">
          <table:table-cell office:value-type="float" office:value="121.580499" calcext:value-type="float">
            <text:p>121.580499</text:p>
          </table:table-cell>
          <table:table-cell office:value-type="float" office:value="4.32210493" calcext:value-type="float">
            <text:p>4.32210493</text:p>
          </table:table-cell>
          <table:table-cell/>
          <table:table-cell office:value-type="float" office:value="121.580499" calcext:value-type="float">
            <text:p>121.580499</text:p>
          </table:table-cell>
          <table:table-cell office:value-type="float" office:value="-0.101043731" calcext:value-type="float">
            <text:p>-0.101043731</text:p>
          </table:table-cell>
          <table:table-cell/>
          <table:table-cell office:value-type="float" office:value="121.580499" calcext:value-type="float">
            <text:p>121.580499</text:p>
          </table:table-cell>
          <table:table-cell office:value-type="float" office:value="-0.282951772" calcext:value-type="float">
            <text:p>-0.282951772</text:p>
          </table:table-cell>
        </table:table-row>
        <table:table-row table:style-name="ro1">
          <table:table-cell office:value-type="float" office:value="125.502451" calcext:value-type="float">
            <text:p>125.502451</text:p>
          </table:table-cell>
          <table:table-cell office:value-type="float" office:value="5.41663599" calcext:value-type="float">
            <text:p>5.41663599</text:p>
          </table:table-cell>
          <table:table-cell/>
          <table:table-cell office:value-type="float" office:value="125.502451" calcext:value-type="float">
            <text:p>125.502451</text:p>
          </table:table-cell>
          <table:table-cell office:value-type="float" office:value="-0.655346453" calcext:value-type="float">
            <text:p>-0.655346453</text:p>
          </table:table-cell>
          <table:table-cell/>
          <table:table-cell office:value-type="float" office:value="125.502451" calcext:value-type="float">
            <text:p>125.502451</text:p>
          </table:table-cell>
          <table:table-cell office:value-type="float" office:value="-0.437350571" calcext:value-type="float">
            <text:p>-0.437350571</text:p>
          </table:table-cell>
        </table:table-row>
        <table:table-row table:style-name="ro1">
          <table:table-cell office:value-type="float" office:value="129.424403" calcext:value-type="float">
            <text:p>129.424403</text:p>
          </table:table-cell>
          <table:table-cell office:value-type="float" office:value="5.23493671" calcext:value-type="float">
            <text:p>5.23493671</text:p>
          </table:table-cell>
          <table:table-cell/>
          <table:table-cell office:value-type="float" office:value="129.424403" calcext:value-type="float">
            <text:p>129.424403</text:p>
          </table:table-cell>
          <table:table-cell office:value-type="float" office:value="-0.981907964" calcext:value-type="float">
            <text:p>-0.981907964</text:p>
          </table:table-cell>
          <table:table-cell/>
          <table:table-cell office:value-type="float" office:value="129.424403" calcext:value-type="float">
            <text:p>129.424403</text:p>
          </table:table-cell>
          <table:table-cell office:value-type="float" office:value="0.18174918" calcext:value-type="float">
            <text:p>0.18174918</text:p>
          </table:table-cell>
        </table:table-row>
        <table:table-row table:style-name="ro1">
          <table:table-cell office:value-type="float" office:value="133.346354" calcext:value-type="float">
            <text:p>133.346354</text:p>
          </table:table-cell>
          <table:table-cell office:value-type="float" office:value="3.35163832" calcext:value-type="float">
            <text:p>3.35163832</text:p>
          </table:table-cell>
          <table:table-cell/>
          <table:table-cell office:value-type="float" office:value="133.346354" calcext:value-type="float">
            <text:p>133.346354</text:p>
          </table:table-cell>
          <table:table-cell office:value-type="float" office:value="-0.960412621" calcext:value-type="float">
            <text:p>-0.960412621</text:p>
          </table:table-cell>
          <table:table-cell/>
          <table:table-cell office:value-type="float" office:value="133.346354" calcext:value-type="float">
            <text:p>133.346354</text:p>
          </table:table-cell>
          <table:table-cell office:value-type="float" office:value="0.646185815" calcext:value-type="float">
            <text:p>0.646185815</text:p>
          </table:table-cell>
        </table:table-row>
        <table:table-row table:style-name="ro1">
          <table:table-cell office:value-type="float" office:value="137.268306" calcext:value-type="float">
            <text:p>137.268306</text:p>
          </table:table-cell>
          <table:table-cell office:value-type="float" office:value="3.37620735" calcext:value-type="float">
            <text:p>3.37620735</text:p>
          </table:table-cell>
          <table:table-cell/>
          <table:table-cell office:value-type="float" office:value="137.268306" calcext:value-type="float">
            <text:p>137.268306</text:p>
          </table:table-cell>
          <table:table-cell office:value-type="float" office:value="-1.54908967" calcext:value-type="float">
            <text:p>-1.54908967</text:p>
          </table:table-cell>
          <table:table-cell/>
          <table:table-cell office:value-type="float" office:value="137.268306" calcext:value-type="float">
            <text:p>137.268306</text:p>
          </table:table-cell>
          <table:table-cell office:value-type="float" office:value="0.491787046" calcext:value-type="float">
            <text:p>0.491787046</text:p>
          </table:table-cell>
        </table:table-row>
        <table:table-row table:style-name="ro1">
          <table:table-cell office:value-type="float" office:value="141.190257" calcext:value-type="float">
            <text:p>141.190257</text:p>
          </table:table-cell>
          <table:table-cell office:value-type="float" office:value="2.69177675" calcext:value-type="float">
            <text:p>2.69177675</text:p>
          </table:table-cell>
          <table:table-cell/>
          <table:table-cell office:value-type="float" office:value="141.190257" calcext:value-type="float">
            <text:p>141.190257</text:p>
          </table:table-cell>
          <table:table-cell office:value-type="float" office:value="-1.74244571" calcext:value-type="float">
            <text:p>-1.74244571</text:p>
          </table:table-cell>
          <table:table-cell/>
          <table:table-cell office:value-type="float" office:value="141.190257" calcext:value-type="float">
            <text:p>141.190257</text:p>
          </table:table-cell>
          <table:table-cell office:value-type="float" office:value="-1.57044864" calcext:value-type="float">
            <text:p>-1.57044864</text:p>
          </table:table-cell>
        </table:table-row>
        <table:table-row table:style-name="ro1">
          <table:table-cell office:value-type="float" office:value="145.112209" calcext:value-type="float">
            <text:p>145.112209</text:p>
          </table:table-cell>
          <table:table-cell office:value-type="float" office:value="2.84525204" calcext:value-type="float">
            <text:p>2.84525204</text:p>
          </table:table-cell>
          <table:table-cell/>
          <table:table-cell office:value-type="float" office:value="145.112209" calcext:value-type="float">
            <text:p>145.112209</text:p>
          </table:table-cell>
          <table:table-cell office:value-type="float" office:value="-2.30534291" calcext:value-type="float">
            <text:p>-2.30534291</text:p>
          </table:table-cell>
          <table:table-cell/>
          <table:table-cell office:value-type="float" office:value="145.112209" calcext:value-type="float">
            <text:p>145.112209</text:p>
          </table:table-cell>
          <table:table-cell office:value-type="float" office:value="-2.08574843" calcext:value-type="float">
            <text:p>-2.08574843</text:p>
          </table:table-cell>
        </table:table-row>
        <table:table-row table:style-name="ro1">
          <table:table-cell office:value-type="float" office:value="149.034161" calcext:value-type="float">
            <text:p>149.034161</text:p>
          </table:table-cell>
          <table:table-cell office:value-type="float" office:value="2.45729971" calcext:value-type="float">
            <text:p>2.45729971</text:p>
          </table:table-cell>
          <table:table-cell/>
          <table:table-cell office:value-type="float" office:value="149.034161" calcext:value-type="float">
            <text:p>149.034161</text:p>
          </table:table-cell>
          <table:table-cell office:value-type="float" office:value="-2.7436254" calcext:value-type="float">
            <text:p>-2.7436254</text:p>
          </table:table-cell>
          <table:table-cell/>
          <table:table-cell office:value-type="float" office:value="149.034161" calcext:value-type="float">
            <text:p>149.034161</text:p>
          </table:table-cell>
          <table:table-cell office:value-type="float" office:value="-2.44638491" calcext:value-type="float">
            <text:p>-2.44638491</text:p>
          </table:table-cell>
        </table:table-row>
        <table:table-row table:style-name="ro1">
          <table:table-cell office:value-type="float" office:value="152.956112" calcext:value-type="float">
            <text:p>152.956112</text:p>
          </table:table-cell>
          <table:table-cell office:value-type="float" office:value="1.33457565" calcext:value-type="float">
            <text:p>1.33457565</text:p>
          </table:table-cell>
          <table:table-cell/>
          <table:table-cell office:value-type="float" office:value="152.956112" calcext:value-type="float">
            <text:p>152.956112</text:p>
          </table:table-cell>
          <table:table-cell office:value-type="float" office:value="-3.22488046" calcext:value-type="float">
            <text:p>-3.22488046</text:p>
          </table:table-cell>
          <table:table-cell/>
          <table:table-cell office:value-type="float" office:value="152.956112" calcext:value-type="float">
            <text:p>152.956112</text:p>
          </table:table-cell>
          <table:table-cell office:value-type="float" office:value="-2.7038722" calcext:value-type="float">
            <text:p>-2.7038722</text:p>
          </table:table-cell>
        </table:table-row>
        <table:table-row table:style-name="ro1">
          <table:table-cell office:value-type="float" office:value="156.878064" calcext:value-type="float">
            <text:p>156.878064</text:p>
          </table:table-cell>
          <table:table-cell office:value-type="float" office:value="2.13259745" calcext:value-type="float">
            <text:p>2.13259745</text:p>
          </table:table-cell>
          <table:table-cell/>
          <table:table-cell office:value-type="float" office:value="156.878064" calcext:value-type="float">
            <text:p>156.878064</text:p>
          </table:table-cell>
          <table:table-cell office:value-type="float" office:value="-3.62448978" calcext:value-type="float">
            <text:p>-3.62448978</text:p>
          </table:table-cell>
          <table:table-cell/>
          <table:table-cell office:value-type="float" office:value="156.878064" calcext:value-type="float">
            <text:p>156.878064</text:p>
          </table:table-cell>
          <table:table-cell office:value-type="float" office:value="-2.65197206" calcext:value-type="float">
            <text:p>-2.65197206</text:p>
          </table:table-cell>
        </table:table-row>
        <table:table-row table:style-name="ro1">
          <table:table-cell office:value-type="float" office:value="160.800015" calcext:value-type="float">
            <text:p>160.800015</text:p>
          </table:table-cell>
          <table:table-cell office:value-type="float" office:value="2.55679417" calcext:value-type="float">
            <text:p>2.55679417</text:p>
          </table:table-cell>
          <table:table-cell/>
          <table:table-cell office:value-type="float" office:value="160.800015" calcext:value-type="float">
            <text:p>160.800015</text:p>
          </table:table-cell>
          <table:table-cell office:value-type="float" office:value="-3.99831915" calcext:value-type="float">
            <text:p>-3.99831915</text:p>
          </table:table-cell>
          <table:table-cell/>
          <table:table-cell office:value-type="float" office:value="160.800015" calcext:value-type="float">
            <text:p>160.800015</text:p>
          </table:table-cell>
          <table:table-cell office:value-type="float" office:value="-2.85794568" calcext:value-type="float">
            <text:p>-2.85794568</text:p>
          </table:table-cell>
        </table:table-row>
        <table:table-row table:style-name="ro1">
          <table:table-cell office:value-type="float" office:value="164.721967" calcext:value-type="float">
            <text:p>164.721967</text:p>
          </table:table-cell>
          <table:table-cell office:value-type="float" office:value="2.52980375" calcext:value-type="float">
            <text:p>2.52980375</text:p>
          </table:table-cell>
          <table:table-cell/>
          <table:table-cell office:value-type="float" office:value="164.721967" calcext:value-type="float">
            <text:p>164.721967</text:p>
          </table:table-cell>
          <table:table-cell office:value-type="float" office:value="-4.170187" calcext:value-type="float">
            <text:p>-4.170187</text:p>
          </table:table-cell>
          <table:table-cell/>
          <table:table-cell office:value-type="float" office:value="164.721967" calcext:value-type="float">
            <text:p>164.721967</text:p>
          </table:table-cell>
          <table:table-cell office:value-type="float" office:value="-2.49665833" calcext:value-type="float">
            <text:p>-2.49665833</text:p>
          </table:table-cell>
        </table:table-row>
        <table:table-row table:style-name="ro1">
          <table:table-cell office:value-type="float" office:value="168.643919" calcext:value-type="float">
            <text:p>168.643919</text:p>
          </table:table-cell>
          <table:table-cell office:value-type="float" office:value="3.55986595" calcext:value-type="float">
            <text:p>3.55986595</text:p>
          </table:table-cell>
          <table:table-cell/>
          <table:table-cell office:value-type="float" office:value="168.643919" calcext:value-type="float">
            <text:p>168.643919</text:p>
          </table:table-cell>
          <table:table-cell office:value-type="float" office:value="-4.31627512" calcext:value-type="float">
            <text:p>-4.31627512</text:p>
          </table:table-cell>
          <table:table-cell/>
          <table:table-cell office:value-type="float" office:value="168.643919" calcext:value-type="float">
            <text:p>168.643919</text:p>
          </table:table-cell>
          <table:table-cell office:value-type="float" office:value="-2.80572033" calcext:value-type="float">
            <text:p>-2.80572033</text:p>
          </table:table-cell>
        </table:table-row>
        <table:table-row table:style-name="ro1">
          <table:table-cell office:value-type="float" office:value="172.56587" calcext:value-type="float">
            <text:p>172.56587</text:p>
          </table:table-cell>
          <table:table-cell office:value-type="float" office:value="4.16452837" calcext:value-type="float">
            <text:p>4.16452837</text:p>
          </table:table-cell>
          <table:table-cell/>
          <table:table-cell office:value-type="float" office:value="172.56587" calcext:value-type="float">
            <text:p>172.56587</text:p>
          </table:table-cell>
          <table:table-cell office:value-type="float" office:value="-3.9166441" calcext:value-type="float">
            <text:p>-3.9166441</text:p>
          </table:table-cell>
          <table:table-cell/>
          <table:table-cell office:value-type="float" office:value="172.56587" calcext:value-type="float">
            <text:p>172.56587</text:p>
          </table:table-cell>
          <table:table-cell office:value-type="float" office:value="-2.39285827" calcext:value-type="float">
            <text:p>-2.39285827</text:p>
          </table:table-cell>
        </table:table-row>
        <table:table-row table:style-name="ro1">
          <table:table-cell office:value-type="float" office:value="176.487822" calcext:value-type="float">
            <text:p>176.487822</text:p>
          </table:table-cell>
          <table:table-cell office:value-type="float" office:value="3.05468273" calcext:value-type="float">
            <text:p>3.05468273</text:p>
          </table:table-cell>
          <table:table-cell/>
          <table:table-cell office:value-type="float" office:value="176.487822" calcext:value-type="float">
            <text:p>176.487822</text:p>
          </table:table-cell>
          <table:table-cell office:value-type="float" office:value="-4.29476881" calcext:value-type="float">
            <text:p>-4.29476881</text:p>
          </table:table-cell>
          <table:table-cell/>
          <table:table-cell office:value-type="float" office:value="176.487822" calcext:value-type="float">
            <text:p>176.487822</text:p>
          </table:table-cell>
          <table:table-cell office:value-type="float" office:value="-2.80506968" calcext:value-type="float">
            <text:p>-2.80506968</text:p>
          </table:table-cell>
        </table:table-row>
        <table:table-row table:style-name="ro1">
          <table:table-cell office:value-type="float" office:value="180.409773" calcext:value-type="float">
            <text:p>180.409773</text:p>
          </table:table-cell>
          <table:table-cell office:value-type="float" office:value="3.55622625" calcext:value-type="float">
            <text:p>3.55622625</text:p>
          </table:table-cell>
          <table:table-cell/>
          <table:table-cell office:value-type="float" office:value="180.409773" calcext:value-type="float">
            <text:p>180.409773</text:p>
          </table:table-cell>
          <table:table-cell office:value-type="float" office:value="-4.35921478" calcext:value-type="float">
            <text:p>-4.35921478</text:p>
          </table:table-cell>
          <table:table-cell/>
          <table:table-cell office:value-type="float" office:value="180.409773" calcext:value-type="float">
            <text:p>180.409773</text:p>
          </table:table-cell>
          <table:table-cell office:value-type="float" office:value="-2.49535704" calcext:value-type="float">
            <text:p>-2.49535704</text:p>
          </table:table-cell>
        </table:table-row>
        <table:table-row table:style-name="ro1">
          <table:table-cell office:value-type="float" office:value="184.331725" calcext:value-type="float">
            <text:p>184.331725</text:p>
          </table:table-cell>
          <table:table-cell office:value-type="float" office:value="2.48506165" calcext:value-type="float">
            <text:p>2.48506165</text:p>
          </table:table-cell>
          <table:table-cell/>
          <table:table-cell office:value-type="float" office:value="184.331725" calcext:value-type="float">
            <text:p>184.331725</text:p>
          </table:table-cell>
          <table:table-cell office:value-type="float" office:value="-4.34201479" calcext:value-type="float">
            <text:p>-4.34201479</text:p>
          </table:table-cell>
          <table:table-cell/>
          <table:table-cell office:value-type="float" office:value="184.331725" calcext:value-type="float">
            <text:p>184.331725</text:p>
          </table:table-cell>
          <table:table-cell office:value-type="float" office:value="-2.34030747" calcext:value-type="float">
            <text:p>-2.34030747</text:p>
          </table:table-cell>
        </table:table-row>
        <table:table-row table:style-name="ro1">
          <table:table-cell office:value-type="float" office:value="188.253676" calcext:value-type="float">
            <text:p>188.253676</text:p>
          </table:table-cell>
          <table:table-cell office:value-type="float" office:value="0.988481998" calcext:value-type="float">
            <text:p>0.988481998</text:p>
          </table:table-cell>
          <table:table-cell/>
          <table:table-cell office:value-type="float" office:value="188.253676" calcext:value-type="float">
            <text:p>188.253676</text:p>
          </table:table-cell>
          <table:table-cell office:value-type="float" office:value="-4.65138721" calcext:value-type="float">
            <text:p>-4.65138721</text:p>
          </table:table-cell>
          <table:table-cell/>
          <table:table-cell office:value-type="float" office:value="188.253676" calcext:value-type="float">
            <text:p>188.253676</text:p>
          </table:table-cell>
          <table:table-cell office:value-type="float" office:value="-2.49470639" calcext:value-type="float">
            <text:p>-2.49470639</text:p>
          </table:table-cell>
        </table:table-row>
        <table:table-row table:style-name="ro1">
          <table:table-cell office:value-type="float" office:value="192.175628" calcext:value-type="float">
            <text:p>192.175628</text:p>
          </table:table-cell>
          <table:table-cell office:value-type="float" office:value="0.664998055" calcext:value-type="float">
            <text:p>0.664998055</text:p>
          </table:table-cell>
          <table:table-cell/>
          <table:table-cell office:value-type="float" office:value="192.175628" calcext:value-type="float">
            <text:p>192.175628</text:p>
          </table:table-cell>
          <table:table-cell office:value-type="float" office:value="-4.5697341" calcext:value-type="float">
            <text:p>-4.5697341</text:p>
          </table:table-cell>
          <table:table-cell/>
          <table:table-cell office:value-type="float" office:value="192.175628" calcext:value-type="float">
            <text:p>192.175628</text:p>
          </table:table-cell>
          <table:table-cell office:value-type="float" office:value="-2.80376816" calcext:value-type="float">
            <text:p>-2.80376816</text:p>
          </table:table-cell>
        </table:table-row>
        <table:table-row table:style-name="ro1">
          <table:table-cell office:value-type="float" office:value="196.09758" calcext:value-type="float">
            <text:p>196.09758</text:p>
          </table:table-cell>
          <table:table-cell office:value-type="float" office:value="-0.174141407" calcext:value-type="float">
            <text:p>-0.174141407</text:p>
          </table:table-cell>
          <table:table-cell/>
          <table:table-cell office:value-type="float" office:value="196.09758" calcext:value-type="float">
            <text:p>196.09758</text:p>
          </table:table-cell>
          <table:table-cell office:value-type="float" office:value="-4.29900932" calcext:value-type="float">
            <text:p>-4.29900932</text:p>
          </table:table-cell>
          <table:table-cell/>
          <table:table-cell office:value-type="float" office:value="196.09758" calcext:value-type="float">
            <text:p>196.09758</text:p>
          </table:table-cell>
          <table:table-cell office:value-type="float" office:value="-2.54563046" calcext:value-type="float">
            <text:p>-2.54563046</text:p>
          </table:table-cell>
        </table:table-row>
        <table:table-row table:style-name="ro1">
          <table:table-cell office:value-type="float" office:value="200.019531" calcext:value-type="float">
            <text:p>200.019531</text:p>
          </table:table-cell>
          <table:table-cell office:value-type="float" office:value="0.314508438" calcext:value-type="float">
            <text:p>0.314508438</text:p>
          </table:table-cell>
          <table:table-cell/>
          <table:table-cell office:value-type="float" office:value="200.019531" calcext:value-type="float">
            <text:p>200.019531</text:p>
          </table:table-cell>
          <table:table-cell office:value-type="float" office:value="-5.21855831" calcext:value-type="float">
            <text:p>-5.21855831</text:p>
          </table:table-cell>
          <table:table-cell/>
          <table:table-cell office:value-type="float" office:value="200.019531" calcext:value-type="float">
            <text:p>200.019531</text:p>
          </table:table-cell>
          <table:table-cell office:value-type="float" office:value="-2.80311751" calcext:value-type="float">
            <text:p>-2.80311751</text:p>
          </table:table-cell>
        </table:table-row>
        <table:table-row table:style-name="ro1">
          <table:table-cell office:value-type="float" office:value="203.941483" calcext:value-type="float">
            <text:p>203.941483</text:p>
          </table:table-cell>
          <table:table-cell office:value-type="float" office:value="-0.228121758" calcext:value-type="float">
            <text:p>-0.228121758</text:p>
          </table:table-cell>
          <table:table-cell/>
          <table:table-cell office:value-type="float" office:value="203.941483" calcext:value-type="float">
            <text:p>203.941483</text:p>
          </table:table-cell>
          <table:table-cell office:value-type="float" office:value="-4.23453474" calcext:value-type="float">
            <text:p>-4.23453474</text:p>
          </table:table-cell>
          <table:table-cell/>
          <table:table-cell office:value-type="float" office:value="203.941483" calcext:value-type="float">
            <text:p>203.941483</text:p>
          </table:table-cell>
          <table:table-cell office:value-type="float" office:value="-2.64806819" calcext:value-type="float">
            <text:p>-2.64806819</text:p>
          </table:table-cell>
        </table:table-row>
        <table:table-row table:style-name="ro1">
          <table:table-cell office:value-type="float" office:value="207.863434" calcext:value-type="float">
            <text:p>207.863434</text:p>
          </table:table-cell>
          <table:table-cell office:value-type="float" office:value="-2.89778185" calcext:value-type="float">
            <text:p>-2.89778185</text:p>
          </table:table-cell>
          <table:table-cell/>
          <table:table-cell office:value-type="float" office:value="207.863434" calcext:value-type="float">
            <text:p>207.863434</text:p>
          </table:table-cell>
          <table:table-cell office:value-type="float" office:value="-4.73727417" calcext:value-type="float">
            <text:p>-4.73727417</text:p>
          </table:table-cell>
          <table:table-cell/>
          <table:table-cell office:value-type="float" office:value="207.863434" calcext:value-type="float">
            <text:p>207.863434</text:p>
          </table:table-cell>
          <table:table-cell office:value-type="float" office:value="-2.44150496" calcext:value-type="float">
            <text:p>-2.44150496</text:p>
          </table:table-cell>
        </table:table-row>
        <table:table-row table:style-name="ro1">
          <table:table-cell office:value-type="float" office:value="211.785386" calcext:value-type="float">
            <text:p>211.785386</text:p>
          </table:table-cell>
          <table:table-cell office:value-type="float" office:value="-6.36667442" calcext:value-type="float">
            <text:p>-6.36667442</text:p>
          </table:table-cell>
          <table:table-cell/>
          <table:table-cell office:value-type="float" office:value="211.785386" calcext:value-type="float">
            <text:p>211.785386</text:p>
          </table:table-cell>
          <table:table-cell office:value-type="float" office:value="-4.25170183" calcext:value-type="float">
            <text:p>-4.25170183</text:p>
          </table:table-cell>
          <table:table-cell/>
          <table:table-cell office:value-type="float" office:value="211.785386" calcext:value-type="float">
            <text:p>211.785386</text:p>
          </table:table-cell>
          <table:table-cell office:value-type="float" office:value="-2.44117975" calcext:value-type="float">
            <text:p>-2.44117975</text:p>
          </table:table-cell>
        </table:table-row>
        <table:table-row table:style-name="ro1">
          <table:table-cell office:value-type="float" office:value="215.707338" calcext:value-type="float">
            <text:p>215.707338</text:p>
          </table:table-cell>
          <table:table-cell office:value-type="float" office:value="-9.51330185" calcext:value-type="float">
            <text:p>-9.51330185</text:p>
          </table:table-cell>
          <table:table-cell/>
          <table:table-cell office:value-type="float" office:value="215.707338" calcext:value-type="float">
            <text:p>215.707338</text:p>
          </table:table-cell>
          <table:table-cell office:value-type="float" office:value="-3.60284138" calcext:value-type="float">
            <text:p>-3.60284138</text:p>
          </table:table-cell>
          <table:table-cell/>
          <table:table-cell office:value-type="float" office:value="215.707338" calcext:value-type="float">
            <text:p>215.707338</text:p>
          </table:table-cell>
          <table:table-cell office:value-type="float" office:value="-2.44085431" calcext:value-type="float">
            <text:p>-2.44085431</text:p>
          </table:table-cell>
        </table:table-row>
        <table:table-row table:style-name="ro1">
          <table:table-cell office:value-type="float" office:value="219.629289" calcext:value-type="float">
            <text:p>219.629289</text:p>
          </table:table-cell>
          <table:table-cell office:value-type="float" office:value="-11.4739466" calcext:value-type="float">
            <text:p>-11.4739466</text:p>
          </table:table-cell>
          <table:table-cell/>
          <table:table-cell office:value-type="float" office:value="219.629289" calcext:value-type="float">
            <text:p>219.629289</text:p>
          </table:table-cell>
          <table:table-cell office:value-type="float" office:value="-3.44384146" calcext:value-type="float">
            <text:p>-3.44384146</text:p>
          </table:table-cell>
          <table:table-cell/>
          <table:table-cell office:value-type="float" office:value="219.629289" calcext:value-type="float">
            <text:p>219.629289</text:p>
          </table:table-cell>
          <table:table-cell office:value-type="float" office:value="-2.28580499" calcext:value-type="float">
            <text:p>-2.28580499</text:p>
          </table:table-cell>
        </table:table-row>
        <table:table-row table:style-name="ro1">
          <table:table-cell office:value-type="float" office:value="223.551241" calcext:value-type="float">
            <text:p>223.551241</text:p>
          </table:table-cell>
          <table:table-cell office:value-type="float" office:value="-11.6943111" calcext:value-type="float">
            <text:p>-11.6943111</text:p>
          </table:table-cell>
          <table:table-cell/>
          <table:table-cell office:value-type="float" office:value="223.551241" calcext:value-type="float">
            <text:p>223.551241</text:p>
          </table:table-cell>
          <table:table-cell office:value-type="float" office:value="-3.30632591" calcext:value-type="float">
            <text:p>-3.30632591</text:p>
          </table:table-cell>
          <table:table-cell/>
          <table:table-cell office:value-type="float" office:value="223.551241" calcext:value-type="float">
            <text:p>223.551241</text:p>
          </table:table-cell>
          <table:table-cell office:value-type="float" office:value="-1.71827996" calcext:value-type="float">
            <text:p>-1.71827996</text:p>
          </table:table-cell>
        </table:table-row>
        <table:table-row table:style-name="ro1">
          <table:table-cell office:value-type="float" office:value="227.473192" calcext:value-type="float">
            <text:p>227.473192</text:p>
          </table:table-cell>
          <table:table-cell office:value-type="float" office:value="-8.06025314" calcext:value-type="float">
            <text:p>-8.06025314</text:p>
          </table:table-cell>
          <table:table-cell/>
          <table:table-cell office:value-type="float" office:value="227.473192" calcext:value-type="float">
            <text:p>227.473192</text:p>
          </table:table-cell>
          <table:table-cell office:value-type="float" office:value="-2.30940866" calcext:value-type="float">
            <text:p>-2.30940866</text:p>
          </table:table-cell>
          <table:table-cell/>
          <table:table-cell office:value-type="float" office:value="227.473192" calcext:value-type="float">
            <text:p>227.473192</text:p>
          </table:table-cell>
          <table:table-cell office:value-type="float" office:value="-1.82110405" calcext:value-type="float">
            <text:p>-1.82110405</text:p>
          </table:table-cell>
        </table:table-row>
        <table:table-row table:style-name="ro1">
          <table:table-cell office:value-type="float" office:value="231.395144" calcext:value-type="float">
            <text:p>231.395144</text:p>
          </table:table-cell>
          <table:table-cell office:value-type="float" office:value="-6.24383688" calcext:value-type="float">
            <text:p>-6.24383688</text:p>
          </table:table-cell>
          <table:table-cell/>
          <table:table-cell office:value-type="float" office:value="231.395144" calcext:value-type="float">
            <text:p>231.395144</text:p>
          </table:table-cell>
          <table:table-cell office:value-type="float" office:value="-1.04608059" calcext:value-type="float">
            <text:p>-1.04608059</text:p>
          </table:table-cell>
          <table:table-cell/>
          <table:table-cell office:value-type="float" office:value="231.395144" calcext:value-type="float">
            <text:p>231.395144</text:p>
          </table:table-cell>
          <table:table-cell office:value-type="float" office:value="-2.13016582" calcext:value-type="float">
            <text:p>-2.13016582</text:p>
          </table:table-cell>
        </table:table-row>
        <table:table-row table:style-name="ro1">
          <table:table-cell office:value-type="float" office:value="235.317096" calcext:value-type="float">
            <text:p>235.317096</text:p>
          </table:table-cell>
          <table:table-cell office:value-type="float" office:value="-3.95045376" calcext:value-type="float">
            <text:p>-3.95045376</text:p>
          </table:table-cell>
          <table:table-cell/>
          <table:table-cell office:value-type="float" office:value="235.317096" calcext:value-type="float">
            <text:p>235.317096</text:p>
          </table:table-cell>
          <table:table-cell office:value-type="float" office:value="-0.147994637" calcext:value-type="float">
            <text:p>-0.147994637</text:p>
          </table:table-cell>
          <table:table-cell/>
          <table:table-cell office:value-type="float" office:value="235.317096" calcext:value-type="float">
            <text:p>235.317096</text:p>
          </table:table-cell>
          <table:table-cell office:value-type="float" office:value="-1.97517753" calcext:value-type="float">
            <text:p>-1.97517753</text:p>
          </table:table-cell>
        </table:table-row>
        <table:table-row table:style-name="ro1">
          <table:table-cell office:value-type="float" office:value="239.239047" calcext:value-type="float">
            <text:p>239.239047</text:p>
          </table:table-cell>
          <table:table-cell office:value-type="float" office:value="-2.79147005" calcext:value-type="float">
            <text:p>-2.79147005</text:p>
          </table:table-cell>
          <table:table-cell/>
          <table:table-cell office:value-type="float" office:value="239.239047" calcext:value-type="float">
            <text:p>239.239047</text:p>
          </table:table-cell>
          <table:table-cell office:value-type="float" office:value="-0.951522946" calcext:value-type="float">
            <text:p>-0.951522946</text:p>
          </table:table-cell>
          <table:table-cell/>
          <table:table-cell office:value-type="float" office:value="239.239047" calcext:value-type="float">
            <text:p>239.239047</text:p>
          </table:table-cell>
          <table:table-cell office:value-type="float" office:value="-1.61389029" calcext:value-type="float">
            <text:p>-1.61389029</text:p>
          </table:table-cell>
        </table:table-row>
        <table:table-row table:style-name="ro1">
          <table:table-cell office:value-type="float" office:value="243.160999" calcext:value-type="float">
            <text:p>243.160999</text:p>
          </table:table-cell>
          <table:table-cell office:value-type="float" office:value="-3.11495399" calcext:value-type="float">
            <text:p>-3.11495399</text:p>
          </table:table-cell>
          <table:table-cell/>
          <table:table-cell office:value-type="float" office:value="243.160999" calcext:value-type="float">
            <text:p>243.160999</text:p>
          </table:table-cell>
          <table:table-cell office:value-type="float" office:value="1.07237554" calcext:value-type="float">
            <text:p>1.07237554</text:p>
          </table:table-cell>
          <table:table-cell/>
          <table:table-cell office:value-type="float" office:value="243.160999" calcext:value-type="float">
            <text:p>243.160999</text:p>
          </table:table-cell>
          <table:table-cell office:value-type="float" office:value="-1.35575247" calcext:value-type="float">
            <text:p>-1.35575247</text:p>
          </table:table-cell>
        </table:table-row>
        <table:table-row table:style-name="ro1">
          <table:table-cell office:value-type="float" office:value="247.08295" calcext:value-type="float">
            <text:p>247.08295</text:p>
          </table:table-cell>
          <table:table-cell office:value-type="float" office:value="-2.4716258" calcext:value-type="float">
            <text:p>-2.4716258</text:p>
          </table:table-cell>
          <table:table-cell/>
          <table:table-cell office:value-type="float" office:value="247.08295" calcext:value-type="float">
            <text:p>247.08295</text:p>
          </table:table-cell>
          <table:table-cell office:value-type="float" office:value="1.68256259" calcext:value-type="float">
            <text:p>1.68256259</text:p>
          </table:table-cell>
          <table:table-cell/>
          <table:table-cell office:value-type="float" office:value="247.08295" calcext:value-type="float">
            <text:p>247.08295</text:p>
          </table:table-cell>
          <table:table-cell office:value-type="float" office:value="-0.736652672" calcext:value-type="float">
            <text:p>-0.736652672</text:p>
          </table:table-cell>
        </table:table-row>
        <table:table-row table:style-name="ro1">
          <table:table-cell office:value-type="float" office:value="251.004902" calcext:value-type="float">
            <text:p>251.004902</text:p>
          </table:table-cell>
          <table:table-cell office:value-type="float" office:value="-3.55568409" calcext:value-type="float">
            <text:p>-3.55568409</text:p>
          </table:table-cell>
          <table:table-cell/>
          <table:table-cell office:value-type="float" office:value="251.004902" calcext:value-type="float">
            <text:p>251.004902</text:p>
          </table:table-cell>
          <table:table-cell office:value-type="float" office:value="1.30873322" calcext:value-type="float">
            <text:p>1.30873322</text:p>
          </table:table-cell>
          <table:table-cell/>
          <table:table-cell office:value-type="float" office:value="251.004902" calcext:value-type="float">
            <text:p>251.004902</text:p>
          </table:table-cell>
          <table:table-cell office:value-type="float" office:value="-0.272216022" calcext:value-type="float">
            <text:p>-0.272216022</text:p>
          </table:table-cell>
        </table:table-row>
        <table:table-row table:style-name="ro1">
          <table:table-cell office:value-type="float" office:value="254.926854" calcext:value-type="float">
            <text:p>254.926854</text:p>
          </table:table-cell>
          <table:table-cell office:value-type="float" office:value="-3.67291498" calcext:value-type="float">
            <text:p>-3.67291498</text:p>
          </table:table-cell>
          <table:table-cell/>
          <table:table-cell office:value-type="float" office:value="254.926854" calcext:value-type="float">
            <text:p>254.926854</text:p>
          </table:table-cell>
          <table:table-cell office:value-type="float" office:value="1.76422668" calcext:value-type="float">
            <text:p>1.76422668</text:p>
          </table:table-cell>
          <table:table-cell/>
          <table:table-cell office:value-type="float" office:value="254.926854" calcext:value-type="float">
            <text:p>254.926854</text:p>
          </table:table-cell>
          <table:table-cell office:value-type="float" office:value="0.346883714" calcext:value-type="float">
            <text:p>0.346883714</text:p>
          </table:table-cell>
        </table:table-row>
        <table:table-row table:style-name="ro1">
          <table:table-cell office:value-type="float" office:value="258.848805" calcext:value-type="float">
            <text:p>258.848805</text:p>
          </table:table-cell>
          <table:table-cell office:value-type="float" office:value="-4.06085205" calcext:value-type="float">
            <text:p>-4.06085205</text:p>
          </table:table-cell>
          <table:table-cell/>
          <table:table-cell office:value-type="float" office:value="258.848805" calcext:value-type="float">
            <text:p>258.848805</text:p>
          </table:table-cell>
          <table:table-cell office:value-type="float" office:value="2.18964124" calcext:value-type="float">
            <text:p>2.18964124</text:p>
          </table:table-cell>
          <table:table-cell/>
          <table:table-cell office:value-type="float" office:value="258.848805" calcext:value-type="float">
            <text:p>258.848805</text:p>
          </table:table-cell>
          <table:table-cell office:value-type="float" office:value="0.708109915" calcext:value-type="float">
            <text:p>0.708109915</text:p>
          </table:table-cell>
        </table:table-row>
        <table:table-row table:style-name="ro1">
          <table:table-cell office:value-type="float" office:value="262.770757" calcext:value-type="float">
            <text:p>262.770757</text:p>
          </table:table-cell>
          <table:table-cell office:value-type="float" office:value="-4.92576361" calcext:value-type="float">
            <text:p>-4.92576361</text:p>
          </table:table-cell>
          <table:table-cell/>
          <table:table-cell office:value-type="float" office:value="262.770757" calcext:value-type="float">
            <text:p>262.770757</text:p>
          </table:table-cell>
          <table:table-cell office:value-type="float" office:value="2.49044466" calcext:value-type="float">
            <text:p>2.49044466</text:p>
          </table:table-cell>
          <table:table-cell/>
          <table:table-cell office:value-type="float" office:value="262.770757" calcext:value-type="float">
            <text:p>262.770757</text:p>
          </table:table-cell>
          <table:table-cell office:value-type="float" office:value="0.966308773" calcext:value-type="float">
            <text:p>0.966308773</text:p>
          </table:table-cell>
        </table:table-row>
        <table:table-row table:style-name="ro1">
          <table:table-cell office:value-type="float" office:value="266.692708" calcext:value-type="float">
            <text:p>266.692708</text:p>
          </table:table-cell>
          <table:table-cell office:value-type="float" office:value="-4.92698193" calcext:value-type="float">
            <text:p>-4.92698193</text:p>
          </table:table-cell>
          <table:table-cell/>
          <table:table-cell office:value-type="float" office:value="266.692708" calcext:value-type="float">
            <text:p>266.692708</text:p>
          </table:table-cell>
          <table:table-cell office:value-type="float" office:value="3.59478378" calcext:value-type="float">
            <text:p>3.59478378</text:p>
          </table:table-cell>
          <table:table-cell/>
          <table:table-cell office:value-type="float" office:value="266.692708" calcext:value-type="float">
            <text:p>266.692708</text:p>
          </table:table-cell>
          <table:table-cell office:value-type="float" office:value="1.22444665" calcext:value-type="float">
            <text:p>1.22444665</text:p>
          </table:table-cell>
        </table:table-row>
        <table:table-row table:style-name="ro1">
          <table:table-cell office:value-type="float" office:value="270.61466" calcext:value-type="float">
            <text:p>270.61466</text:p>
          </table:table-cell>
          <table:table-cell office:value-type="float" office:value="-4.8766408" calcext:value-type="float">
            <text:p>-4.8766408</text:p>
          </table:table-cell>
          <table:table-cell/>
          <table:table-cell office:value-type="float" office:value="270.61466" calcext:value-type="float">
            <text:p>270.61466</text:p>
          </table:table-cell>
          <table:table-cell office:value-type="float" office:value="3.58190489" calcext:value-type="float">
            <text:p>3.58190489</text:p>
          </table:table-cell>
          <table:table-cell/>
          <table:table-cell office:value-type="float" office:value="270.61466" calcext:value-type="float">
            <text:p>270.61466</text:p>
          </table:table-cell>
          <table:table-cell office:value-type="float" office:value="1.17319727" calcext:value-type="float">
            <text:p>1.17319727</text:p>
          </table:table-cell>
        </table:table-row>
        <table:table-row table:style-name="ro1">
          <table:table-cell office:value-type="float" office:value="274.536612" calcext:value-type="float">
            <text:p>274.536612</text:p>
          </table:table-cell>
          <table:table-cell office:value-type="float" office:value="-3.44695091" calcext:value-type="float">
            <text:p>-3.44695091</text:p>
          </table:table-cell>
          <table:table-cell/>
          <table:table-cell office:value-type="float" office:value="274.536612" calcext:value-type="float">
            <text:p>274.536612</text:p>
          </table:table-cell>
          <table:table-cell office:value-type="float" office:value="2.07366848" calcext:value-type="float">
            <text:p>2.07366848</text:p>
          </table:table-cell>
          <table:table-cell/>
          <table:table-cell office:value-type="float" office:value="274.536612" calcext:value-type="float">
            <text:p>274.536612</text:p>
          </table:table-cell>
          <table:table-cell office:value-type="float" office:value="1.58599818" calcext:value-type="float">
            <text:p>1.58599818</text:p>
          </table:table-cell>
        </table:table-row>
        <table:table-row table:style-name="ro1">
          <table:table-cell office:value-type="float" office:value="278.458563" calcext:value-type="float">
            <text:p>278.458563</text:p>
          </table:table-cell>
          <table:table-cell office:value-type="float" office:value="-2.10748577" calcext:value-type="float">
            <text:p>-2.10748577</text:p>
          </table:table-cell>
          <table:table-cell/>
          <table:table-cell office:value-type="float" office:value="278.458563" calcext:value-type="float">
            <text:p>278.458563</text:p>
          </table:table-cell>
          <table:table-cell office:value-type="float" office:value="2.58072519" calcext:value-type="float">
            <text:p>2.58072519</text:p>
          </table:table-cell>
          <table:table-cell/>
          <table:table-cell office:value-type="float" office:value="278.458563" calcext:value-type="float">
            <text:p>278.458563</text:p>
          </table:table-cell>
          <table:table-cell office:value-type="float" office:value="2.05043483" calcext:value-type="float">
            <text:p>2.05043483</text:p>
          </table:table-cell>
        </table:table-row>
        <table:table-row table:style-name="ro1">
          <table:table-cell office:value-type="float" office:value="282.380515" calcext:value-type="float">
            <text:p>282.380515</text:p>
          </table:table-cell>
          <table:table-cell office:value-type="float" office:value="-2.95951891" calcext:value-type="float">
            <text:p>-2.95951891</text:p>
          </table:table-cell>
          <table:table-cell/>
          <table:table-cell office:value-type="float" office:value="282.380515" calcext:value-type="float">
            <text:p>282.380515</text:p>
          </table:table-cell>
          <table:table-cell office:value-type="float" office:value="1.14983177" calcext:value-type="float">
            <text:p>1.14983177</text:p>
          </table:table-cell>
          <table:table-cell/>
          <table:table-cell office:value-type="float" office:value="282.380515" calcext:value-type="float">
            <text:p>282.380515</text:p>
          </table:table-cell>
          <table:table-cell office:value-type="float" office:value="2.51481032" calcext:value-type="float">
            <text:p>2.51481032</text:p>
          </table:table-cell>
        </table:table-row>
        <table:table-row table:style-name="ro1">
          <table:table-cell office:value-type="float" office:value="286.302466" calcext:value-type="float">
            <text:p>286.302466</text:p>
          </table:table-cell>
          <table:table-cell office:value-type="float" office:value="-2.69001579" calcext:value-type="float">
            <text:p>-2.69001579</text:p>
          </table:table-cell>
          <table:table-cell/>
          <table:table-cell office:value-type="float" office:value="286.302466" calcext:value-type="float">
            <text:p>286.302466</text:p>
          </table:table-cell>
          <table:table-cell office:value-type="float" office:value="1.09398401" calcext:value-type="float">
            <text:p>1.09398401</text:p>
          </table:table-cell>
          <table:table-cell/>
          <table:table-cell office:value-type="float" office:value="286.302466" calcext:value-type="float">
            <text:p>286.302466</text:p>
          </table:table-cell>
          <table:table-cell office:value-type="float" office:value="3.08233547" calcext:value-type="float">
            <text:p>3.08233547</text:p>
          </table:table-cell>
        </table:table-row>
        <table:table-row table:style-name="ro1">
          <table:table-cell office:value-type="float" office:value="290.224418" calcext:value-type="float">
            <text:p>290.224418</text:p>
          </table:table-cell>
          <table:table-cell office:value-type="float" office:value="-2.07245994" calcext:value-type="float">
            <text:p>-2.07245994</text:p>
          </table:table-cell>
          <table:table-cell/>
          <table:table-cell office:value-type="float" office:value="290.224418" calcext:value-type="float">
            <text:p>290.224418</text:p>
          </table:table-cell>
          <table:table-cell office:value-type="float" office:value="0.0756043196" calcext:value-type="float">
            <text:p>0.0756043196</text:p>
          </table:table-cell>
          <table:table-cell/>
          <table:table-cell office:value-type="float" office:value="290.224418" calcext:value-type="float">
            <text:p>290.224418</text:p>
          </table:table-cell>
          <table:table-cell office:value-type="float" office:value="3.95924759" calcext:value-type="float">
            <text:p>3.95924759</text:p>
          </table:table-cell>
        </table:table-row>
        <table:table-row table:style-name="ro1">
          <table:table-cell office:value-type="float" office:value="294.146369" calcext:value-type="float">
            <text:p>294.146369</text:p>
          </table:table-cell>
          <table:table-cell office:value-type="float" office:value="-2.74401212" calcext:value-type="float">
            <text:p>-2.74401212</text:p>
          </table:table-cell>
          <table:table-cell/>
          <table:table-cell office:value-type="float" office:value="294.146369" calcext:value-type="float">
            <text:p>294.146369</text:p>
          </table:table-cell>
          <table:table-cell office:value-type="float" office:value="-0.109157264" calcext:value-type="float">
            <text:p>-0.109157264</text:p>
          </table:table-cell>
          <table:table-cell/>
          <table:table-cell office:value-type="float" office:value="294.146369" calcext:value-type="float">
            <text:p>294.146369</text:p>
          </table:table-cell>
          <table:table-cell office:value-type="float" office:value="4.11429691" calcext:value-type="float">
            <text:p>4.11429691</text:p>
          </table:table-cell>
        </table:table-row>
        <table:table-row table:style-name="ro1">
          <table:table-cell office:value-type="float" office:value="298.068321" calcext:value-type="float">
            <text:p>298.068321</text:p>
          </table:table-cell>
          <table:table-cell office:value-type="float" office:value="-2.96436167" calcext:value-type="float">
            <text:p>-2.96436167</text:p>
          </table:table-cell>
          <table:table-cell/>
          <table:table-cell office:value-type="float" office:value="298.068321" calcext:value-type="float">
            <text:p>298.068321</text:p>
          </table:table-cell>
          <table:table-cell office:value-type="float" office:value="-0.409935206" calcext:value-type="float">
            <text:p>-0.409935206</text:p>
          </table:table-cell>
          <table:table-cell/>
          <table:table-cell office:value-type="float" office:value="298.068321" calcext:value-type="float">
            <text:p>298.068321</text:p>
          </table:table-cell>
          <table:table-cell office:value-type="float" office:value="5.97094584" calcext:value-type="float">
            <text:p>5.97094584</text:p>
          </table:table-cell>
        </table:table-row>
        <table:table-row table:style-name="ro1">
          <table:table-cell office:value-type="float" office:value="301.990273" calcext:value-type="float">
            <text:p>301.990273</text:p>
          </table:table-cell>
          <table:table-cell office:value-type="float" office:value="-4.04841995" calcext:value-type="float">
            <text:p>-4.04841995</text:p>
          </table:table-cell>
          <table:table-cell/>
          <table:table-cell office:value-type="float" office:value="301.990273" calcext:value-type="float">
            <text:p>301.990273</text:p>
          </table:table-cell>
          <table:table-cell office:value-type="float" office:value="-0.843922377" calcext:value-type="float">
            <text:p>-0.843922377</text:p>
          </table:table-cell>
          <table:table-cell/>
          <table:table-cell office:value-type="float" office:value="301.990273" calcext:value-type="float">
            <text:p>301.990273</text:p>
          </table:table-cell>
          <table:table-cell office:value-type="float" office:value="6.69313383" calcext:value-type="float">
            <text:p>6.69313383</text:p>
          </table:table-cell>
        </table:table-row>
        <table:table-row table:style-name="ro1">
          <table:table-cell office:value-type="float" office:value="305.912224" calcext:value-type="float">
            <text:p>305.912224</text:p>
          </table:table-cell>
          <table:table-cell office:value-type="float" office:value="-5.26139975" calcext:value-type="float">
            <text:p>-5.26139975</text:p>
          </table:table-cell>
          <table:table-cell/>
          <table:table-cell office:value-type="float" office:value="305.912224" calcext:value-type="float">
            <text:p>305.912224</text:p>
          </table:table-cell>
          <table:table-cell office:value-type="float" office:value="-0.886883974" calcext:value-type="float">
            <text:p>-0.886883974</text:p>
          </table:table-cell>
          <table:table-cell/>
          <table:table-cell office:value-type="float" office:value="305.912224" calcext:value-type="float">
            <text:p>305.912224</text:p>
          </table:table-cell>
          <table:table-cell office:value-type="float" office:value="6.33249712" calcext:value-type="float">
            <text:p>6.33249712</text:p>
          </table:table-cell>
        </table:table-row>
        <table:table-row table:style-name="ro1">
          <table:table-cell office:value-type="float" office:value="309.834176" calcext:value-type="float">
            <text:p>309.834176</text:p>
          </table:table-cell>
          <table:table-cell office:value-type="float" office:value="-4.6180563" calcext:value-type="float">
            <text:p>-4.6180563</text:p>
          </table:table-cell>
          <table:table-cell/>
          <table:table-cell office:value-type="float" office:value="309.834176" calcext:value-type="float">
            <text:p>309.834176</text:p>
          </table:table-cell>
          <table:table-cell office:value-type="float" office:value="-1.3122766" calcext:value-type="float">
            <text:p>-1.3122766</text:p>
          </table:table-cell>
          <table:table-cell/>
          <table:table-cell office:value-type="float" office:value="309.834176" calcext:value-type="float">
            <text:p>309.834176</text:p>
          </table:table-cell>
          <table:table-cell office:value-type="float" office:value="5.45623589" calcext:value-type="float">
            <text:p>5.45623589</text:p>
          </table:table-cell>
        </table:table-row>
        <table:table-row table:style-name="ro1">
          <table:table-cell office:value-type="float" office:value="313.756127" calcext:value-type="float">
            <text:p>313.756127</text:p>
          </table:table-cell>
          <table:table-cell office:value-type="float" office:value="-6.51424837" calcext:value-type="float">
            <text:p>-6.51424837</text:p>
          </table:table-cell>
          <table:table-cell/>
          <table:table-cell office:value-type="float" office:value="313.756127" calcext:value-type="float">
            <text:p>313.756127</text:p>
          </table:table-cell>
          <table:table-cell office:value-type="float" office:value="-1.11030424" calcext:value-type="float">
            <text:p>-1.11030424</text:p>
          </table:table-cell>
          <table:table-cell/>
          <table:table-cell office:value-type="float" office:value="313.756127" calcext:value-type="float">
            <text:p>313.756127</text:p>
          </table:table-cell>
          <table:table-cell office:value-type="float" office:value="3.60029888" calcext:value-type="float">
            <text:p>3.60029888</text:p>
          </table:table-cell>
        </table:table-row>
        <table:table-row table:style-name="ro1">
          <table:table-cell office:value-type="float" office:value="317.678079" calcext:value-type="float">
            <text:p>317.678079</text:p>
          </table:table-cell>
          <table:table-cell office:value-type="float" office:value="-7.08267403" calcext:value-type="float">
            <text:p>-7.08267403</text:p>
          </table:table-cell>
          <table:table-cell/>
          <table:table-cell office:value-type="float" office:value="317.678079" calcext:value-type="float">
            <text:p>317.678079</text:p>
          </table:table-cell>
          <table:table-cell office:value-type="float" office:value="-1.15756118" calcext:value-type="float">
            <text:p>-1.15756118</text:p>
          </table:table-cell>
          <table:table-cell/>
          <table:table-cell office:value-type="float" office:value="317.678079" calcext:value-type="float">
            <text:p>317.678079</text:p>
          </table:table-cell>
          <table:table-cell office:value-type="float" office:value="5.2506485" calcext:value-type="float">
            <text:p>5.2506485</text:p>
          </table:table-cell>
        </table:table-row>
        <table:table-row table:style-name="ro1">
          <table:table-cell office:value-type="float" office:value="321.600031" calcext:value-type="float">
            <text:p>321.600031</text:p>
          </table:table-cell>
          <table:table-cell office:value-type="float" office:value="-8.45033264" calcext:value-type="float">
            <text:p>-8.45033264</text:p>
          </table:table-cell>
          <table:table-cell/>
          <table:table-cell office:value-type="float" office:value="321.600031" calcext:value-type="float">
            <text:p>321.600031</text:p>
          </table:table-cell>
          <table:table-cell office:value-type="float" office:value="-0.676284254" calcext:value-type="float">
            <text:p>-0.676284254</text:p>
          </table:table-cell>
          <table:table-cell/>
          <table:table-cell office:value-type="float" office:value="321.600031" calcext:value-type="float">
            <text:p>321.600031</text:p>
          </table:table-cell>
          <table:table-cell office:value-type="float" office:value="5.61193562" calcext:value-type="float">
            <text:p>5.61193562</text:p>
          </table:table-cell>
        </table:table-row>
        <table:table-row table:style-name="ro1">
          <table:table-cell office:value-type="float" office:value="325.521982" calcext:value-type="float">
            <text:p>325.521982</text:p>
          </table:table-cell>
          <table:table-cell office:value-type="float" office:value="-7.83277607" calcext:value-type="float">
            <text:p>-7.83277607</text:p>
          </table:table-cell>
          <table:table-cell/>
          <table:table-cell office:value-type="float" office:value="325.521982" calcext:value-type="float">
            <text:p>325.521982</text:p>
          </table:table-cell>
          <table:table-cell office:value-type="float" office:value="-0.23368451" calcext:value-type="float">
            <text:p>-0.23368451</text:p>
          </table:table-cell>
          <table:table-cell/>
          <table:table-cell office:value-type="float" office:value="325.521982" calcext:value-type="float">
            <text:p>325.521982</text:p>
          </table:table-cell>
          <table:table-cell office:value-type="float" office:value="5.97322321" calcext:value-type="float">
            <text:p>5.97322321</text:p>
          </table:table-cell>
        </table:table-row>
        <table:table-row table:style-name="ro1">
          <table:table-cell office:value-type="float" office:value="329.443934" calcext:value-type="float">
            <text:p>329.443934</text:p>
          </table:table-cell>
          <table:table-cell office:value-type="float" office:value="-9.39380074" calcext:value-type="float">
            <text:p>-9.39380074</text:p>
          </table:table-cell>
          <table:table-cell/>
          <table:table-cell office:value-type="float" office:value="329.443934" calcext:value-type="float">
            <text:p>329.443934</text:p>
          </table:table-cell>
          <table:table-cell office:value-type="float" office:value="0.0843081474" calcext:value-type="float">
            <text:p>0.0843081474</text:p>
          </table:table-cell>
          <table:table-cell/>
          <table:table-cell office:value-type="float" office:value="329.443934" calcext:value-type="float">
            <text:p>329.443934</text:p>
          </table:table-cell>
          <table:table-cell office:value-type="float" office:value="4.11722517" calcext:value-type="float">
            <text:p>4.11722517</text:p>
          </table:table-cell>
        </table:table-row>
        <table:table-row table:style-name="ro1">
          <table:table-cell office:value-type="float" office:value="333.365885" calcext:value-type="float">
            <text:p>333.365885</text:p>
          </table:table-cell>
          <table:table-cell office:value-type="float" office:value="-9.67861938" calcext:value-type="float">
            <text:p>-9.67861938</text:p>
          </table:table-cell>
          <table:table-cell/>
          <table:table-cell office:value-type="float" office:value="333.365885" calcext:value-type="float">
            <text:p>333.365885</text:p>
          </table:table-cell>
          <table:table-cell office:value-type="float" office:value="-0.293820441" calcext:value-type="float">
            <text:p>-0.293820441</text:p>
          </table:table-cell>
          <table:table-cell/>
          <table:table-cell office:value-type="float" office:value="333.365885" calcext:value-type="float">
            <text:p>333.365885</text:p>
          </table:table-cell>
          <table:table-cell office:value-type="float" office:value="2.36437654" calcext:value-type="float">
            <text:p>2.36437654</text:p>
          </table:table-cell>
        </table:table-row>
        <table:table-row table:style-name="ro1">
          <table:table-cell office:value-type="float" office:value="337.287837" calcext:value-type="float">
            <text:p>337.287837</text:p>
          </table:table-cell>
          <table:table-cell office:value-type="float" office:value="-8.24892902" calcext:value-type="float">
            <text:p>-8.24892902</text:p>
          </table:table-cell>
          <table:table-cell/>
          <table:table-cell office:value-type="float" office:value="337.287837" calcext:value-type="float">
            <text:p>337.287837</text:p>
          </table:table-cell>
          <table:table-cell office:value-type="float" office:value="-0.242242426" calcext:value-type="float">
            <text:p>-0.242242426</text:p>
          </table:table-cell>
          <table:table-cell/>
          <table:table-cell office:value-type="float" office:value="337.287837" calcext:value-type="float">
            <text:p>337.287837</text:p>
          </table:table-cell>
          <table:table-cell office:value-type="float" office:value="2.51936507" calcext:value-type="float">
            <text:p>2.51936507</text:p>
          </table:table-cell>
        </table:table-row>
        <table:table-row table:style-name="ro1">
          <table:table-cell office:value-type="float" office:value="341.209789" calcext:value-type="float">
            <text:p>341.209789</text:p>
          </table:table-cell>
          <table:table-cell office:value-type="float" office:value="-8.36616039" calcext:value-type="float">
            <text:p>-8.36616039</text:p>
          </table:table-cell>
          <table:table-cell/>
          <table:table-cell office:value-type="float" office:value="341.209789" calcext:value-type="float">
            <text:p>341.209789</text:p>
          </table:table-cell>
          <table:table-cell office:value-type="float" office:value="0.0886362791" calcext:value-type="float">
            <text:p>0.0886362791</text:p>
          </table:table-cell>
          <table:table-cell/>
          <table:table-cell office:value-type="float" office:value="341.209789" calcext:value-type="float">
            <text:p>341.209789</text:p>
          </table:table-cell>
          <table:table-cell office:value-type="float" office:value="1.84940219" calcext:value-type="float">
            <text:p>1.84940219</text:p>
          </table:table-cell>
        </table:table-row>
        <table:table-row table:style-name="ro1">
          <table:table-cell office:value-type="float" office:value="345.13174" calcext:value-type="float">
            <text:p>345.13174</text:p>
          </table:table-cell>
          <table:table-cell office:value-type="float" office:value="-5.90518951" calcext:value-type="float">
            <text:p>-5.90518951</text:p>
          </table:table-cell>
          <table:table-cell/>
          <table:table-cell office:value-type="float" office:value="345.13174" calcext:value-type="float">
            <text:p>345.13174</text:p>
          </table:table-cell>
          <table:table-cell office:value-type="float" office:value="0.926564574" calcext:value-type="float">
            <text:p>0.926564574</text:p>
          </table:table-cell>
          <table:table-cell/>
          <table:table-cell office:value-type="float" office:value="345.13174" calcext:value-type="float">
            <text:p>345.13174</text:p>
          </table:table-cell>
          <table:table-cell office:value-type="float" office:value="1.90124118" calcext:value-type="float">
            <text:p>1.90124118</text:p>
          </table:table-cell>
        </table:table-row>
        <table:table-row table:style-name="ro1">
          <table:table-cell office:value-type="float" office:value="349.053692" calcext:value-type="float">
            <text:p>349.053692</text:p>
          </table:table-cell>
          <table:table-cell office:value-type="float" office:value="-4.68175316" calcext:value-type="float">
            <text:p>-4.68175316</text:p>
          </table:table-cell>
          <table:table-cell/>
          <table:table-cell office:value-type="float" office:value="349.053692" calcext:value-type="float">
            <text:p>349.053692</text:p>
          </table:table-cell>
          <table:table-cell office:value-type="float" office:value="1.16291118" calcext:value-type="float">
            <text:p>1.16291118</text:p>
          </table:table-cell>
          <table:table-cell/>
          <table:table-cell office:value-type="float" office:value="349.053692" calcext:value-type="float">
            <text:p>349.053692</text:p>
          </table:table-cell>
          <table:table-cell office:value-type="float" office:value="1.90156651" calcext:value-type="float">
            <text:p>1.90156651</text:p>
          </table:table-cell>
        </table:table-row>
        <table:table-row table:style-name="ro1">
          <table:table-cell office:value-type="float" office:value="352.975643" calcext:value-type="float">
            <text:p>352.975643</text:p>
          </table:table-cell>
          <table:table-cell office:value-type="float" office:value="-3.32940984" calcext:value-type="float">
            <text:p>-3.32940984</text:p>
          </table:table-cell>
          <table:table-cell/>
          <table:table-cell office:value-type="float" office:value="352.975643" calcext:value-type="float">
            <text:p>352.975643</text:p>
          </table:table-cell>
          <table:table-cell office:value-type="float" office:value="0.0199167728" calcext:value-type="float">
            <text:p>0.0199167728</text:p>
          </table:table-cell>
          <table:table-cell/>
          <table:table-cell office:value-type="float" office:value="352.975643" calcext:value-type="float">
            <text:p>352.975643</text:p>
          </table:table-cell>
          <table:table-cell office:value-type="float" office:value="1.79880345" calcext:value-type="float">
            <text:p>1.79880345</text:p>
          </table:table-cell>
        </table:table-row>
        <table:table-row table:style-name="ro1">
          <table:table-cell office:value-type="float" office:value="356.897595" calcext:value-type="float">
            <text:p>356.897595</text:p>
          </table:table-cell>
          <table:table-cell office:value-type="float" office:value="-0.198105574" calcext:value-type="float">
            <text:p>-0.198105574</text:p>
          </table:table-cell>
          <table:table-cell/>
          <table:table-cell office:value-type="float" office:value="356.897595" calcext:value-type="float">
            <text:p>356.897595</text:p>
          </table:table-cell>
          <table:table-cell office:value-type="float" office:value="0.642993689" calcext:value-type="float">
            <text:p>0.642993689</text:p>
          </table:table-cell>
          <table:table-cell/>
          <table:table-cell office:value-type="float" office:value="356.897595" calcext:value-type="float">
            <text:p>356.897595</text:p>
          </table:table-cell>
          <table:table-cell office:value-type="float" office:value="2.05694127" calcext:value-type="float">
            <text:p>2.05694127</text:p>
          </table:table-cell>
        </table:table-row>
        <table:table-row table:style-name="ro1">
          <table:table-cell office:value-type="float" office:value="360.819547" calcext:value-type="float">
            <text:p>360.819547</text:p>
          </table:table-cell>
          <table:table-cell office:value-type="float" office:value="4.37698555" calcext:value-type="float">
            <text:p>4.37698555</text:p>
          </table:table-cell>
          <table:table-cell/>
          <table:table-cell office:value-type="float" office:value="360.819547" calcext:value-type="float">
            <text:p>360.819547</text:p>
          </table:table-cell>
          <table:table-cell office:value-type="float" office:value="1.02973485" calcext:value-type="float">
            <text:p>1.02973485</text:p>
          </table:table-cell>
          <table:table-cell/>
          <table:table-cell office:value-type="float" office:value="360.819547" calcext:value-type="float">
            <text:p>360.819547</text:p>
          </table:table-cell>
          <table:table-cell office:value-type="float" office:value="2.05726671" calcext:value-type="float">
            <text:p>2.05726671</text:p>
          </table:table-cell>
        </table:table-row>
        <table:table-row table:style-name="ro1">
          <table:table-cell office:value-type="float" office:value="364.741498" calcext:value-type="float">
            <text:p>364.741498</text:p>
          </table:table-cell>
          <table:table-cell office:value-type="float" office:value="5.07188797" calcext:value-type="float">
            <text:p>5.07188797</text:p>
          </table:table-cell>
          <table:table-cell/>
          <table:table-cell office:value-type="float" office:value="364.741498" calcext:value-type="float">
            <text:p>364.741498</text:p>
          </table:table-cell>
          <table:table-cell office:value-type="float" office:value="2.19423556" calcext:value-type="float">
            <text:p>2.19423556</text:p>
          </table:table-cell>
          <table:table-cell/>
          <table:table-cell office:value-type="float" office:value="364.741498" calcext:value-type="float">
            <text:p>364.741498</text:p>
          </table:table-cell>
          <table:table-cell office:value-type="float" office:value="2.72794104" calcext:value-type="float">
            <text:p>2.72794104</text:p>
          </table:table-cell>
        </table:table-row>
        <table:table-row table:style-name="ro1">
          <table:table-cell office:value-type="float" office:value="368.66345" calcext:value-type="float">
            <text:p>368.66345</text:p>
          </table:table-cell>
          <table:table-cell office:value-type="float" office:value="6.52736568" calcext:value-type="float">
            <text:p>6.52736568</text:p>
          </table:table-cell>
          <table:table-cell/>
          <table:table-cell office:value-type="float" office:value="368.66345" calcext:value-type="float">
            <text:p>368.66345</text:p>
          </table:table-cell>
          <table:table-cell office:value-type="float" office:value="1.69149601" calcext:value-type="float">
            <text:p>1.69149601</text:p>
          </table:table-cell>
          <table:table-cell/>
          <table:table-cell office:value-type="float" office:value="368.66345" calcext:value-type="float">
            <text:p>368.66345</text:p>
          </table:table-cell>
          <table:table-cell office:value-type="float" office:value="3.29546618" calcext:value-type="float">
            <text:p>3.29546618</text:p>
          </table:table-cell>
        </table:table-row>
        <table:table-row table:style-name="ro1">
          <table:table-cell office:value-type="float" office:value="372.585401" calcext:value-type="float">
            <text:p>372.585401</text:p>
          </table:table-cell>
          <table:table-cell office:value-type="float" office:value="7.59609365" calcext:value-type="float">
            <text:p>7.59609365</text:p>
          </table:table-cell>
          <table:table-cell/>
          <table:table-cell office:value-type="float" office:value="372.585401" calcext:value-type="float">
            <text:p>372.585401</text:p>
          </table:table-cell>
          <table:table-cell office:value-type="float" office:value="0.527017176" calcext:value-type="float">
            <text:p>0.527017176</text:p>
          </table:table-cell>
          <table:table-cell/>
          <table:table-cell office:value-type="float" office:value="372.585401" calcext:value-type="float">
            <text:p>372.585401</text:p>
          </table:table-cell>
          <table:table-cell office:value-type="float" office:value="2.57386756" calcext:value-type="float">
            <text:p>2.57386756</text:p>
          </table:table-cell>
        </table:table-row>
        <table:table-row table:style-name="ro1">
          <table:table-cell office:value-type="float" office:value="376.507353" calcext:value-type="float">
            <text:p>376.507353</text:p>
          </table:table-cell>
          <table:table-cell office:value-type="float" office:value="7.40151596" calcext:value-type="float">
            <text:p>7.40151596</text:p>
          </table:table-cell>
          <table:table-cell/>
          <table:table-cell office:value-type="float" office:value="376.507353" calcext:value-type="float">
            <text:p>376.507353</text:p>
          </table:table-cell>
          <table:table-cell office:value-type="float" office:value="0.574295998" calcext:value-type="float">
            <text:p>0.574295998</text:p>
          </table:table-cell>
          <table:table-cell/>
          <table:table-cell office:value-type="float" office:value="376.507353" calcext:value-type="float">
            <text:p>376.507353</text:p>
          </table:table-cell>
          <table:table-cell office:value-type="float" office:value="0.511631906" calcext:value-type="float">
            <text:p>0.511631906</text:p>
          </table:table-cell>
        </table:table-row>
        <table:table-row table:style-name="ro1">
          <table:table-cell office:value-type="float" office:value="380.429305" calcext:value-type="float">
            <text:p>380.429305</text:p>
          </table:table-cell>
          <table:table-cell office:value-type="float" office:value="8.59916496" calcext:value-type="float">
            <text:p>8.59916496</text:p>
          </table:table-cell>
          <table:table-cell/>
          <table:table-cell office:value-type="float" office:value="380.429305" calcext:value-type="float">
            <text:p>380.429305</text:p>
          </table:table-cell>
          <table:table-cell office:value-type="float" office:value="-0.538615704" calcext:value-type="float">
            <text:p>-0.538615704</text:p>
          </table:table-cell>
          <table:table-cell/>
          <table:table-cell office:value-type="float" office:value="380.429305" calcext:value-type="float">
            <text:p>380.429305</text:p>
          </table:table-cell>
          <table:table-cell office:value-type="float" office:value="-0.828679979" calcext:value-type="float">
            <text:p>-0.828679979</text:p>
          </table:table-cell>
        </table:table-row>
        <table:table-row table:style-name="ro1">
          <table:table-cell office:value-type="float" office:value="384.351256" calcext:value-type="float">
            <text:p>384.351256</text:p>
          </table:table-cell>
          <table:table-cell office:value-type="float" office:value="8.30146885" calcext:value-type="float">
            <text:p>8.30146885</text:p>
          </table:table-cell>
          <table:table-cell/>
          <table:table-cell office:value-type="float" office:value="384.351256" calcext:value-type="float">
            <text:p>384.351256</text:p>
          </table:table-cell>
          <table:table-cell office:value-type="float" office:value="-0.0272636712" calcext:value-type="float">
            <text:p>-0.0272636712</text:p>
          </table:table-cell>
          <table:table-cell/>
          <table:table-cell office:value-type="float" office:value="384.351256" calcext:value-type="float">
            <text:p>384.351256</text:p>
          </table:table-cell>
          <table:table-cell office:value-type="float" office:value="-0.415879071" calcext:value-type="float">
            <text:p>-0.415879071</text:p>
          </table:table-cell>
        </table:table-row>
        <table:table-row table:style-name="ro1">
          <table:table-cell office:value-type="float" office:value="388.273208" calcext:value-type="float">
            <text:p>388.273208</text:p>
          </table:table-cell>
          <table:table-cell office:value-type="float" office:value="6.97247648" calcext:value-type="float">
            <text:p>6.97247648</text:p>
          </table:table-cell>
          <table:table-cell/>
          <table:table-cell office:value-type="float" office:value="388.273208" calcext:value-type="float">
            <text:p>388.273208</text:p>
          </table:table-cell>
          <table:table-cell office:value-type="float" office:value="-0.0874105096" calcext:value-type="float">
            <text:p>-0.0874105096</text:p>
          </table:table-cell>
          <table:table-cell/>
          <table:table-cell office:value-type="float" office:value="388.273208" calcext:value-type="float">
            <text:p>388.273208</text:p>
          </table:table-cell>
          <table:table-cell office:value-type="float" office:value="-1.0343281" calcext:value-type="float">
            <text:p>-1.0343281</text:p>
          </table:table-cell>
        </table:table-row>
        <table:table-row table:style-name="ro1">
          <table:table-cell office:value-type="float" office:value="392.195159" calcext:value-type="float">
            <text:p>392.195159</text:p>
          </table:table-cell>
          <table:table-cell office:value-type="float" office:value="6.91969872" calcext:value-type="float">
            <text:p>6.91969872</text:p>
          </table:table-cell>
          <table:table-cell/>
          <table:table-cell office:value-type="float" office:value="392.195159" calcext:value-type="float">
            <text:p>392.195159</text:p>
          </table:table-cell>
          <table:table-cell office:value-type="float" office:value="0.827864528" calcext:value-type="float">
            <text:p>0.827864528</text:p>
          </table:table-cell>
          <table:table-cell/>
          <table:table-cell office:value-type="float" office:value="392.195159" calcext:value-type="float">
            <text:p>392.195159</text:p>
          </table:table-cell>
          <table:table-cell office:value-type="float" office:value="-0.00269178767" calcext:value-type="float">
            <text:p>-0.0026917877</text:p>
          </table:table-cell>
        </table:table-row>
        <table:table-row table:style-name="ro1">
          <table:table-cell office:value-type="float" office:value="396.117111" calcext:value-type="float">
            <text:p>396.117111</text:p>
          </table:table-cell>
          <table:table-cell office:value-type="float" office:value="6.06768084" calcext:value-type="float">
            <text:p>6.06768084</text:p>
          </table:table-cell>
          <table:table-cell/>
          <table:table-cell office:value-type="float" office:value="396.117111" calcext:value-type="float">
            <text:p>396.117111</text:p>
          </table:table-cell>
          <table:table-cell office:value-type="float" office:value="1.9279083" calcext:value-type="float">
            <text:p>1.9279083</text:p>
          </table:table-cell>
          <table:table-cell/>
          <table:table-cell office:value-type="float" office:value="396.117111" calcext:value-type="float">
            <text:p>396.117111</text:p>
          </table:table-cell>
          <table:table-cell office:value-type="float" office:value="-1.54930246" calcext:value-type="float">
            <text:p>-1.54930246</text:p>
          </table:table-cell>
        </table:table-row>
        <table:table-row table:style-name="ro1">
          <table:table-cell office:value-type="float" office:value="400.039063" calcext:value-type="float">
            <text:p>400.039063</text:p>
          </table:table-cell>
          <table:table-cell office:value-type="float" office:value="6.78835583" calcext:value-type="float">
            <text:p>6.78835583</text:p>
          </table:table-cell>
          <table:table-cell/>
          <table:table-cell office:value-type="float" office:value="400.039063" calcext:value-type="float">
            <text:p>400.039063</text:p>
          </table:table-cell>
          <table:table-cell office:value-type="float" office:value="1.27047515" calcext:value-type="float">
            <text:p>1.27047515</text:p>
          </table:table-cell>
          <table:table-cell/>
          <table:table-cell office:value-type="float" office:value="400.039063" calcext:value-type="float">
            <text:p>400.039063</text:p>
          </table:table-cell>
          <table:table-cell office:value-type="float" office:value="-1.18801522" calcext:value-type="float">
            <text:p>-1.18801522</text:p>
          </table:table-cell>
        </table:table-row>
        <table:table-row table:style-name="ro1">
          <table:table-cell office:value-type="float" office:value="403.961014" calcext:value-type="float">
            <text:p>403.961014</text:p>
          </table:table-cell>
          <table:table-cell office:value-type="float" office:value="6.68401861" calcext:value-type="float">
            <text:p>6.68401861</text:p>
          </table:table-cell>
          <table:table-cell/>
          <table:table-cell office:value-type="float" office:value="403.961014" calcext:value-type="float">
            <text:p>403.961014</text:p>
          </table:table-cell>
          <table:table-cell office:value-type="float" office:value="0.900944948" calcext:value-type="float">
            <text:p>0.900944948</text:p>
          </table:table-cell>
          <table:table-cell/>
          <table:table-cell office:value-type="float" office:value="403.961014" calcext:value-type="float">
            <text:p>403.961014</text:p>
          </table:table-cell>
          <table:table-cell office:value-type="float" office:value="-1.13611519" calcext:value-type="float">
            <text:p>-1.13611519</text:p>
          </table:table-cell>
        </table:table-row>
        <table:table-row table:style-name="ro1">
          <table:table-cell office:value-type="float" office:value="407.882966" calcext:value-type="float">
            <text:p>407.882966</text:p>
          </table:table-cell>
          <table:table-cell office:value-type="float" office:value="5.99958801" calcext:value-type="float">
            <text:p>5.99958801</text:p>
          </table:table-cell>
          <table:table-cell/>
          <table:table-cell office:value-type="float" office:value="407.882966" calcext:value-type="float">
            <text:p>407.882966</text:p>
          </table:table-cell>
          <table:table-cell office:value-type="float" office:value="1.5884788" calcext:value-type="float">
            <text:p>1.5884788</text:p>
          </table:table-cell>
          <table:table-cell/>
          <table:table-cell office:value-type="float" office:value="407.882966" calcext:value-type="float">
            <text:p>407.882966</text:p>
          </table:table-cell>
          <table:table-cell office:value-type="float" office:value="-1.29051399" calcext:value-type="float">
            <text:p>-1.29051399</text:p>
          </table:table-cell>
        </table:table-row>
        <table:table-row table:style-name="ro1">
          <table:table-cell office:value-type="float" office:value="411.804917" calcext:value-type="float">
            <text:p>411.804917</text:p>
          </table:table-cell>
          <table:table-cell office:value-type="float" office:value="6.0628233" calcext:value-type="float">
            <text:p>6.0628233</text:p>
          </table:table-cell>
          <table:table-cell/>
          <table:table-cell office:value-type="float" office:value="411.804917" calcext:value-type="float">
            <text:p>411.804917</text:p>
          </table:table-cell>
          <table:table-cell office:value-type="float" office:value="1.35644937" calcext:value-type="float">
            <text:p>1.35644937</text:p>
          </table:table-cell>
          <table:table-cell/>
          <table:table-cell office:value-type="float" office:value="411.804917" calcext:value-type="float">
            <text:p>411.804917</text:p>
          </table:table-cell>
          <table:table-cell office:value-type="float" office:value="-1.34176338" calcext:value-type="float">
            <text:p>-1.34176338</text:p>
          </table:table-cell>
        </table:table-row>
        <table:table-row table:style-name="ro1">
          <table:table-cell office:value-type="float" office:value="415.726869" calcext:value-type="float">
            <text:p>415.726869</text:p>
          </table:table-cell>
          <table:table-cell office:value-type="float" office:value="5.26236439" calcext:value-type="float">
            <text:p>5.26236439</text:p>
          </table:table-cell>
          <table:table-cell/>
          <table:table-cell office:value-type="float" office:value="415.726869" calcext:value-type="float">
            <text:p>415.726869</text:p>
          </table:table-cell>
          <table:table-cell office:value-type="float" office:value="1.9279629" calcext:value-type="float">
            <text:p>1.9279629</text:p>
          </table:table-cell>
          <table:table-cell/>
          <table:table-cell office:value-type="float" office:value="415.726869" calcext:value-type="float">
            <text:p>415.726869</text:p>
          </table:table-cell>
          <table:table-cell office:value-type="float" office:value="-1.49610114" calcext:value-type="float">
            <text:p>-1.49610114</text:p>
          </table:table-cell>
        </table:table-row>
        <table:table-row table:style-name="ro1">
          <table:table-cell office:value-type="float" office:value="419.64882" calcext:value-type="float">
            <text:p>419.64882</text:p>
          </table:table-cell>
          <table:table-cell office:value-type="float" office:value="3.55953193" calcext:value-type="float">
            <text:p>3.55953193</text:p>
          </table:table-cell>
          <table:table-cell/>
          <table:table-cell office:value-type="float" office:value="419.64882" calcext:value-type="float">
            <text:p>419.64882</text:p>
          </table:table-cell>
          <table:table-cell office:value-type="float" office:value="1.89789498" calcext:value-type="float">
            <text:p>1.89789498</text:p>
          </table:table-cell>
          <table:table-cell/>
          <table:table-cell office:value-type="float" office:value="419.64882" calcext:value-type="float">
            <text:p>419.64882</text:p>
          </table:table-cell>
          <table:table-cell office:value-type="float" office:value="-1.23796332" calcext:value-type="float">
            <text:p>-1.23796332</text:p>
          </table:table-cell>
        </table:table-row>
        <table:table-row table:style-name="ro1">
          <table:table-cell office:value-type="float" office:value="423.570772" calcext:value-type="float">
            <text:p>423.570772</text:p>
          </table:table-cell>
          <table:table-cell office:value-type="float" office:value="1.36684632" calcext:value-type="float">
            <text:p>1.36684632</text:p>
          </table:table-cell>
          <table:table-cell/>
          <table:table-cell office:value-type="float" office:value="423.570772" calcext:value-type="float">
            <text:p>423.570772</text:p>
          </table:table-cell>
          <table:table-cell office:value-type="float" office:value="1.91079581" calcext:value-type="float">
            <text:p>1.91079581</text:p>
          </table:table-cell>
          <table:table-cell/>
          <table:table-cell office:value-type="float" office:value="423.570772" calcext:value-type="float">
            <text:p>423.570772</text:p>
          </table:table-cell>
          <table:table-cell office:value-type="float" office:value="-0.825101376" calcext:value-type="float">
            <text:p>-0.825101376</text:p>
          </table:table-cell>
        </table:table-row>
        <table:table-row table:style-name="ro1">
          <table:table-cell office:value-type="float" office:value="427.492724" calcext:value-type="float">
            <text:p>427.492724</text:p>
          </table:table-cell>
          <table:table-cell office:value-type="float" office:value="-0.451998949" calcext:value-type="float">
            <text:p>-0.451998949</text:p>
          </table:table-cell>
          <table:table-cell/>
          <table:table-cell office:value-type="float" office:value="427.492724" calcext:value-type="float">
            <text:p>427.492724</text:p>
          </table:table-cell>
          <table:table-cell office:value-type="float" office:value="1.6744709" calcext:value-type="float">
            <text:p>1.6744709</text:p>
          </table:table-cell>
          <table:table-cell/>
          <table:table-cell office:value-type="float" office:value="427.492724" calcext:value-type="float">
            <text:p>427.492724</text:p>
          </table:table-cell>
          <table:table-cell office:value-type="float" office:value="-0.87635076" calcext:value-type="float">
            <text:p>-0.87635076</text:p>
          </table:table-cell>
        </table:table-row>
        <table:table-row table:style-name="ro1">
          <table:table-cell office:value-type="float" office:value="431.414675" calcext:value-type="float">
            <text:p>431.414675</text:p>
          </table:table-cell>
          <table:table-cell office:value-type="float" office:value="-1.53605723" calcext:value-type="float">
            <text:p>-1.53605723</text:p>
          </table:table-cell>
          <table:table-cell/>
          <table:table-cell office:value-type="float" office:value="431.414675" calcext:value-type="float">
            <text:p>431.414675</text:p>
          </table:table-cell>
          <table:table-cell office:value-type="float" office:value="2.03543234" calcext:value-type="float">
            <text:p>2.03543234</text:p>
          </table:table-cell>
          <table:table-cell/>
          <table:table-cell office:value-type="float" office:value="431.414675" calcext:value-type="float">
            <text:p>431.414675</text:p>
          </table:table-cell>
          <table:table-cell office:value-type="float" office:value="-2.47453618" calcext:value-type="float">
            <text:p>-2.47453618</text:p>
          </table:table-cell>
        </table:table-row>
        <table:table-row table:style-name="ro1">
          <table:table-cell office:value-type="float" office:value="435.336627" calcext:value-type="float">
            <text:p>435.336627</text:p>
          </table:table-cell>
          <table:table-cell office:value-type="float" office:value="-3.09709001" calcext:value-type="float">
            <text:p>-3.09709001</text:p>
          </table:table-cell>
          <table:table-cell/>
          <table:table-cell office:value-type="float" office:value="435.336627" calcext:value-type="float">
            <text:p>435.336627</text:p>
          </table:table-cell>
          <table:table-cell office:value-type="float" office:value="2.40068913" calcext:value-type="float">
            <text:p>2.40068913</text:p>
          </table:table-cell>
          <table:table-cell/>
          <table:table-cell office:value-type="float" office:value="435.336627" calcext:value-type="float">
            <text:p>435.336627</text:p>
          </table:table-cell>
          <table:table-cell office:value-type="float" office:value="-1.44289982" calcext:value-type="float">
            <text:p>-1.44289982</text:p>
          </table:table-cell>
        </table:table-row>
        <table:table-row table:style-name="ro1">
          <table:table-cell office:value-type="float" office:value="439.258578" calcext:value-type="float">
            <text:p>439.258578</text:p>
          </table:table-cell>
          <table:table-cell office:value-type="float" office:value="-5.39289427" calcext:value-type="float">
            <text:p>-5.39289427</text:p>
          </table:table-cell>
          <table:table-cell/>
          <table:table-cell office:value-type="float" office:value="439.258578" calcext:value-type="float">
            <text:p>439.258578</text:p>
          </table:table-cell>
          <table:table-cell office:value-type="float" office:value="2.3706212" calcext:value-type="float">
            <text:p>2.3706212</text:p>
          </table:table-cell>
          <table:table-cell/>
          <table:table-cell office:value-type="float" office:value="439.258578" calcext:value-type="float">
            <text:p>439.258578</text:p>
          </table:table-cell>
          <table:table-cell office:value-type="float" office:value="-2.06134892" calcext:value-type="float">
            <text:p>-2.06134892</text:p>
          </table:table-cell>
        </table:table-row>
        <table:table-row table:style-name="ro1">
          <table:table-cell office:value-type="float" office:value="443.18053" calcext:value-type="float">
            <text:p>443.18053</text:p>
          </table:table-cell>
          <table:table-cell office:value-type="float" office:value="-5.58747196" calcext:value-type="float">
            <text:p>-5.58747196</text:p>
          </table:table-cell>
          <table:table-cell/>
          <table:table-cell office:value-type="float" office:value="443.18053" calcext:value-type="float">
            <text:p>443.18053</text:p>
          </table:table-cell>
          <table:table-cell office:value-type="float" office:value="2.41360092" calcext:value-type="float">
            <text:p>2.41360092</text:p>
          </table:table-cell>
          <table:table-cell/>
          <table:table-cell office:value-type="float" office:value="443.18053" calcext:value-type="float">
            <text:p>443.18053</text:p>
          </table:table-cell>
          <table:table-cell office:value-type="float" office:value="-1.75163639" calcext:value-type="float">
            <text:p>-1.75163639</text:p>
          </table:table-cell>
        </table:table-row>
        <table:table-row table:style-name="ro1">
          <table:table-cell office:value-type="float" office:value="447.102482" calcext:value-type="float">
            <text:p>447.102482</text:p>
          </table:table-cell>
          <table:table-cell office:value-type="float" office:value="-5.02149057" calcext:value-type="float">
            <text:p>-5.02149057</text:p>
          </table:table-cell>
          <table:table-cell/>
          <table:table-cell office:value-type="float" office:value="447.102482" calcext:value-type="float">
            <text:p>447.102482</text:p>
          </table:table-cell>
          <table:table-cell office:value-type="float" office:value="1.94523942" calcext:value-type="float">
            <text:p>1.94523942</text:p>
          </table:table-cell>
          <table:table-cell/>
          <table:table-cell office:value-type="float" office:value="447.102482" calcext:value-type="float">
            <text:p>447.102482</text:p>
          </table:table-cell>
          <table:table-cell office:value-type="float" office:value="-2.11227298" calcext:value-type="float">
            <text:p>-2.11227298</text:p>
          </table:table-cell>
        </table:table-row>
        <table:table-row table:style-name="ro1">
          <table:table-cell office:value-type="float" office:value="451.024433" calcext:value-type="float">
            <text:p>451.024433</text:p>
          </table:table-cell>
          <table:table-cell office:value-type="float" office:value="-4.14610672" calcext:value-type="float">
            <text:p>-4.14610672</text:p>
          </table:table-cell>
          <table:table-cell/>
          <table:table-cell office:value-type="float" office:value="451.024433" calcext:value-type="float">
            <text:p>451.024433</text:p>
          </table:table-cell>
          <table:table-cell office:value-type="float" office:value="2.06986117" calcext:value-type="float">
            <text:p>2.06986117</text:p>
          </table:table-cell>
          <table:table-cell/>
          <table:table-cell office:value-type="float" office:value="451.024433" calcext:value-type="float">
            <text:p>451.024433</text:p>
          </table:table-cell>
          <table:table-cell office:value-type="float" office:value="-1.90570986" calcext:value-type="float">
            <text:p>-1.90570986</text:p>
          </table:table-cell>
        </table:table-row>
        <table:table-row table:style-name="ro1">
          <table:table-cell office:value-type="float" office:value="454.946385" calcext:value-type="float">
            <text:p>454.946385</text:p>
          </table:table-cell>
          <table:table-cell office:value-type="float" office:value="-3.92817831" calcext:value-type="float">
            <text:p>-3.92817831</text:p>
          </table:table-cell>
          <table:table-cell/>
          <table:table-cell office:value-type="float" office:value="454.946385" calcext:value-type="float">
            <text:p>454.946385</text:p>
          </table:table-cell>
          <table:table-cell office:value-type="float" office:value="1.64446855" calcext:value-type="float">
            <text:p>1.64446855</text:p>
          </table:table-cell>
          <table:table-cell/>
          <table:table-cell office:value-type="float" office:value="454.946385" calcext:value-type="float">
            <text:p>454.946385</text:p>
          </table:table-cell>
          <table:table-cell office:value-type="float" office:value="-1.85380983" calcext:value-type="float">
            <text:p>-1.85380983</text:p>
          </table:table-cell>
        </table:table-row>
        <table:table-row table:style-name="ro1">
          <table:table-cell office:value-type="float" office:value="458.868336" calcext:value-type="float">
            <text:p>458.868336</text:p>
          </table:table-cell>
          <table:table-cell office:value-type="float" office:value="-3.94227505" calcext:value-type="float">
            <text:p>-3.94227505</text:p>
          </table:table-cell>
          <table:table-cell/>
          <table:table-cell office:value-type="float" office:value="458.868336" calcext:value-type="float">
            <text:p>458.868336</text:p>
          </table:table-cell>
          <table:table-cell office:value-type="float" office:value="2.18160415" calcext:value-type="float">
            <text:p>2.18160415</text:p>
          </table:table-cell>
          <table:table-cell/>
          <table:table-cell office:value-type="float" office:value="458.868336" calcext:value-type="float">
            <text:p>458.868336</text:p>
          </table:table-cell>
          <table:table-cell office:value-type="float" office:value="-1.85348451" calcext:value-type="float">
            <text:p>-1.85348451</text:p>
          </table:table-cell>
        </table:table-row>
        <table:table-row table:style-name="ro1">
          <table:table-cell office:value-type="float" office:value="462.790288" calcext:value-type="float">
            <text:p>462.790288</text:p>
          </table:table-cell>
          <table:table-cell office:value-type="float" office:value="-1.75202608" calcext:value-type="float">
            <text:p>-1.75202608</text:p>
          </table:table-cell>
          <table:table-cell/>
          <table:table-cell office:value-type="float" office:value="462.790288" calcext:value-type="float">
            <text:p>462.790288</text:p>
          </table:table-cell>
          <table:table-cell office:value-type="float" office:value="3.04961133" calcext:value-type="float">
            <text:p>3.04961133</text:p>
          </table:table-cell>
          <table:table-cell/>
          <table:table-cell office:value-type="float" office:value="462.790288" calcext:value-type="float">
            <text:p>462.790288</text:p>
          </table:table-cell>
          <table:table-cell office:value-type="float" office:value="-1.28595948" calcext:value-type="float">
            <text:p>-1.28595948</text:p>
          </table:table-cell>
        </table:table-row>
        <table:table-row table:style-name="ro1">
          <table:table-cell office:value-type="float" office:value="466.71224" calcext:value-type="float">
            <text:p>466.71224</text:p>
          </table:table-cell>
          <table:table-cell office:value-type="float" office:value="-1.08289528" calcext:value-type="float">
            <text:p>-1.08289528</text:p>
          </table:table-cell>
          <table:table-cell/>
          <table:table-cell office:value-type="float" office:value="466.71224" calcext:value-type="float">
            <text:p>466.71224</text:p>
          </table:table-cell>
          <table:table-cell office:value-type="float" office:value="3.81449199" calcext:value-type="float">
            <text:p>3.81449199</text:p>
          </table:table-cell>
          <table:table-cell/>
          <table:table-cell office:value-type="float" office:value="466.71224" calcext:value-type="float">
            <text:p>466.71224</text:p>
          </table:table-cell>
          <table:table-cell office:value-type="float" office:value="-0.873097539" calcext:value-type="float">
            <text:p>-0.873097539</text:p>
          </table:table-cell>
        </table:table-row>
        <table:table-row table:style-name="ro1">
          <table:table-cell office:value-type="float" office:value="470.634191" calcext:value-type="float">
            <text:p>470.634191</text:p>
          </table:table-cell>
          <table:table-cell office:value-type="float" office:value="-0.658713818" calcext:value-type="float">
            <text:p>-0.658713818</text:p>
          </table:table-cell>
          <table:table-cell/>
          <table:table-cell office:value-type="float" office:value="470.634191" calcext:value-type="float">
            <text:p>470.634191</text:p>
          </table:table-cell>
          <table:table-cell office:value-type="float" office:value="2.35781479" calcext:value-type="float">
            <text:p>2.35781479</text:p>
          </table:table-cell>
          <table:table-cell/>
          <table:table-cell office:value-type="float" office:value="470.634191" calcext:value-type="float">
            <text:p>470.634191</text:p>
          </table:table-cell>
          <table:table-cell office:value-type="float" office:value="0.106903106" calcext:value-type="float">
            <text:p>0.106903106</text:p>
          </table:table-cell>
        </table:table-row>
        <table:table-row table:style-name="ro1">
          <table:table-cell office:value-type="float" office:value="474.556143" calcext:value-type="float">
            <text:p>474.556143</text:p>
          </table:table-cell>
          <table:table-cell office:value-type="float" office:value="-2.58069324" calcext:value-type="float">
            <text:p>-2.58069324</text:p>
          </table:table-cell>
          <table:table-cell/>
          <table:table-cell office:value-type="float" office:value="474.556143" calcext:value-type="float">
            <text:p>474.556143</text:p>
          </table:table-cell>
          <table:table-cell office:value-type="float" office:value="1.68319666" calcext:value-type="float">
            <text:p>1.68319666</text:p>
          </table:table-cell>
          <table:table-cell/>
          <table:table-cell office:value-type="float" office:value="474.556143" calcext:value-type="float">
            <text:p>474.556143</text:p>
          </table:table-cell>
          <table:table-cell office:value-type="float" office:value="0.313527256" calcext:value-type="float">
            <text:p>0.313527256</text:p>
          </table:table-cell>
        </table:table-row>
        <table:table-row table:style-name="ro1">
          <table:table-cell office:value-type="float" office:value="478.478094" calcext:value-type="float">
            <text:p>478.478094</text:p>
          </table:table-cell>
          <table:table-cell office:value-type="float" office:value="-3.98701715" calcext:value-type="float">
            <text:p>-3.98701715</text:p>
          </table:table-cell>
          <table:table-cell/>
          <table:table-cell office:value-type="float" office:value="478.478094" calcext:value-type="float">
            <text:p>478.478094</text:p>
          </table:table-cell>
          <table:table-cell office:value-type="float" office:value="1.67891216" calcext:value-type="float">
            <text:p>1.67891216</text:p>
          </table:table-cell>
          <table:table-cell/>
          <table:table-cell office:value-type="float" office:value="478.478094" calcext:value-type="float">
            <text:p>478.478094</text:p>
          </table:table-cell>
          <table:table-cell office:value-type="float" office:value="0.829477608" calcext:value-type="float">
            <text:p>0.829477608</text:p>
          </table:table-cell>
        </table:table-row>
        <table:table-row table:style-name="ro1">
          <table:table-cell office:value-type="float" office:value="482.400046" calcext:value-type="float">
            <text:p>482.400046</text:p>
          </table:table-cell>
          <table:table-cell office:value-type="float" office:value="-3.69174194" calcext:value-type="float">
            <text:p>-3.69174194</text:p>
          </table:table-cell>
          <table:table-cell/>
          <table:table-cell office:value-type="float" office:value="482.400046" calcext:value-type="float">
            <text:p>482.400046</text:p>
          </table:table-cell>
          <table:table-cell office:value-type="float" office:value="1.3437562" calcext:value-type="float">
            <text:p>1.3437562</text:p>
          </table:table-cell>
          <table:table-cell/>
          <table:table-cell office:value-type="float" office:value="482.400046" calcext:value-type="float">
            <text:p>482.400046</text:p>
          </table:table-cell>
          <table:table-cell office:value-type="float" office:value="1.08761537" calcext:value-type="float">
            <text:p>1.08761537</text:p>
          </table:table-cell>
        </table:table-row>
        <table:table-row table:style-name="ro1">
          <table:table-cell office:value-type="float" office:value="486.321998" calcext:value-type="float">
            <text:p>486.321998</text:p>
          </table:table-cell>
          <table:table-cell office:value-type="float" office:value="-6.63210821" calcext:value-type="float">
            <text:p>-6.63210821</text:p>
          </table:table-cell>
          <table:table-cell/>
          <table:table-cell office:value-type="float" office:value="486.321998" calcext:value-type="float">
            <text:p>486.321998</text:p>
          </table:table-cell>
          <table:table-cell office:value-type="float" office:value="1.73909187" calcext:value-type="float">
            <text:p>1.73909187</text:p>
          </table:table-cell>
          <table:table-cell/>
          <table:table-cell office:value-type="float" office:value="486.321998" calcext:value-type="float">
            <text:p>486.321998</text:p>
          </table:table-cell>
          <table:table-cell office:value-type="float" office:value="1.60356569" calcext:value-type="float">
            <text:p>1.60356569</text:p>
          </table:table-cell>
        </table:table-row>
        <table:table-row table:style-name="ro1">
          <table:table-cell office:value-type="float" office:value="490.243949" calcext:value-type="float">
            <text:p>490.243949</text:p>
          </table:table-cell>
          <table:table-cell office:value-type="float" office:value="-4.30004406" calcext:value-type="float">
            <text:p>-4.30004406</text:p>
          </table:table-cell>
          <table:table-cell/>
          <table:table-cell office:value-type="float" office:value="490.243949" calcext:value-type="float">
            <text:p>490.243949</text:p>
          </table:table-cell>
          <table:table-cell office:value-type="float" office:value="1.29221487" calcext:value-type="float">
            <text:p>1.29221487</text:p>
          </table:table-cell>
          <table:table-cell/>
          <table:table-cell office:value-type="float" office:value="490.243949" calcext:value-type="float">
            <text:p>490.243949</text:p>
          </table:table-cell>
          <table:table-cell office:value-type="float" office:value="1.91327822" calcext:value-type="float">
            <text:p>1.91327822</text:p>
          </table:table-cell>
        </table:table-row>
        <table:table-row table:style-name="ro1">
          <table:table-cell office:value-type="float" office:value="494.165901" calcext:value-type="float">
            <text:p>494.165901</text:p>
          </table:table-cell>
          <table:table-cell office:value-type="float" office:value="-3.12818193" calcext:value-type="float">
            <text:p>-3.12818193</text:p>
          </table:table-cell>
          <table:table-cell/>
          <table:table-cell office:value-type="float" office:value="494.165901" calcext:value-type="float">
            <text:p>494.165901</text:p>
          </table:table-cell>
          <table:table-cell office:value-type="float" office:value="1.85942924" calcext:value-type="float">
            <text:p>1.85942924</text:p>
          </table:table-cell>
          <table:table-cell/>
          <table:table-cell office:value-type="float" office:value="494.165901" calcext:value-type="float">
            <text:p>494.165901</text:p>
          </table:table-cell>
          <table:table-cell office:value-type="float" office:value="2.32614017" calcext:value-type="float">
            <text:p>2.32614017</text:p>
          </table:table-cell>
        </table:table-row>
        <table:table-row table:style-name="ro1">
          <table:table-cell office:value-type="float" office:value="498.087852" calcext:value-type="float">
            <text:p>498.087852</text:p>
          </table:table-cell>
          <table:table-cell office:value-type="float" office:value="-2.96181273" calcext:value-type="float">
            <text:p>-2.96181273</text:p>
          </table:table-cell>
          <table:table-cell/>
          <table:table-cell office:value-type="float" office:value="498.087852" calcext:value-type="float">
            <text:p>498.087852</text:p>
          </table:table-cell>
          <table:table-cell office:value-type="float" office:value="1.57583654" calcext:value-type="float">
            <text:p>1.57583654</text:p>
          </table:table-cell>
          <table:table-cell/>
          <table:table-cell office:value-type="float" office:value="498.087852" calcext:value-type="float">
            <text:p>498.087852</text:p>
          </table:table-cell>
          <table:table-cell office:value-type="float" office:value="1.86241519" calcext:value-type="float">
            <text:p>1.86241519</text:p>
          </table:table-cell>
        </table:table-row>
        <table:table-row table:style-name="ro1">
          <table:table-cell office:value-type="float" office:value="502.009804" calcext:value-type="float">
            <text:p>502.009804</text:p>
          </table:table-cell>
          <table:table-cell office:value-type="float" office:value="-1.22273564" calcext:value-type="float">
            <text:p>-1.22273564</text:p>
          </table:table-cell>
          <table:table-cell/>
          <table:table-cell office:value-type="float" office:value="502.009804" calcext:value-type="float">
            <text:p>502.009804</text:p>
          </table:table-cell>
          <table:table-cell office:value-type="float" office:value="1.88093555" calcext:value-type="float">
            <text:p>1.88093555</text:p>
          </table:table-cell>
          <table:table-cell/>
          <table:table-cell office:value-type="float" office:value="502.009804" calcext:value-type="float">
            <text:p>502.009804</text:p>
          </table:table-cell>
          <table:table-cell office:value-type="float" office:value="2.17212772" calcext:value-type="float">
            <text:p>2.17212772</text:p>
          </table:table-cell>
        </table:table-row>
        <table:table-row table:style-name="ro1">
          <table:table-cell office:value-type="float" office:value="505.931756" calcext:value-type="float">
            <text:p>505.931756</text:p>
          </table:table-cell>
          <table:table-cell office:value-type="float" office:value="-0.0766456127" calcext:value-type="float">
            <text:p>-0.0766456127</text:p>
          </table:table-cell>
          <table:table-cell/>
          <table:table-cell office:value-type="float" office:value="505.931756" calcext:value-type="float">
            <text:p>505.931756</text:p>
          </table:table-cell>
          <table:table-cell office:value-type="float" office:value="1.75203633" calcext:value-type="float">
            <text:p>1.75203633</text:p>
          </table:table-cell>
          <table:table-cell/>
          <table:table-cell office:value-type="float" office:value="505.931756" calcext:value-type="float">
            <text:p>505.931756</text:p>
          </table:table-cell>
          <table:table-cell office:value-type="float" office:value="1.75991654" calcext:value-type="float">
            <text:p>1.75991654</text:p>
          </table:table-cell>
        </table:table-row>
        <table:table-row table:style-name="ro1">
          <table:table-cell office:value-type="float" office:value="509.853707" calcext:value-type="float">
            <text:p>509.853707</text:p>
          </table:table-cell>
          <table:table-cell office:value-type="float" office:value="1.12100387" calcext:value-type="float">
            <text:p>1.12100387</text:p>
          </table:table-cell>
          <table:table-cell/>
          <table:table-cell office:value-type="float" office:value="509.853707" calcext:value-type="float">
            <text:p>509.853707</text:p>
          </table:table-cell>
          <table:table-cell office:value-type="float" office:value="1.8680675" calcext:value-type="float">
            <text:p>1.8680675</text:p>
          </table:table-cell>
          <table:table-cell/>
          <table:table-cell office:value-type="float" office:value="509.853707" calcext:value-type="float">
            <text:p>509.853707</text:p>
          </table:table-cell>
          <table:table-cell office:value-type="float" office:value="1.45085466" calcext:value-type="float">
            <text:p>1.45085466</text:p>
          </table:table-cell>
        </table:table-row>
        <table:table-row table:style-name="ro1">
          <table:table-cell office:value-type="float" office:value="513.775659" calcext:value-type="float">
            <text:p>513.775659</text:p>
          </table:table-cell>
          <table:table-cell office:value-type="float" office:value="1.08111978" calcext:value-type="float">
            <text:p>1.08111978</text:p>
          </table:table-cell>
          <table:table-cell/>
          <table:table-cell office:value-type="float" office:value="513.775659" calcext:value-type="float">
            <text:p>513.775659</text:p>
          </table:table-cell>
          <table:table-cell office:value-type="float" office:value="1.8852675" calcext:value-type="float">
            <text:p>1.8852675</text:p>
          </table:table-cell>
          <table:table-cell/>
          <table:table-cell office:value-type="float" office:value="513.775659" calcext:value-type="float">
            <text:p>513.775659</text:p>
          </table:table-cell>
          <table:table-cell office:value-type="float" office:value="1.34803057" calcext:value-type="float">
            <text:p>1.34803057</text:p>
          </table:table-cell>
        </table:table-row>
        <table:table-row table:style-name="ro1">
          <table:table-cell office:value-type="float" office:value="517.69761" calcext:value-type="float">
            <text:p>517.69761</text:p>
          </table:table-cell>
          <table:table-cell office:value-type="float" office:value="1.9951694" calcext:value-type="float">
            <text:p>1.9951694</text:p>
          </table:table-cell>
          <table:table-cell/>
          <table:table-cell office:value-type="float" office:value="517.69761" calcext:value-type="float">
            <text:p>517.69761</text:p>
          </table:table-cell>
          <table:table-cell office:value-type="float" office:value="1.49854445" calcext:value-type="float">
            <text:p>1.49854445</text:p>
          </table:table-cell>
          <table:table-cell/>
          <table:table-cell office:value-type="float" office:value="517.69761" calcext:value-type="float">
            <text:p>517.69761</text:p>
          </table:table-cell>
          <table:table-cell office:value-type="float" office:value="1.03896868" calcext:value-type="float">
            <text:p>1.03896868</text:p>
          </table:table-cell>
        </table:table-row>
        <table:table-row table:style-name="ro1">
          <table:table-cell office:value-type="float" office:value="521.619562" calcext:value-type="float">
            <text:p>521.619562</text:p>
          </table:table-cell>
          <table:table-cell office:value-type="float" office:value="3.07679129" calcext:value-type="float">
            <text:p>3.07679129</text:p>
          </table:table-cell>
          <table:table-cell/>
          <table:table-cell office:value-type="float" office:value="521.619562" calcext:value-type="float">
            <text:p>521.619562</text:p>
          </table:table-cell>
          <table:table-cell office:value-type="float" office:value="1.64035904" calcext:value-type="float">
            <text:p>1.64035904</text:p>
          </table:table-cell>
          <table:table-cell/>
          <table:table-cell office:value-type="float" office:value="521.619562" calcext:value-type="float">
            <text:p>521.619562</text:p>
          </table:table-cell>
          <table:table-cell office:value-type="float" office:value="1.09086871" calcext:value-type="float">
            <text:p>1.09086871</text:p>
          </table:table-cell>
        </table:table-row>
        <table:table-row table:style-name="ro1">
          <table:table-cell office:value-type="float" office:value="525.541513" calcext:value-type="float">
            <text:p>525.541513</text:p>
          </table:table-cell>
          <table:table-cell office:value-type="float" office:value="3.10136032" calcext:value-type="float">
            <text:p>3.10136032</text:p>
          </table:table-cell>
          <table:table-cell/>
          <table:table-cell office:value-type="float" office:value="525.541513" calcext:value-type="float">
            <text:p>525.541513</text:p>
          </table:table-cell>
          <table:table-cell office:value-type="float" office:value="1.20207274" calcext:value-type="float">
            <text:p>1.20207274</text:p>
          </table:table-cell>
          <table:table-cell/>
          <table:table-cell office:value-type="float" office:value="525.541513" calcext:value-type="float">
            <text:p>525.541513</text:p>
          </table:table-cell>
          <table:table-cell office:value-type="float" office:value="0.781806767" calcext:value-type="float">
            <text:p>0.781806767</text:p>
          </table:table-cell>
        </table:table-row>
        <table:table-row table:style-name="ro1">
          <table:table-cell office:value-type="float" office:value="529.463465" calcext:value-type="float">
            <text:p>529.463465</text:p>
          </table:table-cell>
          <table:table-cell office:value-type="float" office:value="2.6102891" calcext:value-type="float">
            <text:p>2.6102891</text:p>
          </table:table-cell>
          <table:table-cell/>
          <table:table-cell office:value-type="float" office:value="529.463465" calcext:value-type="float">
            <text:p>529.463465</text:p>
          </table:table-cell>
          <table:table-cell office:value-type="float" office:value="1.58881772" calcext:value-type="float">
            <text:p>1.58881772</text:p>
          </table:table-cell>
          <table:table-cell/>
          <table:table-cell office:value-type="float" office:value="529.463465" calcext:value-type="float">
            <text:p>529.463465</text:p>
          </table:table-cell>
          <table:table-cell office:value-type="float" office:value="0.730557382" calcext:value-type="float">
            <text:p>0.730557382</text:p>
          </table:table-cell>
        </table:table-row>
        <table:table-row table:style-name="ro1">
          <table:table-cell office:value-type="float" office:value="533.385417" calcext:value-type="float">
            <text:p>533.385417</text:p>
          </table:table-cell>
          <table:table-cell office:value-type="float" office:value="2.97003269" calcext:value-type="float">
            <text:p>2.97003269</text:p>
          </table:table-cell>
          <table:table-cell/>
          <table:table-cell office:value-type="float" office:value="533.385417" calcext:value-type="float">
            <text:p>533.385417</text:p>
          </table:table-cell>
          <table:table-cell office:value-type="float" office:value="1.40405607" calcext:value-type="float">
            <text:p>1.40405607</text:p>
          </table:table-cell>
          <table:table-cell/>
          <table:table-cell office:value-type="float" office:value="533.385417" calcext:value-type="float">
            <text:p>533.385417</text:p>
          </table:table-cell>
          <table:table-cell office:value-type="float" office:value="0.782457471" calcext:value-type="float">
            <text:p>0.782457471</text:p>
          </table:table-cell>
        </table:table-row>
        <table:table-row table:style-name="ro1">
          <table:table-cell office:value-type="float" office:value="537.307368" calcext:value-type="float">
            <text:p>537.307368</text:p>
          </table:table-cell>
          <table:table-cell office:value-type="float" office:value="2.46606779" calcext:value-type="float">
            <text:p>2.46606779</text:p>
          </table:table-cell>
          <table:table-cell/>
          <table:table-cell office:value-type="float" office:value="537.307368" calcext:value-type="float">
            <text:p>537.307368</text:p>
          </table:table-cell>
          <table:table-cell office:value-type="float" office:value="1.42984676" calcext:value-type="float">
            <text:p>1.42984676</text:p>
          </table:table-cell>
          <table:table-cell/>
          <table:table-cell office:value-type="float" office:value="537.307368" calcext:value-type="float">
            <text:p>537.307368</text:p>
          </table:table-cell>
          <table:table-cell office:value-type="float" office:value="0.782782793" calcext:value-type="float">
            <text:p>0.782782793</text:p>
          </table:table-cell>
        </table:table-row>
        <table:table-row table:style-name="ro1">
          <table:table-cell office:value-type="float" office:value="541.22932" calcext:value-type="float">
            <text:p>541.22932</text:p>
          </table:table-cell>
          <table:table-cell office:value-type="float" office:value="2.21991539" calcext:value-type="float">
            <text:p>2.21991539</text:p>
          </table:table-cell>
          <table:table-cell/>
          <table:table-cell office:value-type="float" office:value="541.22932" calcext:value-type="float">
            <text:p>541.22932</text:p>
          </table:table-cell>
          <table:table-cell office:value-type="float" office:value="2.24199533" calcext:value-type="float">
            <text:p>2.24199533</text:p>
          </table:table-cell>
          <table:table-cell/>
          <table:table-cell office:value-type="float" office:value="541.22932" calcext:value-type="float">
            <text:p>541.22932</text:p>
          </table:table-cell>
          <table:table-cell office:value-type="float" office:value="0.886257529" calcext:value-type="float">
            <text:p>0.886257529</text:p>
          </table:table-cell>
        </table:table-row>
        <table:table-row table:style-name="ro1">
          <table:table-cell office:value-type="float" office:value="545.151271" calcext:value-type="float">
            <text:p>545.151271</text:p>
          </table:table-cell>
          <table:table-cell office:value-type="float" office:value="1.57415056" calcext:value-type="float">
            <text:p>1.57415056</text:p>
          </table:table-cell>
          <table:table-cell/>
          <table:table-cell office:value-type="float" office:value="545.151271" calcext:value-type="float">
            <text:p>545.151271</text:p>
          </table:table-cell>
          <table:table-cell office:value-type="float" office:value="2.33224297" calcext:value-type="float">
            <text:p>2.33224297</text:p>
          </table:table-cell>
          <table:table-cell/>
          <table:table-cell office:value-type="float" office:value="545.151271" calcext:value-type="float">
            <text:p>545.151271</text:p>
          </table:table-cell>
          <table:table-cell office:value-type="float" office:value="0.73185873" calcext:value-type="float">
            <text:p>0.73185873</text:p>
          </table:table-cell>
        </table:table-row>
        <table:table-row table:style-name="ro1">
          <table:table-cell office:value-type="float" office:value="549.073223" calcext:value-type="float">
            <text:p>549.073223</text:p>
          </table:table-cell>
          <table:table-cell office:value-type="float" office:value="-0.50250721" calcext:value-type="float">
            <text:p>-0.50250721</text:p>
          </table:table-cell>
          <table:table-cell/>
          <table:table-cell office:value-type="float" office:value="549.073223" calcext:value-type="float">
            <text:p>549.073223</text:p>
          </table:table-cell>
          <table:table-cell office:value-type="float" office:value="2.1131072" calcext:value-type="float">
            <text:p>2.1131072</text:p>
          </table:table-cell>
          <table:table-cell/>
          <table:table-cell office:value-type="float" office:value="549.073223" calcext:value-type="float">
            <text:p>549.073223</text:p>
          </table:table-cell>
          <table:table-cell office:value-type="float" office:value="0.525946259" calcext:value-type="float">
            <text:p>0.525946259</text:p>
          </table:table-cell>
        </table:table-row>
        <table:table-row table:style-name="ro1">
          <table:table-cell office:value-type="float" office:value="552.995175" calcext:value-type="float">
            <text:p>552.995175</text:p>
          </table:table-cell>
          <table:table-cell office:value-type="float" office:value="-4.61595392" calcext:value-type="float">
            <text:p>-4.61595392</text:p>
          </table:table-cell>
          <table:table-cell/>
          <table:table-cell office:value-type="float" office:value="552.995175" calcext:value-type="float">
            <text:p>552.995175</text:p>
          </table:table-cell>
          <table:table-cell office:value-type="float" office:value="1.9627198" calcext:value-type="float">
            <text:p>1.9627198</text:p>
          </table:table-cell>
          <table:table-cell/>
          <table:table-cell office:value-type="float" office:value="552.995175" calcext:value-type="float">
            <text:p>552.995175</text:p>
          </table:table-cell>
          <table:table-cell office:value-type="float" office:value="0.165309653" calcext:value-type="float">
            <text:p>0.165309653</text:p>
          </table:table-cell>
        </table:table-row>
        <table:table-row table:style-name="ro1">
          <table:table-cell office:value-type="float" office:value="556.917126" calcext:value-type="float">
            <text:p>556.917126</text:p>
          </table:table-cell>
          <table:table-cell office:value-type="float" office:value="-7.46609497" calcext:value-type="float">
            <text:p>-7.46609497</text:p>
          </table:table-cell>
          <table:table-cell/>
          <table:table-cell office:value-type="float" office:value="556.917126" calcext:value-type="float">
            <text:p>556.917126</text:p>
          </table:table-cell>
          <table:table-cell office:value-type="float" office:value="1.60178399" calcext:value-type="float">
            <text:p>1.60178399</text:p>
          </table:table-cell>
          <table:table-cell/>
          <table:table-cell office:value-type="float" office:value="556.917126" calcext:value-type="float">
            <text:p>556.917126</text:p>
          </table:table-cell>
          <table:table-cell office:value-type="float" office:value="0.371933818" calcext:value-type="float">
            <text:p>0.371933818</text:p>
          </table:table-cell>
        </table:table-row>
        <table:table-row table:style-name="ro1">
          <table:table-cell office:value-type="float" office:value="560.839078" calcext:value-type="float">
            <text:p>560.839078</text:p>
          </table:table-cell>
          <table:table-cell office:value-type="float" office:value="-8.3825655" calcext:value-type="float">
            <text:p>-8.3825655</text:p>
          </table:table-cell>
          <table:table-cell/>
          <table:table-cell office:value-type="float" office:value="560.839078" calcext:value-type="float">
            <text:p>560.839078</text:p>
          </table:table-cell>
          <table:table-cell office:value-type="float" office:value="1.20647025" calcext:value-type="float">
            <text:p>1.20647025</text:p>
          </table:table-cell>
          <table:table-cell/>
          <table:table-cell office:value-type="float" office:value="560.839078" calcext:value-type="float">
            <text:p>560.839078</text:p>
          </table:table-cell>
          <table:table-cell office:value-type="float" office:value="0.269109726" calcext:value-type="float">
            <text:p>0.269109726</text:p>
          </table:table-cell>
        </table:table-row>
        <table:table-row table:style-name="ro1">
          <table:table-cell office:value-type="float" office:value="564.761029" calcext:value-type="float">
            <text:p>564.761029</text:p>
          </table:table-cell>
          <table:table-cell office:value-type="float" office:value="-9.53107738" calcext:value-type="float">
            <text:p>-9.53107738</text:p>
          </table:table-cell>
          <table:table-cell/>
          <table:table-cell office:value-type="float" office:value="564.761029" calcext:value-type="float">
            <text:p>564.761029</text:p>
          </table:table-cell>
          <table:table-cell office:value-type="float" office:value="0.92287755" calcext:value-type="float">
            <text:p>0.92287755</text:p>
          </table:table-cell>
          <table:table-cell/>
          <table:table-cell office:value-type="float" office:value="564.761029" calcext:value-type="float">
            <text:p>564.761029</text:p>
          </table:table-cell>
          <table:table-cell office:value-type="float" office:value="0.269435048" calcext:value-type="float">
            <text:p>0.269435048</text:p>
          </table:table-cell>
        </table:table-row>
        <table:table-row table:style-name="ro1">
          <table:table-cell office:value-type="float" office:value="568.682981" calcext:value-type="float">
            <text:p>568.682981</text:p>
          </table:table-cell>
          <table:table-cell office:value-type="float" office:value="-9.24869537" calcext:value-type="float">
            <text:p>-9.24869537</text:p>
          </table:table-cell>
          <table:table-cell/>
          <table:table-cell office:value-type="float" office:value="568.682981" calcext:value-type="float">
            <text:p>568.682981</text:p>
          </table:table-cell>
          <table:table-cell office:value-type="float" office:value="0.751009703" calcext:value-type="float">
            <text:p>0.751009703</text:p>
          </table:table-cell>
          <table:table-cell/>
          <table:table-cell office:value-type="float" office:value="568.682981" calcext:value-type="float">
            <text:p>568.682981</text:p>
          </table:table-cell>
          <table:table-cell office:value-type="float" office:value="0.115036257" calcext:value-type="float">
            <text:p>0.115036257</text:p>
          </table:table-cell>
        </table:table-row>
        <table:table-row table:style-name="ro1">
          <table:table-cell office:value-type="float" office:value="572.604933" calcext:value-type="float">
            <text:p>572.604933</text:p>
          </table:table-cell>
          <table:table-cell office:value-type="float" office:value="-9.68819237" calcext:value-type="float">
            <text:p>-9.68819237</text:p>
          </table:table-cell>
          <table:table-cell/>
          <table:table-cell office:value-type="float" office:value="572.604933" calcext:value-type="float">
            <text:p>572.604933</text:p>
          </table:table-cell>
          <table:table-cell office:value-type="float" office:value="0.334211498" calcext:value-type="float">
            <text:p>0.334211498</text:p>
          </table:table-cell>
          <table:table-cell/>
          <table:table-cell office:value-type="float" office:value="572.604933" calcext:value-type="float">
            <text:p>572.604933</text:p>
          </table:table-cell>
          <table:table-cell office:value-type="float" office:value="0.270085692" calcext:value-type="float">
            <text:p>0.270085692</text:p>
          </table:table-cell>
        </table:table-row>
        <table:table-row table:style-name="ro1">
          <table:table-cell office:value-type="float" office:value="576.526884" calcext:value-type="float">
            <text:p>576.526884</text:p>
          </table:table-cell>
          <table:table-cell office:value-type="float" office:value="-8.9675169" calcext:value-type="float">
            <text:p>-8.9675169</text:p>
          </table:table-cell>
          <table:table-cell/>
          <table:table-cell office:value-type="float" office:value="576.526884" calcext:value-type="float">
            <text:p>576.526884</text:p>
          </table:table-cell>
          <table:table-cell office:value-type="float" office:value="-0.147043586" calcext:value-type="float">
            <text:p>-0.147043586</text:p>
          </table:table-cell>
          <table:table-cell/>
          <table:table-cell office:value-type="float" office:value="576.526884" calcext:value-type="float">
            <text:p>576.526884</text:p>
          </table:table-cell>
          <table:table-cell office:value-type="float" office:value="0.270411015" calcext:value-type="float">
            <text:p>0.270411015</text:p>
          </table:table-cell>
        </table:table-row>
        <table:table-row table:style-name="ro1">
          <table:table-cell office:value-type="float" office:value="580.448836" calcext:value-type="float">
            <text:p>580.448836</text:p>
          </table:table-cell>
          <table:table-cell office:value-type="float" office:value="-8.95584202" calcext:value-type="float">
            <text:p>-8.95584202</text:p>
          </table:table-cell>
          <table:table-cell/>
          <table:table-cell office:value-type="float" office:value="580.448836" calcext:value-type="float">
            <text:p>580.448836</text:p>
          </table:table-cell>
          <table:table-cell office:value-type="float" office:value="-0.443526179" calcext:value-type="float">
            <text:p>-0.443526179</text:p>
          </table:table-cell>
          <table:table-cell/>
          <table:table-cell office:value-type="float" office:value="580.448836" calcext:value-type="float">
            <text:p>580.448836</text:p>
          </table:table-cell>
          <table:table-cell office:value-type="float" office:value="0.116012231" calcext:value-type="float">
            <text:p>0.116012231</text:p>
          </table:table-cell>
        </table:table-row>
        <table:table-row table:style-name="ro1">
          <table:table-cell office:value-type="float" office:value="584.370787" calcext:value-type="float">
            <text:p>584.370787</text:p>
          </table:table-cell>
          <table:table-cell office:value-type="float" office:value="-10.0914593" calcext:value-type="float">
            <text:p>-10.0914593</text:p>
          </table:table-cell>
          <table:table-cell/>
          <table:table-cell office:value-type="float" office:value="584.370787" calcext:value-type="float">
            <text:p>584.370787</text:p>
          </table:table-cell>
          <table:table-cell office:value-type="float" office:value="-1.09236097" calcext:value-type="float">
            <text:p>-1.09236097</text:p>
          </table:table-cell>
          <table:table-cell/>
          <table:table-cell office:value-type="float" office:value="584.370787" calcext:value-type="float">
            <text:p>584.370787</text:p>
          </table:table-cell>
          <table:table-cell office:value-type="float" office:value="0.271061689" calcext:value-type="float">
            <text:p>0.271061689</text:p>
          </table:table-cell>
        </table:table-row>
        <table:table-row table:style-name="ro1">
          <table:table-cell office:value-type="float" office:value="588.292739" calcext:value-type="float">
            <text:p>588.292739</text:p>
          </table:table-cell>
          <table:table-cell office:value-type="float" office:value="-8.51996994" calcext:value-type="float">
            <text:p>-8.51996994</text:p>
          </table:table-cell>
          <table:table-cell/>
          <table:table-cell office:value-type="float" office:value="588.292739" calcext:value-type="float">
            <text:p>588.292739</text:p>
          </table:table-cell>
          <table:table-cell office:value-type="float" office:value="-0.684135437" calcext:value-type="float">
            <text:p>-0.684135437</text:p>
          </table:table-cell>
          <table:table-cell/>
          <table:table-cell office:value-type="float" office:value="588.292739" calcext:value-type="float">
            <text:p>588.292739</text:p>
          </table:table-cell>
          <table:table-cell office:value-type="float" office:value="0.168237597" calcext:value-type="float">
            <text:p>0.168237597</text:p>
          </table:table-cell>
        </table:table-row>
        <table:table-row table:style-name="ro1">
          <table:table-cell office:value-type="float" office:value="592.214691" calcext:value-type="float">
            <text:p>592.214691</text:p>
          </table:table-cell>
          <table:table-cell office:value-type="float" office:value="-7.19341373" calcext:value-type="float">
            <text:p>-7.19341373</text:p>
          </table:table-cell>
          <table:table-cell/>
          <table:table-cell office:value-type="float" office:value="592.214691" calcext:value-type="float">
            <text:p>592.214691</text:p>
          </table:table-cell>
          <table:table-cell office:value-type="float" office:value="-0.580997944" calcext:value-type="float">
            <text:p>-0.580997944</text:p>
          </table:table-cell>
          <table:table-cell/>
          <table:table-cell office:value-type="float" office:value="592.214691" calcext:value-type="float">
            <text:p>592.214691</text:p>
          </table:table-cell>
          <table:table-cell office:value-type="float" office:value="0.116988212" calcext:value-type="float">
            <text:p>0.116988212</text:p>
          </table:table-cell>
        </table:table-row>
        <table:table-row table:style-name="ro1">
          <table:table-cell office:value-type="float" office:value="596.136642" calcext:value-type="float">
            <text:p>596.136642</text:p>
          </table:table-cell>
          <table:table-cell office:value-type="float" office:value="-6.2277894" calcext:value-type="float">
            <text:p>-6.2277894</text:p>
          </table:table-cell>
          <table:table-cell/>
          <table:table-cell office:value-type="float" office:value="596.136642" calcext:value-type="float">
            <text:p>596.136642</text:p>
          </table:table-cell>
          <table:table-cell office:value-type="float" office:value="-0.77864939" calcext:value-type="float">
            <text:p>-0.77864939</text:p>
          </table:table-cell>
          <table:table-cell/>
          <table:table-cell office:value-type="float" office:value="596.136642" calcext:value-type="float">
            <text:p>596.136642</text:p>
          </table:table-cell>
          <table:table-cell office:value-type="float" office:value="0.272037655" calcext:value-type="float">
            <text:p>0.272037655</text:p>
          </table:table-cell>
        </table:table-row>
        <table:table-row table:style-name="ro1">
          <table:table-cell office:value-type="float" office:value="600.058594" calcext:value-type="float">
            <text:p>600.058594</text:p>
          </table:table-cell>
          <table:table-cell office:value-type="float" office:value="-4.37269974" calcext:value-type="float">
            <text:p>-4.37269974</text:p>
          </table:table-cell>
          <table:table-cell/>
          <table:table-cell office:value-type="float" office:value="600.058594" calcext:value-type="float">
            <text:p>600.058594</text:p>
          </table:table-cell>
          <table:table-cell office:value-type="float" office:value="-1.5306145" calcext:value-type="float">
            <text:p>-1.5306145</text:p>
          </table:table-cell>
          <table:table-cell/>
          <table:table-cell office:value-type="float" office:value="600.058594" calcext:value-type="float">
            <text:p>600.058594</text:p>
          </table:table-cell>
          <table:table-cell office:value-type="float" office:value="-0.707373321" calcext:value-type="float">
            <text:p>-0.707373321</text:p>
          </table:table-cell>
        </table:table-row>
        <table:table-row table:style-name="ro1">
          <table:table-cell office:value-type="float" office:value="603.980545" calcext:value-type="float">
            <text:p>603.980545</text:p>
          </table:table-cell>
          <table:table-cell office:value-type="float" office:value="-5.19894552" calcext:value-type="float">
            <text:p>-5.19894552</text:p>
          </table:table-cell>
          <table:table-cell/>
          <table:table-cell office:value-type="float" office:value="603.980545" calcext:value-type="float">
            <text:p>603.980545</text:p>
          </table:table-cell>
          <table:table-cell office:value-type="float" office:value="-1.49622548" calcext:value-type="float">
            <text:p>-1.49622548</text:p>
          </table:table-cell>
          <table:table-cell/>
          <table:table-cell office:value-type="float" office:value="603.980545" calcext:value-type="float">
            <text:p>603.980545</text:p>
          </table:table-cell>
          <table:table-cell office:value-type="float" office:value="-0.139848307" calcext:value-type="float">
            <text:p>-0.139848307</text:p>
          </table:table-cell>
        </table:table-row>
        <table:table-row table:style-name="ro1">
          <table:table-cell office:value-type="float" office:value="607.902497" calcext:value-type="float">
            <text:p>607.902497</text:p>
          </table:table-cell>
          <table:table-cell office:value-type="float" office:value="-5.27749538" calcext:value-type="float">
            <text:p>-5.27749538</text:p>
          </table:table-cell>
          <table:table-cell/>
          <table:table-cell office:value-type="float" office:value="607.902497" calcext:value-type="float">
            <text:p>607.902497</text:p>
          </table:table-cell>
          <table:table-cell office:value-type="float" office:value="-1.58215582" calcext:value-type="float">
            <text:p>-1.58215582</text:p>
          </table:table-cell>
          <table:table-cell/>
          <table:table-cell office:value-type="float" office:value="607.902497" calcext:value-type="float">
            <text:p>607.902497</text:p>
          </table:table-cell>
          <table:table-cell office:value-type="float" office:value="-0.500423849" calcext:value-type="float">
            <text:p>-0.500423849</text:p>
          </table:table-cell>
        </table:table-row>
        <table:table-row table:style-name="ro1">
          <table:table-cell office:value-type="float" office:value="611.824449" calcext:value-type="float">
            <text:p>611.824449</text:p>
          </table:table-cell>
          <table:table-cell office:value-type="float" office:value="-5.1240201" calcext:value-type="float">
            <text:p>-5.1240201</text:p>
          </table:table-cell>
          <table:table-cell/>
          <table:table-cell office:value-type="float" office:value="611.824449" calcext:value-type="float">
            <text:p>611.824449</text:p>
          </table:table-cell>
          <table:table-cell office:value-type="float" office:value="-1.39737248" calcext:value-type="float">
            <text:p>-1.39737248</text:p>
          </table:table-cell>
          <table:table-cell/>
          <table:table-cell office:value-type="float" office:value="611.824449" calcext:value-type="float">
            <text:p>611.824449</text:p>
          </table:table-cell>
          <table:table-cell office:value-type="float" office:value="-0.345435441" calcext:value-type="float">
            <text:p>-0.345435441</text:p>
          </table:table-cell>
        </table:table-row>
        <table:table-row table:style-name="ro1">
          <table:table-cell office:value-type="float" office:value="615.7464" calcext:value-type="float">
            <text:p>615.7464</text:p>
          </table:table-cell>
          <table:table-cell office:value-type="float" office:value="-6.46590614" calcext:value-type="float">
            <text:p>-6.46590614</text:p>
          </table:table-cell>
          <table:table-cell/>
          <table:table-cell office:value-type="float" office:value="615.7464" calcext:value-type="float">
            <text:p>615.7464</text:p>
          </table:table-cell>
          <table:table-cell office:value-type="float" office:value="-0.890315771" calcext:value-type="float">
            <text:p>-0.890315771</text:p>
          </table:table-cell>
          <table:table-cell/>
          <table:table-cell office:value-type="float" office:value="615.7464" calcext:value-type="float">
            <text:p>615.7464</text:p>
          </table:table-cell>
          <table:table-cell office:value-type="float" office:value="-0.448259532" calcext:value-type="float">
            <text:p>-0.448259532</text:p>
          </table:table-cell>
        </table:table-row>
        <table:table-row table:style-name="ro1">
          <table:table-cell office:value-type="float" office:value="619.668352" calcext:value-type="float">
            <text:p>619.668352</text:p>
          </table:table-cell>
          <table:table-cell office:value-type="float" office:value="-6.60892439" calcext:value-type="float">
            <text:p>-6.60892439</text:p>
          </table:table-cell>
          <table:table-cell/>
          <table:table-cell office:value-type="float" office:value="619.668352" calcext:value-type="float">
            <text:p>619.668352</text:p>
          </table:table-cell>
          <table:table-cell office:value-type="float" office:value="0.166759223" calcext:value-type="float">
            <text:p>0.166759223</text:p>
          </table:table-cell>
          <table:table-cell/>
          <table:table-cell office:value-type="float" office:value="619.668352" calcext:value-type="float">
            <text:p>619.668352</text:p>
          </table:table-cell>
          <table:table-cell office:value-type="float" office:value="-0.396359503" calcext:value-type="float">
            <text:p>-0.396359503</text:p>
          </table:table-cell>
        </table:table-row>
        <table:table-row table:style-name="ro1">
          <table:table-cell office:value-type="float" office:value="623.590303" calcext:value-type="float">
            <text:p>623.590303</text:p>
          </table:table-cell>
          <table:table-cell office:value-type="float" office:value="-5.07610035" calcext:value-type="float">
            <text:p>-5.07610035</text:p>
          </table:table-cell>
          <table:table-cell/>
          <table:table-cell office:value-type="float" office:value="623.590303" calcext:value-type="float">
            <text:p>623.590303</text:p>
          </table:table-cell>
          <table:table-cell office:value-type="float" office:value="-0.671147168" calcext:value-type="float">
            <text:p>-0.671147168</text:p>
          </table:table-cell>
          <table:table-cell/>
          <table:table-cell office:value-type="float" office:value="623.590303" calcext:value-type="float">
            <text:p>623.590303</text:p>
          </table:table-cell>
          <table:table-cell office:value-type="float" office:value="-0.24131006" calcext:value-type="float">
            <text:p>-0.24131006</text:p>
          </table:table-cell>
        </table:table-row>
        <table:table-row table:style-name="ro1">
          <table:table-cell office:value-type="float" office:value="627.512255" calcext:value-type="float">
            <text:p>627.512255</text:p>
          </table:table-cell>
          <table:table-cell office:value-type="float" office:value="-2.42177057" calcext:value-type="float">
            <text:p>-2.42177057</text:p>
          </table:table-cell>
          <table:table-cell/>
          <table:table-cell office:value-type="float" office:value="627.512255" calcext:value-type="float">
            <text:p>627.512255</text:p>
          </table:table-cell>
          <table:table-cell office:value-type="float" office:value="0.201155335" calcext:value-type="float">
            <text:p>0.201155335</text:p>
          </table:table-cell>
          <table:table-cell/>
          <table:table-cell office:value-type="float" office:value="627.512255" calcext:value-type="float">
            <text:p>627.512255</text:p>
          </table:table-cell>
          <table:table-cell office:value-type="float" office:value="0.0168277621" calcext:value-type="float">
            <text:p>0.0168277621</text:p>
          </table:table-cell>
        </table:table-row>
        <table:table-row table:style-name="ro1">
          <table:table-cell office:value-type="float" office:value="631.434206" calcext:value-type="float">
            <text:p>631.434206</text:p>
          </table:table-cell>
          <table:table-cell office:value-type="float" office:value="0.258346617" calcext:value-type="float">
            <text:p>0.258346617</text:p>
          </table:table-cell>
          <table:table-cell/>
          <table:table-cell office:value-type="float" office:value="631.434206" calcext:value-type="float">
            <text:p>631.434206</text:p>
          </table:table-cell>
          <table:table-cell office:value-type="float" office:value="-0.202752978" calcext:value-type="float">
            <text:p>-0.202752978</text:p>
          </table:table-cell>
          <table:table-cell/>
          <table:table-cell office:value-type="float" office:value="631.434206" calcext:value-type="float">
            <text:p>631.434206</text:p>
          </table:table-cell>
          <table:table-cell office:value-type="float" office:value="0.481203377" calcext:value-type="float">
            <text:p>0.481203377</text:p>
          </table:table-cell>
        </table:table-row>
        <table:table-row table:style-name="ro1">
          <table:table-cell office:value-type="float" office:value="635.356158" calcext:value-type="float">
            <text:p>635.356158</text:p>
          </table:table-cell>
          <table:table-cell office:value-type="float" office:value="1.13373053" calcext:value-type="float">
            <text:p>1.13373053</text:p>
          </table:table-cell>
          <table:table-cell/>
          <table:table-cell office:value-type="float" office:value="635.356158" calcext:value-type="float">
            <text:p>635.356158</text:p>
          </table:table-cell>
          <table:table-cell office:value-type="float" office:value="0.128129542" calcext:value-type="float">
            <text:p>0.128129542</text:p>
          </table:table-cell>
          <table:table-cell/>
          <table:table-cell office:value-type="float" office:value="635.356158" calcext:value-type="float">
            <text:p>635.356158</text:p>
          </table:table-cell>
          <table:table-cell office:value-type="float" office:value="-0.137245715" calcext:value-type="float">
            <text:p>-0.137245715</text:p>
          </table:table-cell>
        </table:table-row>
        <table:table-row table:style-name="ro1">
          <table:table-cell office:value-type="float" office:value="639.27811" calcext:value-type="float">
            <text:p>639.27811</text:p>
          </table:table-cell>
          <table:table-cell office:value-type="float" office:value="0.887593389" calcext:value-type="float">
            <text:p>0.887593389</text:p>
          </table:table-cell>
          <table:table-cell/>
          <table:table-cell office:value-type="float" office:value="639.27811" calcext:value-type="float">
            <text:p>639.27811</text:p>
          </table:table-cell>
          <table:table-cell office:value-type="float" office:value="0.46760276" calcext:value-type="float">
            <text:p>0.46760276</text:p>
          </table:table-cell>
          <table:table-cell/>
          <table:table-cell office:value-type="float" office:value="639.27811" calcext:value-type="float">
            <text:p>639.27811</text:p>
          </table:table-cell>
          <table:table-cell office:value-type="float" office:value="0.481854022" calcext:value-type="float">
            <text:p>0.481854022</text:p>
          </table:table-cell>
        </table:table-row>
        <table:table-row table:style-name="ro1">
          <table:table-cell office:value-type="float" office:value="643.200061" calcext:value-type="float">
            <text:p>643.200061</text:p>
          </table:table-cell>
          <table:table-cell office:value-type="float" office:value="0.847694099" calcext:value-type="float">
            <text:p>0.847694099</text:p>
          </table:table-cell>
          <table:table-cell/>
          <table:table-cell office:value-type="float" office:value="643.200061" calcext:value-type="float">
            <text:p>643.200061</text:p>
          </table:table-cell>
          <table:table-cell office:value-type="float" office:value="0.553555012" calcext:value-type="float">
            <text:p>0.553555012</text:p>
          </table:table-cell>
          <table:table-cell/>
          <table:table-cell office:value-type="float" office:value="643.200061" calcext:value-type="float">
            <text:p>643.200061</text:p>
          </table:table-cell>
          <table:table-cell office:value-type="float" office:value="-0.0334456414" calcext:value-type="float">
            <text:p>-0.0334456414</text:p>
          </table:table-cell>
        </table:table-row>
        <table:table-row table:style-name="ro1">
          <table:table-cell office:value-type="float" office:value="647.122013" calcext:value-type="float">
            <text:p>647.122013</text:p>
          </table:table-cell>
          <table:table-cell office:value-type="float" office:value="0.666010082" calcext:value-type="float">
            <text:p>0.666010082</text:p>
          </table:table-cell>
          <table:table-cell/>
          <table:table-cell office:value-type="float" office:value="647.122013" calcext:value-type="float">
            <text:p>647.122013</text:p>
          </table:table-cell>
          <table:table-cell office:value-type="float" office:value="1.034832" calcext:value-type="float">
            <text:p>1.034832</text:p>
          </table:table-cell>
          <table:table-cell/>
          <table:table-cell office:value-type="float" office:value="647.122013" calcext:value-type="float">
            <text:p>647.122013</text:p>
          </table:table-cell>
          <table:table-cell office:value-type="float" office:value="-0.342507511" calcext:value-type="float">
            <text:p>-0.342507511</text:p>
          </table:table-cell>
        </table:table-row>
        <table:table-row table:style-name="ro1">
          <table:table-cell office:value-type="float" office:value="651.043964" calcext:value-type="float">
            <text:p>651.043964</text:p>
          </table:table-cell>
          <table:table-cell office:value-type="float" office:value="0.110485733" calcext:value-type="float">
            <text:p>0.110485733</text:p>
          </table:table-cell>
          <table:table-cell/>
          <table:table-cell office:value-type="float" office:value="651.043964" calcext:value-type="float">
            <text:p>651.043964</text:p>
          </table:table-cell>
          <table:table-cell office:value-type="float" office:value="1.09929597" calcext:value-type="float">
            <text:p>1.09929597</text:p>
          </table:table-cell>
          <table:table-cell/>
          <table:table-cell office:value-type="float" office:value="651.043964" calcext:value-type="float">
            <text:p>651.043964</text:p>
          </table:table-cell>
          <table:table-cell office:value-type="float" office:value="-0.187458068" calcext:value-type="float">
            <text:p>-0.187458068</text:p>
          </table:table-cell>
        </table:table-row>
        <table:table-row table:style-name="ro1">
          <table:table-cell office:value-type="float" office:value="654.965916" calcext:value-type="float">
            <text:p>654.965916</text:p>
          </table:table-cell>
          <table:table-cell office:value-type="float" office:value="-0.457932234" calcext:value-type="float">
            <text:p>-0.457932234</text:p>
          </table:table-cell>
          <table:table-cell/>
          <table:table-cell office:value-type="float" office:value="654.965916" calcext:value-type="float">
            <text:p>654.965916</text:p>
          </table:table-cell>
          <table:table-cell office:value-type="float" office:value="1.38291061" calcext:value-type="float">
            <text:p>1.38291061</text:p>
          </table:table-cell>
          <table:table-cell/>
          <table:table-cell office:value-type="float" office:value="654.965916" calcext:value-type="float">
            <text:p>654.965916</text:p>
          </table:table-cell>
          <table:table-cell office:value-type="float" office:value="-0.496519953" calcext:value-type="float">
            <text:p>-0.496519953</text:p>
          </table:table-cell>
        </table:table-row>
        <table:table-row table:style-name="ro1">
          <table:table-cell office:value-type="float" office:value="658.887868" calcext:value-type="float">
            <text:p>658.887868</text:p>
          </table:table-cell>
          <table:table-cell office:value-type="float" office:value="-0.330244303" calcext:value-type="float">
            <text:p>-0.330244303</text:p>
          </table:table-cell>
          <table:table-cell/>
          <table:table-cell office:value-type="float" office:value="658.887868" calcext:value-type="float">
            <text:p>658.887868</text:p>
          </table:table-cell>
          <table:table-cell office:value-type="float" office:value="1.52901685" calcext:value-type="float">
            <text:p>1.52901685</text:p>
          </table:table-cell>
          <table:table-cell/>
          <table:table-cell office:value-type="float" office:value="658.887868" calcext:value-type="float">
            <text:p>658.887868</text:p>
          </table:table-cell>
          <table:table-cell office:value-type="float" office:value="-0.238382131" calcext:value-type="float">
            <text:p>-0.238382131</text:p>
          </table:table-cell>
        </table:table-row>
        <table:table-row table:style-name="ro1">
          <table:table-cell office:value-type="float" office:value="662.809819" calcext:value-type="float">
            <text:p>662.809819</text:p>
          </table:table-cell>
          <table:table-cell office:value-type="float" office:value="-0.6795156" calcext:value-type="float">
            <text:p>-0.6795156</text:p>
          </table:table-cell>
          <table:table-cell/>
          <table:table-cell office:value-type="float" office:value="662.809819" calcext:value-type="float">
            <text:p>662.809819</text:p>
          </table:table-cell>
          <table:table-cell office:value-type="float" office:value="1.87278914" calcext:value-type="float">
            <text:p>1.87278914</text:p>
          </table:table-cell>
          <table:table-cell/>
          <table:table-cell office:value-type="float" office:value="662.809819" calcext:value-type="float">
            <text:p>662.809819</text:p>
          </table:table-cell>
          <table:table-cell office:value-type="float" office:value="-0.289631516" calcext:value-type="float">
            <text:p>-0.289631516</text:p>
          </table:table-cell>
        </table:table-row>
        <table:table-row table:style-name="ro1">
          <table:table-cell office:value-type="float" office:value="666.731771" calcext:value-type="float">
            <text:p>666.731771</text:p>
          </table:table-cell>
          <table:table-cell office:value-type="float" office:value="-0.783852696" calcext:value-type="float">
            <text:p>-0.783852696</text:p>
          </table:table-cell>
          <table:table-cell/>
          <table:table-cell office:value-type="float" office:value="666.731771" calcext:value-type="float">
            <text:p>666.731771</text:p>
          </table:table-cell>
          <table:table-cell office:value-type="float" office:value="2.42281842" calcext:value-type="float">
            <text:p>2.42281842</text:p>
          </table:table-cell>
          <table:table-cell/>
          <table:table-cell office:value-type="float" office:value="666.731771" calcext:value-type="float">
            <text:p>666.731771</text:p>
          </table:table-cell>
          <table:table-cell office:value-type="float" office:value="-0.289306194" calcext:value-type="float">
            <text:p>-0.289306194</text:p>
          </table:table-cell>
        </table:table-row>
        <table:table-row table:style-name="ro1">
          <table:table-cell office:value-type="float" office:value="670.653722" calcext:value-type="float">
            <text:p>670.653722</text:p>
          </table:table-cell>
          <table:table-cell office:value-type="float" office:value="-1.48117697" calcext:value-type="float">
            <text:p>-1.48117697</text:p>
          </table:table-cell>
          <table:table-cell/>
          <table:table-cell office:value-type="float" office:value="670.653722" calcext:value-type="float">
            <text:p>670.653722</text:p>
          </table:table-cell>
          <table:table-cell office:value-type="float" office:value="3.600209" calcext:value-type="float">
            <text:p>3.600209</text:p>
          </table:table-cell>
          <table:table-cell/>
          <table:table-cell office:value-type="float" office:value="670.653722" calcext:value-type="float">
            <text:p>670.653722</text:p>
          </table:table-cell>
          <table:table-cell office:value-type="float" office:value="-0.185831442" calcext:value-type="float">
            <text:p>-0.185831442</text:p>
          </table:table-cell>
        </table:table-row>
        <table:table-row table:style-name="ro1">
          <table:table-cell office:value-type="float" office:value="674.575674" calcext:value-type="float">
            <text:p>674.575674</text:p>
          </table:table-cell>
          <table:table-cell office:value-type="float" office:value="-2.95196915" calcext:value-type="float">
            <text:p>-2.95196915</text:p>
          </table:table-cell>
          <table:table-cell/>
          <table:table-cell office:value-type="float" office:value="674.575674" calcext:value-type="float">
            <text:p>674.575674</text:p>
          </table:table-cell>
          <table:table-cell office:value-type="float" office:value="4.39516449" calcext:value-type="float">
            <text:p>4.39516449</text:p>
          </table:table-cell>
          <table:table-cell/>
          <table:table-cell office:value-type="float" office:value="674.575674" calcext:value-type="float">
            <text:p>674.575674</text:p>
          </table:table-cell>
          <table:table-cell office:value-type="float" office:value="-0.18550612" calcext:value-type="float">
            <text:p>-0.18550612</text:p>
          </table:table-cell>
        </table:table-row>
        <table:table-row table:style-name="ro1">
          <table:table-cell office:value-type="float" office:value="678.497626" calcext:value-type="float">
            <text:p>678.497626</text:p>
          </table:table-cell>
          <table:table-cell office:value-type="float" office:value="-4.8610549" calcext:value-type="float">
            <text:p>-4.8610549</text:p>
          </table:table-cell>
          <table:table-cell/>
          <table:table-cell office:value-type="float" office:value="678.497626" calcext:value-type="float">
            <text:p>678.497626</text:p>
          </table:table-cell>
          <table:table-cell office:value-type="float" office:value="5.02254057" calcext:value-type="float">
            <text:p>5.02254057</text:p>
          </table:table-cell>
          <table:table-cell/>
          <table:table-cell office:value-type="float" office:value="678.497626" calcext:value-type="float">
            <text:p>678.497626</text:p>
          </table:table-cell>
          <table:table-cell office:value-type="float" office:value="-0.185180798" calcext:value-type="float">
            <text:p>-0.185180798</text:p>
          </table:table-cell>
        </table:table-row>
        <table:table-row table:style-name="ro1">
          <table:table-cell office:value-type="float" office:value="682.419577" calcext:value-type="float">
            <text:p>682.419577</text:p>
          </table:table-cell>
          <table:table-cell office:value-type="float" office:value="-5.66151333" calcext:value-type="float">
            <text:p>-5.66151333</text:p>
          </table:table-cell>
          <table:table-cell/>
          <table:table-cell office:value-type="float" office:value="682.419577" calcext:value-type="float">
            <text:p>682.419577</text:p>
          </table:table-cell>
          <table:table-cell office:value-type="float" office:value="6.72846127" calcext:value-type="float">
            <text:p>6.72846127</text:p>
          </table:table-cell>
          <table:table-cell/>
          <table:table-cell office:value-type="float" office:value="682.419577" calcext:value-type="float">
            <text:p>682.419577</text:p>
          </table:table-cell>
          <table:table-cell office:value-type="float" office:value="-0.0301923826" calcext:value-type="float">
            <text:p>-0.0301923826</text:p>
          </table:table-cell>
        </table:table-row>
        <table:table-row table:style-name="ro1">
          <table:table-cell office:value-type="float" office:value="686.341529" calcext:value-type="float">
            <text:p>686.341529</text:p>
          </table:table-cell>
          <table:table-cell office:value-type="float" office:value="-5.23731661" calcext:value-type="float">
            <text:p>-5.23731661</text:p>
          </table:table-cell>
          <table:table-cell/>
          <table:table-cell office:value-type="float" office:value="686.341529" calcext:value-type="float">
            <text:p>686.341529</text:p>
          </table:table-cell>
          <table:table-cell office:value-type="float" office:value="4.25769281" calcext:value-type="float">
            <text:p>4.25769281</text:p>
          </table:table-cell>
          <table:table-cell/>
          <table:table-cell office:value-type="float" office:value="686.341529" calcext:value-type="float">
            <text:p>686.341529</text:p>
          </table:table-cell>
          <table:table-cell office:value-type="float" office:value="-0.0298670568" calcext:value-type="float">
            <text:p>-0.0298670568</text:p>
          </table:table-cell>
        </table:table-row>
        <table:table-row table:style-name="ro1">
          <table:table-cell office:value-type="float" office:value="690.26348" calcext:value-type="float">
            <text:p>690.26348</text:p>
          </table:table-cell>
          <table:table-cell office:value-type="float" office:value="-5.63816261" calcext:value-type="float">
            <text:p>-5.63816261</text:p>
          </table:table-cell>
          <table:table-cell/>
          <table:table-cell office:value-type="float" office:value="690.26348" calcext:value-type="float">
            <text:p>690.26348</text:p>
          </table:table-cell>
          <table:table-cell office:value-type="float" office:value="5.18156242" calcext:value-type="float">
            <text:p>5.18156242</text:p>
          </table:table-cell>
          <table:table-cell/>
          <table:table-cell office:value-type="float" office:value="690.26348" calcext:value-type="float">
            <text:p>690.26348</text:p>
          </table:table-cell>
          <table:table-cell office:value-type="float" office:value="0.176696062" calcext:value-type="float">
            <text:p>0.176696062</text:p>
          </table:table-cell>
        </table:table-row>
        <table:table-row table:style-name="ro1">
          <table:table-cell office:value-type="float" office:value="694.185432" calcext:value-type="float">
            <text:p>694.185432</text:p>
          </table:table-cell>
          <table:table-cell office:value-type="float" office:value="-1.5915904" calcext:value-type="float">
            <text:p>-1.5915904</text:p>
          </table:table-cell>
          <table:table-cell/>
          <table:table-cell office:value-type="float" office:value="694.185432" calcext:value-type="float">
            <text:p>694.185432</text:p>
          </table:table-cell>
          <table:table-cell office:value-type="float" office:value="4.11161566" calcext:value-type="float">
            <text:p>4.11161566</text:p>
          </table:table-cell>
          <table:table-cell/>
          <table:table-cell office:value-type="float" office:value="694.185432" calcext:value-type="float">
            <text:p>694.185432</text:p>
          </table:table-cell>
          <table:table-cell office:value-type="float" office:value="0.331745505" calcext:value-type="float">
            <text:p>0.331745505</text:p>
          </table:table-cell>
        </table:table-row>
        <table:table-row table:style-name="ro1">
          <table:table-cell office:value-type="float" office:value="698.107384" calcext:value-type="float">
            <text:p>698.107384</text:p>
          </table:table-cell>
          <table:table-cell office:value-type="float" office:value="-0.625981331" calcext:value-type="float">
            <text:p>-0.625981331</text:p>
          </table:table-cell>
          <table:table-cell/>
          <table:table-cell office:value-type="float" office:value="698.107384" calcext:value-type="float">
            <text:p>698.107384</text:p>
          </table:table-cell>
          <table:table-cell office:value-type="float" office:value="4.09873676" calcext:value-type="float">
            <text:p>4.09873676</text:p>
          </table:table-cell>
          <table:table-cell/>
          <table:table-cell office:value-type="float" office:value="698.107384" calcext:value-type="float">
            <text:p>698.107384</text:p>
          </table:table-cell>
          <table:table-cell office:value-type="float" office:value="0.641458035" calcext:value-type="float">
            <text:p>0.641458035</text:p>
          </table:table-cell>
        </table:table-row>
        <table:table-row table:style-name="ro1">
          <table:table-cell office:value-type="float" office:value="702.029335" calcext:value-type="float">
            <text:p>702.029335</text:p>
          </table:table-cell>
          <table:table-cell office:value-type="float" office:value="1.15177679" calcext:value-type="float">
            <text:p>1.15177679</text:p>
          </table:table-cell>
          <table:table-cell/>
          <table:table-cell office:value-type="float" office:value="702.029335" calcext:value-type="float">
            <text:p>702.029335</text:p>
          </table:table-cell>
          <table:table-cell office:value-type="float" office:value="3.64326525" calcext:value-type="float">
            <text:p>3.64326525</text:p>
          </table:table-cell>
          <table:table-cell/>
          <table:table-cell office:value-type="float" office:value="702.029335" calcext:value-type="float">
            <text:p>702.029335</text:p>
          </table:table-cell>
          <table:table-cell office:value-type="float" office:value="0.744871736" calcext:value-type="float">
            <text:p>0.744871736</text:p>
          </table:table-cell>
        </table:table-row>
        <table:table-row table:style-name="ro1">
          <table:table-cell office:value-type="float" office:value="705.951287" calcext:value-type="float">
            <text:p>705.951287</text:p>
          </table:table-cell>
          <table:table-cell office:value-type="float" office:value="2.42677307" calcext:value-type="float">
            <text:p>2.42677307</text:p>
          </table:table-cell>
          <table:table-cell/>
          <table:table-cell office:value-type="float" office:value="705.951287" calcext:value-type="float">
            <text:p>705.951287</text:p>
          </table:table-cell>
          <table:table-cell office:value-type="float" office:value="3.53585052" calcext:value-type="float">
            <text:p>3.53585052</text:p>
          </table:table-cell>
          <table:table-cell/>
          <table:table-cell office:value-type="float" office:value="705.951287" calcext:value-type="float">
            <text:p>705.951287</text:p>
          </table:table-cell>
          <table:table-cell office:value-type="float" office:value="1.15773368" calcext:value-type="float">
            <text:p>1.15773368</text:p>
          </table:table-cell>
        </table:table-row>
        <table:table-row table:style-name="ro1">
          <table:table-cell office:value-type="float" office:value="709.873238" calcext:value-type="float">
            <text:p>709.873238</text:p>
          </table:table-cell>
          <table:table-cell office:value-type="float" office:value="2.97986078" calcext:value-type="float">
            <text:p>2.97986078</text:p>
          </table:table-cell>
          <table:table-cell/>
          <table:table-cell office:value-type="float" office:value="709.873238" calcext:value-type="float">
            <text:p>709.873238</text:p>
          </table:table-cell>
          <table:table-cell office:value-type="float" office:value="3.66477132" calcext:value-type="float">
            <text:p>3.66477132</text:p>
          </table:table-cell>
          <table:table-cell/>
          <table:table-cell office:value-type="float" office:value="709.873238" calcext:value-type="float">
            <text:p>709.873238</text:p>
          </table:table-cell>
          <table:table-cell office:value-type="float" office:value="1.10648429" calcext:value-type="float">
            <text:p>1.10648429</text:p>
          </table:table-cell>
        </table:table-row>
        <table:table-row table:style-name="ro1">
          <table:table-cell office:value-type="float" office:value="713.79519" calcext:value-type="float">
            <text:p>713.79519</text:p>
          </table:table-cell>
          <table:table-cell office:value-type="float" office:value="5.17012501" calcext:value-type="float">
            <text:p>5.17012501</text:p>
          </table:table-cell>
          <table:table-cell/>
          <table:table-cell office:value-type="float" office:value="713.79519" calcext:value-type="float">
            <text:p>713.79519</text:p>
          </table:table-cell>
          <table:table-cell office:value-type="float" office:value="2.83545947" calcext:value-type="float">
            <text:p>2.83545947</text:p>
          </table:table-cell>
          <table:table-cell/>
          <table:table-cell office:value-type="float" office:value="713.79519" calcext:value-type="float">
            <text:p>713.79519</text:p>
          </table:table-cell>
          <table:table-cell office:value-type="float" office:value="0.642759323" calcext:value-type="float">
            <text:p>0.642759323</text:p>
          </table:table-cell>
        </table:table-row>
        <table:table-row table:style-name="ro1">
          <table:table-cell office:value-type="float" office:value="717.717142" calcext:value-type="float">
            <text:p>717.717142</text:p>
          </table:table-cell>
          <table:table-cell office:value-type="float" office:value="6.80606794" calcext:value-type="float">
            <text:p>6.80606794</text:p>
          </table:table-cell>
          <table:table-cell/>
          <table:table-cell office:value-type="float" office:value="717.717142" calcext:value-type="float">
            <text:p>717.717142</text:p>
          </table:table-cell>
          <table:table-cell office:value-type="float" office:value="3.02454209" calcext:value-type="float">
            <text:p>3.02454209</text:p>
          </table:table-cell>
          <table:table-cell/>
          <table:table-cell office:value-type="float" office:value="717.717142" calcext:value-type="float">
            <text:p>717.717142</text:p>
          </table:table-cell>
          <table:table-cell office:value-type="float" office:value="0.178973347" calcext:value-type="float">
            <text:p>0.178973347</text:p>
          </table:table-cell>
        </table:table-row>
        <table:table-row table:style-name="ro1">
          <table:table-cell office:value-type="float" office:value="721.639093" calcext:value-type="float">
            <text:p>721.639093</text:p>
          </table:table-cell>
          <table:table-cell office:value-type="float" office:value="7.38495827" calcext:value-type="float">
            <text:p>7.38495827</text:p>
          </table:table-cell>
          <table:table-cell/>
          <table:table-cell office:value-type="float" office:value="721.639093" calcext:value-type="float">
            <text:p>721.639093</text:p>
          </table:table-cell>
          <table:table-cell office:value-type="float" office:value="2.5561769" calcext:value-type="float">
            <text:p>2.5561769</text:p>
          </table:table-cell>
          <table:table-cell/>
          <table:table-cell office:value-type="float" office:value="721.639093" calcext:value-type="float">
            <text:p>721.639093</text:p>
          </table:table-cell>
          <table:table-cell office:value-type="float" office:value="-0.490989417" calcext:value-type="float">
            <text:p>-0.490989417</text:p>
          </table:table-cell>
        </table:table-row>
        <table:table-row table:style-name="ro1">
          <table:table-cell office:value-type="float" office:value="725.561045" calcext:value-type="float">
            <text:p>725.561045</text:p>
          </table:table-cell>
          <table:table-cell office:value-type="float" office:value="8.23455524" calcext:value-type="float">
            <text:p>8.23455524</text:p>
          </table:table-cell>
          <table:table-cell/>
          <table:table-cell office:value-type="float" office:value="725.561045" calcext:value-type="float">
            <text:p>725.561045</text:p>
          </table:table-cell>
          <table:table-cell office:value-type="float" office:value="2.6507237" calcext:value-type="float">
            <text:p>2.6507237</text:p>
          </table:table-cell>
          <table:table-cell/>
          <table:table-cell office:value-type="float" office:value="725.561045" calcext:value-type="float">
            <text:p>725.561045</text:p>
          </table:table-cell>
          <table:table-cell office:value-type="float" office:value="-0.851625979" calcext:value-type="float">
            <text:p>-0.851625979</text:p>
          </table:table-cell>
        </table:table-row>
        <table:table-row table:style-name="ro1">
          <table:table-cell office:value-type="float" office:value="729.482996" calcext:value-type="float">
            <text:p>729.482996</text:p>
          </table:table-cell>
          <table:table-cell office:value-type="float" office:value="8.5942831" calcext:value-type="float">
            <text:p>8.5942831</text:p>
          </table:table-cell>
          <table:table-cell/>
          <table:table-cell office:value-type="float" office:value="729.482996" calcext:value-type="float">
            <text:p>729.482996</text:p>
          </table:table-cell>
          <table:table-cell office:value-type="float" office:value="2.4444778" calcext:value-type="float">
            <text:p>2.4444778</text:p>
          </table:table-cell>
          <table:table-cell/>
          <table:table-cell office:value-type="float" office:value="729.482996" calcext:value-type="float">
            <text:p>729.482996</text:p>
          </table:table-cell>
          <table:table-cell office:value-type="float" office:value="-1.31541204" calcext:value-type="float">
            <text:p>-1.31541204</text:p>
          </table:table-cell>
        </table:table-row>
        <table:table-row table:style-name="ro1">
          <table:table-cell office:value-type="float" office:value="733.404948" calcext:value-type="float">
            <text:p>733.404948</text:p>
          </table:table-cell>
          <table:table-cell office:value-type="float" office:value="8.77354622" calcext:value-type="float">
            <text:p>8.77354622</text:p>
          </table:table-cell>
          <table:table-cell/>
          <table:table-cell office:value-type="float" office:value="733.404948" calcext:value-type="float">
            <text:p>733.404948</text:p>
          </table:table-cell>
          <table:table-cell office:value-type="float" office:value="2.76676559" calcext:value-type="float">
            <text:p>2.76676559</text:p>
          </table:table-cell>
          <table:table-cell/>
          <table:table-cell office:value-type="float" office:value="733.404948" calcext:value-type="float">
            <text:p>733.404948</text:p>
          </table:table-cell>
          <table:table-cell office:value-type="float" office:value="-1.6759876" calcext:value-type="float">
            <text:p>-1.6759876</text:p>
          </table:table-cell>
        </table:table-row>
        <table:table-row table:style-name="ro1">
          <table:table-cell office:value-type="float" office:value="737.3269" calcext:value-type="float">
            <text:p>737.3269</text:p>
          </table:table-cell>
          <table:table-cell office:value-type="float" office:value="7.98598099" calcext:value-type="float">
            <text:p>7.98598099</text:p>
          </table:table-cell>
          <table:table-cell/>
          <table:table-cell office:value-type="float" office:value="737.3269" calcext:value-type="float">
            <text:p>737.3269</text:p>
          </table:table-cell>
          <table:table-cell office:value-type="float" office:value="3.87969923" calcext:value-type="float">
            <text:p>3.87969923</text:p>
          </table:table-cell>
          <table:table-cell/>
          <table:table-cell office:value-type="float" office:value="737.3269" calcext:value-type="float">
            <text:p>737.3269</text:p>
          </table:table-cell>
          <table:table-cell office:value-type="float" office:value="-1.98504949" calcext:value-type="float">
            <text:p>-1.98504949</text:p>
          </table:table-cell>
        </table:table-row>
        <table:table-row table:style-name="ro1">
          <table:table-cell office:value-type="float" office:value="741.248851" calcext:value-type="float">
            <text:p>741.248851</text:p>
          </table:table-cell>
          <table:table-cell office:value-type="float" office:value="6.50229549" calcext:value-type="float">
            <text:p>6.50229549</text:p>
          </table:table-cell>
          <table:table-cell/>
          <table:table-cell office:value-type="float" office:value="741.248851" calcext:value-type="float">
            <text:p>741.248851</text:p>
          </table:table-cell>
          <table:table-cell office:value-type="float" office:value="3.04609203" calcext:value-type="float">
            <text:p>3.04609203</text:p>
          </table:table-cell>
          <table:table-cell/>
          <table:table-cell office:value-type="float" office:value="741.248851" calcext:value-type="float">
            <text:p>741.248851</text:p>
          </table:table-cell>
          <table:table-cell office:value-type="float" office:value="-2.24253654" calcext:value-type="float">
            <text:p>-2.24253654</text:p>
          </table:table-cell>
        </table:table-row>
        <table:table-row table:style-name="ro1">
          <table:table-cell office:value-type="float" office:value="745.170803" calcext:value-type="float">
            <text:p>745.170803</text:p>
          </table:table-cell>
          <table:table-cell office:value-type="float" office:value="4.11625004" calcext:value-type="float">
            <text:p>4.11625004</text:p>
          </table:table-cell>
          <table:table-cell/>
          <table:table-cell office:value-type="float" office:value="745.170803" calcext:value-type="float">
            <text:p>745.170803</text:p>
          </table:table-cell>
          <table:table-cell office:value-type="float" office:value="3.07618189" calcext:value-type="float">
            <text:p>3.07618189</text:p>
          </table:table-cell>
          <table:table-cell/>
          <table:table-cell office:value-type="float" office:value="745.170803" calcext:value-type="float">
            <text:p>745.170803</text:p>
          </table:table-cell>
          <table:table-cell office:value-type="float" office:value="-2.50008488" calcext:value-type="float">
            <text:p>-2.50008488</text:p>
          </table:table-cell>
        </table:table-row>
        <table:table-row table:style-name="ro1">
          <table:table-cell office:value-type="float" office:value="749.092754" calcext:value-type="float">
            <text:p>749.092754</text:p>
          </table:table-cell>
          <table:table-cell office:value-type="float" office:value="1.53683066" calcext:value-type="float">
            <text:p>1.53683066</text:p>
          </table:table-cell>
          <table:table-cell/>
          <table:table-cell office:value-type="float" office:value="749.092754" calcext:value-type="float">
            <text:p>749.092754</text:p>
          </table:table-cell>
          <table:table-cell office:value-type="float" office:value="4.15474129" calcext:value-type="float">
            <text:p>4.15474129</text:p>
          </table:table-cell>
          <table:table-cell/>
          <table:table-cell office:value-type="float" office:value="749.092754" calcext:value-type="float">
            <text:p>749.092754</text:p>
          </table:table-cell>
          <table:table-cell office:value-type="float" office:value="-2.29346061" calcext:value-type="float">
            <text:p>-2.29346061</text:p>
          </table:table-cell>
        </table:table-row>
        <table:table-row table:style-name="ro1">
          <table:table-cell office:value-type="float" office:value="753.014706" calcext:value-type="float">
            <text:p>753.014706</text:p>
          </table:table-cell>
          <table:table-cell office:value-type="float" office:value="-0.604295254" calcext:value-type="float">
            <text:p>-0.604295254</text:p>
          </table:table-cell>
          <table:table-cell/>
          <table:table-cell office:value-type="float" office:value="753.014706" calcext:value-type="float">
            <text:p>753.014706</text:p>
          </table:table-cell>
          <table:table-cell office:value-type="float" office:value="2.93010473" calcext:value-type="float">
            <text:p>2.93010473</text:p>
          </table:table-cell>
          <table:table-cell/>
          <table:table-cell office:value-type="float" office:value="753.014706" calcext:value-type="float">
            <text:p>753.014706</text:p>
          </table:table-cell>
          <table:table-cell office:value-type="float" office:value="-1.93223453" calcext:value-type="float">
            <text:p>-1.93223453</text:p>
          </table:table-cell>
        </table:table-row>
        <table:table-row table:style-name="ro1">
          <table:table-cell office:value-type="float" office:value="756.936657" calcext:value-type="float">
            <text:p>756.936657</text:p>
          </table:table-cell>
          <table:table-cell office:value-type="float" office:value="-5.43963528" calcext:value-type="float">
            <text:p>-5.43963528</text:p>
          </table:table-cell>
          <table:table-cell/>
          <table:table-cell office:value-type="float" office:value="756.936657" calcext:value-type="float">
            <text:p>756.936657</text:p>
          </table:table-cell>
          <table:table-cell office:value-type="float" office:value="3.02035236" calcext:value-type="float">
            <text:p>3.02035236</text:p>
          </table:table-cell>
          <table:table-cell/>
          <table:table-cell office:value-type="float" office:value="756.936657" calcext:value-type="float">
            <text:p>756.936657</text:p>
          </table:table-cell>
          <table:table-cell office:value-type="float" office:value="-2.808496" calcext:value-type="float">
            <text:p>-2.808496</text:p>
          </table:table-cell>
        </table:table-row>
        <table:table-row table:style-name="ro1">
          <table:table-cell office:value-type="float" office:value="760.858609" calcext:value-type="float">
            <text:p>760.858609</text:p>
          </table:table-cell>
          <table:table-cell office:value-type="float" office:value="-9.11478806" calcext:value-type="float">
            <text:p>-9.11478806</text:p>
          </table:table-cell>
          <table:table-cell/>
          <table:table-cell office:value-type="float" office:value="760.858609" calcext:value-type="float">
            <text:p>760.858609</text:p>
          </table:table-cell>
          <table:table-cell office:value-type="float" office:value="1.3617214" calcext:value-type="float">
            <text:p>1.3617214</text:p>
          </table:table-cell>
          <table:table-cell/>
          <table:table-cell office:value-type="float" office:value="760.858609" calcext:value-type="float">
            <text:p>760.858609</text:p>
          </table:table-cell>
          <table:table-cell office:value-type="float" office:value="-2.91125917" calcext:value-type="float">
            <text:p>-2.91125917</text:p>
          </table:table-cell>
        </table:table-row>
        <table:table-row table:style-name="ro1">
          <table:table-cell office:value-type="float" office:value="764.780561" calcext:value-type="float">
            <text:p>764.780561</text:p>
          </table:table-cell>
          <table:table-cell office:value-type="float" office:value="-8.23941994" calcext:value-type="float">
            <text:p>-8.23941994</text:p>
          </table:table-cell>
          <table:table-cell/>
          <table:table-cell office:value-type="float" office:value="764.780561" calcext:value-type="float">
            <text:p>764.780561</text:p>
          </table:table-cell>
          <table:table-cell office:value-type="float" office:value="1.09101856" calcext:value-type="float">
            <text:p>1.09101856</text:p>
          </table:table-cell>
          <table:table-cell/>
          <table:table-cell office:value-type="float" office:value="764.780561" calcext:value-type="float">
            <text:p>764.780561</text:p>
          </table:table-cell>
          <table:table-cell office:value-type="float" office:value="-3.01408315" calcext:value-type="float">
            <text:p>-3.01408315</text:p>
          </table:table-cell>
        </table:table-row>
        <table:table-row table:style-name="ro1">
          <table:table-cell office:value-type="float" office:value="768.702512" calcext:value-type="float">
            <text:p>768.702512</text:p>
          </table:table-cell>
          <table:table-cell office:value-type="float" office:value="-9.01409149" calcext:value-type="float">
            <text:p>-9.01409149</text:p>
          </table:table-cell>
          <table:table-cell/>
          <table:table-cell office:value-type="float" office:value="768.702512" calcext:value-type="float">
            <text:p>768.702512</text:p>
          </table:table-cell>
          <table:table-cell office:value-type="float" office:value="1.43049169" calcext:value-type="float">
            <text:p>1.43049169</text:p>
          </table:table-cell>
          <table:table-cell/>
          <table:table-cell office:value-type="float" office:value="768.702512" calcext:value-type="float">
            <text:p>768.702512</text:p>
          </table:table-cell>
          <table:table-cell office:value-type="float" office:value="-3.11690736" calcext:value-type="float">
            <text:p>-3.11690736</text:p>
          </table:table-cell>
        </table:table-row>
        <table:table-row table:style-name="ro1">
          <table:table-cell office:value-type="float" office:value="772.624464" calcext:value-type="float">
            <text:p>772.624464</text:p>
          </table:table-cell>
          <table:table-cell office:value-type="float" office:value="-7.01720142" calcext:value-type="float">
            <text:p>-7.01720142</text:p>
          </table:table-cell>
          <table:table-cell/>
          <table:table-cell office:value-type="float" office:value="772.624464" calcext:value-type="float">
            <text:p>772.624464</text:p>
          </table:table-cell>
          <table:table-cell office:value-type="float" office:value="0.261717558" calcext:value-type="float">
            <text:p>0.261717558</text:p>
          </table:table-cell>
          <table:table-cell/>
          <table:table-cell office:value-type="float" office:value="772.624464" calcext:value-type="float">
            <text:p>772.624464</text:p>
          </table:table-cell>
          <table:table-cell office:value-type="float" office:value="-2.9618578" calcext:value-type="float">
            <text:p>-2.9618578</text:p>
          </table:table-cell>
        </table:table-row>
        <table:table-row table:style-name="ro1">
          <table:table-cell office:value-type="float" office:value="776.546415" calcext:value-type="float">
            <text:p>776.546415</text:p>
          </table:table-cell>
          <table:table-cell office:value-type="float" office:value="-4.31129694" calcext:value-type="float">
            <text:p>-4.31129694</text:p>
          </table:table-cell>
          <table:table-cell/>
          <table:table-cell office:value-type="float" office:value="776.546415" calcext:value-type="float">
            <text:p>776.546415</text:p>
          </table:table-cell>
          <table:table-cell office:value-type="float" office:value="-0.75666213" calcext:value-type="float">
            <text:p>-0.75666213</text:p>
          </table:table-cell>
          <table:table-cell/>
          <table:table-cell office:value-type="float" office:value="776.546415" calcext:value-type="float">
            <text:p>776.546415</text:p>
          </table:table-cell>
          <table:table-cell office:value-type="float" office:value="-3.06468201" calcext:value-type="float">
            <text:p>-3.06468201</text:p>
          </table:table-cell>
        </table:table-row>
        <table:table-row table:style-name="ro1">
          <table:table-cell office:value-type="float" office:value="780.468367" calcext:value-type="float">
            <text:p>780.468367</text:p>
          </table:table-cell>
          <table:table-cell office:value-type="float" office:value="-2.54644775" calcext:value-type="float">
            <text:p>-2.54644775</text:p>
          </table:table-cell>
          <table:table-cell/>
          <table:table-cell office:value-type="float" office:value="780.468367" calcext:value-type="float">
            <text:p>780.468367</text:p>
          </table:table-cell>
          <table:table-cell office:value-type="float" office:value="-1.90824723" calcext:value-type="float">
            <text:p>-1.90824723</text:p>
          </table:table-cell>
          <table:table-cell/>
          <table:table-cell office:value-type="float" office:value="780.468367" calcext:value-type="float">
            <text:p>780.468367</text:p>
          </table:table-cell>
          <table:table-cell office:value-type="float" office:value="-2.80654407" calcext:value-type="float">
            <text:p>-2.80654407</text:p>
          </table:table-cell>
        </table:table-row>
        <table:table-row table:style-name="ro1">
          <table:table-cell office:value-type="float" office:value="784.390319" calcext:value-type="float">
            <text:p>784.390319</text:p>
          </table:table-cell>
          <table:table-cell office:value-type="float" office:value="-0.884717464" calcext:value-type="float">
            <text:p>-0.884717464</text:p>
          </table:table-cell>
          <table:table-cell/>
          <table:table-cell office:value-type="float" office:value="784.390319" calcext:value-type="float">
            <text:p>784.390319</text:p>
          </table:table-cell>
          <table:table-cell office:value-type="float" office:value="-1.74924743" calcext:value-type="float">
            <text:p>-1.74924743</text:p>
          </table:table-cell>
          <table:table-cell/>
          <table:table-cell office:value-type="float" office:value="784.390319" calcext:value-type="float">
            <text:p>784.390319</text:p>
          </table:table-cell>
          <table:table-cell office:value-type="float" office:value="-2.34210753" calcext:value-type="float">
            <text:p>-2.34210753</text:p>
          </table:table-cell>
        </table:table-row>
        <table:table-row table:style-name="ro1">
          <table:table-cell office:value-type="float" office:value="788.31227" calcext:value-type="float">
            <text:p>788.31227</text:p>
          </table:table-cell>
          <table:table-cell office:value-type="float" office:value="-0.447642326" calcext:value-type="float">
            <text:p>-0.447642326</text:p>
          </table:table-cell>
          <table:table-cell/>
          <table:table-cell office:value-type="float" office:value="788.31227" calcext:value-type="float">
            <text:p>788.31227</text:p>
          </table:table-cell>
          <table:table-cell office:value-type="float" office:value="-2.35081816" calcext:value-type="float">
            <text:p>-2.35081816</text:p>
          </table:table-cell>
          <table:table-cell/>
          <table:table-cell office:value-type="float" office:value="788.31227" calcext:value-type="float">
            <text:p>788.31227</text:p>
          </table:table-cell>
          <table:table-cell office:value-type="float" office:value="-2.08396959" calcext:value-type="float">
            <text:p>-2.08396959</text:p>
          </table:table-cell>
        </table:table-row>
        <table:table-row table:style-name="ro1">
          <table:table-cell office:value-type="float" office:value="792.234222" calcext:value-type="float">
            <text:p>792.234222</text:p>
          </table:table-cell>
          <table:table-cell office:value-type="float" office:value="-0.371498346" calcext:value-type="float">
            <text:p>-0.371498346</text:p>
          </table:table-cell>
          <table:table-cell/>
          <table:table-cell office:value-type="float" office:value="792.234222" calcext:value-type="float">
            <text:p>792.234222</text:p>
          </table:table-cell>
          <table:table-cell office:value-type="float" office:value="-1.98556137" calcext:value-type="float">
            <text:p>-1.98556137</text:p>
          </table:table-cell>
          <table:table-cell/>
          <table:table-cell office:value-type="float" office:value="792.234222" calcext:value-type="float">
            <text:p>792.234222</text:p>
          </table:table-cell>
          <table:table-cell office:value-type="float" office:value="-1.98049486" calcext:value-type="float">
            <text:p>-1.98049486</text:p>
          </table:table-cell>
        </table:table-row>
        <table:table-row table:style-name="ro1">
          <table:table-cell office:value-type="float" office:value="796.156173" calcext:value-type="float">
            <text:p>796.156173</text:p>
          </table:table-cell>
          <table:table-cell office:value-type="float" office:value="-0.952810049" calcext:value-type="float">
            <text:p>-0.952810049</text:p>
          </table:table-cell>
          <table:table-cell/>
          <table:table-cell office:value-type="float" office:value="796.156173" calcext:value-type="float">
            <text:p>796.156173</text:p>
          </table:table-cell>
          <table:table-cell office:value-type="float" office:value="-2.22188616" calcext:value-type="float">
            <text:p>-2.22188616</text:p>
          </table:table-cell>
          <table:table-cell/>
          <table:table-cell office:value-type="float" office:value="796.156173" calcext:value-type="float">
            <text:p>796.156173</text:p>
          </table:table-cell>
          <table:table-cell office:value-type="float" office:value="-1.92865586" calcext:value-type="float">
            <text:p>-1.92865586</text:p>
          </table:table-cell>
        </table:table-row>
        <table:table-row table:style-name="ro1">
          <table:table-cell office:value-type="float" office:value="800.078125" calcext:value-type="float">
            <text:p>800.078125</text:p>
          </table:table-cell>
          <table:table-cell office:value-type="float" office:value="-1.31497502" calcext:value-type="float">
            <text:p>-1.31497502</text:p>
          </table:table-cell>
          <table:table-cell/>
          <table:table-cell office:value-type="float" office:value="800.078125" calcext:value-type="float">
            <text:p>800.078125</text:p>
          </table:table-cell>
          <table:table-cell office:value-type="float" office:value="-2.13163853" calcext:value-type="float">
            <text:p>-2.13163853</text:p>
          </table:table-cell>
          <table:table-cell/>
          <table:table-cell office:value-type="float" office:value="800.078125" calcext:value-type="float">
            <text:p>800.078125</text:p>
          </table:table-cell>
          <table:table-cell office:value-type="float" office:value="-1.30955613" calcext:value-type="float">
            <text:p>-1.30955613</text:p>
          </table:table-cell>
        </table:table-row>
        <table:table-row table:style-name="ro1">
          <table:table-cell office:value-type="float" office:value="804.000077" calcext:value-type="float">
            <text:p>804.000077</text:p>
          </table:table-cell>
          <table:table-cell office:value-type="float" office:value="-2.69552684" calcext:value-type="float">
            <text:p>-2.69552684</text:p>
          </table:table-cell>
          <table:table-cell/>
          <table:table-cell office:value-type="float" office:value="804.000077" calcext:value-type="float">
            <text:p>804.000077</text:p>
          </table:table-cell>
          <table:table-cell office:value-type="float" office:value="-1.46988821" calcext:value-type="float">
            <text:p>-1.46988821</text:p>
          </table:table-cell>
          <table:table-cell/>
          <table:table-cell office:value-type="float" office:value="804.000077" calcext:value-type="float">
            <text:p>804.000077</text:p>
          </table:table-cell>
          <table:table-cell office:value-type="float" office:value="-0.277919769" calcext:value-type="float">
            <text:p>-0.277919769</text:p>
          </table:table-cell>
        </table:table-row>
        <table:table-row table:style-name="ro1">
          <table:table-cell office:value-type="float" office:value="807.922028" calcext:value-type="float">
            <text:p>807.922028</text:p>
          </table:table-cell>
          <table:table-cell office:value-type="float" office:value="-3.45730424" calcext:value-type="float">
            <text:p>-3.45730424</text:p>
          </table:table-cell>
          <table:table-cell/>
          <table:table-cell office:value-type="float" office:value="807.922028" calcext:value-type="float">
            <text:p>807.922028</text:p>
          </table:table-cell>
          <table:table-cell office:value-type="float" office:value="-2.27341652" calcext:value-type="float">
            <text:p>-2.27341652</text:p>
          </table:table-cell>
          <table:table-cell/>
          <table:table-cell office:value-type="float" office:value="807.922028" calcext:value-type="float">
            <text:p>807.922028</text:p>
          </table:table-cell>
          <table:table-cell office:value-type="float" office:value="0.0833674595" calcext:value-type="float">
            <text:p>0.0833674595</text:p>
          </table:table-cell>
        </table:table-row>
        <table:table-row table:style-name="ro1">
          <table:table-cell office:value-type="float" office:value="811.84398" calcext:value-type="float">
            <text:p>811.84398</text:p>
          </table:table-cell>
          <table:table-cell office:value-type="float" office:value="-3.51008201" calcext:value-type="float">
            <text:p>-3.51008201</text:p>
          </table:table-cell>
          <table:table-cell/>
          <table:table-cell office:value-type="float" office:value="811.84398" calcext:value-type="float">
            <text:p>811.84398</text:p>
          </table:table-cell>
          <table:table-cell office:value-type="float" office:value="-1.77495444" calcext:value-type="float">
            <text:p>-1.77495444</text:p>
          </table:table-cell>
          <table:table-cell/>
          <table:table-cell office:value-type="float" office:value="811.84398" calcext:value-type="float">
            <text:p>811.84398</text:p>
          </table:table-cell>
          <table:table-cell office:value-type="float" office:value="-0.174119711" calcext:value-type="float">
            <text:p>-0.174119711</text:p>
          </table:table-cell>
        </table:table-row>
        <table:table-row table:style-name="ro1">
          <table:table-cell office:value-type="float" office:value="815.765931" calcext:value-type="float">
            <text:p>815.765931</text:p>
          </table:table-cell>
          <table:table-cell office:value-type="float" office:value="-4.58126163" calcext:value-type="float">
            <text:p>-4.58126163</text:p>
          </table:table-cell>
          <table:table-cell/>
          <table:table-cell office:value-type="float" office:value="815.765931" calcext:value-type="float">
            <text:p>815.765931</text:p>
          </table:table-cell>
          <table:table-cell office:value-type="float" office:value="-2.79762959" calcext:value-type="float">
            <text:p>-2.79762959</text:p>
          </table:table-cell>
          <table:table-cell/>
          <table:table-cell office:value-type="float" office:value="815.765931" calcext:value-type="float">
            <text:p>815.765931</text:p>
          </table:table-cell>
          <table:table-cell office:value-type="float" office:value="-0.998867631" calcext:value-type="float">
            <text:p>-0.998867631</text:p>
          </table:table-cell>
        </table:table-row>
        <table:table-row table:style-name="ro1">
          <table:table-cell office:value-type="float" office:value="819.687883" calcext:value-type="float">
            <text:p>819.687883</text:p>
          </table:table-cell>
          <table:table-cell office:value-type="float" office:value="-4.24730587" calcext:value-type="float">
            <text:p>-4.24730587</text:p>
          </table:table-cell>
          <table:table-cell/>
          <table:table-cell office:value-type="float" office:value="819.687883" calcext:value-type="float">
            <text:p>819.687883</text:p>
          </table:table-cell>
          <table:table-cell office:value-type="float" office:value="-4.43477583" calcext:value-type="float">
            <text:p>-4.43477583</text:p>
          </table:table-cell>
          <table:table-cell/>
          <table:table-cell office:value-type="float" office:value="819.687883" calcext:value-type="float">
            <text:p>819.687883</text:p>
          </table:table-cell>
          <table:table-cell office:value-type="float" office:value="-1.10163069" calcext:value-type="float">
            <text:p>-1.10163069</text:p>
          </table:table-cell>
        </table:table-row>
        <table:table-row table:style-name="ro1">
          <table:table-cell office:value-type="float" office:value="823.609835" calcext:value-type="float">
            <text:p>823.609835</text:p>
          </table:table-cell>
          <table:table-cell office:value-type="float" office:value="-2.36642861" calcext:value-type="float">
            <text:p>-2.36642861</text:p>
          </table:table-cell>
          <table:table-cell/>
          <table:table-cell office:value-type="float" office:value="823.609835" calcext:value-type="float">
            <text:p>823.609835</text:p>
          </table:table-cell>
          <table:table-cell office:value-type="float" office:value="-3.88045144" calcext:value-type="float">
            <text:p>-3.88045144</text:p>
          </table:table-cell>
          <table:table-cell/>
          <table:table-cell office:value-type="float" office:value="823.609835" calcext:value-type="float">
            <text:p>823.609835</text:p>
          </table:table-cell>
          <table:table-cell office:value-type="float" office:value="-0.740404487" calcext:value-type="float">
            <text:p>-0.740404487</text:p>
          </table:table-cell>
        </table:table-row>
        <table:table-row table:style-name="ro1">
          <table:table-cell office:value-type="float" office:value="827.531786" calcext:value-type="float">
            <text:p>827.531786</text:p>
          </table:table-cell>
          <table:table-cell office:value-type="float" office:value="-1.29768538" calcext:value-type="float">
            <text:p>-1.29768538</text:p>
          </table:table-cell>
          <table:table-cell/>
          <table:table-cell office:value-type="float" office:value="827.531786" calcext:value-type="float">
            <text:p>827.531786</text:p>
          </table:table-cell>
          <table:table-cell office:value-type="float" office:value="-4.7312479" calcext:value-type="float">
            <text:p>-4.7312479</text:p>
          </table:table-cell>
          <table:table-cell/>
          <table:table-cell office:value-type="float" office:value="827.531786" calcext:value-type="float">
            <text:p>827.531786</text:p>
          </table:table-cell>
          <table:table-cell office:value-type="float" office:value="-0.740079165" calcext:value-type="float">
            <text:p>-0.740079165</text:p>
          </table:table-cell>
        </table:table-row>
        <table:table-row table:style-name="ro1">
          <table:table-cell office:value-type="float" office:value="831.453738" calcext:value-type="float">
            <text:p>831.453738</text:p>
          </table:table-cell>
          <table:table-cell office:value-type="float" office:value="-0.125823021" calcext:value-type="float">
            <text:p>-0.125823021</text:p>
          </table:table-cell>
          <table:table-cell/>
          <table:table-cell office:value-type="float" office:value="831.453738" calcext:value-type="float">
            <text:p>831.453738</text:p>
          </table:table-cell>
          <table:table-cell office:value-type="float" office:value="-5.11367178" calcext:value-type="float">
            <text:p>-5.11367178</text:p>
          </table:table-cell>
          <table:table-cell/>
          <table:table-cell office:value-type="float" office:value="831.453738" calcext:value-type="float">
            <text:p>831.453738</text:p>
          </table:table-cell>
          <table:table-cell office:value-type="float" office:value="-0.275642514" calcext:value-type="float">
            <text:p>-0.275642514</text:p>
          </table:table-cell>
        </table:table-row>
        <table:table-row table:style-name="ro1">
          <table:table-cell office:value-type="float" office:value="835.375689" calcext:value-type="float">
            <text:p>835.375689</text:p>
          </table:table-cell>
          <table:table-cell office:value-type="float" office:value="1.34254789" calcext:value-type="float">
            <text:p>1.34254789</text:p>
          </table:table-cell>
          <table:table-cell/>
          <table:table-cell office:value-type="float" office:value="835.375689" calcext:value-type="float">
            <text:p>835.375689</text:p>
          </table:table-cell>
          <table:table-cell office:value-type="float" office:value="-4.38746834" calcext:value-type="float">
            <text:p>-4.38746834</text:p>
          </table:table-cell>
          <table:table-cell/>
          <table:table-cell office:value-type="float" office:value="835.375689" calcext:value-type="float">
            <text:p>835.375689</text:p>
          </table:table-cell>
          <table:table-cell office:value-type="float" office:value="-0.275317162" calcext:value-type="float">
            <text:p>-0.275317162</text:p>
          </table:table-cell>
        </table:table-row>
        <table:table-row table:style-name="ro1">
          <table:table-cell office:value-type="float" office:value="839.297641" calcext:value-type="float">
            <text:p>839.297641</text:p>
          </table:table-cell>
          <table:table-cell office:value-type="float" office:value="1.0706234" calcext:value-type="float">
            <text:p>1.0706234</text:p>
          </table:table-cell>
          <table:table-cell/>
          <table:table-cell office:value-type="float" office:value="839.297641" calcext:value-type="float">
            <text:p>839.297641</text:p>
          </table:table-cell>
          <table:table-cell office:value-type="float" office:value="-4.21557474" calcext:value-type="float">
            <text:p>-4.21557474</text:p>
          </table:table-cell>
          <table:table-cell/>
          <table:table-cell office:value-type="float" office:value="839.297641" calcext:value-type="float">
            <text:p>839.297641</text:p>
          </table:table-cell>
          <table:table-cell office:value-type="float" office:value="0.343782574" calcext:value-type="float">
            <text:p>0.343782574</text:p>
          </table:table-cell>
        </table:table-row>
        <table:table-row table:style-name="ro1">
          <table:table-cell office:value-type="float" office:value="843.219593" calcext:value-type="float">
            <text:p>843.219593</text:p>
          </table:table-cell>
          <table:table-cell office:value-type="float" office:value="-1.77951765" calcext:value-type="float">
            <text:p>-1.77951765</text:p>
          </table:table-cell>
          <table:table-cell/>
          <table:table-cell office:value-type="float" office:value="843.219593" calcext:value-type="float">
            <text:p>843.219593</text:p>
          </table:table-cell>
          <table:table-cell office:value-type="float" office:value="-3.77727032" calcext:value-type="float">
            <text:p>-3.77727032</text:p>
          </table:table-cell>
          <table:table-cell/>
          <table:table-cell office:value-type="float" office:value="843.219593" calcext:value-type="float">
            <text:p>843.219593</text:p>
          </table:table-cell>
          <table:table-cell office:value-type="float" office:value="2.30351949" calcext:value-type="float">
            <text:p>2.30351949</text:p>
          </table:table-cell>
        </table:table-row>
        <table:table-row table:style-name="ro1">
          <table:table-cell office:value-type="float" office:value="847.141544" calcext:value-type="float">
            <text:p>847.141544</text:p>
          </table:table-cell>
          <table:table-cell office:value-type="float" office:value="-4.17845631" calcext:value-type="float">
            <text:p>-4.17845631</text:p>
          </table:table-cell>
          <table:table-cell/>
          <table:table-cell office:value-type="float" office:value="847.141544" calcext:value-type="float">
            <text:p>847.141544</text:p>
          </table:table-cell>
          <table:table-cell office:value-type="float" office:value="-3.56670713" calcext:value-type="float">
            <text:p>-3.56670713</text:p>
          </table:table-cell>
          <table:table-cell/>
          <table:table-cell office:value-type="float" office:value="847.141544" calcext:value-type="float">
            <text:p>847.141544</text:p>
          </table:table-cell>
          <table:table-cell office:value-type="float" office:value="2.61323214" calcext:value-type="float">
            <text:p>2.61323214</text:p>
          </table:table-cell>
        </table:table-row>
        <table:table-row table:style-name="ro1">
          <table:table-cell office:value-type="float" office:value="851.063496" calcext:value-type="float">
            <text:p>851.063496</text:p>
          </table:table-cell>
          <table:table-cell office:value-type="float" office:value="-4.1409936" calcext:value-type="float">
            <text:p>-4.1409936</text:p>
          </table:table-cell>
          <table:table-cell/>
          <table:table-cell office:value-type="float" office:value="851.063496" calcext:value-type="float">
            <text:p>851.063496</text:p>
          </table:table-cell>
          <table:table-cell office:value-type="float" office:value="-3.56669617" calcext:value-type="float">
            <text:p>-3.56669617</text:p>
          </table:table-cell>
          <table:table-cell/>
          <table:table-cell office:value-type="float" office:value="851.063496" calcext:value-type="float">
            <text:p>851.063496</text:p>
          </table:table-cell>
          <table:table-cell office:value-type="float" office:value="1.89169455" calcext:value-type="float">
            <text:p>1.89169455</text:p>
          </table:table-cell>
        </table:table-row>
        <table:table-row table:style-name="ro1">
          <table:table-cell office:value-type="float" office:value="854.985447" calcext:value-type="float">
            <text:p>854.985447</text:p>
          </table:table-cell>
          <table:table-cell office:value-type="float" office:value="-6.39813232" calcext:value-type="float">
            <text:p>-6.39813232</text:p>
          </table:table-cell>
          <table:table-cell/>
          <table:table-cell office:value-type="float" office:value="854.985447" calcext:value-type="float">
            <text:p>854.985447</text:p>
          </table:table-cell>
          <table:table-cell office:value-type="float" office:value="-3.45925951" calcext:value-type="float">
            <text:p>-3.45925951</text:p>
          </table:table-cell>
          <table:table-cell/>
          <table:table-cell office:value-type="float" office:value="854.985447" calcext:value-type="float">
            <text:p>854.985447</text:p>
          </table:table-cell>
          <table:table-cell office:value-type="float" office:value="1.01543295" calcext:value-type="float">
            <text:p>1.01543295</text:p>
          </table:table-cell>
        </table:table-row>
        <table:table-row table:style-name="ro1">
          <table:table-cell office:value-type="float" office:value="858.907399" calcext:value-type="float">
            <text:p>858.907399</text:p>
          </table:table-cell>
          <table:table-cell office:value-type="float" office:value="-6.43801641" calcext:value-type="float">
            <text:p>-6.43801641</text:p>
          </table:table-cell>
          <table:table-cell/>
          <table:table-cell office:value-type="float" office:value="858.907399" calcext:value-type="float">
            <text:p>858.907399</text:p>
          </table:table-cell>
          <table:table-cell office:value-type="float" office:value="-3.11119175" calcext:value-type="float">
            <text:p>-3.11119175</text:p>
          </table:table-cell>
          <table:table-cell/>
          <table:table-cell office:value-type="float" office:value="858.907399" calcext:value-type="float">
            <text:p>858.907399</text:p>
          </table:table-cell>
          <table:table-cell office:value-type="float" office:value="-0.5311777" calcext:value-type="float">
            <text:p>-0.5311777</text:p>
          </table:table-cell>
        </table:table-row>
        <table:table-row table:style-name="ro1">
          <table:table-cell office:value-type="float" office:value="862.82935" calcext:value-type="float">
            <text:p>862.82935</text:p>
          </table:table-cell>
          <table:table-cell office:value-type="float" office:value="-7.4189558" calcext:value-type="float">
            <text:p>-7.4189558</text:p>
          </table:table-cell>
          <table:table-cell/>
          <table:table-cell office:value-type="float" office:value="862.82935" calcext:value-type="float">
            <text:p>862.82935</text:p>
          </table:table-cell>
          <table:table-cell office:value-type="float" office:value="-2.25177908" calcext:value-type="float">
            <text:p>-2.25177908</text:p>
          </table:table-cell>
          <table:table-cell/>
          <table:table-cell office:value-type="float" office:value="862.82935" calcext:value-type="float">
            <text:p>862.82935</text:p>
          </table:table-cell>
          <table:table-cell office:value-type="float" office:value="0.0879220217" calcext:value-type="float">
            <text:p>0.0879220217</text:p>
          </table:table-cell>
        </table:table-row>
        <table:table-row table:style-name="ro1">
          <table:table-cell office:value-type="float" office:value="866.751302" calcext:value-type="float">
            <text:p>866.751302</text:p>
          </table:table-cell>
          <table:table-cell office:value-type="float" office:value="-9.95969391" calcext:value-type="float">
            <text:p>-9.95969391</text:p>
          </table:table-cell>
          <table:table-cell/>
          <table:table-cell office:value-type="float" office:value="866.751302" calcext:value-type="float">
            <text:p>866.751302</text:p>
          </table:table-cell>
          <table:table-cell office:value-type="float" office:value="-2.18301606" calcext:value-type="float">
            <text:p>-2.18301606</text:p>
          </table:table-cell>
          <table:table-cell/>
          <table:table-cell office:value-type="float" office:value="866.751302" calcext:value-type="float">
            <text:p>866.751302</text:p>
          </table:table-cell>
          <table:table-cell office:value-type="float" office:value="-0.994638383" calcext:value-type="float">
            <text:p>-0.994638383</text:p>
          </table:table-cell>
        </table:table-row>
        <table:table-row table:style-name="ro1">
          <table:table-cell office:value-type="float" office:value="870.673254" calcext:value-type="float">
            <text:p>870.673254</text:p>
          </table:table-cell>
          <table:table-cell office:value-type="float" office:value="-9.63863182" calcext:value-type="float">
            <text:p>-9.63863182</text:p>
          </table:table-cell>
          <table:table-cell/>
          <table:table-cell office:value-type="float" office:value="870.673254" calcext:value-type="float">
            <text:p>870.673254</text:p>
          </table:table-cell>
          <table:table-cell office:value-type="float" office:value="-2.94787097" calcext:value-type="float">
            <text:p>-2.94787097</text:p>
          </table:table-cell>
          <table:table-cell/>
          <table:table-cell office:value-type="float" office:value="870.673254" calcext:value-type="float">
            <text:p>870.673254</text:p>
          </table:table-cell>
          <table:table-cell office:value-type="float" office:value="-0.684925854" calcext:value-type="float">
            <text:p>-0.684925854</text:p>
          </table:table-cell>
        </table:table-row>
        <table:table-row table:style-name="ro1">
          <table:table-cell office:value-type="float" office:value="874.595205" calcext:value-type="float">
            <text:p>874.595205</text:p>
          </table:table-cell>
          <table:table-cell office:value-type="float" office:value="-8.7890501" calcext:value-type="float">
            <text:p>-8.7890501</text:p>
          </table:table-cell>
          <table:table-cell/>
          <table:table-cell office:value-type="float" office:value="874.595205" calcext:value-type="float">
            <text:p>874.595205</text:p>
          </table:table-cell>
          <table:table-cell office:value-type="float" office:value="-2.27752614" calcext:value-type="float">
            <text:p>-2.27752614</text:p>
          </table:table-cell>
          <table:table-cell/>
          <table:table-cell office:value-type="float" office:value="874.595205" calcext:value-type="float">
            <text:p>874.595205</text:p>
          </table:table-cell>
          <table:table-cell office:value-type="float" office:value="-1.09707618" calcext:value-type="float">
            <text:p>-1.09707618</text:p>
          </table:table-cell>
        </table:table-row>
        <table:table-row table:style-name="ro1">
          <table:table-cell office:value-type="float" office:value="878.517157" calcext:value-type="float">
            <text:p>878.517157</text:p>
          </table:table-cell>
          <table:table-cell office:value-type="float" office:value="-8.28750706" calcext:value-type="float">
            <text:p>-8.28750706</text:p>
          </table:table-cell>
          <table:table-cell/>
          <table:table-cell office:value-type="float" office:value="878.517157" calcext:value-type="float">
            <text:p>878.517157</text:p>
          </table:table-cell>
          <table:table-cell office:value-type="float" office:value="-2.67713904" calcext:value-type="float">
            <text:p>-2.67713904</text:p>
          </table:table-cell>
          <table:table-cell/>
          <table:table-cell office:value-type="float" office:value="878.517157" calcext:value-type="float">
            <text:p>878.517157</text:p>
          </table:table-cell>
          <table:table-cell office:value-type="float" office:value="-0.787363589" calcext:value-type="float">
            <text:p>-0.787363589</text:p>
          </table:table-cell>
        </table:table-row>
        <table:table-row table:style-name="ro1">
          <table:table-cell office:value-type="float" office:value="882.439108" calcext:value-type="float">
            <text:p>882.439108</text:p>
          </table:table-cell>
          <table:table-cell office:value-type="float" office:value="-6.49687052" calcext:value-type="float">
            <text:p>-6.49687052</text:p>
          </table:table-cell>
          <table:table-cell/>
          <table:table-cell office:value-type="float" office:value="882.439108" calcext:value-type="float">
            <text:p>882.439108</text:p>
          </table:table-cell>
          <table:table-cell office:value-type="float" office:value="-1.87358499" calcext:value-type="float">
            <text:p>-1.87358499</text:p>
          </table:table-cell>
          <table:table-cell/>
          <table:table-cell office:value-type="float" office:value="882.439108" calcext:value-type="float">
            <text:p>882.439108</text:p>
          </table:table-cell>
          <table:table-cell office:value-type="float" office:value="-0.838612974" calcext:value-type="float">
            <text:p>-0.838612974</text:p>
          </table:table-cell>
        </table:table-row>
        <table:table-row table:style-name="ro1">
          <table:table-cell office:value-type="float" office:value="886.36106" calcext:value-type="float">
            <text:p>886.36106</text:p>
          </table:table-cell>
          <table:table-cell office:value-type="float" office:value="-1.17409849" calcext:value-type="float">
            <text:p>-1.17409849</text:p>
          </table:table-cell>
          <table:table-cell/>
          <table:table-cell office:value-type="float" office:value="886.36106" calcext:value-type="float">
            <text:p>886.36106</text:p>
          </table:table-cell>
          <table:table-cell office:value-type="float" office:value="-1.95951545" calcext:value-type="float">
            <text:p>-1.95951545</text:p>
          </table:table-cell>
          <table:table-cell/>
          <table:table-cell office:value-type="float" office:value="886.36106" calcext:value-type="float">
            <text:p>886.36106</text:p>
          </table:table-cell>
          <table:table-cell office:value-type="float" office:value="-1.19924951" calcext:value-type="float">
            <text:p>-1.19924951</text:p>
          </table:table-cell>
        </table:table-row>
        <table:table-row table:style-name="ro1">
          <table:table-cell office:value-type="float" office:value="890.283012" calcext:value-type="float">
            <text:p>890.283012</text:p>
          </table:table-cell>
          <table:table-cell office:value-type="float" office:value="2.69199276" calcext:value-type="float">
            <text:p>2.69199276</text:p>
          </table:table-cell>
          <table:table-cell/>
          <table:table-cell office:value-type="float" office:value="890.283012" calcext:value-type="float">
            <text:p>890.283012</text:p>
          </table:table-cell>
          <table:table-cell office:value-type="float" office:value="-1.49542749" calcext:value-type="float">
            <text:p>-1.49542749</text:p>
          </table:table-cell>
          <table:table-cell/>
          <table:table-cell office:value-type="float" office:value="890.283012" calcext:value-type="float">
            <text:p>890.283012</text:p>
          </table:table-cell>
          <table:table-cell office:value-type="float" office:value="-0.941111743" calcext:value-type="float">
            <text:p>-0.941111743</text:p>
          </table:table-cell>
        </table:table-row>
        <table:table-row table:style-name="ro1">
          <table:table-cell office:value-type="float" office:value="894.204963" calcext:value-type="float">
            <text:p>894.204963</text:p>
          </table:table-cell>
          <table:table-cell office:value-type="float" office:value="4.21192312" calcext:value-type="float">
            <text:p>4.21192312</text:p>
          </table:table-cell>
          <table:table-cell/>
          <table:table-cell office:value-type="float" office:value="894.204963" calcext:value-type="float">
            <text:p>894.204963</text:p>
          </table:table-cell>
          <table:table-cell office:value-type="float" office:value="-0.777818561" calcext:value-type="float">
            <text:p>-0.777818561</text:p>
          </table:table-cell>
          <table:table-cell/>
          <table:table-cell office:value-type="float" office:value="894.204963" calcext:value-type="float">
            <text:p>894.204963</text:p>
          </table:table-cell>
          <table:table-cell office:value-type="float" office:value="-1.35326195" calcext:value-type="float">
            <text:p>-1.35326195</text:p>
          </table:table-cell>
        </table:table-row>
        <table:table-row table:style-name="ro1">
          <table:table-cell office:value-type="float" office:value="898.126915" calcext:value-type="float">
            <text:p>898.126915</text:p>
          </table:table-cell>
          <table:table-cell office:value-type="float" office:value="5.46114731" calcext:value-type="float">
            <text:p>5.46114731</text:p>
          </table:table-cell>
          <table:table-cell/>
          <table:table-cell office:value-type="float" office:value="898.126915" calcext:value-type="float">
            <text:p>898.126915</text:p>
          </table:table-cell>
          <table:table-cell office:value-type="float" office:value="-0.532877386" calcext:value-type="float">
            <text:p>-0.532877386</text:p>
          </table:table-cell>
          <table:table-cell/>
          <table:table-cell office:value-type="float" office:value="898.126915" calcext:value-type="float">
            <text:p>898.126915</text:p>
          </table:table-cell>
          <table:table-cell office:value-type="float" office:value="-1.24984825" calcext:value-type="float">
            <text:p>-1.24984825</text:p>
          </table:table-cell>
        </table:table-row>
        <table:table-row table:style-name="ro1">
          <table:table-cell office:value-type="float" office:value="902.048866" calcext:value-type="float">
            <text:p>902.048866</text:p>
          </table:table-cell>
          <table:table-cell office:value-type="float" office:value="6.62011576" calcext:value-type="float">
            <text:p>6.62011576</text:p>
          </table:table-cell>
          <table:table-cell/>
          <table:table-cell office:value-type="float" office:value="902.048866" calcext:value-type="float">
            <text:p>902.048866</text:p>
          </table:table-cell>
          <table:table-cell office:value-type="float" office:value="-0.425440758" calcext:value-type="float">
            <text:p>-0.425440758</text:p>
          </table:table-cell>
          <table:table-cell/>
          <table:table-cell office:value-type="float" office:value="902.048866" calcext:value-type="float">
            <text:p>902.048866</text:p>
          </table:table-cell>
          <table:table-cell office:value-type="float" office:value="-1.55891013" calcext:value-type="float">
            <text:p>-1.55891013</text:p>
          </table:table-cell>
        </table:table-row>
        <table:table-row table:style-name="ro1">
          <table:table-cell office:value-type="float" office:value="905.970818" calcext:value-type="float">
            <text:p>905.970818</text:p>
          </table:table-cell>
          <table:table-cell office:value-type="float" office:value="8.2302866" calcext:value-type="float">
            <text:p>8.2302866</text:p>
          </table:table-cell>
          <table:table-cell/>
          <table:table-cell office:value-type="float" office:value="905.970818" calcext:value-type="float">
            <text:p>905.970818</text:p>
          </table:table-cell>
          <table:table-cell office:value-type="float" office:value="-1.22467375" calcext:value-type="float">
            <text:p>-1.22467375</text:p>
          </table:table-cell>
          <table:table-cell/>
          <table:table-cell office:value-type="float" office:value="905.970818" calcext:value-type="float">
            <text:p>905.970818</text:p>
          </table:table-cell>
          <table:table-cell office:value-type="float" office:value="-1.7648226" calcext:value-type="float">
            <text:p>-1.7648226</text:p>
          </table:table-cell>
        </table:table-row>
        <table:table-row table:style-name="ro1">
          <table:table-cell office:value-type="float" office:value="909.89277" calcext:value-type="float">
            <text:p>909.89277</text:p>
          </table:table-cell>
          <table:table-cell office:value-type="float" office:value="7.81656218" calcext:value-type="float">
            <text:p>7.81656218</text:p>
          </table:table-cell>
          <table:table-cell/>
          <table:table-cell office:value-type="float" office:value="909.89277" calcext:value-type="float">
            <text:p>909.89277</text:p>
          </table:table-cell>
          <table:table-cell office:value-type="float" office:value="-2.68994141" calcext:value-type="float">
            <text:p>-2.68994141</text:p>
          </table:table-cell>
          <table:table-cell/>
          <table:table-cell office:value-type="float" office:value="909.89277" calcext:value-type="float">
            <text:p>909.89277</text:p>
          </table:table-cell>
          <table:table-cell office:value-type="float" office:value="-2.1770339" calcext:value-type="float">
            <text:p>-2.1770339</text:p>
          </table:table-cell>
        </table:table-row>
        <table:table-row table:style-name="ro1">
          <table:table-cell office:value-type="float" office:value="913.814721" calcext:value-type="float">
            <text:p>913.814721</text:p>
          </table:table-cell>
          <table:table-cell office:value-type="float" office:value="7.99582481" calcext:value-type="float">
            <text:p>7.99582481</text:p>
          </table:table-cell>
          <table:table-cell/>
          <table:table-cell office:value-type="float" office:value="913.814721" calcext:value-type="float">
            <text:p>913.814721</text:p>
          </table:table-cell>
          <table:table-cell office:value-type="float" office:value="-2.28171587" calcext:value-type="float">
            <text:p>-2.28171587</text:p>
          </table:table-cell>
          <table:table-cell/>
          <table:table-cell office:value-type="float" office:value="913.814721" calcext:value-type="float">
            <text:p>913.814721</text:p>
          </table:table-cell>
          <table:table-cell office:value-type="float" office:value="-2.02198458" calcext:value-type="float">
            <text:p>-2.02198458</text:p>
          </table:table-cell>
        </table:table-row>
        <table:table-row table:style-name="ro1">
          <table:table-cell office:value-type="float" office:value="917.736673" calcext:value-type="float">
            <text:p>917.736673</text:p>
          </table:table-cell>
          <table:table-cell office:value-type="float" office:value="8.54891205" calcext:value-type="float">
            <text:p>8.54891205</text:p>
          </table:table-cell>
          <table:table-cell/>
          <table:table-cell office:value-type="float" office:value="917.736673" calcext:value-type="float">
            <text:p>917.736673</text:p>
          </table:table-cell>
          <table:table-cell office:value-type="float" office:value="-2.33756351" calcext:value-type="float">
            <text:p>-2.33756351</text:p>
          </table:table-cell>
          <table:table-cell/>
          <table:table-cell office:value-type="float" office:value="917.736673" calcext:value-type="float">
            <text:p>917.736673</text:p>
          </table:table-cell>
          <table:table-cell office:value-type="float" office:value="-2.07323384" calcext:value-type="float">
            <text:p>-2.07323384</text:p>
          </table:table-cell>
        </table:table-row>
        <table:table-row table:style-name="ro1">
          <table:table-cell office:value-type="float" office:value="921.658624" calcext:value-type="float">
            <text:p>921.658624</text:p>
          </table:table-cell>
          <table:table-cell office:value-type="float" office:value="8.63793468" calcext:value-type="float">
            <text:p>8.63793468</text:p>
          </table:table-cell>
          <table:table-cell/>
          <table:table-cell office:value-type="float" office:value="921.658624" calcext:value-type="float">
            <text:p>921.658624</text:p>
          </table:table-cell>
          <table:table-cell office:value-type="float" office:value="-1.08283007" calcext:value-type="float">
            <text:p>-1.08283007</text:p>
          </table:table-cell>
          <table:table-cell/>
          <table:table-cell office:value-type="float" office:value="921.658624" calcext:value-type="float">
            <text:p>921.658624</text:p>
          </table:table-cell>
          <table:table-cell office:value-type="float" office:value="-1.76352131" calcext:value-type="float">
            <text:p>-1.76352131</text:p>
          </table:table-cell>
        </table:table-row>
        <table:table-row table:style-name="ro1">
          <table:table-cell office:value-type="float" office:value="925.580576" calcext:value-type="float">
            <text:p>925.580576</text:p>
          </table:table-cell>
          <table:table-cell office:value-type="float" office:value="10.209425" calcext:value-type="float">
            <text:p>10.209425</text:p>
          </table:table-cell>
          <table:table-cell/>
          <table:table-cell office:value-type="float" office:value="925.580576" calcext:value-type="float">
            <text:p>925.580576</text:p>
          </table:table-cell>
          <table:table-cell office:value-type="float" office:value="-0.141771495" calcext:value-type="float">
            <text:p>-0.141771495</text:p>
          </table:table-cell>
          <table:table-cell/>
          <table:table-cell office:value-type="float" office:value="925.580576" calcext:value-type="float">
            <text:p>925.580576</text:p>
          </table:table-cell>
          <table:table-cell office:value-type="float" office:value="-1.50538349" calcext:value-type="float">
            <text:p>-1.50538349</text:p>
          </table:table-cell>
        </table:table-row>
        <table:table-row table:style-name="ro1">
          <table:table-cell office:value-type="float" office:value="929.502528" calcext:value-type="float">
            <text:p>929.502528</text:p>
          </table:table-cell>
          <table:table-cell office:value-type="float" office:value="11.9871826" calcext:value-type="float">
            <text:p>11.9871826</text:p>
          </table:table-cell>
          <table:table-cell/>
          <table:table-cell office:value-type="float" office:value="929.502528" calcext:value-type="float">
            <text:p>929.502528</text:p>
          </table:table-cell>
          <table:table-cell office:value-type="float" office:value="-1.73595309" calcext:value-type="float">
            <text:p>-1.73595309</text:p>
          </table:table-cell>
          <table:table-cell/>
          <table:table-cell office:value-type="float" office:value="929.502528" calcext:value-type="float">
            <text:p>929.502528</text:p>
          </table:table-cell>
          <table:table-cell office:value-type="float" office:value="-1.19567096" calcext:value-type="float">
            <text:p>-1.19567096</text:p>
          </table:table-cell>
        </table:table-row>
        <table:table-row table:style-name="ro1">
          <table:table-cell office:value-type="float" office:value="933.424479" calcext:value-type="float">
            <text:p>933.424479</text:p>
          </table:table-cell>
          <table:table-cell office:value-type="float" office:value="13.3910847" calcext:value-type="float">
            <text:p>13.3910847</text:p>
          </table:table-cell>
          <table:table-cell/>
          <table:table-cell office:value-type="float" office:value="933.424479" calcext:value-type="float">
            <text:p>933.424479</text:p>
          </table:table-cell>
          <table:table-cell office:value-type="float" office:value="-1.43514943" calcext:value-type="float">
            <text:p>-1.43514943</text:p>
          </table:table-cell>
          <table:table-cell/>
          <table:table-cell office:value-type="float" office:value="933.424479" calcext:value-type="float">
            <text:p>933.424479</text:p>
          </table:table-cell>
          <table:table-cell office:value-type="float" office:value="-1.14377093" calcext:value-type="float">
            <text:p>-1.14377093</text:p>
          </table:table-cell>
        </table:table-row>
        <table:table-row table:style-name="ro1">
          <table:table-cell office:value-type="float" office:value="937.346431" calcext:value-type="float">
            <text:p>937.346431</text:p>
          </table:table-cell>
          <table:table-cell office:value-type="float" office:value="13.1707201" calcext:value-type="float">
            <text:p>13.1707201</text:p>
          </table:table-cell>
          <table:table-cell/>
          <table:table-cell office:value-type="float" office:value="937.346431" calcext:value-type="float">
            <text:p>937.346431</text:p>
          </table:table-cell>
          <table:table-cell office:value-type="float" office:value="-1.6242063" calcext:value-type="float">
            <text:p>-1.6242063</text:p>
          </table:table-cell>
          <table:table-cell/>
          <table:table-cell office:value-type="float" office:value="937.346431" calcext:value-type="float">
            <text:p>937.346431</text:p>
          </table:table-cell>
          <table:table-cell office:value-type="float" office:value="-0.679395318" calcext:value-type="float">
            <text:p>-0.679395318</text:p>
          </table:table-cell>
        </table:table-row>
        <table:table-row table:style-name="ro1">
          <table:table-cell office:value-type="float" office:value="941.268382" calcext:value-type="float">
            <text:p>941.268382</text:p>
          </table:table-cell>
          <table:table-cell office:value-type="float" office:value="13.2597427" calcext:value-type="float">
            <text:p>13.2597427</text:p>
          </table:table-cell>
          <table:table-cell/>
          <table:table-cell office:value-type="float" office:value="941.268382" calcext:value-type="float">
            <text:p>941.268382</text:p>
          </table:table-cell>
          <table:table-cell office:value-type="float" office:value="-1.2632488" calcext:value-type="float">
            <text:p>-1.2632488</text:p>
          </table:table-cell>
          <table:table-cell/>
          <table:table-cell office:value-type="float" office:value="941.268382" calcext:value-type="float">
            <text:p>941.268382</text:p>
          </table:table-cell>
          <table:table-cell office:value-type="float" office:value="0.455329418" calcext:value-type="float">
            <text:p>0.455329418</text:p>
          </table:table-cell>
        </table:table-row>
        <table:table-row table:style-name="ro1">
          <table:table-cell office:value-type="float" office:value="945.190334" calcext:value-type="float">
            <text:p>945.190334</text:p>
          </table:table-cell>
          <table:table-cell office:value-type="float" office:value="13.2843113" calcext:value-type="float">
            <text:p>13.2843113</text:p>
          </table:table-cell>
          <table:table-cell/>
          <table:table-cell office:value-type="float" office:value="945.190334" calcext:value-type="float">
            <text:p>945.190334</text:p>
          </table:table-cell>
          <table:table-cell office:value-type="float" office:value="-1.00111854" calcext:value-type="float">
            <text:p>-1.00111854</text:p>
          </table:table-cell>
          <table:table-cell/>
          <table:table-cell office:value-type="float" office:value="945.190334" calcext:value-type="float">
            <text:p>945.190334</text:p>
          </table:table-cell>
          <table:table-cell office:value-type="float" office:value="1.07442915" calcext:value-type="float">
            <text:p>1.07442915</text:p>
          </table:table-cell>
        </table:table-row>
        <table:table-row table:style-name="ro1">
          <table:table-cell office:value-type="float" office:value="949.112286" calcext:value-type="float">
            <text:p>949.112286</text:p>
          </table:table-cell>
          <table:table-cell office:value-type="float" office:value="12.290493" calcext:value-type="float">
            <text:p>12.290493</text:p>
          </table:table-cell>
          <table:table-cell/>
          <table:table-cell office:value-type="float" office:value="949.112286" calcext:value-type="float">
            <text:p>949.112286</text:p>
          </table:table-cell>
          <table:table-cell office:value-type="float" office:value="-0.885091245" calcext:value-type="float">
            <text:p>-0.885091245</text:p>
          </table:table-cell>
          <table:table-cell/>
          <table:table-cell office:value-type="float" office:value="949.112286" calcext:value-type="float">
            <text:p>949.112286</text:p>
          </table:table-cell>
          <table:table-cell office:value-type="float" office:value="0.404466391" calcext:value-type="float">
            <text:p>0.404466391</text:p>
          </table:table-cell>
        </table:table-row>
        <table:table-row table:style-name="ro1">
          <table:table-cell office:value-type="float" office:value="953.034237" calcext:value-type="float">
            <text:p>953.034237</text:p>
          </table:table-cell>
          <table:table-cell office:value-type="float" office:value="11.0388479" calcext:value-type="float">
            <text:p>11.0388479</text:p>
          </table:table-cell>
          <table:table-cell/>
          <table:table-cell office:value-type="float" office:value="953.034237" calcext:value-type="float">
            <text:p>953.034237</text:p>
          </table:table-cell>
          <table:table-cell office:value-type="float" office:value="-0.412408799" calcext:value-type="float">
            <text:p>-0.412408799</text:p>
          </table:table-cell>
          <table:table-cell/>
          <table:table-cell office:value-type="float" office:value="953.034237" calcext:value-type="float">
            <text:p>953.034237</text:p>
          </table:table-cell>
          <table:table-cell office:value-type="float" office:value="1.28137863" calcext:value-type="float">
            <text:p>1.28137863</text:p>
          </table:table-cell>
        </table:table-row>
        <table:table-row table:style-name="ro1">
          <table:table-cell office:value-type="float" office:value="956.956189" calcext:value-type="float">
            <text:p>956.956189</text:p>
          </table:table-cell>
          <table:table-cell office:value-type="float" office:value="11.218111" calcext:value-type="float">
            <text:p>11.218111</text:p>
          </table:table-cell>
          <table:table-cell/>
          <table:table-cell office:value-type="float" office:value="956.956189" calcext:value-type="float">
            <text:p>956.956189</text:p>
          </table:table-cell>
          <table:table-cell office:value-type="float" office:value="-0.279188633" calcext:value-type="float">
            <text:p>-0.279188633</text:p>
          </table:table-cell>
          <table:table-cell/>
          <table:table-cell office:value-type="float" office:value="956.956189" calcext:value-type="float">
            <text:p>956.956189</text:p>
          </table:table-cell>
          <table:table-cell office:value-type="float" office:value="1.33321762" calcext:value-type="float">
            <text:p>1.33321762</text:p>
          </table:table-cell>
        </table:table-row>
        <table:table-row table:style-name="ro1">
          <table:table-cell office:value-type="float" office:value="960.87814" calcext:value-type="float">
            <text:p>960.87814</text:p>
          </table:table-cell>
          <table:table-cell office:value-type="float" office:value="8.85783768" calcext:value-type="float">
            <text:p>8.85783768</text:p>
          </table:table-cell>
          <table:table-cell/>
          <table:table-cell office:value-type="float" office:value="960.87814" calcext:value-type="float">
            <text:p>960.87814</text:p>
          </table:table-cell>
          <table:table-cell office:value-type="float" office:value="0.1848993" calcext:value-type="float">
            <text:p>0.1848993</text:p>
          </table:table-cell>
          <table:table-cell/>
          <table:table-cell office:value-type="float" office:value="960.87814" calcext:value-type="float">
            <text:p>960.87814</text:p>
          </table:table-cell>
          <table:table-cell office:value-type="float" office:value="1.69450486" calcext:value-type="float">
            <text:p>1.69450486</text:p>
          </table:table-cell>
        </table:table-row>
        <table:table-row table:style-name="ro1">
          <table:table-cell office:value-type="float" office:value="964.800092" calcext:value-type="float">
            <text:p>964.800092</text:p>
          </table:table-cell>
          <table:table-cell office:value-type="float" office:value="7.8124609" calcext:value-type="float">
            <text:p>7.8124609</text:p>
          </table:table-cell>
          <table:table-cell/>
          <table:table-cell office:value-type="float" office:value="964.800092" calcext:value-type="float">
            <text:p>964.800092</text:p>
          </table:table-cell>
          <table:table-cell office:value-type="float" office:value="0.472809255" calcext:value-type="float">
            <text:p>0.472809255</text:p>
          </table:table-cell>
          <table:table-cell/>
          <table:table-cell office:value-type="float" office:value="964.800092" calcext:value-type="float">
            <text:p>964.800092</text:p>
          </table:table-cell>
          <table:table-cell office:value-type="float" office:value="2.00421739" calcext:value-type="float">
            <text:p>2.00421739</text:p>
          </table:table-cell>
        </table:table-row>
        <table:table-row table:style-name="ro1">
          <table:table-cell office:value-type="float" office:value="968.722044" calcext:value-type="float">
            <text:p>968.722044</text:p>
          </table:table-cell>
          <table:table-cell office:value-type="float" office:value="3.95682669" calcext:value-type="float">
            <text:p>3.95682669</text:p>
          </table:table-cell>
          <table:table-cell/>
          <table:table-cell office:value-type="float" office:value="968.722044" calcext:value-type="float">
            <text:p>968.722044</text:p>
          </table:table-cell>
          <table:table-cell office:value-type="float" office:value="0.820876956" calcext:value-type="float">
            <text:p>0.820876956</text:p>
          </table:table-cell>
          <table:table-cell/>
          <table:table-cell office:value-type="float" office:value="968.722044" calcext:value-type="float">
            <text:p>968.722044</text:p>
          </table:table-cell>
          <table:table-cell office:value-type="float" office:value="2.36550474" calcext:value-type="float">
            <text:p>2.36550474</text:p>
          </table:table-cell>
        </table:table-row>
        <table:table-row table:style-name="ro1">
          <table:table-cell office:value-type="float" office:value="972.643995" calcext:value-type="float">
            <text:p>972.643995</text:p>
          </table:table-cell>
          <table:table-cell office:value-type="float" office:value="-2.24496841" calcext:value-type="float">
            <text:p>-2.24496841</text:p>
          </table:table-cell>
          <table:table-cell/>
          <table:table-cell office:value-type="float" office:value="972.643995" calcext:value-type="float">
            <text:p>972.643995</text:p>
          </table:table-cell>
          <table:table-cell office:value-type="float" office:value="0.795104384" calcext:value-type="float">
            <text:p>0.795104384</text:p>
          </table:table-cell>
          <table:table-cell/>
          <table:table-cell office:value-type="float" office:value="972.643995" calcext:value-type="float">
            <text:p>972.643995</text:p>
          </table:table-cell>
          <table:table-cell office:value-type="float" office:value="2.52049303" calcext:value-type="float">
            <text:p>2.52049303</text:p>
          </table:table-cell>
        </table:table-row>
        <table:table-row table:style-name="ro1">
          <table:table-cell office:value-type="float" office:value="976.565947" calcext:value-type="float">
            <text:p>976.565947</text:p>
          </table:table-cell>
          <table:table-cell office:value-type="float" office:value="-4.5278945" calcext:value-type="float">
            <text:p>-4.5278945</text:p>
          </table:table-cell>
          <table:table-cell/>
          <table:table-cell office:value-type="float" office:value="976.565947" calcext:value-type="float">
            <text:p>976.565947</text:p>
          </table:table-cell>
          <table:table-cell office:value-type="float" office:value="1.49552798" calcext:value-type="float">
            <text:p>1.49552798</text:p>
          </table:table-cell>
          <table:table-cell/>
          <table:table-cell office:value-type="float" office:value="976.565947" calcext:value-type="float">
            <text:p>976.565947</text:p>
          </table:table-cell>
          <table:table-cell office:value-type="float" office:value="2.4693048" calcext:value-type="float">
            <text:p>2.4693048</text:p>
          </table:table-cell>
        </table:table-row>
        <table:table-row table:style-name="ro1">
          <table:table-cell office:value-type="float" office:value="980.487898" calcext:value-type="float">
            <text:p>980.487898</text:p>
          </table:table-cell>
          <table:table-cell office:value-type="float" office:value="-6.84948635" calcext:value-type="float">
            <text:p>-6.84948635</text:p>
          </table:table-cell>
          <table:table-cell/>
          <table:table-cell office:value-type="float" office:value="980.487898" calcext:value-type="float">
            <text:p>980.487898</text:p>
          </table:table-cell>
          <table:table-cell office:value-type="float" office:value="1.59437013" calcext:value-type="float">
            <text:p>1.59437013</text:p>
          </table:table-cell>
          <table:table-cell/>
          <table:table-cell office:value-type="float" office:value="980.487898" calcext:value-type="float">
            <text:p>980.487898</text:p>
          </table:table-cell>
          <table:table-cell office:value-type="float" office:value="3.1914928" calcext:value-type="float">
            <text:p>3.1914928</text:p>
          </table:table-cell>
        </table:table-row>
        <table:table-row table:style-name="ro1">
          <table:table-cell office:value-type="float" office:value="984.40985" calcext:value-type="float">
            <text:p>984.40985</text:p>
          </table:table-cell>
          <table:table-cell office:value-type="float" office:value="-0.714581013" calcext:value-type="float">
            <text:p>-0.714581013</text:p>
          </table:table-cell>
          <table:table-cell/>
          <table:table-cell office:value-type="float" office:value="984.40985" calcext:value-type="float">
            <text:p>984.40985</text:p>
          </table:table-cell>
          <table:table-cell office:value-type="float" office:value="-0.738893747" calcext:value-type="float">
            <text:p>-0.738893747</text:p>
          </table:table-cell>
          <table:table-cell/>
          <table:table-cell office:value-type="float" office:value="984.40985" calcext:value-type="float">
            <text:p>984.40985</text:p>
          </table:table-cell>
          <table:table-cell office:value-type="float" office:value="4.11997986" calcext:value-type="float">
            <text:p>4.11997986</text:p>
          </table:table-cell>
        </table:table-row>
        <table:table-row table:style-name="ro1">
          <table:table-cell office:value-type="float" office:value="988.331801" calcext:value-type="float">
            <text:p>988.331801</text:p>
          </table:table-cell>
          <table:table-cell office:value-type="float" office:value="4.14412498" calcext:value-type="float">
            <text:p>4.14412498</text:p>
          </table:table-cell>
          <table:table-cell/>
          <table:table-cell office:value-type="float" office:value="988.331801" calcext:value-type="float">
            <text:p>988.331801</text:p>
          </table:table-cell>
          <table:table-cell office:value-type="float" office:value="-1.52953219" calcext:value-type="float">
            <text:p>-1.52953219</text:p>
          </table:table-cell>
          <table:table-cell/>
          <table:table-cell office:value-type="float" office:value="988.331801" calcext:value-type="float">
            <text:p>988.331801</text:p>
          </table:table-cell>
          <table:table-cell office:value-type="float" office:value="3.81091785" calcext:value-type="float">
            <text:p>3.81091785</text:p>
          </table:table-cell>
        </table:table-row>
        <table:table-row table:style-name="ro1">
          <table:table-cell office:value-type="float" office:value="992.253753" calcext:value-type="float">
            <text:p>992.253753</text:p>
          </table:table-cell>
          <table:table-cell office:value-type="float" office:value="6.30860186" calcext:value-type="float">
            <text:p>6.30860186</text:p>
          </table:table-cell>
          <table:table-cell/>
          <table:table-cell office:value-type="float" office:value="992.253753" calcext:value-type="float">
            <text:p>992.253753</text:p>
          </table:table-cell>
          <table:table-cell office:value-type="float" office:value="-1.85609376" calcext:value-type="float">
            <text:p>-1.85609376</text:p>
          </table:table-cell>
          <table:table-cell/>
          <table:table-cell office:value-type="float" office:value="992.253753" calcext:value-type="float">
            <text:p>992.253753</text:p>
          </table:table-cell>
          <table:table-cell office:value-type="float" office:value="2.41903138" calcext:value-type="float">
            <text:p>2.41903138</text:p>
          </table:table-cell>
        </table:table-row>
        <table:table-row table:style-name="ro1">
          <table:table-cell office:value-type="float" office:value="996.175705" calcext:value-type="float">
            <text:p>996.175705</text:p>
          </table:table-cell>
          <table:table-cell office:value-type="float" office:value="8.95005322" calcext:value-type="float">
            <text:p>8.95005322</text:p>
          </table:table-cell>
          <table:table-cell/>
          <table:table-cell office:value-type="float" office:value="996.175705" calcext:value-type="float">
            <text:p>996.175705</text:p>
          </table:table-cell>
          <table:table-cell office:value-type="float" office:value="-2.10960388" calcext:value-type="float">
            <text:p>-2.10960388</text:p>
          </table:table-cell>
          <table:table-cell/>
          <table:table-cell office:value-type="float" office:value="996.175705" calcext:value-type="float">
            <text:p>996.175705</text:p>
          </table:table-cell>
          <table:table-cell office:value-type="float" office:value="3.19279408" calcext:value-type="float">
            <text:p>3.19279408</text:p>
          </table:table-cell>
        </table:table-row>
        <table:table-row table:style-name="ro1">
          <table:table-cell office:value-type="float" office:value="1000.09766" calcext:value-type="float">
            <text:p>1000.09766</text:p>
          </table:table-cell>
          <table:table-cell office:value-type="float" office:value="9.73518181" calcext:value-type="float">
            <text:p>9.73518181</text:p>
          </table:table-cell>
          <table:table-cell/>
          <table:table-cell office:value-type="float" office:value="1000.09766" calcext:value-type="float">
            <text:p>1000.09766</text:p>
          </table:table-cell>
          <table:table-cell office:value-type="float" office:value="-2.11818743" calcext:value-type="float">
            <text:p>-2.11818743</text:p>
          </table:table-cell>
          <table:table-cell/>
          <table:table-cell office:value-type="float" office:value="1000.09766" calcext:value-type="float">
            <text:p>1000.09766</text:p>
          </table:table-cell>
          <table:table-cell office:value-type="float" office:value="2.36810732" calcext:value-type="float">
            <text:p>2.36810732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00/00/0000</text:date>, <text:time style:data-style-name="N2" text:time-value="14:39:38.37500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9T14:49:06.714713000</dc:date>
    <meta:editing-duration>PT13M35S</meta:editing-duration>
    <meta:editing-cycles>3</meta:editing-cycles>
    <meta:generator>LibreOffice/5.1.4.2$MacOSX_X86_64 LibreOffice_project/f99d75f39f1c57ebdd7ffc5f42867c12031db97a</meta:generator>
    <meta:document-statistic meta:table-count="2" meta:cell-count="15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false" chart:logarithmic="false" chart:minimum="0" chart:maximum="1000" chart:origin="0" chart:interval-major="200" chart:reverse-direction="false" text:line-break="false" loext:try-staggering-first="false" chart:link-data-style-to-source="true" chart:axis-position="0"/>
      <style:graphic-properties draw:stroke="none"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tick-marks-major-inner="true" chart:tick-marks-major-outer="false" chart:logarithmic="false" chart:minimum="-15" chart:maximum="20" chart:origin="0" chart:interval-major="10" chart:reverse-direction="false" text:line-break="false" loext:try-staggering-first="false" chart:link-data-style-to-source="true" chart:axis-position="0"/>
      <style:graphic-properties svg:stroke-width="0.051cm"/>
      <style:text-properties fo:font-size="10pt" style:font-size-asian="10pt" style:font-size-complex="10pt"/>
    </style:style>
    <style:style style:name="ch5" style:family="chart" style:data-style-name="N0">
      <style:chart-properties chart:display-label="false" chart:tick-marks-major-inner="true" chart:tick-marks-major-outer="false" chart:logarithmic="false" chart:minimum="0" chart:maximum="40" chart:interval-major="10" chart:reverse-direction="false" text:line-break="false" loext:try-staggering-first="false" chart:link-data-style-to-source="true" chart:axis-position="end"/>
      <style:graphic-properties svg:stroke-width="0.051cm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7" style:family="chart">
      <style:graphic-properties draw:stroke="solid" svg:stroke-width="0.051cm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941cm" svg:height="9.007cm" xlink:href=".." xlink:type="simple" chart:class="chart:scatter" chart:style-name="ch1">
        <chart:plot-area chart:style-name="ch2" table:cell-range-address="comp.A1:comp.A257 comp.B2:comp.B257 comp.D1:comp.D1 comp.E2:comp.E257 comp.G1:comp.G1 comp.H2:comp.H257" chart:data-source-has-labels="row" svg:x="0.478cm" svg:y="0.18cm" svg:width="22.985cm" svg:height="8.647cm">
          <chartooo:coordinate-region svg:x="0.478cm" svg:y="0.18cm" svg:width="22.985cm" svg:height="8.647cm"/>
          <chart:axis chart:dimension="x" chart:name="primary-x" chart:style-name="ch3"/>
          <chart:axis chart:dimension="y" chart:name="primary-y" chart:style-name="ch4"/>
          <chart:axis chart:dimension="y" chart:name="secondary-y" chart:style-name="ch5"/>
          <chart:series chart:attached-axis="primary-y" chart:style-name="ch6" chart:values-cell-range-address="comp.B2:comp.B257" chart:label-cell-address="comp.A1:comp.A1" chart:class="chart:scatter">
            <chart:domain table:cell-range-address="comp.A2:comp.A257"/>
            <chart:data-point chart:repeated="256"/>
          </chart:series>
          <chart:series chart:attached-axis="primary-y" chart:style-name="ch6" chart:values-cell-range-address="comp.E2:comp.E257" chart:label-cell-address="comp.D1:comp.D1" chart:class="chart:scatter">
            <chart:domain table:cell-range-address="comp.D2:comp.D257"/>
            <chart:data-point chart:repeated="256"/>
          </chart:series>
          <chart:series chart:attached-axis="primary-y" chart:style-name="ch6" chart:values-cell-range-address="comp.H2:comp.H257" chart:label-cell-address="comp.G1:comp.G1" chart:class="chart:scatter">
            <chart:domain table:cell-range-address="comp.G2:comp.G257"/>
            <chart:data-point chart:repeated="2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(a) As grown</text:p>
                <draw:g>
                  <svg:desc>comp.A1:comp.A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(b) Once-annealed</text:p>
                <draw:g>
                  <svg:desc>comp.D1:comp.D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(c) Twice-annealed</text:p>
                <draw:g>
                  <svg:desc>comp.G1:comp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mp.A2:comp.A257</svg:desc>
                </draw:g>
              </table:table-cell>
              <table:table-cell office:value-type="float" office:value="13.409235">
                <text:p>13.409235</text:p>
                <draw:g>
                  <svg:desc>comp.B2:comp.B257</svg:desc>
                </draw:g>
              </table:table-cell>
              <table:table-cell office:value-type="float" office:value="0">
                <text:p>0</text:p>
                <draw:g>
                  <svg:desc>comp.D2:comp.D257</svg:desc>
                </draw:g>
              </table:table-cell>
              <table:table-cell office:value-type="float" office:value="3.22879457">
                <text:p>3.22879457</text:p>
                <draw:g>
                  <svg:desc>comp.E2:comp.E257</svg:desc>
                </draw:g>
              </table:table-cell>
              <table:table-cell office:value-type="float" office:value="0">
                <text:p>0</text:p>
                <draw:g>
                  <svg:desc>comp.G2:comp.G257</svg:desc>
                </draw:g>
              </table:table-cell>
              <table:table-cell office:value-type="float" office:value="-1.11811006">
                <text:p>-1.11811006</text:p>
                <draw:g>
                  <svg:desc>comp.H2:comp.H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92195159">
                <text:p>3.92195159</text:p>
              </table:table-cell>
              <table:table-cell office:value-type="float" office:value="12.6732292">
                <text:p>12.6732292</text:p>
              </table:table-cell>
              <table:table-cell office:value-type="float" office:value="3.92195159">
                <text:p>3.92195159</text:p>
              </table:table-cell>
              <table:table-cell office:value-type="float" office:value="3.63702393">
                <text:p>3.63702393</text:p>
              </table:table-cell>
              <table:table-cell office:value-type="float" office:value="3.92195159">
                <text:p>3.92195159</text:p>
              </table:table-cell>
              <table:table-cell office:value-type="float" office:value="-1.22087312">
                <text:p>-1.220873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84390319">
                <text:p>7.84390319</text:p>
              </table:table-cell>
              <table:table-cell office:value-type="float" office:value="13.561491">
                <text:p>13.561491</text:p>
              </table:table-cell>
              <table:table-cell office:value-type="float" office:value="7.84390319">
                <text:p>7.84390319</text:p>
              </table:table-cell>
              <table:table-cell office:value-type="float" office:value="2.2061305">
                <text:p>2.2061305</text:p>
              </table:table-cell>
              <table:table-cell office:value-type="float" office:value="7.84390319">
                <text:p>7.84390319</text:p>
              </table:table-cell>
              <table:table-cell office:value-type="float" office:value="-1.16897309">
                <text:p>-1.168973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7658548">
                <text:p>11.7658548</text:p>
              </table:table-cell>
              <table:table-cell office:value-type="float" office:value="13.7407541">
                <text:p>13.7407541</text:p>
              </table:table-cell>
              <table:table-cell office:value-type="float" office:value="11.7658548">
                <text:p>11.7658548</text:p>
              </table:table-cell>
              <table:table-cell office:value-type="float" office:value="2.91084957">
                <text:p>2.91084957</text:p>
              </table:table-cell>
              <table:table-cell office:value-type="float" office:value="11.7658548">
                <text:p>11.7658548</text:p>
              </table:table-cell>
              <table:table-cell office:value-type="float" office:value="-1.11713409">
                <text:p>-1.117134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6878064">
                <text:p>15.6878064</text:p>
              </table:table-cell>
              <table:table-cell office:value-type="float" office:value="14.2422829">
                <text:p>14.2422829</text:p>
              </table:table-cell>
              <table:table-cell office:value-type="float" office:value="15.6878064">
                <text:p>15.6878064</text:p>
              </table:table-cell>
              <table:table-cell office:value-type="float" office:value="2.52413034">
                <text:p>2.52413034</text:p>
              </table:table-cell>
              <table:table-cell office:value-type="float" office:value="15.6878064">
                <text:p>15.6878064</text:p>
              </table:table-cell>
              <table:table-cell office:value-type="float" office:value="-0.910510004">
                <text:p>-0.910510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.609758">
                <text:p>19.609758</text:p>
              </table:table-cell>
              <table:table-cell office:value-type="float" office:value="14.602026">
                <text:p>14.602026</text:p>
              </table:table-cell>
              <table:table-cell office:value-type="float" office:value="19.609758">
                <text:p>19.609758</text:p>
              </table:table-cell>
              <table:table-cell office:value-type="float" office:value="2.52414131">
                <text:p>2.52414131</text:p>
              </table:table-cell>
              <table:table-cell office:value-type="float" office:value="19.609758">
                <text:p>19.609758</text:p>
              </table:table-cell>
              <table:table-cell office:value-type="float" office:value="-1.01333404">
                <text:p>-1.013334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.5317096">
                <text:p>23.5317096</text:p>
              </table:table-cell>
              <table:table-cell office:value-type="float" office:value="12.3577652">
                <text:p>12.3577652</text:p>
              </table:table-cell>
              <table:table-cell office:value-type="float" office:value="23.5317096">
                <text:p>23.5317096</text:p>
              </table:table-cell>
              <table:table-cell office:value-type="float" office:value="2.02570105">
                <text:p>2.02570105</text:p>
              </table:table-cell>
              <table:table-cell office:value-type="float" office:value="23.5317096">
                <text:p>23.5317096</text:p>
              </table:table-cell>
              <table:table-cell office:value-type="float" office:value="-0.858284593">
                <text:p>-0.8582845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.4536612">
                <text:p>27.4536612</text:p>
              </table:table-cell>
              <table:table-cell office:value-type="float" office:value="11.9569349">
                <text:p>11.9569349</text:p>
              </table:table-cell>
              <table:table-cell office:value-type="float" office:value="27.4536612">
                <text:p>27.4536612</text:p>
              </table:table-cell>
              <table:table-cell office:value-type="float" office:value="1.79797065">
                <text:p>1.79797065</text:p>
              </table:table-cell>
              <table:table-cell office:value-type="float" office:value="27.4536612">
                <text:p>27.4536612</text:p>
              </table:table-cell>
              <table:table-cell office:value-type="float" office:value="-0.85795927">
                <text:p>-0.857959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.3756127">
                <text:p>31.3756127</text:p>
              </table:table-cell>
              <table:table-cell office:value-type="float" office:value="10.4087963">
                <text:p>10.4087963</text:p>
              </table:table-cell>
              <table:table-cell office:value-type="float" office:value="31.3756127">
                <text:p>31.3756127</text:p>
              </table:table-cell>
              <table:table-cell office:value-type="float" office:value="1.51867712">
                <text:p>1.51867712</text:p>
              </table:table-cell>
              <table:table-cell office:value-type="float" office:value="31.3756127">
                <text:p>31.3756127</text:p>
              </table:table-cell>
              <table:table-cell office:value-type="float" office:value="-0.857633948">
                <text:p>-0.8576339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5.2975643">
                <text:p>35.2975643</text:p>
              </table:table-cell>
              <table:table-cell office:value-type="float" office:value="7.61024475">
                <text:p>7.61024475</text:p>
              </table:table-cell>
              <table:table-cell office:value-type="float" office:value="35.2975643">
                <text:p>35.2975643</text:p>
              </table:table-cell>
              <table:table-cell office:value-type="float" office:value="1.41555762">
                <text:p>1.41555762</text:p>
              </table:table-cell>
              <table:table-cell office:value-type="float" office:value="35.2975643">
                <text:p>35.2975643</text:p>
              </table:table-cell>
              <table:table-cell office:value-type="float" office:value="-0.341683656">
                <text:p>-0.3416836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.2195159">
                <text:p>39.2195159</text:p>
              </table:table-cell>
              <table:table-cell office:value-type="float" office:value="6.70665216">
                <text:p>6.70665216</text:p>
              </table:table-cell>
              <table:table-cell office:value-type="float" office:value="39.2195159">
                <text:p>39.2195159</text:p>
              </table:table-cell>
              <table:table-cell office:value-type="float" office:value="1.41556859">
                <text:p>1.41556859</text:p>
              </table:table-cell>
              <table:table-cell office:value-type="float" office:value="39.2195159">
                <text:p>39.2195159</text:p>
              </table:table-cell>
              <table:table-cell office:value-type="float" office:value="-0.0319711119">
                <text:p>-0.03197111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.1414675">
                <text:p>43.1414675</text:p>
              </table:table-cell>
              <table:table-cell office:value-type="float" office:value="3.98543262">
                <text:p>3.98543262</text:p>
              </table:table-cell>
              <table:table-cell office:value-type="float" office:value="43.1414675">
                <text:p>43.1414675</text:p>
              </table:table-cell>
              <table:table-cell office:value-type="float" office:value="1.50581622">
                <text:p>1.50581622</text:p>
              </table:table-cell>
              <table:table-cell office:value-type="float" office:value="43.1414675">
                <text:p>43.1414675</text:p>
              </table:table-cell>
              <table:table-cell office:value-type="float" office:value="-0.0832204968">
                <text:p>-0.08322049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.0634191">
                <text:p>47.0634191</text:p>
              </table:table-cell>
              <table:table-cell office:value-type="float" office:value="3.54592085">
                <text:p>3.54592085</text:p>
              </table:table-cell>
              <table:table-cell office:value-type="float" office:value="47.0634191">
                <text:p>47.0634191</text:p>
              </table:table-cell>
              <table:table-cell office:value-type="float" office:value="0.594862163">
                <text:p>0.594862163</text:p>
              </table:table-cell>
              <table:table-cell office:value-type="float" office:value="47.0634191">
                <text:p>47.0634191</text:p>
              </table:table-cell>
              <table:table-cell office:value-type="float" office:value="-0.0828951672">
                <text:p>-0.08289516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.9853707">
                <text:p>50.9853707</text:p>
              </table:table-cell>
              <table:table-cell office:value-type="float" office:value="0.966501713">
                <text:p>0.966501713</text:p>
              </table:table-cell>
              <table:table-cell office:value-type="float" office:value="50.9853707">
                <text:p>50.9853707</text:p>
              </table:table-cell>
              <table:table-cell office:value-type="float" office:value="0.25541082">
                <text:p>0.25541082</text:p>
              </table:table-cell>
              <table:table-cell office:value-type="float" office:value="50.9853707">
                <text:p>50.9853707</text:p>
              </table:table-cell>
              <table:table-cell office:value-type="float" office:value="-0.0825698376">
                <text:p>-0.08256983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.9073223">
                <text:p>54.9073223</text:p>
              </table:table-cell>
              <table:table-cell office:value-type="float" office:value="-3.58523846">
                <text:p>-3.58523846</text:p>
              </table:table-cell>
              <table:table-cell office:value-type="float" office:value="54.9073223">
                <text:p>54.9073223</text:p>
              </table:table-cell>
              <table:table-cell office:value-type="float" office:value="-0.225844294">
                <text:p>-0.225844294</text:p>
              </table:table-cell>
              <table:table-cell office:value-type="float" office:value="54.9073223">
                <text:p>54.9073223</text:p>
              </table:table-cell>
              <table:table-cell office:value-type="float" office:value="-0.185393929">
                <text:p>-0.1853939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.8292739">
                <text:p>58.8292739</text:p>
              </table:table-cell>
              <table:table-cell office:value-type="float" office:value="-3.92161608">
                <text:p>-3.92161608</text:p>
              </table:table-cell>
              <table:table-cell office:value-type="float" office:value="58.8292739">
                <text:p>58.8292739</text:p>
              </table:table-cell>
              <table:table-cell office:value-type="float" office:value="-1.03796721">
                <text:p>-1.03796721</text:p>
              </table:table-cell>
              <table:table-cell office:value-type="float" office:value="58.8292739">
                <text:p>58.8292739</text:p>
              </table:table-cell>
              <table:table-cell office:value-type="float" office:value="-0.185068607">
                <text:p>-0.1850686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.7512255">
                <text:p>62.7512255</text:p>
              </table:table-cell>
              <table:table-cell office:value-type="float" office:value="-5.76624107">
                <text:p>-5.76624107</text:p>
              </table:table-cell>
              <table:table-cell office:value-type="float" office:value="62.7512255">
                <text:p>62.7512255</text:p>
              </table:table-cell>
              <table:table-cell office:value-type="float" office:value="-1.47195435">
                <text:p>-1.47195435</text:p>
              </table:table-cell>
              <table:table-cell office:value-type="float" office:value="62.7512255">
                <text:p>62.7512255</text:p>
              </table:table-cell>
              <table:table-cell office:value-type="float" office:value="-0.0815938637">
                <text:p>-0.08159386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6.6731771">
                <text:p>66.6731771</text:p>
              </table:table-cell>
              <table:table-cell office:value-type="float" office:value="-4.82641172">
                <text:p>-4.82641172</text:p>
              </table:table-cell>
              <table:table-cell office:value-type="float" office:value="66.6731771">
                <text:p>66.6731771</text:p>
              </table:table-cell>
              <table:table-cell office:value-type="float" office:value="-2.01766253">
                <text:p>-2.01766253</text:p>
              </table:table-cell>
              <table:table-cell office:value-type="float" office:value="66.6731771">
                <text:p>66.6731771</text:p>
              </table:table-cell>
              <table:table-cell office:value-type="float" office:value="-0.184417948">
                <text:p>-0.1844179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.5951287">
                <text:p>70.5951287</text:p>
              </table:table-cell>
              <table:table-cell office:value-type="float" office:value="-4.01549625">
                <text:p>-4.01549625</text:p>
              </table:table-cell>
              <table:table-cell office:value-type="float" office:value="70.5951287">
                <text:p>70.5951287</text:p>
              </table:table-cell>
              <table:table-cell office:value-type="float" office:value="-2.05202579">
                <text:p>-2.05202579</text:p>
              </table:table-cell>
              <table:table-cell office:value-type="float" office:value="70.5951287">
                <text:p>70.5951287</text:p>
              </table:table-cell>
              <table:table-cell office:value-type="float" office:value="-0.0293685049">
                <text:p>-0.02936850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4.5170803">
                <text:p>74.5170803</text:p>
              </table:table-cell>
              <table:table-cell office:value-type="float" office:value="-4.76438761">
                <text:p>-4.76438761</text:p>
              </table:table-cell>
              <table:table-cell office:value-type="float" office:value="74.5170803">
                <text:p>74.5170803</text:p>
              </table:table-cell>
              <table:table-cell office:value-type="float" office:value="-2.15944052">
                <text:p>-2.15944052</text:p>
              </table:table-cell>
              <table:table-cell office:value-type="float" office:value="74.5170803">
                <text:p>74.5170803</text:p>
              </table:table-cell>
              <table:table-cell office:value-type="float" office:value="0.022531528">
                <text:p>0.0225315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8.4390319">
                <text:p>78.4390319</text:p>
              </table:table-cell>
              <table:table-cell office:value-type="float" office:value="-4.67536545">
                <text:p>-4.67536545</text:p>
              </table:table-cell>
              <table:table-cell office:value-type="float" office:value="78.4390319">
                <text:p>78.4390319</text:p>
              </table:table-cell>
              <table:table-cell office:value-type="float" office:value="-2.30122948">
                <text:p>-2.30122948</text:p>
              </table:table-cell>
              <table:table-cell office:value-type="float" office:value="78.4390319">
                <text:p>78.4390319</text:p>
              </table:table-cell>
              <table:table-cell office:value-type="float" office:value="0.0228568539">
                <text:p>0.02285685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2.3609835">
                <text:p>82.3609835</text:p>
              </table:table-cell>
              <table:table-cell office:value-type="float" office:value="-4.86994314">
                <text:p>-4.86994314</text:p>
              </table:table-cell>
              <table:table-cell office:value-type="float" office:value="82.3609835">
                <text:p>82.3609835</text:p>
              </table:table-cell>
              <table:table-cell office:value-type="float" office:value="-2.46880221">
                <text:p>-2.46880221</text:p>
              </table:table-cell>
              <table:table-cell office:value-type="float" office:value="82.3609835">
                <text:p>82.3609835</text:p>
              </table:table-cell>
              <table:table-cell office:value-type="float" office:value="0.229419976">
                <text:p>0.22941997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6.282935">
                <text:p>86.282935</text:p>
              </table:table-cell>
              <table:table-cell office:value-type="float" office:value="-3.00195217">
                <text:p>-3.00195217</text:p>
              </table:table-cell>
              <table:table-cell office:value-type="float" office:value="86.282935">
                <text:p>86.282935</text:p>
              </table:table-cell>
              <table:table-cell office:value-type="float" office:value="-2.12073445">
                <text:p>-2.12073445</text:p>
              </table:table-cell>
              <table:table-cell office:value-type="float" office:value="86.282935">
                <text:p>86.282935</text:p>
              </table:table-cell>
              <table:table-cell office:value-type="float" office:value="0.384408385">
                <text:p>0.3844083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.2048866">
                <text:p>90.2048866</text:p>
              </table:table-cell>
              <table:table-cell office:value-type="float" office:value="-1.86875582">
                <text:p>-1.86875582</text:p>
              </table:table-cell>
              <table:table-cell office:value-type="float" office:value="90.2048866">
                <text:p>90.2048866</text:p>
              </table:table-cell>
              <table:table-cell office:value-type="float" office:value="-1.9660337">
                <text:p>-1.9660337</text:p>
              </table:table-cell>
              <table:table-cell office:value-type="float" office:value="90.2048866">
                <text:p>90.2048866</text:p>
              </table:table-cell>
              <table:table-cell office:value-type="float" office:value="2.13796854">
                <text:p>2.137968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4.1268382">
                <text:p>94.1268382</text:p>
              </table:table-cell>
              <table:table-cell office:value-type="float" office:value="1.05628014">
                <text:p>1.05628014</text:p>
              </table:table-cell>
              <table:table-cell office:value-type="float" office:value="94.1268382">
                <text:p>94.1268382</text:p>
              </table:table-cell>
              <table:table-cell office:value-type="float" office:value="-0.844501734">
                <text:p>-0.844501734</text:p>
              </table:table-cell>
              <table:table-cell office:value-type="float" office:value="94.1268382">
                <text:p>94.1268382</text:p>
              </table:table-cell>
              <table:table-cell office:value-type="float" office:value="4.71647978">
                <text:p>4.716479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8.0487898">
                <text:p>98.0487898</text:p>
              </table:table-cell>
              <table:table-cell office:value-type="float" office:value="3.7750783">
                <text:p>3.7750783</text:p>
              </table:table-cell>
              <table:table-cell office:value-type="float" office:value="98.0487898">
                <text:p>98.0487898</text:p>
              </table:table-cell>
              <table:table-cell office:value-type="float" office:value="0.0106117129">
                <text:p>0.0106117129</text:p>
              </table:table-cell>
              <table:table-cell office:value-type="float" office:value="98.0487898">
                <text:p>98.0487898</text:p>
              </table:table-cell>
              <table:table-cell office:value-type="float" office:value="3.58240581">
                <text:p>3.582405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1.970741">
                <text:p>101.970741</text:p>
              </table:table-cell>
              <table:table-cell office:value-type="float" office:value="2.88437939">
                <text:p>2.88437939</text:p>
              </table:table-cell>
              <table:table-cell office:value-type="float" office:value="101.970741">
                <text:p>101.970741</text:p>
              </table:table-cell>
              <table:table-cell office:value-type="float" office:value="-1.33004129">
                <text:p>-1.33004129</text:p>
              </table:table-cell>
              <table:table-cell office:value-type="float" office:value="101.970741">
                <text:p>101.970741</text:p>
              </table:table-cell>
              <table:table-cell office:value-type="float" office:value="3.53115654">
                <text:p>3.531156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5.892693">
                <text:p>105.892693</text:p>
              </table:table-cell>
              <table:table-cell office:value-type="float" office:value="4.40430975">
                <text:p>4.40430975</text:p>
              </table:table-cell>
              <table:table-cell office:value-type="float" office:value="105.892693">
                <text:p>105.892693</text:p>
              </table:table-cell>
              <table:table-cell office:value-type="float" office:value="-0.960489154">
                <text:p>-0.960489154</text:p>
              </table:table-cell>
              <table:table-cell office:value-type="float" office:value="105.892693">
                <text:p>105.892693</text:p>
              </table:table-cell>
              <table:table-cell office:value-type="float" office:value="0.179797217">
                <text:p>0.1797972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9.814645">
                <text:p>109.814645</text:p>
              </table:table-cell>
              <table:table-cell office:value-type="float" office:value="4.33863831">
                <text:p>4.33863831</text:p>
              </table:table-cell>
              <table:table-cell office:value-type="float" office:value="109.814645">
                <text:p>109.814645</text:p>
              </table:table-cell>
              <table:table-cell office:value-type="float" office:value="-1.04212034">
                <text:p>-1.04212034</text:p>
              </table:table-cell>
              <table:table-cell office:value-type="float" office:value="109.814645">
                <text:p>109.814645</text:p>
              </table:table-cell>
              <table:table-cell office:value-type="float" office:value="-0.180839375">
                <text:p>-0.1808393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3.736596">
                <text:p>113.736596</text:p>
              </table:table-cell>
              <table:table-cell office:value-type="float" office:value="4.28586054">
                <text:p>4.28586054</text:p>
              </table:table-cell>
              <table:table-cell office:value-type="float" office:value="113.736596">
                <text:p>113.736596</text:p>
              </table:table-cell>
              <table:table-cell office:value-type="float" office:value="-0.986250818">
                <text:p>-0.986250818</text:p>
              </table:table-cell>
              <table:table-cell office:value-type="float" office:value="113.736596">
                <text:p>113.736596</text:p>
              </table:table-cell>
              <table:table-cell office:value-type="float" office:value="-0.128939331">
                <text:p>-0.1289393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7.658548">
                <text:p>117.658548</text:p>
              </table:table-cell>
              <table:table-cell office:value-type="float" office:value="4.74872303">
                <text:p>4.74872303</text:p>
              </table:table-cell>
              <table:table-cell office:value-type="float" office:value="117.658548">
                <text:p>117.658548</text:p>
              </table:table-cell>
              <table:table-cell office:value-type="float" office:value="-0.238559246">
                <text:p>-0.238559246</text:p>
              </table:table-cell>
              <table:table-cell office:value-type="float" office:value="117.658548">
                <text:p>117.658548</text:p>
              </table:table-cell>
              <table:table-cell office:value-type="float" office:value="-0.592664301">
                <text:p>-0.5926643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1.580499">
                <text:p>121.580499</text:p>
              </table:table-cell>
              <table:table-cell office:value-type="float" office:value="4.32210493">
                <text:p>4.32210493</text:p>
              </table:table-cell>
              <table:table-cell office:value-type="float" office:value="121.580499">
                <text:p>121.580499</text:p>
              </table:table-cell>
              <table:table-cell office:value-type="float" office:value="-0.101043731">
                <text:p>-0.101043731</text:p>
              </table:table-cell>
              <table:table-cell office:value-type="float" office:value="121.580499">
                <text:p>121.580499</text:p>
              </table:table-cell>
              <table:table-cell office:value-type="float" office:value="-0.282951772">
                <text:p>-0.2829517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5.502451">
                <text:p>125.502451</text:p>
              </table:table-cell>
              <table:table-cell office:value-type="float" office:value="5.41663599">
                <text:p>5.41663599</text:p>
              </table:table-cell>
              <table:table-cell office:value-type="float" office:value="125.502451">
                <text:p>125.502451</text:p>
              </table:table-cell>
              <table:table-cell office:value-type="float" office:value="-0.655346453">
                <text:p>-0.655346453</text:p>
              </table:table-cell>
              <table:table-cell office:value-type="float" office:value="125.502451">
                <text:p>125.502451</text:p>
              </table:table-cell>
              <table:table-cell office:value-type="float" office:value="-0.437350571">
                <text:p>-0.4373505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9.424403">
                <text:p>129.424403</text:p>
              </table:table-cell>
              <table:table-cell office:value-type="float" office:value="5.23493671">
                <text:p>5.23493671</text:p>
              </table:table-cell>
              <table:table-cell office:value-type="float" office:value="129.424403">
                <text:p>129.424403</text:p>
              </table:table-cell>
              <table:table-cell office:value-type="float" office:value="-0.981907964">
                <text:p>-0.981907964</text:p>
              </table:table-cell>
              <table:table-cell office:value-type="float" office:value="129.424403">
                <text:p>129.424403</text:p>
              </table:table-cell>
              <table:table-cell office:value-type="float" office:value="0.18174918">
                <text:p>0.181749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3.346354">
                <text:p>133.346354</text:p>
              </table:table-cell>
              <table:table-cell office:value-type="float" office:value="3.35163832">
                <text:p>3.35163832</text:p>
              </table:table-cell>
              <table:table-cell office:value-type="float" office:value="133.346354">
                <text:p>133.346354</text:p>
              </table:table-cell>
              <table:table-cell office:value-type="float" office:value="-0.960412621">
                <text:p>-0.960412621</text:p>
              </table:table-cell>
              <table:table-cell office:value-type="float" office:value="133.346354">
                <text:p>133.346354</text:p>
              </table:table-cell>
              <table:table-cell office:value-type="float" office:value="0.646185815">
                <text:p>0.6461858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7.268306">
                <text:p>137.268306</text:p>
              </table:table-cell>
              <table:table-cell office:value-type="float" office:value="3.37620735">
                <text:p>3.37620735</text:p>
              </table:table-cell>
              <table:table-cell office:value-type="float" office:value="137.268306">
                <text:p>137.268306</text:p>
              </table:table-cell>
              <table:table-cell office:value-type="float" office:value="-1.54908967">
                <text:p>-1.54908967</text:p>
              </table:table-cell>
              <table:table-cell office:value-type="float" office:value="137.268306">
                <text:p>137.268306</text:p>
              </table:table-cell>
              <table:table-cell office:value-type="float" office:value="0.491787046">
                <text:p>0.4917870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1.190257">
                <text:p>141.190257</text:p>
              </table:table-cell>
              <table:table-cell office:value-type="float" office:value="2.69177675">
                <text:p>2.69177675</text:p>
              </table:table-cell>
              <table:table-cell office:value-type="float" office:value="141.190257">
                <text:p>141.190257</text:p>
              </table:table-cell>
              <table:table-cell office:value-type="float" office:value="-1.74244571">
                <text:p>-1.74244571</text:p>
              </table:table-cell>
              <table:table-cell office:value-type="float" office:value="141.190257">
                <text:p>141.190257</text:p>
              </table:table-cell>
              <table:table-cell office:value-type="float" office:value="-1.57044864">
                <text:p>-1.570448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5.112209">
                <text:p>145.112209</text:p>
              </table:table-cell>
              <table:table-cell office:value-type="float" office:value="2.84525204">
                <text:p>2.84525204</text:p>
              </table:table-cell>
              <table:table-cell office:value-type="float" office:value="145.112209">
                <text:p>145.112209</text:p>
              </table:table-cell>
              <table:table-cell office:value-type="float" office:value="-2.30534291">
                <text:p>-2.30534291</text:p>
              </table:table-cell>
              <table:table-cell office:value-type="float" office:value="145.112209">
                <text:p>145.112209</text:p>
              </table:table-cell>
              <table:table-cell office:value-type="float" office:value="-2.08574843">
                <text:p>-2.085748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9.034161">
                <text:p>149.034161</text:p>
              </table:table-cell>
              <table:table-cell office:value-type="float" office:value="2.45729971">
                <text:p>2.45729971</text:p>
              </table:table-cell>
              <table:table-cell office:value-type="float" office:value="149.034161">
                <text:p>149.034161</text:p>
              </table:table-cell>
              <table:table-cell office:value-type="float" office:value="-2.7436254">
                <text:p>-2.7436254</text:p>
              </table:table-cell>
              <table:table-cell office:value-type="float" office:value="149.034161">
                <text:p>149.034161</text:p>
              </table:table-cell>
              <table:table-cell office:value-type="float" office:value="-2.44638491">
                <text:p>-2.446384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2.956112">
                <text:p>152.956112</text:p>
              </table:table-cell>
              <table:table-cell office:value-type="float" office:value="1.33457565">
                <text:p>1.33457565</text:p>
              </table:table-cell>
              <table:table-cell office:value-type="float" office:value="152.956112">
                <text:p>152.956112</text:p>
              </table:table-cell>
              <table:table-cell office:value-type="float" office:value="-3.22488046">
                <text:p>-3.22488046</text:p>
              </table:table-cell>
              <table:table-cell office:value-type="float" office:value="152.956112">
                <text:p>152.956112</text:p>
              </table:table-cell>
              <table:table-cell office:value-type="float" office:value="-2.7038722">
                <text:p>-2.70387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6.878064">
                <text:p>156.878064</text:p>
              </table:table-cell>
              <table:table-cell office:value-type="float" office:value="2.13259745">
                <text:p>2.13259745</text:p>
              </table:table-cell>
              <table:table-cell office:value-type="float" office:value="156.878064">
                <text:p>156.878064</text:p>
              </table:table-cell>
              <table:table-cell office:value-type="float" office:value="-3.62448978">
                <text:p>-3.62448978</text:p>
              </table:table-cell>
              <table:table-cell office:value-type="float" office:value="156.878064">
                <text:p>156.878064</text:p>
              </table:table-cell>
              <table:table-cell office:value-type="float" office:value="-2.65197206">
                <text:p>-2.6519720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0.800015">
                <text:p>160.800015</text:p>
              </table:table-cell>
              <table:table-cell office:value-type="float" office:value="2.55679417">
                <text:p>2.55679417</text:p>
              </table:table-cell>
              <table:table-cell office:value-type="float" office:value="160.800015">
                <text:p>160.800015</text:p>
              </table:table-cell>
              <table:table-cell office:value-type="float" office:value="-3.99831915">
                <text:p>-3.99831915</text:p>
              </table:table-cell>
              <table:table-cell office:value-type="float" office:value="160.800015">
                <text:p>160.800015</text:p>
              </table:table-cell>
              <table:table-cell office:value-type="float" office:value="-2.85794568">
                <text:p>-2.857945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4.721967">
                <text:p>164.721967</text:p>
              </table:table-cell>
              <table:table-cell office:value-type="float" office:value="2.52980375">
                <text:p>2.52980375</text:p>
              </table:table-cell>
              <table:table-cell office:value-type="float" office:value="164.721967">
                <text:p>164.721967</text:p>
              </table:table-cell>
              <table:table-cell office:value-type="float" office:value="-4.170187">
                <text:p>-4.170187</text:p>
              </table:table-cell>
              <table:table-cell office:value-type="float" office:value="164.721967">
                <text:p>164.721967</text:p>
              </table:table-cell>
              <table:table-cell office:value-type="float" office:value="-2.49665833">
                <text:p>-2.496658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8.643919">
                <text:p>168.643919</text:p>
              </table:table-cell>
              <table:table-cell office:value-type="float" office:value="3.55986595">
                <text:p>3.55986595</text:p>
              </table:table-cell>
              <table:table-cell office:value-type="float" office:value="168.643919">
                <text:p>168.643919</text:p>
              </table:table-cell>
              <table:table-cell office:value-type="float" office:value="-4.31627512">
                <text:p>-4.31627512</text:p>
              </table:table-cell>
              <table:table-cell office:value-type="float" office:value="168.643919">
                <text:p>168.643919</text:p>
              </table:table-cell>
              <table:table-cell office:value-type="float" office:value="-2.80572033">
                <text:p>-2.805720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2.56587">
                <text:p>172.56587</text:p>
              </table:table-cell>
              <table:table-cell office:value-type="float" office:value="4.16452837">
                <text:p>4.16452837</text:p>
              </table:table-cell>
              <table:table-cell office:value-type="float" office:value="172.56587">
                <text:p>172.56587</text:p>
              </table:table-cell>
              <table:table-cell office:value-type="float" office:value="-3.9166441">
                <text:p>-3.9166441</text:p>
              </table:table-cell>
              <table:table-cell office:value-type="float" office:value="172.56587">
                <text:p>172.56587</text:p>
              </table:table-cell>
              <table:table-cell office:value-type="float" office:value="-2.39285827">
                <text:p>-2.392858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6.487822">
                <text:p>176.487822</text:p>
              </table:table-cell>
              <table:table-cell office:value-type="float" office:value="3.05468273">
                <text:p>3.05468273</text:p>
              </table:table-cell>
              <table:table-cell office:value-type="float" office:value="176.487822">
                <text:p>176.487822</text:p>
              </table:table-cell>
              <table:table-cell office:value-type="float" office:value="-4.29476881">
                <text:p>-4.29476881</text:p>
              </table:table-cell>
              <table:table-cell office:value-type="float" office:value="176.487822">
                <text:p>176.487822</text:p>
              </table:table-cell>
              <table:table-cell office:value-type="float" office:value="-2.80506968">
                <text:p>-2.805069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0.409773">
                <text:p>180.409773</text:p>
              </table:table-cell>
              <table:table-cell office:value-type="float" office:value="3.55622625">
                <text:p>3.55622625</text:p>
              </table:table-cell>
              <table:table-cell office:value-type="float" office:value="180.409773">
                <text:p>180.409773</text:p>
              </table:table-cell>
              <table:table-cell office:value-type="float" office:value="-4.35921478">
                <text:p>-4.35921478</text:p>
              </table:table-cell>
              <table:table-cell office:value-type="float" office:value="180.409773">
                <text:p>180.409773</text:p>
              </table:table-cell>
              <table:table-cell office:value-type="float" office:value="-2.49535704">
                <text:p>-2.495357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4.331725">
                <text:p>184.331725</text:p>
              </table:table-cell>
              <table:table-cell office:value-type="float" office:value="2.48506165">
                <text:p>2.48506165</text:p>
              </table:table-cell>
              <table:table-cell office:value-type="float" office:value="184.331725">
                <text:p>184.331725</text:p>
              </table:table-cell>
              <table:table-cell office:value-type="float" office:value="-4.34201479">
                <text:p>-4.34201479</text:p>
              </table:table-cell>
              <table:table-cell office:value-type="float" office:value="184.331725">
                <text:p>184.331725</text:p>
              </table:table-cell>
              <table:table-cell office:value-type="float" office:value="-2.34030747">
                <text:p>-2.340307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8.253676">
                <text:p>188.253676</text:p>
              </table:table-cell>
              <table:table-cell office:value-type="float" office:value="0.988481998">
                <text:p>0.988481998</text:p>
              </table:table-cell>
              <table:table-cell office:value-type="float" office:value="188.253676">
                <text:p>188.253676</text:p>
              </table:table-cell>
              <table:table-cell office:value-type="float" office:value="-4.65138721">
                <text:p>-4.65138721</text:p>
              </table:table-cell>
              <table:table-cell office:value-type="float" office:value="188.253676">
                <text:p>188.253676</text:p>
              </table:table-cell>
              <table:table-cell office:value-type="float" office:value="-2.49470639">
                <text:p>-2.494706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2.175628">
                <text:p>192.175628</text:p>
              </table:table-cell>
              <table:table-cell office:value-type="float" office:value="0.664998055">
                <text:p>0.664998055</text:p>
              </table:table-cell>
              <table:table-cell office:value-type="float" office:value="192.175628">
                <text:p>192.175628</text:p>
              </table:table-cell>
              <table:table-cell office:value-type="float" office:value="-4.5697341">
                <text:p>-4.5697341</text:p>
              </table:table-cell>
              <table:table-cell office:value-type="float" office:value="192.175628">
                <text:p>192.175628</text:p>
              </table:table-cell>
              <table:table-cell office:value-type="float" office:value="-2.80376816">
                <text:p>-2.803768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6.09758">
                <text:p>196.09758</text:p>
              </table:table-cell>
              <table:table-cell office:value-type="float" office:value="-0.174141407">
                <text:p>-0.174141407</text:p>
              </table:table-cell>
              <table:table-cell office:value-type="float" office:value="196.09758">
                <text:p>196.09758</text:p>
              </table:table-cell>
              <table:table-cell office:value-type="float" office:value="-4.29900932">
                <text:p>-4.29900932</text:p>
              </table:table-cell>
              <table:table-cell office:value-type="float" office:value="196.09758">
                <text:p>196.09758</text:p>
              </table:table-cell>
              <table:table-cell office:value-type="float" office:value="-2.54563046">
                <text:p>-2.545630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0.019531">
                <text:p>200.019531</text:p>
              </table:table-cell>
              <table:table-cell office:value-type="float" office:value="0.314508438">
                <text:p>0.314508438</text:p>
              </table:table-cell>
              <table:table-cell office:value-type="float" office:value="200.019531">
                <text:p>200.019531</text:p>
              </table:table-cell>
              <table:table-cell office:value-type="float" office:value="-5.21855831">
                <text:p>-5.21855831</text:p>
              </table:table-cell>
              <table:table-cell office:value-type="float" office:value="200.019531">
                <text:p>200.019531</text:p>
              </table:table-cell>
              <table:table-cell office:value-type="float" office:value="-2.80311751">
                <text:p>-2.803117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3.941483">
                <text:p>203.941483</text:p>
              </table:table-cell>
              <table:table-cell office:value-type="float" office:value="-0.228121758">
                <text:p>-0.228121758</text:p>
              </table:table-cell>
              <table:table-cell office:value-type="float" office:value="203.941483">
                <text:p>203.941483</text:p>
              </table:table-cell>
              <table:table-cell office:value-type="float" office:value="-4.23453474">
                <text:p>-4.23453474</text:p>
              </table:table-cell>
              <table:table-cell office:value-type="float" office:value="203.941483">
                <text:p>203.941483</text:p>
              </table:table-cell>
              <table:table-cell office:value-type="float" office:value="-2.64806819">
                <text:p>-2.648068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7.863434">
                <text:p>207.863434</text:p>
              </table:table-cell>
              <table:table-cell office:value-type="float" office:value="-2.89778185">
                <text:p>-2.89778185</text:p>
              </table:table-cell>
              <table:table-cell office:value-type="float" office:value="207.863434">
                <text:p>207.863434</text:p>
              </table:table-cell>
              <table:table-cell office:value-type="float" office:value="-4.73727417">
                <text:p>-4.73727417</text:p>
              </table:table-cell>
              <table:table-cell office:value-type="float" office:value="207.863434">
                <text:p>207.863434</text:p>
              </table:table-cell>
              <table:table-cell office:value-type="float" office:value="-2.44150496">
                <text:p>-2.441504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11.785386">
                <text:p>211.785386</text:p>
              </table:table-cell>
              <table:table-cell office:value-type="float" office:value="-6.36667442">
                <text:p>-6.36667442</text:p>
              </table:table-cell>
              <table:table-cell office:value-type="float" office:value="211.785386">
                <text:p>211.785386</text:p>
              </table:table-cell>
              <table:table-cell office:value-type="float" office:value="-4.25170183">
                <text:p>-4.25170183</text:p>
              </table:table-cell>
              <table:table-cell office:value-type="float" office:value="211.785386">
                <text:p>211.785386</text:p>
              </table:table-cell>
              <table:table-cell office:value-type="float" office:value="-2.44117975">
                <text:p>-2.441179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5.707338">
                <text:p>215.707338</text:p>
              </table:table-cell>
              <table:table-cell office:value-type="float" office:value="-9.51330185">
                <text:p>-9.51330185</text:p>
              </table:table-cell>
              <table:table-cell office:value-type="float" office:value="215.707338">
                <text:p>215.707338</text:p>
              </table:table-cell>
              <table:table-cell office:value-type="float" office:value="-3.60284138">
                <text:p>-3.60284138</text:p>
              </table:table-cell>
              <table:table-cell office:value-type="float" office:value="215.707338">
                <text:p>215.707338</text:p>
              </table:table-cell>
              <table:table-cell office:value-type="float" office:value="-2.44085431">
                <text:p>-2.440854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9.629289">
                <text:p>219.629289</text:p>
              </table:table-cell>
              <table:table-cell office:value-type="float" office:value="-11.4739466">
                <text:p>-11.4739466</text:p>
              </table:table-cell>
              <table:table-cell office:value-type="float" office:value="219.629289">
                <text:p>219.629289</text:p>
              </table:table-cell>
              <table:table-cell office:value-type="float" office:value="-3.44384146">
                <text:p>-3.44384146</text:p>
              </table:table-cell>
              <table:table-cell office:value-type="float" office:value="219.629289">
                <text:p>219.629289</text:p>
              </table:table-cell>
              <table:table-cell office:value-type="float" office:value="-2.28580499">
                <text:p>-2.285804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3.551241">
                <text:p>223.551241</text:p>
              </table:table-cell>
              <table:table-cell office:value-type="float" office:value="-11.6943111">
                <text:p>-11.6943111</text:p>
              </table:table-cell>
              <table:table-cell office:value-type="float" office:value="223.551241">
                <text:p>223.551241</text:p>
              </table:table-cell>
              <table:table-cell office:value-type="float" office:value="-3.30632591">
                <text:p>-3.30632591</text:p>
              </table:table-cell>
              <table:table-cell office:value-type="float" office:value="223.551241">
                <text:p>223.551241</text:p>
              </table:table-cell>
              <table:table-cell office:value-type="float" office:value="-1.71827996">
                <text:p>-1.718279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7.473192">
                <text:p>227.473192</text:p>
              </table:table-cell>
              <table:table-cell office:value-type="float" office:value="-8.06025314">
                <text:p>-8.06025314</text:p>
              </table:table-cell>
              <table:table-cell office:value-type="float" office:value="227.473192">
                <text:p>227.473192</text:p>
              </table:table-cell>
              <table:table-cell office:value-type="float" office:value="-2.30940866">
                <text:p>-2.30940866</text:p>
              </table:table-cell>
              <table:table-cell office:value-type="float" office:value="227.473192">
                <text:p>227.473192</text:p>
              </table:table-cell>
              <table:table-cell office:value-type="float" office:value="-1.82110405">
                <text:p>-1.821104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1.395144">
                <text:p>231.395144</text:p>
              </table:table-cell>
              <table:table-cell office:value-type="float" office:value="-6.24383688">
                <text:p>-6.24383688</text:p>
              </table:table-cell>
              <table:table-cell office:value-type="float" office:value="231.395144">
                <text:p>231.395144</text:p>
              </table:table-cell>
              <table:table-cell office:value-type="float" office:value="-1.04608059">
                <text:p>-1.04608059</text:p>
              </table:table-cell>
              <table:table-cell office:value-type="float" office:value="231.395144">
                <text:p>231.395144</text:p>
              </table:table-cell>
              <table:table-cell office:value-type="float" office:value="-2.13016582">
                <text:p>-2.130165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35.317096">
                <text:p>235.317096</text:p>
              </table:table-cell>
              <table:table-cell office:value-type="float" office:value="-3.95045376">
                <text:p>-3.95045376</text:p>
              </table:table-cell>
              <table:table-cell office:value-type="float" office:value="235.317096">
                <text:p>235.317096</text:p>
              </table:table-cell>
              <table:table-cell office:value-type="float" office:value="-0.147994637">
                <text:p>-0.147994637</text:p>
              </table:table-cell>
              <table:table-cell office:value-type="float" office:value="235.317096">
                <text:p>235.317096</text:p>
              </table:table-cell>
              <table:table-cell office:value-type="float" office:value="-1.97517753">
                <text:p>-1.975177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39.239047">
                <text:p>239.239047</text:p>
              </table:table-cell>
              <table:table-cell office:value-type="float" office:value="-2.79147005">
                <text:p>-2.79147005</text:p>
              </table:table-cell>
              <table:table-cell office:value-type="float" office:value="239.239047">
                <text:p>239.239047</text:p>
              </table:table-cell>
              <table:table-cell office:value-type="float" office:value="-0.951522946">
                <text:p>-0.951522946</text:p>
              </table:table-cell>
              <table:table-cell office:value-type="float" office:value="239.239047">
                <text:p>239.239047</text:p>
              </table:table-cell>
              <table:table-cell office:value-type="float" office:value="-1.61389029">
                <text:p>-1.613890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43.160999">
                <text:p>243.160999</text:p>
              </table:table-cell>
              <table:table-cell office:value-type="float" office:value="-3.11495399">
                <text:p>-3.11495399</text:p>
              </table:table-cell>
              <table:table-cell office:value-type="float" office:value="243.160999">
                <text:p>243.160999</text:p>
              </table:table-cell>
              <table:table-cell office:value-type="float" office:value="1.07237554">
                <text:p>1.07237554</text:p>
              </table:table-cell>
              <table:table-cell office:value-type="float" office:value="243.160999">
                <text:p>243.160999</text:p>
              </table:table-cell>
              <table:table-cell office:value-type="float" office:value="-1.35575247">
                <text:p>-1.355752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7.08295">
                <text:p>247.08295</text:p>
              </table:table-cell>
              <table:table-cell office:value-type="float" office:value="-2.4716258">
                <text:p>-2.4716258</text:p>
              </table:table-cell>
              <table:table-cell office:value-type="float" office:value="247.08295">
                <text:p>247.08295</text:p>
              </table:table-cell>
              <table:table-cell office:value-type="float" office:value="1.68256259">
                <text:p>1.68256259</text:p>
              </table:table-cell>
              <table:table-cell office:value-type="float" office:value="247.08295">
                <text:p>247.08295</text:p>
              </table:table-cell>
              <table:table-cell office:value-type="float" office:value="-0.736652672">
                <text:p>-0.7366526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1.004902">
                <text:p>251.004902</text:p>
              </table:table-cell>
              <table:table-cell office:value-type="float" office:value="-3.55568409">
                <text:p>-3.55568409</text:p>
              </table:table-cell>
              <table:table-cell office:value-type="float" office:value="251.004902">
                <text:p>251.004902</text:p>
              </table:table-cell>
              <table:table-cell office:value-type="float" office:value="1.30873322">
                <text:p>1.30873322</text:p>
              </table:table-cell>
              <table:table-cell office:value-type="float" office:value="251.004902">
                <text:p>251.004902</text:p>
              </table:table-cell>
              <table:table-cell office:value-type="float" office:value="-0.272216022">
                <text:p>-0.2722160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4.926854">
                <text:p>254.926854</text:p>
              </table:table-cell>
              <table:table-cell office:value-type="float" office:value="-3.67291498">
                <text:p>-3.67291498</text:p>
              </table:table-cell>
              <table:table-cell office:value-type="float" office:value="254.926854">
                <text:p>254.926854</text:p>
              </table:table-cell>
              <table:table-cell office:value-type="float" office:value="1.76422668">
                <text:p>1.76422668</text:p>
              </table:table-cell>
              <table:table-cell office:value-type="float" office:value="254.926854">
                <text:p>254.926854</text:p>
              </table:table-cell>
              <table:table-cell office:value-type="float" office:value="0.346883714">
                <text:p>0.3468837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8.848805">
                <text:p>258.848805</text:p>
              </table:table-cell>
              <table:table-cell office:value-type="float" office:value="-4.06085205">
                <text:p>-4.06085205</text:p>
              </table:table-cell>
              <table:table-cell office:value-type="float" office:value="258.848805">
                <text:p>258.848805</text:p>
              </table:table-cell>
              <table:table-cell office:value-type="float" office:value="2.18964124">
                <text:p>2.18964124</text:p>
              </table:table-cell>
              <table:table-cell office:value-type="float" office:value="258.848805">
                <text:p>258.848805</text:p>
              </table:table-cell>
              <table:table-cell office:value-type="float" office:value="0.708109915">
                <text:p>0.7081099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62.770757">
                <text:p>262.770757</text:p>
              </table:table-cell>
              <table:table-cell office:value-type="float" office:value="-4.92576361">
                <text:p>-4.92576361</text:p>
              </table:table-cell>
              <table:table-cell office:value-type="float" office:value="262.770757">
                <text:p>262.770757</text:p>
              </table:table-cell>
              <table:table-cell office:value-type="float" office:value="2.49044466">
                <text:p>2.49044466</text:p>
              </table:table-cell>
              <table:table-cell office:value-type="float" office:value="262.770757">
                <text:p>262.770757</text:p>
              </table:table-cell>
              <table:table-cell office:value-type="float" office:value="0.966308773">
                <text:p>0.9663087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66.692708">
                <text:p>266.692708</text:p>
              </table:table-cell>
              <table:table-cell office:value-type="float" office:value="-4.92698193">
                <text:p>-4.92698193</text:p>
              </table:table-cell>
              <table:table-cell office:value-type="float" office:value="266.692708">
                <text:p>266.692708</text:p>
              </table:table-cell>
              <table:table-cell office:value-type="float" office:value="3.59478378">
                <text:p>3.59478378</text:p>
              </table:table-cell>
              <table:table-cell office:value-type="float" office:value="266.692708">
                <text:p>266.692708</text:p>
              </table:table-cell>
              <table:table-cell office:value-type="float" office:value="1.22444665">
                <text:p>1.224446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0.61466">
                <text:p>270.61466</text:p>
              </table:table-cell>
              <table:table-cell office:value-type="float" office:value="-4.8766408">
                <text:p>-4.8766408</text:p>
              </table:table-cell>
              <table:table-cell office:value-type="float" office:value="270.61466">
                <text:p>270.61466</text:p>
              </table:table-cell>
              <table:table-cell office:value-type="float" office:value="3.58190489">
                <text:p>3.58190489</text:p>
              </table:table-cell>
              <table:table-cell office:value-type="float" office:value="270.61466">
                <text:p>270.61466</text:p>
              </table:table-cell>
              <table:table-cell office:value-type="float" office:value="1.17319727">
                <text:p>1.173197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74.536612">
                <text:p>274.536612</text:p>
              </table:table-cell>
              <table:table-cell office:value-type="float" office:value="-3.44695091">
                <text:p>-3.44695091</text:p>
              </table:table-cell>
              <table:table-cell office:value-type="float" office:value="274.536612">
                <text:p>274.536612</text:p>
              </table:table-cell>
              <table:table-cell office:value-type="float" office:value="2.07366848">
                <text:p>2.07366848</text:p>
              </table:table-cell>
              <table:table-cell office:value-type="float" office:value="274.536612">
                <text:p>274.536612</text:p>
              </table:table-cell>
              <table:table-cell office:value-type="float" office:value="1.58599818">
                <text:p>1.585998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78.458563">
                <text:p>278.458563</text:p>
              </table:table-cell>
              <table:table-cell office:value-type="float" office:value="-2.10748577">
                <text:p>-2.10748577</text:p>
              </table:table-cell>
              <table:table-cell office:value-type="float" office:value="278.458563">
                <text:p>278.458563</text:p>
              </table:table-cell>
              <table:table-cell office:value-type="float" office:value="2.58072519">
                <text:p>2.58072519</text:p>
              </table:table-cell>
              <table:table-cell office:value-type="float" office:value="278.458563">
                <text:p>278.458563</text:p>
              </table:table-cell>
              <table:table-cell office:value-type="float" office:value="2.05043483">
                <text:p>2.050434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82.380515">
                <text:p>282.380515</text:p>
              </table:table-cell>
              <table:table-cell office:value-type="float" office:value="-2.95951891">
                <text:p>-2.95951891</text:p>
              </table:table-cell>
              <table:table-cell office:value-type="float" office:value="282.380515">
                <text:p>282.380515</text:p>
              </table:table-cell>
              <table:table-cell office:value-type="float" office:value="1.14983177">
                <text:p>1.14983177</text:p>
              </table:table-cell>
              <table:table-cell office:value-type="float" office:value="282.380515">
                <text:p>282.380515</text:p>
              </table:table-cell>
              <table:table-cell office:value-type="float" office:value="2.51481032">
                <text:p>2.514810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86.302466">
                <text:p>286.302466</text:p>
              </table:table-cell>
              <table:table-cell office:value-type="float" office:value="-2.69001579">
                <text:p>-2.69001579</text:p>
              </table:table-cell>
              <table:table-cell office:value-type="float" office:value="286.302466">
                <text:p>286.302466</text:p>
              </table:table-cell>
              <table:table-cell office:value-type="float" office:value="1.09398401">
                <text:p>1.09398401</text:p>
              </table:table-cell>
              <table:table-cell office:value-type="float" office:value="286.302466">
                <text:p>286.302466</text:p>
              </table:table-cell>
              <table:table-cell office:value-type="float" office:value="3.08233547">
                <text:p>3.082335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0.224418">
                <text:p>290.224418</text:p>
              </table:table-cell>
              <table:table-cell office:value-type="float" office:value="-2.07245994">
                <text:p>-2.07245994</text:p>
              </table:table-cell>
              <table:table-cell office:value-type="float" office:value="290.224418">
                <text:p>290.224418</text:p>
              </table:table-cell>
              <table:table-cell office:value-type="float" office:value="0.0756043196">
                <text:p>0.0756043196</text:p>
              </table:table-cell>
              <table:table-cell office:value-type="float" office:value="290.224418">
                <text:p>290.224418</text:p>
              </table:table-cell>
              <table:table-cell office:value-type="float" office:value="3.95924759">
                <text:p>3.959247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94.146369">
                <text:p>294.146369</text:p>
              </table:table-cell>
              <table:table-cell office:value-type="float" office:value="-2.74401212">
                <text:p>-2.74401212</text:p>
              </table:table-cell>
              <table:table-cell office:value-type="float" office:value="294.146369">
                <text:p>294.146369</text:p>
              </table:table-cell>
              <table:table-cell office:value-type="float" office:value="-0.109157264">
                <text:p>-0.109157264</text:p>
              </table:table-cell>
              <table:table-cell office:value-type="float" office:value="294.146369">
                <text:p>294.146369</text:p>
              </table:table-cell>
              <table:table-cell office:value-type="float" office:value="4.11429691">
                <text:p>4.114296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8.068321">
                <text:p>298.068321</text:p>
              </table:table-cell>
              <table:table-cell office:value-type="float" office:value="-2.96436167">
                <text:p>-2.96436167</text:p>
              </table:table-cell>
              <table:table-cell office:value-type="float" office:value="298.068321">
                <text:p>298.068321</text:p>
              </table:table-cell>
              <table:table-cell office:value-type="float" office:value="-0.409935206">
                <text:p>-0.409935206</text:p>
              </table:table-cell>
              <table:table-cell office:value-type="float" office:value="298.068321">
                <text:p>298.068321</text:p>
              </table:table-cell>
              <table:table-cell office:value-type="float" office:value="5.97094584">
                <text:p>5.970945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1.990273">
                <text:p>301.990273</text:p>
              </table:table-cell>
              <table:table-cell office:value-type="float" office:value="-4.04841995">
                <text:p>-4.04841995</text:p>
              </table:table-cell>
              <table:table-cell office:value-type="float" office:value="301.990273">
                <text:p>301.990273</text:p>
              </table:table-cell>
              <table:table-cell office:value-type="float" office:value="-0.843922377">
                <text:p>-0.843922377</text:p>
              </table:table-cell>
              <table:table-cell office:value-type="float" office:value="301.990273">
                <text:p>301.990273</text:p>
              </table:table-cell>
              <table:table-cell office:value-type="float" office:value="6.69313383">
                <text:p>6.693133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5.912224">
                <text:p>305.912224</text:p>
              </table:table-cell>
              <table:table-cell office:value-type="float" office:value="-5.26139975">
                <text:p>-5.26139975</text:p>
              </table:table-cell>
              <table:table-cell office:value-type="float" office:value="305.912224">
                <text:p>305.912224</text:p>
              </table:table-cell>
              <table:table-cell office:value-type="float" office:value="-0.886883974">
                <text:p>-0.886883974</text:p>
              </table:table-cell>
              <table:table-cell office:value-type="float" office:value="305.912224">
                <text:p>305.912224</text:p>
              </table:table-cell>
              <table:table-cell office:value-type="float" office:value="6.33249712">
                <text:p>6.332497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09.834176">
                <text:p>309.834176</text:p>
              </table:table-cell>
              <table:table-cell office:value-type="float" office:value="-4.6180563">
                <text:p>-4.6180563</text:p>
              </table:table-cell>
              <table:table-cell office:value-type="float" office:value="309.834176">
                <text:p>309.834176</text:p>
              </table:table-cell>
              <table:table-cell office:value-type="float" office:value="-1.3122766">
                <text:p>-1.3122766</text:p>
              </table:table-cell>
              <table:table-cell office:value-type="float" office:value="309.834176">
                <text:p>309.834176</text:p>
              </table:table-cell>
              <table:table-cell office:value-type="float" office:value="5.45623589">
                <text:p>5.456235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3.756127">
                <text:p>313.756127</text:p>
              </table:table-cell>
              <table:table-cell office:value-type="float" office:value="-6.51424837">
                <text:p>-6.51424837</text:p>
              </table:table-cell>
              <table:table-cell office:value-type="float" office:value="313.756127">
                <text:p>313.756127</text:p>
              </table:table-cell>
              <table:table-cell office:value-type="float" office:value="-1.11030424">
                <text:p>-1.11030424</text:p>
              </table:table-cell>
              <table:table-cell office:value-type="float" office:value="313.756127">
                <text:p>313.756127</text:p>
              </table:table-cell>
              <table:table-cell office:value-type="float" office:value="3.60029888">
                <text:p>3.600298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7.678079">
                <text:p>317.678079</text:p>
              </table:table-cell>
              <table:table-cell office:value-type="float" office:value="-7.08267403">
                <text:p>-7.08267403</text:p>
              </table:table-cell>
              <table:table-cell office:value-type="float" office:value="317.678079">
                <text:p>317.678079</text:p>
              </table:table-cell>
              <table:table-cell office:value-type="float" office:value="-1.15756118">
                <text:p>-1.15756118</text:p>
              </table:table-cell>
              <table:table-cell office:value-type="float" office:value="317.678079">
                <text:p>317.678079</text:p>
              </table:table-cell>
              <table:table-cell office:value-type="float" office:value="5.2506485">
                <text:p>5.25064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21.600031">
                <text:p>321.600031</text:p>
              </table:table-cell>
              <table:table-cell office:value-type="float" office:value="-8.45033264">
                <text:p>-8.45033264</text:p>
              </table:table-cell>
              <table:table-cell office:value-type="float" office:value="321.600031">
                <text:p>321.600031</text:p>
              </table:table-cell>
              <table:table-cell office:value-type="float" office:value="-0.676284254">
                <text:p>-0.676284254</text:p>
              </table:table-cell>
              <table:table-cell office:value-type="float" office:value="321.600031">
                <text:p>321.600031</text:p>
              </table:table-cell>
              <table:table-cell office:value-type="float" office:value="5.61193562">
                <text:p>5.611935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25.521982">
                <text:p>325.521982</text:p>
              </table:table-cell>
              <table:table-cell office:value-type="float" office:value="-7.83277607">
                <text:p>-7.83277607</text:p>
              </table:table-cell>
              <table:table-cell office:value-type="float" office:value="325.521982">
                <text:p>325.521982</text:p>
              </table:table-cell>
              <table:table-cell office:value-type="float" office:value="-0.23368451">
                <text:p>-0.23368451</text:p>
              </table:table-cell>
              <table:table-cell office:value-type="float" office:value="325.521982">
                <text:p>325.521982</text:p>
              </table:table-cell>
              <table:table-cell office:value-type="float" office:value="5.97322321">
                <text:p>5.973223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29.443934">
                <text:p>329.443934</text:p>
              </table:table-cell>
              <table:table-cell office:value-type="float" office:value="-9.39380074">
                <text:p>-9.39380074</text:p>
              </table:table-cell>
              <table:table-cell office:value-type="float" office:value="329.443934">
                <text:p>329.443934</text:p>
              </table:table-cell>
              <table:table-cell office:value-type="float" office:value="0.0843081474">
                <text:p>0.0843081474</text:p>
              </table:table-cell>
              <table:table-cell office:value-type="float" office:value="329.443934">
                <text:p>329.443934</text:p>
              </table:table-cell>
              <table:table-cell office:value-type="float" office:value="4.11722517">
                <text:p>4.117225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33.365885">
                <text:p>333.365885</text:p>
              </table:table-cell>
              <table:table-cell office:value-type="float" office:value="-9.67861938">
                <text:p>-9.67861938</text:p>
              </table:table-cell>
              <table:table-cell office:value-type="float" office:value="333.365885">
                <text:p>333.365885</text:p>
              </table:table-cell>
              <table:table-cell office:value-type="float" office:value="-0.293820441">
                <text:p>-0.293820441</text:p>
              </table:table-cell>
              <table:table-cell office:value-type="float" office:value="333.365885">
                <text:p>333.365885</text:p>
              </table:table-cell>
              <table:table-cell office:value-type="float" office:value="2.36437654">
                <text:p>2.364376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37.287837">
                <text:p>337.287837</text:p>
              </table:table-cell>
              <table:table-cell office:value-type="float" office:value="-8.24892902">
                <text:p>-8.24892902</text:p>
              </table:table-cell>
              <table:table-cell office:value-type="float" office:value="337.287837">
                <text:p>337.287837</text:p>
              </table:table-cell>
              <table:table-cell office:value-type="float" office:value="-0.242242426">
                <text:p>-0.242242426</text:p>
              </table:table-cell>
              <table:table-cell office:value-type="float" office:value="337.287837">
                <text:p>337.287837</text:p>
              </table:table-cell>
              <table:table-cell office:value-type="float" office:value="2.51936507">
                <text:p>2.519365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1.209789">
                <text:p>341.209789</text:p>
              </table:table-cell>
              <table:table-cell office:value-type="float" office:value="-8.36616039">
                <text:p>-8.36616039</text:p>
              </table:table-cell>
              <table:table-cell office:value-type="float" office:value="341.209789">
                <text:p>341.209789</text:p>
              </table:table-cell>
              <table:table-cell office:value-type="float" office:value="0.0886362791">
                <text:p>0.0886362791</text:p>
              </table:table-cell>
              <table:table-cell office:value-type="float" office:value="341.209789">
                <text:p>341.209789</text:p>
              </table:table-cell>
              <table:table-cell office:value-type="float" office:value="1.84940219">
                <text:p>1.849402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5.13174">
                <text:p>345.13174</text:p>
              </table:table-cell>
              <table:table-cell office:value-type="float" office:value="-5.90518951">
                <text:p>-5.90518951</text:p>
              </table:table-cell>
              <table:table-cell office:value-type="float" office:value="345.13174">
                <text:p>345.13174</text:p>
              </table:table-cell>
              <table:table-cell office:value-type="float" office:value="0.926564574">
                <text:p>0.926564574</text:p>
              </table:table-cell>
              <table:table-cell office:value-type="float" office:value="345.13174">
                <text:p>345.13174</text:p>
              </table:table-cell>
              <table:table-cell office:value-type="float" office:value="1.90124118">
                <text:p>1.901241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9.053692">
                <text:p>349.053692</text:p>
              </table:table-cell>
              <table:table-cell office:value-type="float" office:value="-4.68175316">
                <text:p>-4.68175316</text:p>
              </table:table-cell>
              <table:table-cell office:value-type="float" office:value="349.053692">
                <text:p>349.053692</text:p>
              </table:table-cell>
              <table:table-cell office:value-type="float" office:value="1.16291118">
                <text:p>1.16291118</text:p>
              </table:table-cell>
              <table:table-cell office:value-type="float" office:value="349.053692">
                <text:p>349.053692</text:p>
              </table:table-cell>
              <table:table-cell office:value-type="float" office:value="1.90156651">
                <text:p>1.901566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2.975643">
                <text:p>352.975643</text:p>
              </table:table-cell>
              <table:table-cell office:value-type="float" office:value="-3.32940984">
                <text:p>-3.32940984</text:p>
              </table:table-cell>
              <table:table-cell office:value-type="float" office:value="352.975643">
                <text:p>352.975643</text:p>
              </table:table-cell>
              <table:table-cell office:value-type="float" office:value="0.0199167728">
                <text:p>0.0199167728</text:p>
              </table:table-cell>
              <table:table-cell office:value-type="float" office:value="352.975643">
                <text:p>352.975643</text:p>
              </table:table-cell>
              <table:table-cell office:value-type="float" office:value="1.79880345">
                <text:p>1.798803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56.897595">
                <text:p>356.897595</text:p>
              </table:table-cell>
              <table:table-cell office:value-type="float" office:value="-0.198105574">
                <text:p>-0.198105574</text:p>
              </table:table-cell>
              <table:table-cell office:value-type="float" office:value="356.897595">
                <text:p>356.897595</text:p>
              </table:table-cell>
              <table:table-cell office:value-type="float" office:value="0.642993689">
                <text:p>0.642993689</text:p>
              </table:table-cell>
              <table:table-cell office:value-type="float" office:value="356.897595">
                <text:p>356.897595</text:p>
              </table:table-cell>
              <table:table-cell office:value-type="float" office:value="2.05694127">
                <text:p>2.056941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60.819547">
                <text:p>360.819547</text:p>
              </table:table-cell>
              <table:table-cell office:value-type="float" office:value="4.37698555">
                <text:p>4.37698555</text:p>
              </table:table-cell>
              <table:table-cell office:value-type="float" office:value="360.819547">
                <text:p>360.819547</text:p>
              </table:table-cell>
              <table:table-cell office:value-type="float" office:value="1.02973485">
                <text:p>1.02973485</text:p>
              </table:table-cell>
              <table:table-cell office:value-type="float" office:value="360.819547">
                <text:p>360.819547</text:p>
              </table:table-cell>
              <table:table-cell office:value-type="float" office:value="2.05726671">
                <text:p>2.057266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64.741498">
                <text:p>364.741498</text:p>
              </table:table-cell>
              <table:table-cell office:value-type="float" office:value="5.07188797">
                <text:p>5.07188797</text:p>
              </table:table-cell>
              <table:table-cell office:value-type="float" office:value="364.741498">
                <text:p>364.741498</text:p>
              </table:table-cell>
              <table:table-cell office:value-type="float" office:value="2.19423556">
                <text:p>2.19423556</text:p>
              </table:table-cell>
              <table:table-cell office:value-type="float" office:value="364.741498">
                <text:p>364.741498</text:p>
              </table:table-cell>
              <table:table-cell office:value-type="float" office:value="2.72794104">
                <text:p>2.727941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68.66345">
                <text:p>368.66345</text:p>
              </table:table-cell>
              <table:table-cell office:value-type="float" office:value="6.52736568">
                <text:p>6.52736568</text:p>
              </table:table-cell>
              <table:table-cell office:value-type="float" office:value="368.66345">
                <text:p>368.66345</text:p>
              </table:table-cell>
              <table:table-cell office:value-type="float" office:value="1.69149601">
                <text:p>1.69149601</text:p>
              </table:table-cell>
              <table:table-cell office:value-type="float" office:value="368.66345">
                <text:p>368.66345</text:p>
              </table:table-cell>
              <table:table-cell office:value-type="float" office:value="3.29546618">
                <text:p>3.295466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72.585401">
                <text:p>372.585401</text:p>
              </table:table-cell>
              <table:table-cell office:value-type="float" office:value="7.59609365">
                <text:p>7.59609365</text:p>
              </table:table-cell>
              <table:table-cell office:value-type="float" office:value="372.585401">
                <text:p>372.585401</text:p>
              </table:table-cell>
              <table:table-cell office:value-type="float" office:value="0.527017176">
                <text:p>0.527017176</text:p>
              </table:table-cell>
              <table:table-cell office:value-type="float" office:value="372.585401">
                <text:p>372.585401</text:p>
              </table:table-cell>
              <table:table-cell office:value-type="float" office:value="2.57386756">
                <text:p>2.573867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76.507353">
                <text:p>376.507353</text:p>
              </table:table-cell>
              <table:table-cell office:value-type="float" office:value="7.40151596">
                <text:p>7.40151596</text:p>
              </table:table-cell>
              <table:table-cell office:value-type="float" office:value="376.507353">
                <text:p>376.507353</text:p>
              </table:table-cell>
              <table:table-cell office:value-type="float" office:value="0.574295998">
                <text:p>0.574295998</text:p>
              </table:table-cell>
              <table:table-cell office:value-type="float" office:value="376.507353">
                <text:p>376.507353</text:p>
              </table:table-cell>
              <table:table-cell office:value-type="float" office:value="0.511631906">
                <text:p>0.5116319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0.429305">
                <text:p>380.429305</text:p>
              </table:table-cell>
              <table:table-cell office:value-type="float" office:value="8.59916496">
                <text:p>8.59916496</text:p>
              </table:table-cell>
              <table:table-cell office:value-type="float" office:value="380.429305">
                <text:p>380.429305</text:p>
              </table:table-cell>
              <table:table-cell office:value-type="float" office:value="-0.538615704">
                <text:p>-0.538615704</text:p>
              </table:table-cell>
              <table:table-cell office:value-type="float" office:value="380.429305">
                <text:p>380.429305</text:p>
              </table:table-cell>
              <table:table-cell office:value-type="float" office:value="-0.828679979">
                <text:p>-0.8286799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84.351256">
                <text:p>384.351256</text:p>
              </table:table-cell>
              <table:table-cell office:value-type="float" office:value="8.30146885">
                <text:p>8.30146885</text:p>
              </table:table-cell>
              <table:table-cell office:value-type="float" office:value="384.351256">
                <text:p>384.351256</text:p>
              </table:table-cell>
              <table:table-cell office:value-type="float" office:value="-0.0272636712">
                <text:p>-0.0272636712</text:p>
              </table:table-cell>
              <table:table-cell office:value-type="float" office:value="384.351256">
                <text:p>384.351256</text:p>
              </table:table-cell>
              <table:table-cell office:value-type="float" office:value="-0.415879071">
                <text:p>-0.4158790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88.273208">
                <text:p>388.273208</text:p>
              </table:table-cell>
              <table:table-cell office:value-type="float" office:value="6.97247648">
                <text:p>6.97247648</text:p>
              </table:table-cell>
              <table:table-cell office:value-type="float" office:value="388.273208">
                <text:p>388.273208</text:p>
              </table:table-cell>
              <table:table-cell office:value-type="float" office:value="-0.0874105096">
                <text:p>-0.0874105096</text:p>
              </table:table-cell>
              <table:table-cell office:value-type="float" office:value="388.273208">
                <text:p>388.273208</text:p>
              </table:table-cell>
              <table:table-cell office:value-type="float" office:value="-1.0343281">
                <text:p>-1.03432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92.195159">
                <text:p>392.195159</text:p>
              </table:table-cell>
              <table:table-cell office:value-type="float" office:value="6.91969872">
                <text:p>6.91969872</text:p>
              </table:table-cell>
              <table:table-cell office:value-type="float" office:value="392.195159">
                <text:p>392.195159</text:p>
              </table:table-cell>
              <table:table-cell office:value-type="float" office:value="0.827864528">
                <text:p>0.827864528</text:p>
              </table:table-cell>
              <table:table-cell office:value-type="float" office:value="392.195159">
                <text:p>392.195159</text:p>
              </table:table-cell>
              <table:table-cell office:value-type="float" office:value="-0.00269178767">
                <text:p>-0.002691787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96.117111">
                <text:p>396.117111</text:p>
              </table:table-cell>
              <table:table-cell office:value-type="float" office:value="6.06768084">
                <text:p>6.06768084</text:p>
              </table:table-cell>
              <table:table-cell office:value-type="float" office:value="396.117111">
                <text:p>396.117111</text:p>
              </table:table-cell>
              <table:table-cell office:value-type="float" office:value="1.9279083">
                <text:p>1.9279083</text:p>
              </table:table-cell>
              <table:table-cell office:value-type="float" office:value="396.117111">
                <text:p>396.117111</text:p>
              </table:table-cell>
              <table:table-cell office:value-type="float" office:value="-1.54930246">
                <text:p>-1.549302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0.039063">
                <text:p>400.039063</text:p>
              </table:table-cell>
              <table:table-cell office:value-type="float" office:value="6.78835583">
                <text:p>6.78835583</text:p>
              </table:table-cell>
              <table:table-cell office:value-type="float" office:value="400.039063">
                <text:p>400.039063</text:p>
              </table:table-cell>
              <table:table-cell office:value-type="float" office:value="1.27047515">
                <text:p>1.27047515</text:p>
              </table:table-cell>
              <table:table-cell office:value-type="float" office:value="400.039063">
                <text:p>400.039063</text:p>
              </table:table-cell>
              <table:table-cell office:value-type="float" office:value="-1.18801522">
                <text:p>-1.188015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3.961014">
                <text:p>403.961014</text:p>
              </table:table-cell>
              <table:table-cell office:value-type="float" office:value="6.68401861">
                <text:p>6.68401861</text:p>
              </table:table-cell>
              <table:table-cell office:value-type="float" office:value="403.961014">
                <text:p>403.961014</text:p>
              </table:table-cell>
              <table:table-cell office:value-type="float" office:value="0.900944948">
                <text:p>0.900944948</text:p>
              </table:table-cell>
              <table:table-cell office:value-type="float" office:value="403.961014">
                <text:p>403.961014</text:p>
              </table:table-cell>
              <table:table-cell office:value-type="float" office:value="-1.13611519">
                <text:p>-1.1361151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7.882966">
                <text:p>407.882966</text:p>
              </table:table-cell>
              <table:table-cell office:value-type="float" office:value="5.99958801">
                <text:p>5.99958801</text:p>
              </table:table-cell>
              <table:table-cell office:value-type="float" office:value="407.882966">
                <text:p>407.882966</text:p>
              </table:table-cell>
              <table:table-cell office:value-type="float" office:value="1.5884788">
                <text:p>1.5884788</text:p>
              </table:table-cell>
              <table:table-cell office:value-type="float" office:value="407.882966">
                <text:p>407.882966</text:p>
              </table:table-cell>
              <table:table-cell office:value-type="float" office:value="-1.29051399">
                <text:p>-1.290513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11.804917">
                <text:p>411.804917</text:p>
              </table:table-cell>
              <table:table-cell office:value-type="float" office:value="6.0628233">
                <text:p>6.0628233</text:p>
              </table:table-cell>
              <table:table-cell office:value-type="float" office:value="411.804917">
                <text:p>411.804917</text:p>
              </table:table-cell>
              <table:table-cell office:value-type="float" office:value="1.35644937">
                <text:p>1.35644937</text:p>
              </table:table-cell>
              <table:table-cell office:value-type="float" office:value="411.804917">
                <text:p>411.804917</text:p>
              </table:table-cell>
              <table:table-cell office:value-type="float" office:value="-1.34176338">
                <text:p>-1.341763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15.726869">
                <text:p>415.726869</text:p>
              </table:table-cell>
              <table:table-cell office:value-type="float" office:value="5.26236439">
                <text:p>5.26236439</text:p>
              </table:table-cell>
              <table:table-cell office:value-type="float" office:value="415.726869">
                <text:p>415.726869</text:p>
              </table:table-cell>
              <table:table-cell office:value-type="float" office:value="1.9279629">
                <text:p>1.9279629</text:p>
              </table:table-cell>
              <table:table-cell office:value-type="float" office:value="415.726869">
                <text:p>415.726869</text:p>
              </table:table-cell>
              <table:table-cell office:value-type="float" office:value="-1.49610114">
                <text:p>-1.496101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19.64882">
                <text:p>419.64882</text:p>
              </table:table-cell>
              <table:table-cell office:value-type="float" office:value="3.55953193">
                <text:p>3.55953193</text:p>
              </table:table-cell>
              <table:table-cell office:value-type="float" office:value="419.64882">
                <text:p>419.64882</text:p>
              </table:table-cell>
              <table:table-cell office:value-type="float" office:value="1.89789498">
                <text:p>1.89789498</text:p>
              </table:table-cell>
              <table:table-cell office:value-type="float" office:value="419.64882">
                <text:p>419.64882</text:p>
              </table:table-cell>
              <table:table-cell office:value-type="float" office:value="-1.23796332">
                <text:p>-1.237963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3.570772">
                <text:p>423.570772</text:p>
              </table:table-cell>
              <table:table-cell office:value-type="float" office:value="1.36684632">
                <text:p>1.36684632</text:p>
              </table:table-cell>
              <table:table-cell office:value-type="float" office:value="423.570772">
                <text:p>423.570772</text:p>
              </table:table-cell>
              <table:table-cell office:value-type="float" office:value="1.91079581">
                <text:p>1.91079581</text:p>
              </table:table-cell>
              <table:table-cell office:value-type="float" office:value="423.570772">
                <text:p>423.570772</text:p>
              </table:table-cell>
              <table:table-cell office:value-type="float" office:value="-0.825101376">
                <text:p>-0.8251013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27.492724">
                <text:p>427.492724</text:p>
              </table:table-cell>
              <table:table-cell office:value-type="float" office:value="-0.451998949">
                <text:p>-0.451998949</text:p>
              </table:table-cell>
              <table:table-cell office:value-type="float" office:value="427.492724">
                <text:p>427.492724</text:p>
              </table:table-cell>
              <table:table-cell office:value-type="float" office:value="1.6744709">
                <text:p>1.6744709</text:p>
              </table:table-cell>
              <table:table-cell office:value-type="float" office:value="427.492724">
                <text:p>427.492724</text:p>
              </table:table-cell>
              <table:table-cell office:value-type="float" office:value="-0.87635076">
                <text:p>-0.876350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31.414675">
                <text:p>431.414675</text:p>
              </table:table-cell>
              <table:table-cell office:value-type="float" office:value="-1.53605723">
                <text:p>-1.53605723</text:p>
              </table:table-cell>
              <table:table-cell office:value-type="float" office:value="431.414675">
                <text:p>431.414675</text:p>
              </table:table-cell>
              <table:table-cell office:value-type="float" office:value="2.03543234">
                <text:p>2.03543234</text:p>
              </table:table-cell>
              <table:table-cell office:value-type="float" office:value="431.414675">
                <text:p>431.414675</text:p>
              </table:table-cell>
              <table:table-cell office:value-type="float" office:value="-2.47453618">
                <text:p>-2.474536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35.336627">
                <text:p>435.336627</text:p>
              </table:table-cell>
              <table:table-cell office:value-type="float" office:value="-3.09709001">
                <text:p>-3.09709001</text:p>
              </table:table-cell>
              <table:table-cell office:value-type="float" office:value="435.336627">
                <text:p>435.336627</text:p>
              </table:table-cell>
              <table:table-cell office:value-type="float" office:value="2.40068913">
                <text:p>2.40068913</text:p>
              </table:table-cell>
              <table:table-cell office:value-type="float" office:value="435.336627">
                <text:p>435.336627</text:p>
              </table:table-cell>
              <table:table-cell office:value-type="float" office:value="-1.44289982">
                <text:p>-1.442899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39.258578">
                <text:p>439.258578</text:p>
              </table:table-cell>
              <table:table-cell office:value-type="float" office:value="-5.39289427">
                <text:p>-5.39289427</text:p>
              </table:table-cell>
              <table:table-cell office:value-type="float" office:value="439.258578">
                <text:p>439.258578</text:p>
              </table:table-cell>
              <table:table-cell office:value-type="float" office:value="2.3706212">
                <text:p>2.3706212</text:p>
              </table:table-cell>
              <table:table-cell office:value-type="float" office:value="439.258578">
                <text:p>439.258578</text:p>
              </table:table-cell>
              <table:table-cell office:value-type="float" office:value="-2.06134892">
                <text:p>-2.0613489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43.18053">
                <text:p>443.18053</text:p>
              </table:table-cell>
              <table:table-cell office:value-type="float" office:value="-5.58747196">
                <text:p>-5.58747196</text:p>
              </table:table-cell>
              <table:table-cell office:value-type="float" office:value="443.18053">
                <text:p>443.18053</text:p>
              </table:table-cell>
              <table:table-cell office:value-type="float" office:value="2.41360092">
                <text:p>2.41360092</text:p>
              </table:table-cell>
              <table:table-cell office:value-type="float" office:value="443.18053">
                <text:p>443.18053</text:p>
              </table:table-cell>
              <table:table-cell office:value-type="float" office:value="-1.75163639">
                <text:p>-1.7516363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7.102482">
                <text:p>447.102482</text:p>
              </table:table-cell>
              <table:table-cell office:value-type="float" office:value="-5.02149057">
                <text:p>-5.02149057</text:p>
              </table:table-cell>
              <table:table-cell office:value-type="float" office:value="447.102482">
                <text:p>447.102482</text:p>
              </table:table-cell>
              <table:table-cell office:value-type="float" office:value="1.94523942">
                <text:p>1.94523942</text:p>
              </table:table-cell>
              <table:table-cell office:value-type="float" office:value="447.102482">
                <text:p>447.102482</text:p>
              </table:table-cell>
              <table:table-cell office:value-type="float" office:value="-2.11227298">
                <text:p>-2.112272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51.024433">
                <text:p>451.024433</text:p>
              </table:table-cell>
              <table:table-cell office:value-type="float" office:value="-4.14610672">
                <text:p>-4.14610672</text:p>
              </table:table-cell>
              <table:table-cell office:value-type="float" office:value="451.024433">
                <text:p>451.024433</text:p>
              </table:table-cell>
              <table:table-cell office:value-type="float" office:value="2.06986117">
                <text:p>2.06986117</text:p>
              </table:table-cell>
              <table:table-cell office:value-type="float" office:value="451.024433">
                <text:p>451.024433</text:p>
              </table:table-cell>
              <table:table-cell office:value-type="float" office:value="-1.90570986">
                <text:p>-1.905709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54.946385">
                <text:p>454.946385</text:p>
              </table:table-cell>
              <table:table-cell office:value-type="float" office:value="-3.92817831">
                <text:p>-3.92817831</text:p>
              </table:table-cell>
              <table:table-cell office:value-type="float" office:value="454.946385">
                <text:p>454.946385</text:p>
              </table:table-cell>
              <table:table-cell office:value-type="float" office:value="1.64446855">
                <text:p>1.64446855</text:p>
              </table:table-cell>
              <table:table-cell office:value-type="float" office:value="454.946385">
                <text:p>454.946385</text:p>
              </table:table-cell>
              <table:table-cell office:value-type="float" office:value="-1.85380983">
                <text:p>-1.853809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58.868336">
                <text:p>458.868336</text:p>
              </table:table-cell>
              <table:table-cell office:value-type="float" office:value="-3.94227505">
                <text:p>-3.94227505</text:p>
              </table:table-cell>
              <table:table-cell office:value-type="float" office:value="458.868336">
                <text:p>458.868336</text:p>
              </table:table-cell>
              <table:table-cell office:value-type="float" office:value="2.18160415">
                <text:p>2.18160415</text:p>
              </table:table-cell>
              <table:table-cell office:value-type="float" office:value="458.868336">
                <text:p>458.868336</text:p>
              </table:table-cell>
              <table:table-cell office:value-type="float" office:value="-1.85348451">
                <text:p>-1.8534845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62.790288">
                <text:p>462.790288</text:p>
              </table:table-cell>
              <table:table-cell office:value-type="float" office:value="-1.75202608">
                <text:p>-1.75202608</text:p>
              </table:table-cell>
              <table:table-cell office:value-type="float" office:value="462.790288">
                <text:p>462.790288</text:p>
              </table:table-cell>
              <table:table-cell office:value-type="float" office:value="3.04961133">
                <text:p>3.04961133</text:p>
              </table:table-cell>
              <table:table-cell office:value-type="float" office:value="462.790288">
                <text:p>462.790288</text:p>
              </table:table-cell>
              <table:table-cell office:value-type="float" office:value="-1.28595948">
                <text:p>-1.285959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66.71224">
                <text:p>466.71224</text:p>
              </table:table-cell>
              <table:table-cell office:value-type="float" office:value="-1.08289528">
                <text:p>-1.08289528</text:p>
              </table:table-cell>
              <table:table-cell office:value-type="float" office:value="466.71224">
                <text:p>466.71224</text:p>
              </table:table-cell>
              <table:table-cell office:value-type="float" office:value="3.81449199">
                <text:p>3.81449199</text:p>
              </table:table-cell>
              <table:table-cell office:value-type="float" office:value="466.71224">
                <text:p>466.71224</text:p>
              </table:table-cell>
              <table:table-cell office:value-type="float" office:value="-0.873097539">
                <text:p>-0.8730975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70.634191">
                <text:p>470.634191</text:p>
              </table:table-cell>
              <table:table-cell office:value-type="float" office:value="-0.658713818">
                <text:p>-0.658713818</text:p>
              </table:table-cell>
              <table:table-cell office:value-type="float" office:value="470.634191">
                <text:p>470.634191</text:p>
              </table:table-cell>
              <table:table-cell office:value-type="float" office:value="2.35781479">
                <text:p>2.35781479</text:p>
              </table:table-cell>
              <table:table-cell office:value-type="float" office:value="470.634191">
                <text:p>470.634191</text:p>
              </table:table-cell>
              <table:table-cell office:value-type="float" office:value="0.106903106">
                <text:p>0.1069031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74.556143">
                <text:p>474.556143</text:p>
              </table:table-cell>
              <table:table-cell office:value-type="float" office:value="-2.58069324">
                <text:p>-2.58069324</text:p>
              </table:table-cell>
              <table:table-cell office:value-type="float" office:value="474.556143">
                <text:p>474.556143</text:p>
              </table:table-cell>
              <table:table-cell office:value-type="float" office:value="1.68319666">
                <text:p>1.68319666</text:p>
              </table:table-cell>
              <table:table-cell office:value-type="float" office:value="474.556143">
                <text:p>474.556143</text:p>
              </table:table-cell>
              <table:table-cell office:value-type="float" office:value="0.313527256">
                <text:p>0.3135272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78.478094">
                <text:p>478.478094</text:p>
              </table:table-cell>
              <table:table-cell office:value-type="float" office:value="-3.98701715">
                <text:p>-3.98701715</text:p>
              </table:table-cell>
              <table:table-cell office:value-type="float" office:value="478.478094">
                <text:p>478.478094</text:p>
              </table:table-cell>
              <table:table-cell office:value-type="float" office:value="1.67891216">
                <text:p>1.67891216</text:p>
              </table:table-cell>
              <table:table-cell office:value-type="float" office:value="478.478094">
                <text:p>478.478094</text:p>
              </table:table-cell>
              <table:table-cell office:value-type="float" office:value="0.829477608">
                <text:p>0.8294776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82.400046">
                <text:p>482.400046</text:p>
              </table:table-cell>
              <table:table-cell office:value-type="float" office:value="-3.69174194">
                <text:p>-3.69174194</text:p>
              </table:table-cell>
              <table:table-cell office:value-type="float" office:value="482.400046">
                <text:p>482.400046</text:p>
              </table:table-cell>
              <table:table-cell office:value-type="float" office:value="1.3437562">
                <text:p>1.3437562</text:p>
              </table:table-cell>
              <table:table-cell office:value-type="float" office:value="482.400046">
                <text:p>482.400046</text:p>
              </table:table-cell>
              <table:table-cell office:value-type="float" office:value="1.08761537">
                <text:p>1.0876153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86.321998">
                <text:p>486.321998</text:p>
              </table:table-cell>
              <table:table-cell office:value-type="float" office:value="-6.63210821">
                <text:p>-6.63210821</text:p>
              </table:table-cell>
              <table:table-cell office:value-type="float" office:value="486.321998">
                <text:p>486.321998</text:p>
              </table:table-cell>
              <table:table-cell office:value-type="float" office:value="1.73909187">
                <text:p>1.73909187</text:p>
              </table:table-cell>
              <table:table-cell office:value-type="float" office:value="486.321998">
                <text:p>486.321998</text:p>
              </table:table-cell>
              <table:table-cell office:value-type="float" office:value="1.60356569">
                <text:p>1.6035656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90.243949">
                <text:p>490.243949</text:p>
              </table:table-cell>
              <table:table-cell office:value-type="float" office:value="-4.30004406">
                <text:p>-4.30004406</text:p>
              </table:table-cell>
              <table:table-cell office:value-type="float" office:value="490.243949">
                <text:p>490.243949</text:p>
              </table:table-cell>
              <table:table-cell office:value-type="float" office:value="1.29221487">
                <text:p>1.29221487</text:p>
              </table:table-cell>
              <table:table-cell office:value-type="float" office:value="490.243949">
                <text:p>490.243949</text:p>
              </table:table-cell>
              <table:table-cell office:value-type="float" office:value="1.91327822">
                <text:p>1.913278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94.165901">
                <text:p>494.165901</text:p>
              </table:table-cell>
              <table:table-cell office:value-type="float" office:value="-3.12818193">
                <text:p>-3.12818193</text:p>
              </table:table-cell>
              <table:table-cell office:value-type="float" office:value="494.165901">
                <text:p>494.165901</text:p>
              </table:table-cell>
              <table:table-cell office:value-type="float" office:value="1.85942924">
                <text:p>1.85942924</text:p>
              </table:table-cell>
              <table:table-cell office:value-type="float" office:value="494.165901">
                <text:p>494.165901</text:p>
              </table:table-cell>
              <table:table-cell office:value-type="float" office:value="2.32614017">
                <text:p>2.326140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98.087852">
                <text:p>498.087852</text:p>
              </table:table-cell>
              <table:table-cell office:value-type="float" office:value="-2.96181273">
                <text:p>-2.96181273</text:p>
              </table:table-cell>
              <table:table-cell office:value-type="float" office:value="498.087852">
                <text:p>498.087852</text:p>
              </table:table-cell>
              <table:table-cell office:value-type="float" office:value="1.57583654">
                <text:p>1.57583654</text:p>
              </table:table-cell>
              <table:table-cell office:value-type="float" office:value="498.087852">
                <text:p>498.087852</text:p>
              </table:table-cell>
              <table:table-cell office:value-type="float" office:value="1.86241519">
                <text:p>1.862415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02.009804">
                <text:p>502.009804</text:p>
              </table:table-cell>
              <table:table-cell office:value-type="float" office:value="-1.22273564">
                <text:p>-1.22273564</text:p>
              </table:table-cell>
              <table:table-cell office:value-type="float" office:value="502.009804">
                <text:p>502.009804</text:p>
              </table:table-cell>
              <table:table-cell office:value-type="float" office:value="1.88093555">
                <text:p>1.88093555</text:p>
              </table:table-cell>
              <table:table-cell office:value-type="float" office:value="502.009804">
                <text:p>502.009804</text:p>
              </table:table-cell>
              <table:table-cell office:value-type="float" office:value="2.17212772">
                <text:p>2.172127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05.931756">
                <text:p>505.931756</text:p>
              </table:table-cell>
              <table:table-cell office:value-type="float" office:value="-0.0766456127">
                <text:p>-0.0766456127</text:p>
              </table:table-cell>
              <table:table-cell office:value-type="float" office:value="505.931756">
                <text:p>505.931756</text:p>
              </table:table-cell>
              <table:table-cell office:value-type="float" office:value="1.75203633">
                <text:p>1.75203633</text:p>
              </table:table-cell>
              <table:table-cell office:value-type="float" office:value="505.931756">
                <text:p>505.931756</text:p>
              </table:table-cell>
              <table:table-cell office:value-type="float" office:value="1.75991654">
                <text:p>1.759916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09.853707">
                <text:p>509.853707</text:p>
              </table:table-cell>
              <table:table-cell office:value-type="float" office:value="1.12100387">
                <text:p>1.12100387</text:p>
              </table:table-cell>
              <table:table-cell office:value-type="float" office:value="509.853707">
                <text:p>509.853707</text:p>
              </table:table-cell>
              <table:table-cell office:value-type="float" office:value="1.8680675">
                <text:p>1.8680675</text:p>
              </table:table-cell>
              <table:table-cell office:value-type="float" office:value="509.853707">
                <text:p>509.853707</text:p>
              </table:table-cell>
              <table:table-cell office:value-type="float" office:value="1.45085466">
                <text:p>1.4508546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13.775659">
                <text:p>513.775659</text:p>
              </table:table-cell>
              <table:table-cell office:value-type="float" office:value="1.08111978">
                <text:p>1.08111978</text:p>
              </table:table-cell>
              <table:table-cell office:value-type="float" office:value="513.775659">
                <text:p>513.775659</text:p>
              </table:table-cell>
              <table:table-cell office:value-type="float" office:value="1.8852675">
                <text:p>1.8852675</text:p>
              </table:table-cell>
              <table:table-cell office:value-type="float" office:value="513.775659">
                <text:p>513.775659</text:p>
              </table:table-cell>
              <table:table-cell office:value-type="float" office:value="1.34803057">
                <text:p>1.348030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17.69761">
                <text:p>517.69761</text:p>
              </table:table-cell>
              <table:table-cell office:value-type="float" office:value="1.9951694">
                <text:p>1.9951694</text:p>
              </table:table-cell>
              <table:table-cell office:value-type="float" office:value="517.69761">
                <text:p>517.69761</text:p>
              </table:table-cell>
              <table:table-cell office:value-type="float" office:value="1.49854445">
                <text:p>1.49854445</text:p>
              </table:table-cell>
              <table:table-cell office:value-type="float" office:value="517.69761">
                <text:p>517.69761</text:p>
              </table:table-cell>
              <table:table-cell office:value-type="float" office:value="1.03896868">
                <text:p>1.038968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21.619562">
                <text:p>521.619562</text:p>
              </table:table-cell>
              <table:table-cell office:value-type="float" office:value="3.07679129">
                <text:p>3.07679129</text:p>
              </table:table-cell>
              <table:table-cell office:value-type="float" office:value="521.619562">
                <text:p>521.619562</text:p>
              </table:table-cell>
              <table:table-cell office:value-type="float" office:value="1.64035904">
                <text:p>1.64035904</text:p>
              </table:table-cell>
              <table:table-cell office:value-type="float" office:value="521.619562">
                <text:p>521.619562</text:p>
              </table:table-cell>
              <table:table-cell office:value-type="float" office:value="1.09086871">
                <text:p>1.0908687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25.541513">
                <text:p>525.541513</text:p>
              </table:table-cell>
              <table:table-cell office:value-type="float" office:value="3.10136032">
                <text:p>3.10136032</text:p>
              </table:table-cell>
              <table:table-cell office:value-type="float" office:value="525.541513">
                <text:p>525.541513</text:p>
              </table:table-cell>
              <table:table-cell office:value-type="float" office:value="1.20207274">
                <text:p>1.20207274</text:p>
              </table:table-cell>
              <table:table-cell office:value-type="float" office:value="525.541513">
                <text:p>525.541513</text:p>
              </table:table-cell>
              <table:table-cell office:value-type="float" office:value="0.781806767">
                <text:p>0.7818067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29.463465">
                <text:p>529.463465</text:p>
              </table:table-cell>
              <table:table-cell office:value-type="float" office:value="2.6102891">
                <text:p>2.6102891</text:p>
              </table:table-cell>
              <table:table-cell office:value-type="float" office:value="529.463465">
                <text:p>529.463465</text:p>
              </table:table-cell>
              <table:table-cell office:value-type="float" office:value="1.58881772">
                <text:p>1.58881772</text:p>
              </table:table-cell>
              <table:table-cell office:value-type="float" office:value="529.463465">
                <text:p>529.463465</text:p>
              </table:table-cell>
              <table:table-cell office:value-type="float" office:value="0.730557382">
                <text:p>0.73055738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33.385417">
                <text:p>533.385417</text:p>
              </table:table-cell>
              <table:table-cell office:value-type="float" office:value="2.97003269">
                <text:p>2.97003269</text:p>
              </table:table-cell>
              <table:table-cell office:value-type="float" office:value="533.385417">
                <text:p>533.385417</text:p>
              </table:table-cell>
              <table:table-cell office:value-type="float" office:value="1.40405607">
                <text:p>1.40405607</text:p>
              </table:table-cell>
              <table:table-cell office:value-type="float" office:value="533.385417">
                <text:p>533.385417</text:p>
              </table:table-cell>
              <table:table-cell office:value-type="float" office:value="0.782457471">
                <text:p>0.78245747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37.307368">
                <text:p>537.307368</text:p>
              </table:table-cell>
              <table:table-cell office:value-type="float" office:value="2.46606779">
                <text:p>2.46606779</text:p>
              </table:table-cell>
              <table:table-cell office:value-type="float" office:value="537.307368">
                <text:p>537.307368</text:p>
              </table:table-cell>
              <table:table-cell office:value-type="float" office:value="1.42984676">
                <text:p>1.42984676</text:p>
              </table:table-cell>
              <table:table-cell office:value-type="float" office:value="537.307368">
                <text:p>537.307368</text:p>
              </table:table-cell>
              <table:table-cell office:value-type="float" office:value="0.782782793">
                <text:p>0.7827827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41.22932">
                <text:p>541.22932</text:p>
              </table:table-cell>
              <table:table-cell office:value-type="float" office:value="2.21991539">
                <text:p>2.21991539</text:p>
              </table:table-cell>
              <table:table-cell office:value-type="float" office:value="541.22932">
                <text:p>541.22932</text:p>
              </table:table-cell>
              <table:table-cell office:value-type="float" office:value="2.24199533">
                <text:p>2.24199533</text:p>
              </table:table-cell>
              <table:table-cell office:value-type="float" office:value="541.22932">
                <text:p>541.22932</text:p>
              </table:table-cell>
              <table:table-cell office:value-type="float" office:value="0.886257529">
                <text:p>0.88625752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45.151271">
                <text:p>545.151271</text:p>
              </table:table-cell>
              <table:table-cell office:value-type="float" office:value="1.57415056">
                <text:p>1.57415056</text:p>
              </table:table-cell>
              <table:table-cell office:value-type="float" office:value="545.151271">
                <text:p>545.151271</text:p>
              </table:table-cell>
              <table:table-cell office:value-type="float" office:value="2.33224297">
                <text:p>2.33224297</text:p>
              </table:table-cell>
              <table:table-cell office:value-type="float" office:value="545.151271">
                <text:p>545.151271</text:p>
              </table:table-cell>
              <table:table-cell office:value-type="float" office:value="0.73185873">
                <text:p>0.7318587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49.073223">
                <text:p>549.073223</text:p>
              </table:table-cell>
              <table:table-cell office:value-type="float" office:value="-0.50250721">
                <text:p>-0.50250721</text:p>
              </table:table-cell>
              <table:table-cell office:value-type="float" office:value="549.073223">
                <text:p>549.073223</text:p>
              </table:table-cell>
              <table:table-cell office:value-type="float" office:value="2.1131072">
                <text:p>2.1131072</text:p>
              </table:table-cell>
              <table:table-cell office:value-type="float" office:value="549.073223">
                <text:p>549.073223</text:p>
              </table:table-cell>
              <table:table-cell office:value-type="float" office:value="0.525946259">
                <text:p>0.52594625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52.995175">
                <text:p>552.995175</text:p>
              </table:table-cell>
              <table:table-cell office:value-type="float" office:value="-4.61595392">
                <text:p>-4.61595392</text:p>
              </table:table-cell>
              <table:table-cell office:value-type="float" office:value="552.995175">
                <text:p>552.995175</text:p>
              </table:table-cell>
              <table:table-cell office:value-type="float" office:value="1.9627198">
                <text:p>1.9627198</text:p>
              </table:table-cell>
              <table:table-cell office:value-type="float" office:value="552.995175">
                <text:p>552.995175</text:p>
              </table:table-cell>
              <table:table-cell office:value-type="float" office:value="0.165309653">
                <text:p>0.16530965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56.917126">
                <text:p>556.917126</text:p>
              </table:table-cell>
              <table:table-cell office:value-type="float" office:value="-7.46609497">
                <text:p>-7.46609497</text:p>
              </table:table-cell>
              <table:table-cell office:value-type="float" office:value="556.917126">
                <text:p>556.917126</text:p>
              </table:table-cell>
              <table:table-cell office:value-type="float" office:value="1.60178399">
                <text:p>1.60178399</text:p>
              </table:table-cell>
              <table:table-cell office:value-type="float" office:value="556.917126">
                <text:p>556.917126</text:p>
              </table:table-cell>
              <table:table-cell office:value-type="float" office:value="0.371933818">
                <text:p>0.3719338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60.839078">
                <text:p>560.839078</text:p>
              </table:table-cell>
              <table:table-cell office:value-type="float" office:value="-8.3825655">
                <text:p>-8.3825655</text:p>
              </table:table-cell>
              <table:table-cell office:value-type="float" office:value="560.839078">
                <text:p>560.839078</text:p>
              </table:table-cell>
              <table:table-cell office:value-type="float" office:value="1.20647025">
                <text:p>1.20647025</text:p>
              </table:table-cell>
              <table:table-cell office:value-type="float" office:value="560.839078">
                <text:p>560.839078</text:p>
              </table:table-cell>
              <table:table-cell office:value-type="float" office:value="0.269109726">
                <text:p>0.26910972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64.761029">
                <text:p>564.761029</text:p>
              </table:table-cell>
              <table:table-cell office:value-type="float" office:value="-9.53107738">
                <text:p>-9.53107738</text:p>
              </table:table-cell>
              <table:table-cell office:value-type="float" office:value="564.761029">
                <text:p>564.761029</text:p>
              </table:table-cell>
              <table:table-cell office:value-type="float" office:value="0.92287755">
                <text:p>0.92287755</text:p>
              </table:table-cell>
              <table:table-cell office:value-type="float" office:value="564.761029">
                <text:p>564.761029</text:p>
              </table:table-cell>
              <table:table-cell office:value-type="float" office:value="0.269435048">
                <text:p>0.2694350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68.682981">
                <text:p>568.682981</text:p>
              </table:table-cell>
              <table:table-cell office:value-type="float" office:value="-9.24869537">
                <text:p>-9.24869537</text:p>
              </table:table-cell>
              <table:table-cell office:value-type="float" office:value="568.682981">
                <text:p>568.682981</text:p>
              </table:table-cell>
              <table:table-cell office:value-type="float" office:value="0.751009703">
                <text:p>0.751009703</text:p>
              </table:table-cell>
              <table:table-cell office:value-type="float" office:value="568.682981">
                <text:p>568.682981</text:p>
              </table:table-cell>
              <table:table-cell office:value-type="float" office:value="0.115036257">
                <text:p>0.11503625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72.604933">
                <text:p>572.604933</text:p>
              </table:table-cell>
              <table:table-cell office:value-type="float" office:value="-9.68819237">
                <text:p>-9.68819237</text:p>
              </table:table-cell>
              <table:table-cell office:value-type="float" office:value="572.604933">
                <text:p>572.604933</text:p>
              </table:table-cell>
              <table:table-cell office:value-type="float" office:value="0.334211498">
                <text:p>0.334211498</text:p>
              </table:table-cell>
              <table:table-cell office:value-type="float" office:value="572.604933">
                <text:p>572.604933</text:p>
              </table:table-cell>
              <table:table-cell office:value-type="float" office:value="0.270085692">
                <text:p>0.27008569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76.526884">
                <text:p>576.526884</text:p>
              </table:table-cell>
              <table:table-cell office:value-type="float" office:value="-8.9675169">
                <text:p>-8.9675169</text:p>
              </table:table-cell>
              <table:table-cell office:value-type="float" office:value="576.526884">
                <text:p>576.526884</text:p>
              </table:table-cell>
              <table:table-cell office:value-type="float" office:value="-0.147043586">
                <text:p>-0.147043586</text:p>
              </table:table-cell>
              <table:table-cell office:value-type="float" office:value="576.526884">
                <text:p>576.526884</text:p>
              </table:table-cell>
              <table:table-cell office:value-type="float" office:value="0.270411015">
                <text:p>0.2704110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80.448836">
                <text:p>580.448836</text:p>
              </table:table-cell>
              <table:table-cell office:value-type="float" office:value="-8.95584202">
                <text:p>-8.95584202</text:p>
              </table:table-cell>
              <table:table-cell office:value-type="float" office:value="580.448836">
                <text:p>580.448836</text:p>
              </table:table-cell>
              <table:table-cell office:value-type="float" office:value="-0.443526179">
                <text:p>-0.443526179</text:p>
              </table:table-cell>
              <table:table-cell office:value-type="float" office:value="580.448836">
                <text:p>580.448836</text:p>
              </table:table-cell>
              <table:table-cell office:value-type="float" office:value="0.116012231">
                <text:p>0.1160122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84.370787">
                <text:p>584.370787</text:p>
              </table:table-cell>
              <table:table-cell office:value-type="float" office:value="-10.0914593">
                <text:p>-10.0914593</text:p>
              </table:table-cell>
              <table:table-cell office:value-type="float" office:value="584.370787">
                <text:p>584.370787</text:p>
              </table:table-cell>
              <table:table-cell office:value-type="float" office:value="-1.09236097">
                <text:p>-1.09236097</text:p>
              </table:table-cell>
              <table:table-cell office:value-type="float" office:value="584.370787">
                <text:p>584.370787</text:p>
              </table:table-cell>
              <table:table-cell office:value-type="float" office:value="0.271061689">
                <text:p>0.2710616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88.292739">
                <text:p>588.292739</text:p>
              </table:table-cell>
              <table:table-cell office:value-type="float" office:value="-8.51996994">
                <text:p>-8.51996994</text:p>
              </table:table-cell>
              <table:table-cell office:value-type="float" office:value="588.292739">
                <text:p>588.292739</text:p>
              </table:table-cell>
              <table:table-cell office:value-type="float" office:value="-0.684135437">
                <text:p>-0.684135437</text:p>
              </table:table-cell>
              <table:table-cell office:value-type="float" office:value="588.292739">
                <text:p>588.292739</text:p>
              </table:table-cell>
              <table:table-cell office:value-type="float" office:value="0.168237597">
                <text:p>0.16823759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92.214691">
                <text:p>592.214691</text:p>
              </table:table-cell>
              <table:table-cell office:value-type="float" office:value="-7.19341373">
                <text:p>-7.19341373</text:p>
              </table:table-cell>
              <table:table-cell office:value-type="float" office:value="592.214691">
                <text:p>592.214691</text:p>
              </table:table-cell>
              <table:table-cell office:value-type="float" office:value="-0.580997944">
                <text:p>-0.580997944</text:p>
              </table:table-cell>
              <table:table-cell office:value-type="float" office:value="592.214691">
                <text:p>592.214691</text:p>
              </table:table-cell>
              <table:table-cell office:value-type="float" office:value="0.116988212">
                <text:p>0.1169882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96.136642">
                <text:p>596.136642</text:p>
              </table:table-cell>
              <table:table-cell office:value-type="float" office:value="-6.2277894">
                <text:p>-6.2277894</text:p>
              </table:table-cell>
              <table:table-cell office:value-type="float" office:value="596.136642">
                <text:p>596.136642</text:p>
              </table:table-cell>
              <table:table-cell office:value-type="float" office:value="-0.77864939">
                <text:p>-0.77864939</text:p>
              </table:table-cell>
              <table:table-cell office:value-type="float" office:value="596.136642">
                <text:p>596.136642</text:p>
              </table:table-cell>
              <table:table-cell office:value-type="float" office:value="0.272037655">
                <text:p>0.27203765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00.058594">
                <text:p>600.058594</text:p>
              </table:table-cell>
              <table:table-cell office:value-type="float" office:value="-4.37269974">
                <text:p>-4.37269974</text:p>
              </table:table-cell>
              <table:table-cell office:value-type="float" office:value="600.058594">
                <text:p>600.058594</text:p>
              </table:table-cell>
              <table:table-cell office:value-type="float" office:value="-1.5306145">
                <text:p>-1.5306145</text:p>
              </table:table-cell>
              <table:table-cell office:value-type="float" office:value="600.058594">
                <text:p>600.058594</text:p>
              </table:table-cell>
              <table:table-cell office:value-type="float" office:value="-0.707373321">
                <text:p>-0.70737332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03.980545">
                <text:p>603.980545</text:p>
              </table:table-cell>
              <table:table-cell office:value-type="float" office:value="-5.19894552">
                <text:p>-5.19894552</text:p>
              </table:table-cell>
              <table:table-cell office:value-type="float" office:value="603.980545">
                <text:p>603.980545</text:p>
              </table:table-cell>
              <table:table-cell office:value-type="float" office:value="-1.49622548">
                <text:p>-1.49622548</text:p>
              </table:table-cell>
              <table:table-cell office:value-type="float" office:value="603.980545">
                <text:p>603.980545</text:p>
              </table:table-cell>
              <table:table-cell office:value-type="float" office:value="-0.139848307">
                <text:p>-0.1398483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07.902497">
                <text:p>607.902497</text:p>
              </table:table-cell>
              <table:table-cell office:value-type="float" office:value="-5.27749538">
                <text:p>-5.27749538</text:p>
              </table:table-cell>
              <table:table-cell office:value-type="float" office:value="607.902497">
                <text:p>607.902497</text:p>
              </table:table-cell>
              <table:table-cell office:value-type="float" office:value="-1.58215582">
                <text:p>-1.58215582</text:p>
              </table:table-cell>
              <table:table-cell office:value-type="float" office:value="607.902497">
                <text:p>607.902497</text:p>
              </table:table-cell>
              <table:table-cell office:value-type="float" office:value="-0.500423849">
                <text:p>-0.50042384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11.824449">
                <text:p>611.824449</text:p>
              </table:table-cell>
              <table:table-cell office:value-type="float" office:value="-5.1240201">
                <text:p>-5.1240201</text:p>
              </table:table-cell>
              <table:table-cell office:value-type="float" office:value="611.824449">
                <text:p>611.824449</text:p>
              </table:table-cell>
              <table:table-cell office:value-type="float" office:value="-1.39737248">
                <text:p>-1.39737248</text:p>
              </table:table-cell>
              <table:table-cell office:value-type="float" office:value="611.824449">
                <text:p>611.824449</text:p>
              </table:table-cell>
              <table:table-cell office:value-type="float" office:value="-0.345435441">
                <text:p>-0.34543544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15.7464">
                <text:p>615.7464</text:p>
              </table:table-cell>
              <table:table-cell office:value-type="float" office:value="-6.46590614">
                <text:p>-6.46590614</text:p>
              </table:table-cell>
              <table:table-cell office:value-type="float" office:value="615.7464">
                <text:p>615.7464</text:p>
              </table:table-cell>
              <table:table-cell office:value-type="float" office:value="-0.890315771">
                <text:p>-0.890315771</text:p>
              </table:table-cell>
              <table:table-cell office:value-type="float" office:value="615.7464">
                <text:p>615.7464</text:p>
              </table:table-cell>
              <table:table-cell office:value-type="float" office:value="-0.448259532">
                <text:p>-0.4482595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19.668352">
                <text:p>619.668352</text:p>
              </table:table-cell>
              <table:table-cell office:value-type="float" office:value="-6.60892439">
                <text:p>-6.60892439</text:p>
              </table:table-cell>
              <table:table-cell office:value-type="float" office:value="619.668352">
                <text:p>619.668352</text:p>
              </table:table-cell>
              <table:table-cell office:value-type="float" office:value="0.166759223">
                <text:p>0.166759223</text:p>
              </table:table-cell>
              <table:table-cell office:value-type="float" office:value="619.668352">
                <text:p>619.668352</text:p>
              </table:table-cell>
              <table:table-cell office:value-type="float" office:value="-0.396359503">
                <text:p>-0.3963595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23.590303">
                <text:p>623.590303</text:p>
              </table:table-cell>
              <table:table-cell office:value-type="float" office:value="-5.07610035">
                <text:p>-5.07610035</text:p>
              </table:table-cell>
              <table:table-cell office:value-type="float" office:value="623.590303">
                <text:p>623.590303</text:p>
              </table:table-cell>
              <table:table-cell office:value-type="float" office:value="-0.671147168">
                <text:p>-0.671147168</text:p>
              </table:table-cell>
              <table:table-cell office:value-type="float" office:value="623.590303">
                <text:p>623.590303</text:p>
              </table:table-cell>
              <table:table-cell office:value-type="float" office:value="-0.24131006">
                <text:p>-0.241310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27.512255">
                <text:p>627.512255</text:p>
              </table:table-cell>
              <table:table-cell office:value-type="float" office:value="-2.42177057">
                <text:p>-2.42177057</text:p>
              </table:table-cell>
              <table:table-cell office:value-type="float" office:value="627.512255">
                <text:p>627.512255</text:p>
              </table:table-cell>
              <table:table-cell office:value-type="float" office:value="0.201155335">
                <text:p>0.201155335</text:p>
              </table:table-cell>
              <table:table-cell office:value-type="float" office:value="627.512255">
                <text:p>627.512255</text:p>
              </table:table-cell>
              <table:table-cell office:value-type="float" office:value="0.0168277621">
                <text:p>0.016827762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31.434206">
                <text:p>631.434206</text:p>
              </table:table-cell>
              <table:table-cell office:value-type="float" office:value="0.258346617">
                <text:p>0.258346617</text:p>
              </table:table-cell>
              <table:table-cell office:value-type="float" office:value="631.434206">
                <text:p>631.434206</text:p>
              </table:table-cell>
              <table:table-cell office:value-type="float" office:value="-0.202752978">
                <text:p>-0.202752978</text:p>
              </table:table-cell>
              <table:table-cell office:value-type="float" office:value="631.434206">
                <text:p>631.434206</text:p>
              </table:table-cell>
              <table:table-cell office:value-type="float" office:value="0.481203377">
                <text:p>0.48120337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35.356158">
                <text:p>635.356158</text:p>
              </table:table-cell>
              <table:table-cell office:value-type="float" office:value="1.13373053">
                <text:p>1.13373053</text:p>
              </table:table-cell>
              <table:table-cell office:value-type="float" office:value="635.356158">
                <text:p>635.356158</text:p>
              </table:table-cell>
              <table:table-cell office:value-type="float" office:value="0.128129542">
                <text:p>0.128129542</text:p>
              </table:table-cell>
              <table:table-cell office:value-type="float" office:value="635.356158">
                <text:p>635.356158</text:p>
              </table:table-cell>
              <table:table-cell office:value-type="float" office:value="-0.137245715">
                <text:p>-0.1372457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39.27811">
                <text:p>639.27811</text:p>
              </table:table-cell>
              <table:table-cell office:value-type="float" office:value="0.887593389">
                <text:p>0.887593389</text:p>
              </table:table-cell>
              <table:table-cell office:value-type="float" office:value="639.27811">
                <text:p>639.27811</text:p>
              </table:table-cell>
              <table:table-cell office:value-type="float" office:value="0.46760276">
                <text:p>0.46760276</text:p>
              </table:table-cell>
              <table:table-cell office:value-type="float" office:value="639.27811">
                <text:p>639.27811</text:p>
              </table:table-cell>
              <table:table-cell office:value-type="float" office:value="0.481854022">
                <text:p>0.48185402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43.200061">
                <text:p>643.200061</text:p>
              </table:table-cell>
              <table:table-cell office:value-type="float" office:value="0.847694099">
                <text:p>0.847694099</text:p>
              </table:table-cell>
              <table:table-cell office:value-type="float" office:value="643.200061">
                <text:p>643.200061</text:p>
              </table:table-cell>
              <table:table-cell office:value-type="float" office:value="0.553555012">
                <text:p>0.553555012</text:p>
              </table:table-cell>
              <table:table-cell office:value-type="float" office:value="643.200061">
                <text:p>643.200061</text:p>
              </table:table-cell>
              <table:table-cell office:value-type="float" office:value="-0.0334456414">
                <text:p>-0.033445641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47.122013">
                <text:p>647.122013</text:p>
              </table:table-cell>
              <table:table-cell office:value-type="float" office:value="0.666010082">
                <text:p>0.666010082</text:p>
              </table:table-cell>
              <table:table-cell office:value-type="float" office:value="647.122013">
                <text:p>647.122013</text:p>
              </table:table-cell>
              <table:table-cell office:value-type="float" office:value="1.034832">
                <text:p>1.034832</text:p>
              </table:table-cell>
              <table:table-cell office:value-type="float" office:value="647.122013">
                <text:p>647.122013</text:p>
              </table:table-cell>
              <table:table-cell office:value-type="float" office:value="-0.342507511">
                <text:p>-0.34250751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651.043964">
                <text:p>651.043964</text:p>
              </table:table-cell>
              <table:table-cell office:value-type="float" office:value="0.110485733">
                <text:p>0.110485733</text:p>
              </table:table-cell>
              <table:table-cell office:value-type="float" office:value="651.043964">
                <text:p>651.043964</text:p>
              </table:table-cell>
              <table:table-cell office:value-type="float" office:value="1.09929597">
                <text:p>1.09929597</text:p>
              </table:table-cell>
              <table:table-cell office:value-type="float" office:value="651.043964">
                <text:p>651.043964</text:p>
              </table:table-cell>
              <table:table-cell office:value-type="float" office:value="-0.187458068">
                <text:p>-0.18745806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54.965916">
                <text:p>654.965916</text:p>
              </table:table-cell>
              <table:table-cell office:value-type="float" office:value="-0.457932234">
                <text:p>-0.457932234</text:p>
              </table:table-cell>
              <table:table-cell office:value-type="float" office:value="654.965916">
                <text:p>654.965916</text:p>
              </table:table-cell>
              <table:table-cell office:value-type="float" office:value="1.38291061">
                <text:p>1.38291061</text:p>
              </table:table-cell>
              <table:table-cell office:value-type="float" office:value="654.965916">
                <text:p>654.965916</text:p>
              </table:table-cell>
              <table:table-cell office:value-type="float" office:value="-0.496519953">
                <text:p>-0.4965199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58.887868">
                <text:p>658.887868</text:p>
              </table:table-cell>
              <table:table-cell office:value-type="float" office:value="-0.330244303">
                <text:p>-0.330244303</text:p>
              </table:table-cell>
              <table:table-cell office:value-type="float" office:value="658.887868">
                <text:p>658.887868</text:p>
              </table:table-cell>
              <table:table-cell office:value-type="float" office:value="1.52901685">
                <text:p>1.52901685</text:p>
              </table:table-cell>
              <table:table-cell office:value-type="float" office:value="658.887868">
                <text:p>658.887868</text:p>
              </table:table-cell>
              <table:table-cell office:value-type="float" office:value="-0.238382131">
                <text:p>-0.23838213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62.809819">
                <text:p>662.809819</text:p>
              </table:table-cell>
              <table:table-cell office:value-type="float" office:value="-0.6795156">
                <text:p>-0.6795156</text:p>
              </table:table-cell>
              <table:table-cell office:value-type="float" office:value="662.809819">
                <text:p>662.809819</text:p>
              </table:table-cell>
              <table:table-cell office:value-type="float" office:value="1.87278914">
                <text:p>1.87278914</text:p>
              </table:table-cell>
              <table:table-cell office:value-type="float" office:value="662.809819">
                <text:p>662.809819</text:p>
              </table:table-cell>
              <table:table-cell office:value-type="float" office:value="-0.289631516">
                <text:p>-0.2896315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66.731771">
                <text:p>666.731771</text:p>
              </table:table-cell>
              <table:table-cell office:value-type="float" office:value="-0.783852696">
                <text:p>-0.783852696</text:p>
              </table:table-cell>
              <table:table-cell office:value-type="float" office:value="666.731771">
                <text:p>666.731771</text:p>
              </table:table-cell>
              <table:table-cell office:value-type="float" office:value="2.42281842">
                <text:p>2.42281842</text:p>
              </table:table-cell>
              <table:table-cell office:value-type="float" office:value="666.731771">
                <text:p>666.731771</text:p>
              </table:table-cell>
              <table:table-cell office:value-type="float" office:value="-0.289306194">
                <text:p>-0.28930619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70.653722">
                <text:p>670.653722</text:p>
              </table:table-cell>
              <table:table-cell office:value-type="float" office:value="-1.48117697">
                <text:p>-1.48117697</text:p>
              </table:table-cell>
              <table:table-cell office:value-type="float" office:value="670.653722">
                <text:p>670.653722</text:p>
              </table:table-cell>
              <table:table-cell office:value-type="float" office:value="3.600209">
                <text:p>3.600209</text:p>
              </table:table-cell>
              <table:table-cell office:value-type="float" office:value="670.653722">
                <text:p>670.653722</text:p>
              </table:table-cell>
              <table:table-cell office:value-type="float" office:value="-0.185831442">
                <text:p>-0.18583144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74.575674">
                <text:p>674.575674</text:p>
              </table:table-cell>
              <table:table-cell office:value-type="float" office:value="-2.95196915">
                <text:p>-2.95196915</text:p>
              </table:table-cell>
              <table:table-cell office:value-type="float" office:value="674.575674">
                <text:p>674.575674</text:p>
              </table:table-cell>
              <table:table-cell office:value-type="float" office:value="4.39516449">
                <text:p>4.39516449</text:p>
              </table:table-cell>
              <table:table-cell office:value-type="float" office:value="674.575674">
                <text:p>674.575674</text:p>
              </table:table-cell>
              <table:table-cell office:value-type="float" office:value="-0.18550612">
                <text:p>-0.185506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78.497626">
                <text:p>678.497626</text:p>
              </table:table-cell>
              <table:table-cell office:value-type="float" office:value="-4.8610549">
                <text:p>-4.8610549</text:p>
              </table:table-cell>
              <table:table-cell office:value-type="float" office:value="678.497626">
                <text:p>678.497626</text:p>
              </table:table-cell>
              <table:table-cell office:value-type="float" office:value="5.02254057">
                <text:p>5.02254057</text:p>
              </table:table-cell>
              <table:table-cell office:value-type="float" office:value="678.497626">
                <text:p>678.497626</text:p>
              </table:table-cell>
              <table:table-cell office:value-type="float" office:value="-0.185180798">
                <text:p>-0.1851807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82.419577">
                <text:p>682.419577</text:p>
              </table:table-cell>
              <table:table-cell office:value-type="float" office:value="-5.66151333">
                <text:p>-5.66151333</text:p>
              </table:table-cell>
              <table:table-cell office:value-type="float" office:value="682.419577">
                <text:p>682.419577</text:p>
              </table:table-cell>
              <table:table-cell office:value-type="float" office:value="6.72846127">
                <text:p>6.72846127</text:p>
              </table:table-cell>
              <table:table-cell office:value-type="float" office:value="682.419577">
                <text:p>682.419577</text:p>
              </table:table-cell>
              <table:table-cell office:value-type="float" office:value="-0.0301923826">
                <text:p>-0.03019238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86.341529">
                <text:p>686.341529</text:p>
              </table:table-cell>
              <table:table-cell office:value-type="float" office:value="-5.23731661">
                <text:p>-5.23731661</text:p>
              </table:table-cell>
              <table:table-cell office:value-type="float" office:value="686.341529">
                <text:p>686.341529</text:p>
              </table:table-cell>
              <table:table-cell office:value-type="float" office:value="4.25769281">
                <text:p>4.25769281</text:p>
              </table:table-cell>
              <table:table-cell office:value-type="float" office:value="686.341529">
                <text:p>686.341529</text:p>
              </table:table-cell>
              <table:table-cell office:value-type="float" office:value="-0.0298670568">
                <text:p>-0.02986705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90.26348">
                <text:p>690.26348</text:p>
              </table:table-cell>
              <table:table-cell office:value-type="float" office:value="-5.63816261">
                <text:p>-5.63816261</text:p>
              </table:table-cell>
              <table:table-cell office:value-type="float" office:value="690.26348">
                <text:p>690.26348</text:p>
              </table:table-cell>
              <table:table-cell office:value-type="float" office:value="5.18156242">
                <text:p>5.18156242</text:p>
              </table:table-cell>
              <table:table-cell office:value-type="float" office:value="690.26348">
                <text:p>690.26348</text:p>
              </table:table-cell>
              <table:table-cell office:value-type="float" office:value="0.176696062">
                <text:p>0.1766960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94.185432">
                <text:p>694.185432</text:p>
              </table:table-cell>
              <table:table-cell office:value-type="float" office:value="-1.5915904">
                <text:p>-1.5915904</text:p>
              </table:table-cell>
              <table:table-cell office:value-type="float" office:value="694.185432">
                <text:p>694.185432</text:p>
              </table:table-cell>
              <table:table-cell office:value-type="float" office:value="4.11161566">
                <text:p>4.11161566</text:p>
              </table:table-cell>
              <table:table-cell office:value-type="float" office:value="694.185432">
                <text:p>694.185432</text:p>
              </table:table-cell>
              <table:table-cell office:value-type="float" office:value="0.331745505">
                <text:p>0.33174550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98.107384">
                <text:p>698.107384</text:p>
              </table:table-cell>
              <table:table-cell office:value-type="float" office:value="-0.625981331">
                <text:p>-0.625981331</text:p>
              </table:table-cell>
              <table:table-cell office:value-type="float" office:value="698.107384">
                <text:p>698.107384</text:p>
              </table:table-cell>
              <table:table-cell office:value-type="float" office:value="4.09873676">
                <text:p>4.09873676</text:p>
              </table:table-cell>
              <table:table-cell office:value-type="float" office:value="698.107384">
                <text:p>698.107384</text:p>
              </table:table-cell>
              <table:table-cell office:value-type="float" office:value="0.641458035">
                <text:p>0.64145803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02.029335">
                <text:p>702.029335</text:p>
              </table:table-cell>
              <table:table-cell office:value-type="float" office:value="1.15177679">
                <text:p>1.15177679</text:p>
              </table:table-cell>
              <table:table-cell office:value-type="float" office:value="702.029335">
                <text:p>702.029335</text:p>
              </table:table-cell>
              <table:table-cell office:value-type="float" office:value="3.64326525">
                <text:p>3.64326525</text:p>
              </table:table-cell>
              <table:table-cell office:value-type="float" office:value="702.029335">
                <text:p>702.029335</text:p>
              </table:table-cell>
              <table:table-cell office:value-type="float" office:value="0.744871736">
                <text:p>0.7448717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05.951287">
                <text:p>705.951287</text:p>
              </table:table-cell>
              <table:table-cell office:value-type="float" office:value="2.42677307">
                <text:p>2.42677307</text:p>
              </table:table-cell>
              <table:table-cell office:value-type="float" office:value="705.951287">
                <text:p>705.951287</text:p>
              </table:table-cell>
              <table:table-cell office:value-type="float" office:value="3.53585052">
                <text:p>3.53585052</text:p>
              </table:table-cell>
              <table:table-cell office:value-type="float" office:value="705.951287">
                <text:p>705.951287</text:p>
              </table:table-cell>
              <table:table-cell office:value-type="float" office:value="1.15773368">
                <text:p>1.157733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09.873238">
                <text:p>709.873238</text:p>
              </table:table-cell>
              <table:table-cell office:value-type="float" office:value="2.97986078">
                <text:p>2.97986078</text:p>
              </table:table-cell>
              <table:table-cell office:value-type="float" office:value="709.873238">
                <text:p>709.873238</text:p>
              </table:table-cell>
              <table:table-cell office:value-type="float" office:value="3.66477132">
                <text:p>3.66477132</text:p>
              </table:table-cell>
              <table:table-cell office:value-type="float" office:value="709.873238">
                <text:p>709.873238</text:p>
              </table:table-cell>
              <table:table-cell office:value-type="float" office:value="1.10648429">
                <text:p>1.1064842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13.79519">
                <text:p>713.79519</text:p>
              </table:table-cell>
              <table:table-cell office:value-type="float" office:value="5.17012501">
                <text:p>5.17012501</text:p>
              </table:table-cell>
              <table:table-cell office:value-type="float" office:value="713.79519">
                <text:p>713.79519</text:p>
              </table:table-cell>
              <table:table-cell office:value-type="float" office:value="2.83545947">
                <text:p>2.83545947</text:p>
              </table:table-cell>
              <table:table-cell office:value-type="float" office:value="713.79519">
                <text:p>713.79519</text:p>
              </table:table-cell>
              <table:table-cell office:value-type="float" office:value="0.642759323">
                <text:p>0.64275932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17.717142">
                <text:p>717.717142</text:p>
              </table:table-cell>
              <table:table-cell office:value-type="float" office:value="6.80606794">
                <text:p>6.80606794</text:p>
              </table:table-cell>
              <table:table-cell office:value-type="float" office:value="717.717142">
                <text:p>717.717142</text:p>
              </table:table-cell>
              <table:table-cell office:value-type="float" office:value="3.02454209">
                <text:p>3.02454209</text:p>
              </table:table-cell>
              <table:table-cell office:value-type="float" office:value="717.717142">
                <text:p>717.717142</text:p>
              </table:table-cell>
              <table:table-cell office:value-type="float" office:value="0.178973347">
                <text:p>0.17897334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21.639093">
                <text:p>721.639093</text:p>
              </table:table-cell>
              <table:table-cell office:value-type="float" office:value="7.38495827">
                <text:p>7.38495827</text:p>
              </table:table-cell>
              <table:table-cell office:value-type="float" office:value="721.639093">
                <text:p>721.639093</text:p>
              </table:table-cell>
              <table:table-cell office:value-type="float" office:value="2.5561769">
                <text:p>2.5561769</text:p>
              </table:table-cell>
              <table:table-cell office:value-type="float" office:value="721.639093">
                <text:p>721.639093</text:p>
              </table:table-cell>
              <table:table-cell office:value-type="float" office:value="-0.490989417">
                <text:p>-0.4909894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25.561045">
                <text:p>725.561045</text:p>
              </table:table-cell>
              <table:table-cell office:value-type="float" office:value="8.23455524">
                <text:p>8.23455524</text:p>
              </table:table-cell>
              <table:table-cell office:value-type="float" office:value="725.561045">
                <text:p>725.561045</text:p>
              </table:table-cell>
              <table:table-cell office:value-type="float" office:value="2.6507237">
                <text:p>2.6507237</text:p>
              </table:table-cell>
              <table:table-cell office:value-type="float" office:value="725.561045">
                <text:p>725.561045</text:p>
              </table:table-cell>
              <table:table-cell office:value-type="float" office:value="-0.851625979">
                <text:p>-0.85162597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29.482996">
                <text:p>729.482996</text:p>
              </table:table-cell>
              <table:table-cell office:value-type="float" office:value="8.5942831">
                <text:p>8.5942831</text:p>
              </table:table-cell>
              <table:table-cell office:value-type="float" office:value="729.482996">
                <text:p>729.482996</text:p>
              </table:table-cell>
              <table:table-cell office:value-type="float" office:value="2.4444778">
                <text:p>2.4444778</text:p>
              </table:table-cell>
              <table:table-cell office:value-type="float" office:value="729.482996">
                <text:p>729.482996</text:p>
              </table:table-cell>
              <table:table-cell office:value-type="float" office:value="-1.31541204">
                <text:p>-1.315412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33.404948">
                <text:p>733.404948</text:p>
              </table:table-cell>
              <table:table-cell office:value-type="float" office:value="8.77354622">
                <text:p>8.77354622</text:p>
              </table:table-cell>
              <table:table-cell office:value-type="float" office:value="733.404948">
                <text:p>733.404948</text:p>
              </table:table-cell>
              <table:table-cell office:value-type="float" office:value="2.76676559">
                <text:p>2.76676559</text:p>
              </table:table-cell>
              <table:table-cell office:value-type="float" office:value="733.404948">
                <text:p>733.404948</text:p>
              </table:table-cell>
              <table:table-cell office:value-type="float" office:value="-1.6759876">
                <text:p>-1.67598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37.3269">
                <text:p>737.3269</text:p>
              </table:table-cell>
              <table:table-cell office:value-type="float" office:value="7.98598099">
                <text:p>7.98598099</text:p>
              </table:table-cell>
              <table:table-cell office:value-type="float" office:value="737.3269">
                <text:p>737.3269</text:p>
              </table:table-cell>
              <table:table-cell office:value-type="float" office:value="3.87969923">
                <text:p>3.87969923</text:p>
              </table:table-cell>
              <table:table-cell office:value-type="float" office:value="737.3269">
                <text:p>737.3269</text:p>
              </table:table-cell>
              <table:table-cell office:value-type="float" office:value="-1.98504949">
                <text:p>-1.9850494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41.248851">
                <text:p>741.248851</text:p>
              </table:table-cell>
              <table:table-cell office:value-type="float" office:value="6.50229549">
                <text:p>6.50229549</text:p>
              </table:table-cell>
              <table:table-cell office:value-type="float" office:value="741.248851">
                <text:p>741.248851</text:p>
              </table:table-cell>
              <table:table-cell office:value-type="float" office:value="3.04609203">
                <text:p>3.04609203</text:p>
              </table:table-cell>
              <table:table-cell office:value-type="float" office:value="741.248851">
                <text:p>741.248851</text:p>
              </table:table-cell>
              <table:table-cell office:value-type="float" office:value="-2.24253654">
                <text:p>-2.2425365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45.170803">
                <text:p>745.170803</text:p>
              </table:table-cell>
              <table:table-cell office:value-type="float" office:value="4.11625004">
                <text:p>4.11625004</text:p>
              </table:table-cell>
              <table:table-cell office:value-type="float" office:value="745.170803">
                <text:p>745.170803</text:p>
              </table:table-cell>
              <table:table-cell office:value-type="float" office:value="3.07618189">
                <text:p>3.07618189</text:p>
              </table:table-cell>
              <table:table-cell office:value-type="float" office:value="745.170803">
                <text:p>745.170803</text:p>
              </table:table-cell>
              <table:table-cell office:value-type="float" office:value="-2.50008488">
                <text:p>-2.5000848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49.092754">
                <text:p>749.092754</text:p>
              </table:table-cell>
              <table:table-cell office:value-type="float" office:value="1.53683066">
                <text:p>1.53683066</text:p>
              </table:table-cell>
              <table:table-cell office:value-type="float" office:value="749.092754">
                <text:p>749.092754</text:p>
              </table:table-cell>
              <table:table-cell office:value-type="float" office:value="4.15474129">
                <text:p>4.15474129</text:p>
              </table:table-cell>
              <table:table-cell office:value-type="float" office:value="749.092754">
                <text:p>749.092754</text:p>
              </table:table-cell>
              <table:table-cell office:value-type="float" office:value="-2.29346061">
                <text:p>-2.2934606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53.014706">
                <text:p>753.014706</text:p>
              </table:table-cell>
              <table:table-cell office:value-type="float" office:value="-0.604295254">
                <text:p>-0.604295254</text:p>
              </table:table-cell>
              <table:table-cell office:value-type="float" office:value="753.014706">
                <text:p>753.014706</text:p>
              </table:table-cell>
              <table:table-cell office:value-type="float" office:value="2.93010473">
                <text:p>2.93010473</text:p>
              </table:table-cell>
              <table:table-cell office:value-type="float" office:value="753.014706">
                <text:p>753.014706</text:p>
              </table:table-cell>
              <table:table-cell office:value-type="float" office:value="-1.93223453">
                <text:p>-1.9322345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56.936657">
                <text:p>756.936657</text:p>
              </table:table-cell>
              <table:table-cell office:value-type="float" office:value="-5.43963528">
                <text:p>-5.43963528</text:p>
              </table:table-cell>
              <table:table-cell office:value-type="float" office:value="756.936657">
                <text:p>756.936657</text:p>
              </table:table-cell>
              <table:table-cell office:value-type="float" office:value="3.02035236">
                <text:p>3.02035236</text:p>
              </table:table-cell>
              <table:table-cell office:value-type="float" office:value="756.936657">
                <text:p>756.936657</text:p>
              </table:table-cell>
              <table:table-cell office:value-type="float" office:value="-2.808496">
                <text:p>-2.80849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60.858609">
                <text:p>760.858609</text:p>
              </table:table-cell>
              <table:table-cell office:value-type="float" office:value="-9.11478806">
                <text:p>-9.11478806</text:p>
              </table:table-cell>
              <table:table-cell office:value-type="float" office:value="760.858609">
                <text:p>760.858609</text:p>
              </table:table-cell>
              <table:table-cell office:value-type="float" office:value="1.3617214">
                <text:p>1.3617214</text:p>
              </table:table-cell>
              <table:table-cell office:value-type="float" office:value="760.858609">
                <text:p>760.858609</text:p>
              </table:table-cell>
              <table:table-cell office:value-type="float" office:value="-2.91125917">
                <text:p>-2.911259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64.780561">
                <text:p>764.780561</text:p>
              </table:table-cell>
              <table:table-cell office:value-type="float" office:value="-8.23941994">
                <text:p>-8.23941994</text:p>
              </table:table-cell>
              <table:table-cell office:value-type="float" office:value="764.780561">
                <text:p>764.780561</text:p>
              </table:table-cell>
              <table:table-cell office:value-type="float" office:value="1.09101856">
                <text:p>1.09101856</text:p>
              </table:table-cell>
              <table:table-cell office:value-type="float" office:value="764.780561">
                <text:p>764.780561</text:p>
              </table:table-cell>
              <table:table-cell office:value-type="float" office:value="-3.01408315">
                <text:p>-3.014083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68.702512">
                <text:p>768.702512</text:p>
              </table:table-cell>
              <table:table-cell office:value-type="float" office:value="-9.01409149">
                <text:p>-9.01409149</text:p>
              </table:table-cell>
              <table:table-cell office:value-type="float" office:value="768.702512">
                <text:p>768.702512</text:p>
              </table:table-cell>
              <table:table-cell office:value-type="float" office:value="1.43049169">
                <text:p>1.43049169</text:p>
              </table:table-cell>
              <table:table-cell office:value-type="float" office:value="768.702512">
                <text:p>768.702512</text:p>
              </table:table-cell>
              <table:table-cell office:value-type="float" office:value="-3.11690736">
                <text:p>-3.116907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72.624464">
                <text:p>772.624464</text:p>
              </table:table-cell>
              <table:table-cell office:value-type="float" office:value="-7.01720142">
                <text:p>-7.01720142</text:p>
              </table:table-cell>
              <table:table-cell office:value-type="float" office:value="772.624464">
                <text:p>772.624464</text:p>
              </table:table-cell>
              <table:table-cell office:value-type="float" office:value="0.261717558">
                <text:p>0.261717558</text:p>
              </table:table-cell>
              <table:table-cell office:value-type="float" office:value="772.624464">
                <text:p>772.624464</text:p>
              </table:table-cell>
              <table:table-cell office:value-type="float" office:value="-2.9618578">
                <text:p>-2.96185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76.546415">
                <text:p>776.546415</text:p>
              </table:table-cell>
              <table:table-cell office:value-type="float" office:value="-4.31129694">
                <text:p>-4.31129694</text:p>
              </table:table-cell>
              <table:table-cell office:value-type="float" office:value="776.546415">
                <text:p>776.546415</text:p>
              </table:table-cell>
              <table:table-cell office:value-type="float" office:value="-0.75666213">
                <text:p>-0.75666213</text:p>
              </table:table-cell>
              <table:table-cell office:value-type="float" office:value="776.546415">
                <text:p>776.546415</text:p>
              </table:table-cell>
              <table:table-cell office:value-type="float" office:value="-3.06468201">
                <text:p>-3.064682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80.468367">
                <text:p>780.468367</text:p>
              </table:table-cell>
              <table:table-cell office:value-type="float" office:value="-2.54644775">
                <text:p>-2.54644775</text:p>
              </table:table-cell>
              <table:table-cell office:value-type="float" office:value="780.468367">
                <text:p>780.468367</text:p>
              </table:table-cell>
              <table:table-cell office:value-type="float" office:value="-1.90824723">
                <text:p>-1.90824723</text:p>
              </table:table-cell>
              <table:table-cell office:value-type="float" office:value="780.468367">
                <text:p>780.468367</text:p>
              </table:table-cell>
              <table:table-cell office:value-type="float" office:value="-2.80654407">
                <text:p>-2.8065440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84.390319">
                <text:p>784.390319</text:p>
              </table:table-cell>
              <table:table-cell office:value-type="float" office:value="-0.884717464">
                <text:p>-0.884717464</text:p>
              </table:table-cell>
              <table:table-cell office:value-type="float" office:value="784.390319">
                <text:p>784.390319</text:p>
              </table:table-cell>
              <table:table-cell office:value-type="float" office:value="-1.74924743">
                <text:p>-1.74924743</text:p>
              </table:table-cell>
              <table:table-cell office:value-type="float" office:value="784.390319">
                <text:p>784.390319</text:p>
              </table:table-cell>
              <table:table-cell office:value-type="float" office:value="-2.34210753">
                <text:p>-2.3421075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88.31227">
                <text:p>788.31227</text:p>
              </table:table-cell>
              <table:table-cell office:value-type="float" office:value="-0.447642326">
                <text:p>-0.447642326</text:p>
              </table:table-cell>
              <table:table-cell office:value-type="float" office:value="788.31227">
                <text:p>788.31227</text:p>
              </table:table-cell>
              <table:table-cell office:value-type="float" office:value="-2.35081816">
                <text:p>-2.35081816</text:p>
              </table:table-cell>
              <table:table-cell office:value-type="float" office:value="788.31227">
                <text:p>788.31227</text:p>
              </table:table-cell>
              <table:table-cell office:value-type="float" office:value="-2.08396959">
                <text:p>-2.0839695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92.234222">
                <text:p>792.234222</text:p>
              </table:table-cell>
              <table:table-cell office:value-type="float" office:value="-0.371498346">
                <text:p>-0.371498346</text:p>
              </table:table-cell>
              <table:table-cell office:value-type="float" office:value="792.234222">
                <text:p>792.234222</text:p>
              </table:table-cell>
              <table:table-cell office:value-type="float" office:value="-1.98556137">
                <text:p>-1.98556137</text:p>
              </table:table-cell>
              <table:table-cell office:value-type="float" office:value="792.234222">
                <text:p>792.234222</text:p>
              </table:table-cell>
              <table:table-cell office:value-type="float" office:value="-1.98049486">
                <text:p>-1.9804948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96.156173">
                <text:p>796.156173</text:p>
              </table:table-cell>
              <table:table-cell office:value-type="float" office:value="-0.952810049">
                <text:p>-0.952810049</text:p>
              </table:table-cell>
              <table:table-cell office:value-type="float" office:value="796.156173">
                <text:p>796.156173</text:p>
              </table:table-cell>
              <table:table-cell office:value-type="float" office:value="-2.22188616">
                <text:p>-2.22188616</text:p>
              </table:table-cell>
              <table:table-cell office:value-type="float" office:value="796.156173">
                <text:p>796.156173</text:p>
              </table:table-cell>
              <table:table-cell office:value-type="float" office:value="-1.92865586">
                <text:p>-1.9286558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00.078125">
                <text:p>800.078125</text:p>
              </table:table-cell>
              <table:table-cell office:value-type="float" office:value="-1.31497502">
                <text:p>-1.31497502</text:p>
              </table:table-cell>
              <table:table-cell office:value-type="float" office:value="800.078125">
                <text:p>800.078125</text:p>
              </table:table-cell>
              <table:table-cell office:value-type="float" office:value="-2.13163853">
                <text:p>-2.13163853</text:p>
              </table:table-cell>
              <table:table-cell office:value-type="float" office:value="800.078125">
                <text:p>800.078125</text:p>
              </table:table-cell>
              <table:table-cell office:value-type="float" office:value="-1.30955613">
                <text:p>-1.3095561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04.000077">
                <text:p>804.000077</text:p>
              </table:table-cell>
              <table:table-cell office:value-type="float" office:value="-2.69552684">
                <text:p>-2.69552684</text:p>
              </table:table-cell>
              <table:table-cell office:value-type="float" office:value="804.000077">
                <text:p>804.000077</text:p>
              </table:table-cell>
              <table:table-cell office:value-type="float" office:value="-1.46988821">
                <text:p>-1.46988821</text:p>
              </table:table-cell>
              <table:table-cell office:value-type="float" office:value="804.000077">
                <text:p>804.000077</text:p>
              </table:table-cell>
              <table:table-cell office:value-type="float" office:value="-0.277919769">
                <text:p>-0.27791976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07.922028">
                <text:p>807.922028</text:p>
              </table:table-cell>
              <table:table-cell office:value-type="float" office:value="-3.45730424">
                <text:p>-3.45730424</text:p>
              </table:table-cell>
              <table:table-cell office:value-type="float" office:value="807.922028">
                <text:p>807.922028</text:p>
              </table:table-cell>
              <table:table-cell office:value-type="float" office:value="-2.27341652">
                <text:p>-2.27341652</text:p>
              </table:table-cell>
              <table:table-cell office:value-type="float" office:value="807.922028">
                <text:p>807.922028</text:p>
              </table:table-cell>
              <table:table-cell office:value-type="float" office:value="0.0833674595">
                <text:p>0.083367459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11.84398">
                <text:p>811.84398</text:p>
              </table:table-cell>
              <table:table-cell office:value-type="float" office:value="-3.51008201">
                <text:p>-3.51008201</text:p>
              </table:table-cell>
              <table:table-cell office:value-type="float" office:value="811.84398">
                <text:p>811.84398</text:p>
              </table:table-cell>
              <table:table-cell office:value-type="float" office:value="-1.77495444">
                <text:p>-1.77495444</text:p>
              </table:table-cell>
              <table:table-cell office:value-type="float" office:value="811.84398">
                <text:p>811.84398</text:p>
              </table:table-cell>
              <table:table-cell office:value-type="float" office:value="-0.174119711">
                <text:p>-0.17411971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15.765931">
                <text:p>815.765931</text:p>
              </table:table-cell>
              <table:table-cell office:value-type="float" office:value="-4.58126163">
                <text:p>-4.58126163</text:p>
              </table:table-cell>
              <table:table-cell office:value-type="float" office:value="815.765931">
                <text:p>815.765931</text:p>
              </table:table-cell>
              <table:table-cell office:value-type="float" office:value="-2.79762959">
                <text:p>-2.79762959</text:p>
              </table:table-cell>
              <table:table-cell office:value-type="float" office:value="815.765931">
                <text:p>815.765931</text:p>
              </table:table-cell>
              <table:table-cell office:value-type="float" office:value="-0.998867631">
                <text:p>-0.99886763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19.687883">
                <text:p>819.687883</text:p>
              </table:table-cell>
              <table:table-cell office:value-type="float" office:value="-4.24730587">
                <text:p>-4.24730587</text:p>
              </table:table-cell>
              <table:table-cell office:value-type="float" office:value="819.687883">
                <text:p>819.687883</text:p>
              </table:table-cell>
              <table:table-cell office:value-type="float" office:value="-4.43477583">
                <text:p>-4.43477583</text:p>
              </table:table-cell>
              <table:table-cell office:value-type="float" office:value="819.687883">
                <text:p>819.687883</text:p>
              </table:table-cell>
              <table:table-cell office:value-type="float" office:value="-1.10163069">
                <text:p>-1.1016306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23.609835">
                <text:p>823.609835</text:p>
              </table:table-cell>
              <table:table-cell office:value-type="float" office:value="-2.36642861">
                <text:p>-2.36642861</text:p>
              </table:table-cell>
              <table:table-cell office:value-type="float" office:value="823.609835">
                <text:p>823.609835</text:p>
              </table:table-cell>
              <table:table-cell office:value-type="float" office:value="-3.88045144">
                <text:p>-3.88045144</text:p>
              </table:table-cell>
              <table:table-cell office:value-type="float" office:value="823.609835">
                <text:p>823.609835</text:p>
              </table:table-cell>
              <table:table-cell office:value-type="float" office:value="-0.740404487">
                <text:p>-0.74040448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27.531786">
                <text:p>827.531786</text:p>
              </table:table-cell>
              <table:table-cell office:value-type="float" office:value="-1.29768538">
                <text:p>-1.29768538</text:p>
              </table:table-cell>
              <table:table-cell office:value-type="float" office:value="827.531786">
                <text:p>827.531786</text:p>
              </table:table-cell>
              <table:table-cell office:value-type="float" office:value="-4.7312479">
                <text:p>-4.7312479</text:p>
              </table:table-cell>
              <table:table-cell office:value-type="float" office:value="827.531786">
                <text:p>827.531786</text:p>
              </table:table-cell>
              <table:table-cell office:value-type="float" office:value="-0.740079165">
                <text:p>-0.74007916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31.453738">
                <text:p>831.453738</text:p>
              </table:table-cell>
              <table:table-cell office:value-type="float" office:value="-0.125823021">
                <text:p>-0.125823021</text:p>
              </table:table-cell>
              <table:table-cell office:value-type="float" office:value="831.453738">
                <text:p>831.453738</text:p>
              </table:table-cell>
              <table:table-cell office:value-type="float" office:value="-5.11367178">
                <text:p>-5.11367178</text:p>
              </table:table-cell>
              <table:table-cell office:value-type="float" office:value="831.453738">
                <text:p>831.453738</text:p>
              </table:table-cell>
              <table:table-cell office:value-type="float" office:value="-0.275642514">
                <text:p>-0.2756425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35.375689">
                <text:p>835.375689</text:p>
              </table:table-cell>
              <table:table-cell office:value-type="float" office:value="1.34254789">
                <text:p>1.34254789</text:p>
              </table:table-cell>
              <table:table-cell office:value-type="float" office:value="835.375689">
                <text:p>835.375689</text:p>
              </table:table-cell>
              <table:table-cell office:value-type="float" office:value="-4.38746834">
                <text:p>-4.38746834</text:p>
              </table:table-cell>
              <table:table-cell office:value-type="float" office:value="835.375689">
                <text:p>835.375689</text:p>
              </table:table-cell>
              <table:table-cell office:value-type="float" office:value="-0.275317162">
                <text:p>-0.27531716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39.297641">
                <text:p>839.297641</text:p>
              </table:table-cell>
              <table:table-cell office:value-type="float" office:value="1.0706234">
                <text:p>1.0706234</text:p>
              </table:table-cell>
              <table:table-cell office:value-type="float" office:value="839.297641">
                <text:p>839.297641</text:p>
              </table:table-cell>
              <table:table-cell office:value-type="float" office:value="-4.21557474">
                <text:p>-4.21557474</text:p>
              </table:table-cell>
              <table:table-cell office:value-type="float" office:value="839.297641">
                <text:p>839.297641</text:p>
              </table:table-cell>
              <table:table-cell office:value-type="float" office:value="0.343782574">
                <text:p>0.34378257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43.219593">
                <text:p>843.219593</text:p>
              </table:table-cell>
              <table:table-cell office:value-type="float" office:value="-1.77951765">
                <text:p>-1.77951765</text:p>
              </table:table-cell>
              <table:table-cell office:value-type="float" office:value="843.219593">
                <text:p>843.219593</text:p>
              </table:table-cell>
              <table:table-cell office:value-type="float" office:value="-3.77727032">
                <text:p>-3.77727032</text:p>
              </table:table-cell>
              <table:table-cell office:value-type="float" office:value="843.219593">
                <text:p>843.219593</text:p>
              </table:table-cell>
              <table:table-cell office:value-type="float" office:value="2.30351949">
                <text:p>2.3035194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47.141544">
                <text:p>847.141544</text:p>
              </table:table-cell>
              <table:table-cell office:value-type="float" office:value="-4.17845631">
                <text:p>-4.17845631</text:p>
              </table:table-cell>
              <table:table-cell office:value-type="float" office:value="847.141544">
                <text:p>847.141544</text:p>
              </table:table-cell>
              <table:table-cell office:value-type="float" office:value="-3.56670713">
                <text:p>-3.56670713</text:p>
              </table:table-cell>
              <table:table-cell office:value-type="float" office:value="847.141544">
                <text:p>847.141544</text:p>
              </table:table-cell>
              <table:table-cell office:value-type="float" office:value="2.61323214">
                <text:p>2.6132321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51.063496">
                <text:p>851.063496</text:p>
              </table:table-cell>
              <table:table-cell office:value-type="float" office:value="-4.1409936">
                <text:p>-4.1409936</text:p>
              </table:table-cell>
              <table:table-cell office:value-type="float" office:value="851.063496">
                <text:p>851.063496</text:p>
              </table:table-cell>
              <table:table-cell office:value-type="float" office:value="-3.56669617">
                <text:p>-3.56669617</text:p>
              </table:table-cell>
              <table:table-cell office:value-type="float" office:value="851.063496">
                <text:p>851.063496</text:p>
              </table:table-cell>
              <table:table-cell office:value-type="float" office:value="1.89169455">
                <text:p>1.891694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54.985447">
                <text:p>854.985447</text:p>
              </table:table-cell>
              <table:table-cell office:value-type="float" office:value="-6.39813232">
                <text:p>-6.39813232</text:p>
              </table:table-cell>
              <table:table-cell office:value-type="float" office:value="854.985447">
                <text:p>854.985447</text:p>
              </table:table-cell>
              <table:table-cell office:value-type="float" office:value="-3.45925951">
                <text:p>-3.45925951</text:p>
              </table:table-cell>
              <table:table-cell office:value-type="float" office:value="854.985447">
                <text:p>854.985447</text:p>
              </table:table-cell>
              <table:table-cell office:value-type="float" office:value="1.01543295">
                <text:p>1.0154329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58.907399">
                <text:p>858.907399</text:p>
              </table:table-cell>
              <table:table-cell office:value-type="float" office:value="-6.43801641">
                <text:p>-6.43801641</text:p>
              </table:table-cell>
              <table:table-cell office:value-type="float" office:value="858.907399">
                <text:p>858.907399</text:p>
              </table:table-cell>
              <table:table-cell office:value-type="float" office:value="-3.11119175">
                <text:p>-3.11119175</text:p>
              </table:table-cell>
              <table:table-cell office:value-type="float" office:value="858.907399">
                <text:p>858.907399</text:p>
              </table:table-cell>
              <table:table-cell office:value-type="float" office:value="-0.5311777">
                <text:p>-0.531177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62.82935">
                <text:p>862.82935</text:p>
              </table:table-cell>
              <table:table-cell office:value-type="float" office:value="-7.4189558">
                <text:p>-7.4189558</text:p>
              </table:table-cell>
              <table:table-cell office:value-type="float" office:value="862.82935">
                <text:p>862.82935</text:p>
              </table:table-cell>
              <table:table-cell office:value-type="float" office:value="-2.25177908">
                <text:p>-2.25177908</text:p>
              </table:table-cell>
              <table:table-cell office:value-type="float" office:value="862.82935">
                <text:p>862.82935</text:p>
              </table:table-cell>
              <table:table-cell office:value-type="float" office:value="0.0879220217">
                <text:p>0.087922021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66.751302">
                <text:p>866.751302</text:p>
              </table:table-cell>
              <table:table-cell office:value-type="float" office:value="-9.95969391">
                <text:p>-9.95969391</text:p>
              </table:table-cell>
              <table:table-cell office:value-type="float" office:value="866.751302">
                <text:p>866.751302</text:p>
              </table:table-cell>
              <table:table-cell office:value-type="float" office:value="-2.18301606">
                <text:p>-2.18301606</text:p>
              </table:table-cell>
              <table:table-cell office:value-type="float" office:value="866.751302">
                <text:p>866.751302</text:p>
              </table:table-cell>
              <table:table-cell office:value-type="float" office:value="-0.994638383">
                <text:p>-0.99463838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70.673254">
                <text:p>870.673254</text:p>
              </table:table-cell>
              <table:table-cell office:value-type="float" office:value="-9.63863182">
                <text:p>-9.63863182</text:p>
              </table:table-cell>
              <table:table-cell office:value-type="float" office:value="870.673254">
                <text:p>870.673254</text:p>
              </table:table-cell>
              <table:table-cell office:value-type="float" office:value="-2.94787097">
                <text:p>-2.94787097</text:p>
              </table:table-cell>
              <table:table-cell office:value-type="float" office:value="870.673254">
                <text:p>870.673254</text:p>
              </table:table-cell>
              <table:table-cell office:value-type="float" office:value="-0.684925854">
                <text:p>-0.68492585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74.595205">
                <text:p>874.595205</text:p>
              </table:table-cell>
              <table:table-cell office:value-type="float" office:value="-8.7890501">
                <text:p>-8.7890501</text:p>
              </table:table-cell>
              <table:table-cell office:value-type="float" office:value="874.595205">
                <text:p>874.595205</text:p>
              </table:table-cell>
              <table:table-cell office:value-type="float" office:value="-2.27752614">
                <text:p>-2.27752614</text:p>
              </table:table-cell>
              <table:table-cell office:value-type="float" office:value="874.595205">
                <text:p>874.595205</text:p>
              </table:table-cell>
              <table:table-cell office:value-type="float" office:value="-1.09707618">
                <text:p>-1.0970761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78.517157">
                <text:p>878.517157</text:p>
              </table:table-cell>
              <table:table-cell office:value-type="float" office:value="-8.28750706">
                <text:p>-8.28750706</text:p>
              </table:table-cell>
              <table:table-cell office:value-type="float" office:value="878.517157">
                <text:p>878.517157</text:p>
              </table:table-cell>
              <table:table-cell office:value-type="float" office:value="-2.67713904">
                <text:p>-2.67713904</text:p>
              </table:table-cell>
              <table:table-cell office:value-type="float" office:value="878.517157">
                <text:p>878.517157</text:p>
              </table:table-cell>
              <table:table-cell office:value-type="float" office:value="-0.787363589">
                <text:p>-0.7873635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82.439108">
                <text:p>882.439108</text:p>
              </table:table-cell>
              <table:table-cell office:value-type="float" office:value="-6.49687052">
                <text:p>-6.49687052</text:p>
              </table:table-cell>
              <table:table-cell office:value-type="float" office:value="882.439108">
                <text:p>882.439108</text:p>
              </table:table-cell>
              <table:table-cell office:value-type="float" office:value="-1.87358499">
                <text:p>-1.87358499</text:p>
              </table:table-cell>
              <table:table-cell office:value-type="float" office:value="882.439108">
                <text:p>882.439108</text:p>
              </table:table-cell>
              <table:table-cell office:value-type="float" office:value="-0.838612974">
                <text:p>-0.83861297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86.36106">
                <text:p>886.36106</text:p>
              </table:table-cell>
              <table:table-cell office:value-type="float" office:value="-1.17409849">
                <text:p>-1.17409849</text:p>
              </table:table-cell>
              <table:table-cell office:value-type="float" office:value="886.36106">
                <text:p>886.36106</text:p>
              </table:table-cell>
              <table:table-cell office:value-type="float" office:value="-1.95951545">
                <text:p>-1.95951545</text:p>
              </table:table-cell>
              <table:table-cell office:value-type="float" office:value="886.36106">
                <text:p>886.36106</text:p>
              </table:table-cell>
              <table:table-cell office:value-type="float" office:value="-1.19924951">
                <text:p>-1.1992495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90.283012">
                <text:p>890.283012</text:p>
              </table:table-cell>
              <table:table-cell office:value-type="float" office:value="2.69199276">
                <text:p>2.69199276</text:p>
              </table:table-cell>
              <table:table-cell office:value-type="float" office:value="890.283012">
                <text:p>890.283012</text:p>
              </table:table-cell>
              <table:table-cell office:value-type="float" office:value="-1.49542749">
                <text:p>-1.49542749</text:p>
              </table:table-cell>
              <table:table-cell office:value-type="float" office:value="890.283012">
                <text:p>890.283012</text:p>
              </table:table-cell>
              <table:table-cell office:value-type="float" office:value="-0.941111743">
                <text:p>-0.94111174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94.204963">
                <text:p>894.204963</text:p>
              </table:table-cell>
              <table:table-cell office:value-type="float" office:value="4.21192312">
                <text:p>4.21192312</text:p>
              </table:table-cell>
              <table:table-cell office:value-type="float" office:value="894.204963">
                <text:p>894.204963</text:p>
              </table:table-cell>
              <table:table-cell office:value-type="float" office:value="-0.777818561">
                <text:p>-0.777818561</text:p>
              </table:table-cell>
              <table:table-cell office:value-type="float" office:value="894.204963">
                <text:p>894.204963</text:p>
              </table:table-cell>
              <table:table-cell office:value-type="float" office:value="-1.35326195">
                <text:p>-1.353261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98.126915">
                <text:p>898.126915</text:p>
              </table:table-cell>
              <table:table-cell office:value-type="float" office:value="5.46114731">
                <text:p>5.46114731</text:p>
              </table:table-cell>
              <table:table-cell office:value-type="float" office:value="898.126915">
                <text:p>898.126915</text:p>
              </table:table-cell>
              <table:table-cell office:value-type="float" office:value="-0.532877386">
                <text:p>-0.532877386</text:p>
              </table:table-cell>
              <table:table-cell office:value-type="float" office:value="898.126915">
                <text:p>898.126915</text:p>
              </table:table-cell>
              <table:table-cell office:value-type="float" office:value="-1.24984825">
                <text:p>-1.249848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02.048866">
                <text:p>902.048866</text:p>
              </table:table-cell>
              <table:table-cell office:value-type="float" office:value="6.62011576">
                <text:p>6.62011576</text:p>
              </table:table-cell>
              <table:table-cell office:value-type="float" office:value="902.048866">
                <text:p>902.048866</text:p>
              </table:table-cell>
              <table:table-cell office:value-type="float" office:value="-0.425440758">
                <text:p>-0.425440758</text:p>
              </table:table-cell>
              <table:table-cell office:value-type="float" office:value="902.048866">
                <text:p>902.048866</text:p>
              </table:table-cell>
              <table:table-cell office:value-type="float" office:value="-1.55891013">
                <text:p>-1.5589101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05.970818">
                <text:p>905.970818</text:p>
              </table:table-cell>
              <table:table-cell office:value-type="float" office:value="8.2302866">
                <text:p>8.2302866</text:p>
              </table:table-cell>
              <table:table-cell office:value-type="float" office:value="905.970818">
                <text:p>905.970818</text:p>
              </table:table-cell>
              <table:table-cell office:value-type="float" office:value="-1.22467375">
                <text:p>-1.22467375</text:p>
              </table:table-cell>
              <table:table-cell office:value-type="float" office:value="905.970818">
                <text:p>905.970818</text:p>
              </table:table-cell>
              <table:table-cell office:value-type="float" office:value="-1.7648226">
                <text:p>-1.764822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09.89277">
                <text:p>909.89277</text:p>
              </table:table-cell>
              <table:table-cell office:value-type="float" office:value="7.81656218">
                <text:p>7.81656218</text:p>
              </table:table-cell>
              <table:table-cell office:value-type="float" office:value="909.89277">
                <text:p>909.89277</text:p>
              </table:table-cell>
              <table:table-cell office:value-type="float" office:value="-2.68994141">
                <text:p>-2.68994141</text:p>
              </table:table-cell>
              <table:table-cell office:value-type="float" office:value="909.89277">
                <text:p>909.89277</text:p>
              </table:table-cell>
              <table:table-cell office:value-type="float" office:value="-2.1770339">
                <text:p>-2.17703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13.814721">
                <text:p>913.814721</text:p>
              </table:table-cell>
              <table:table-cell office:value-type="float" office:value="7.99582481">
                <text:p>7.99582481</text:p>
              </table:table-cell>
              <table:table-cell office:value-type="float" office:value="913.814721">
                <text:p>913.814721</text:p>
              </table:table-cell>
              <table:table-cell office:value-type="float" office:value="-2.28171587">
                <text:p>-2.28171587</text:p>
              </table:table-cell>
              <table:table-cell office:value-type="float" office:value="913.814721">
                <text:p>913.814721</text:p>
              </table:table-cell>
              <table:table-cell office:value-type="float" office:value="-2.02198458">
                <text:p>-2.0219845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17.736673">
                <text:p>917.736673</text:p>
              </table:table-cell>
              <table:table-cell office:value-type="float" office:value="8.54891205">
                <text:p>8.54891205</text:p>
              </table:table-cell>
              <table:table-cell office:value-type="float" office:value="917.736673">
                <text:p>917.736673</text:p>
              </table:table-cell>
              <table:table-cell office:value-type="float" office:value="-2.33756351">
                <text:p>-2.33756351</text:p>
              </table:table-cell>
              <table:table-cell office:value-type="float" office:value="917.736673">
                <text:p>917.736673</text:p>
              </table:table-cell>
              <table:table-cell office:value-type="float" office:value="-2.07323384">
                <text:p>-2.0732338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21.658624">
                <text:p>921.658624</text:p>
              </table:table-cell>
              <table:table-cell office:value-type="float" office:value="8.63793468">
                <text:p>8.63793468</text:p>
              </table:table-cell>
              <table:table-cell office:value-type="float" office:value="921.658624">
                <text:p>921.658624</text:p>
              </table:table-cell>
              <table:table-cell office:value-type="float" office:value="-1.08283007">
                <text:p>-1.08283007</text:p>
              </table:table-cell>
              <table:table-cell office:value-type="float" office:value="921.658624">
                <text:p>921.658624</text:p>
              </table:table-cell>
              <table:table-cell office:value-type="float" office:value="-1.76352131">
                <text:p>-1.7635213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25.580576">
                <text:p>925.580576</text:p>
              </table:table-cell>
              <table:table-cell office:value-type="float" office:value="10.209425">
                <text:p>10.209425</text:p>
              </table:table-cell>
              <table:table-cell office:value-type="float" office:value="925.580576">
                <text:p>925.580576</text:p>
              </table:table-cell>
              <table:table-cell office:value-type="float" office:value="-0.141771495">
                <text:p>-0.141771495</text:p>
              </table:table-cell>
              <table:table-cell office:value-type="float" office:value="925.580576">
                <text:p>925.580576</text:p>
              </table:table-cell>
              <table:table-cell office:value-type="float" office:value="-1.50538349">
                <text:p>-1.5053834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29.502528">
                <text:p>929.502528</text:p>
              </table:table-cell>
              <table:table-cell office:value-type="float" office:value="11.9871826">
                <text:p>11.9871826</text:p>
              </table:table-cell>
              <table:table-cell office:value-type="float" office:value="929.502528">
                <text:p>929.502528</text:p>
              </table:table-cell>
              <table:table-cell office:value-type="float" office:value="-1.73595309">
                <text:p>-1.73595309</text:p>
              </table:table-cell>
              <table:table-cell office:value-type="float" office:value="929.502528">
                <text:p>929.502528</text:p>
              </table:table-cell>
              <table:table-cell office:value-type="float" office:value="-1.19567096">
                <text:p>-1.1956709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33.424479">
                <text:p>933.424479</text:p>
              </table:table-cell>
              <table:table-cell office:value-type="float" office:value="13.3910847">
                <text:p>13.3910847</text:p>
              </table:table-cell>
              <table:table-cell office:value-type="float" office:value="933.424479">
                <text:p>933.424479</text:p>
              </table:table-cell>
              <table:table-cell office:value-type="float" office:value="-1.43514943">
                <text:p>-1.43514943</text:p>
              </table:table-cell>
              <table:table-cell office:value-type="float" office:value="933.424479">
                <text:p>933.424479</text:p>
              </table:table-cell>
              <table:table-cell office:value-type="float" office:value="-1.14377093">
                <text:p>-1.1437709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37.346431">
                <text:p>937.346431</text:p>
              </table:table-cell>
              <table:table-cell office:value-type="float" office:value="13.1707201">
                <text:p>13.1707201</text:p>
              </table:table-cell>
              <table:table-cell office:value-type="float" office:value="937.346431">
                <text:p>937.346431</text:p>
              </table:table-cell>
              <table:table-cell office:value-type="float" office:value="-1.6242063">
                <text:p>-1.6242063</text:p>
              </table:table-cell>
              <table:table-cell office:value-type="float" office:value="937.346431">
                <text:p>937.346431</text:p>
              </table:table-cell>
              <table:table-cell office:value-type="float" office:value="-0.679395318">
                <text:p>-0.67939531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41.268382">
                <text:p>941.268382</text:p>
              </table:table-cell>
              <table:table-cell office:value-type="float" office:value="13.2597427">
                <text:p>13.2597427</text:p>
              </table:table-cell>
              <table:table-cell office:value-type="float" office:value="941.268382">
                <text:p>941.268382</text:p>
              </table:table-cell>
              <table:table-cell office:value-type="float" office:value="-1.2632488">
                <text:p>-1.2632488</text:p>
              </table:table-cell>
              <table:table-cell office:value-type="float" office:value="941.268382">
                <text:p>941.268382</text:p>
              </table:table-cell>
              <table:table-cell office:value-type="float" office:value="0.455329418">
                <text:p>0.45532941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45.190334">
                <text:p>945.190334</text:p>
              </table:table-cell>
              <table:table-cell office:value-type="float" office:value="13.2843113">
                <text:p>13.2843113</text:p>
              </table:table-cell>
              <table:table-cell office:value-type="float" office:value="945.190334">
                <text:p>945.190334</text:p>
              </table:table-cell>
              <table:table-cell office:value-type="float" office:value="-1.00111854">
                <text:p>-1.00111854</text:p>
              </table:table-cell>
              <table:table-cell office:value-type="float" office:value="945.190334">
                <text:p>945.190334</text:p>
              </table:table-cell>
              <table:table-cell office:value-type="float" office:value="1.07442915">
                <text:p>1.0744291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49.112286">
                <text:p>949.112286</text:p>
              </table:table-cell>
              <table:table-cell office:value-type="float" office:value="12.290493">
                <text:p>12.290493</text:p>
              </table:table-cell>
              <table:table-cell office:value-type="float" office:value="949.112286">
                <text:p>949.112286</text:p>
              </table:table-cell>
              <table:table-cell office:value-type="float" office:value="-0.885091245">
                <text:p>-0.885091245</text:p>
              </table:table-cell>
              <table:table-cell office:value-type="float" office:value="949.112286">
                <text:p>949.112286</text:p>
              </table:table-cell>
              <table:table-cell office:value-type="float" office:value="0.404466391">
                <text:p>0.40446639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53.034237">
                <text:p>953.034237</text:p>
              </table:table-cell>
              <table:table-cell office:value-type="float" office:value="11.0388479">
                <text:p>11.0388479</text:p>
              </table:table-cell>
              <table:table-cell office:value-type="float" office:value="953.034237">
                <text:p>953.034237</text:p>
              </table:table-cell>
              <table:table-cell office:value-type="float" office:value="-0.412408799">
                <text:p>-0.412408799</text:p>
              </table:table-cell>
              <table:table-cell office:value-type="float" office:value="953.034237">
                <text:p>953.034237</text:p>
              </table:table-cell>
              <table:table-cell office:value-type="float" office:value="1.28137863">
                <text:p>1.2813786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56.956189">
                <text:p>956.956189</text:p>
              </table:table-cell>
              <table:table-cell office:value-type="float" office:value="11.218111">
                <text:p>11.218111</text:p>
              </table:table-cell>
              <table:table-cell office:value-type="float" office:value="956.956189">
                <text:p>956.956189</text:p>
              </table:table-cell>
              <table:table-cell office:value-type="float" office:value="-0.279188633">
                <text:p>-0.279188633</text:p>
              </table:table-cell>
              <table:table-cell office:value-type="float" office:value="956.956189">
                <text:p>956.956189</text:p>
              </table:table-cell>
              <table:table-cell office:value-type="float" office:value="1.33321762">
                <text:p>1.3332176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60.87814">
                <text:p>960.87814</text:p>
              </table:table-cell>
              <table:table-cell office:value-type="float" office:value="8.85783768">
                <text:p>8.85783768</text:p>
              </table:table-cell>
              <table:table-cell office:value-type="float" office:value="960.87814">
                <text:p>960.87814</text:p>
              </table:table-cell>
              <table:table-cell office:value-type="float" office:value="0.1848993">
                <text:p>0.1848993</text:p>
              </table:table-cell>
              <table:table-cell office:value-type="float" office:value="960.87814">
                <text:p>960.87814</text:p>
              </table:table-cell>
              <table:table-cell office:value-type="float" office:value="1.69450486">
                <text:p>1.6945048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64.800092">
                <text:p>964.800092</text:p>
              </table:table-cell>
              <table:table-cell office:value-type="float" office:value="7.8124609">
                <text:p>7.8124609</text:p>
              </table:table-cell>
              <table:table-cell office:value-type="float" office:value="964.800092">
                <text:p>964.800092</text:p>
              </table:table-cell>
              <table:table-cell office:value-type="float" office:value="0.472809255">
                <text:p>0.472809255</text:p>
              </table:table-cell>
              <table:table-cell office:value-type="float" office:value="964.800092">
                <text:p>964.800092</text:p>
              </table:table-cell>
              <table:table-cell office:value-type="float" office:value="2.00421739">
                <text:p>2.0042173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68.722044">
                <text:p>968.722044</text:p>
              </table:table-cell>
              <table:table-cell office:value-type="float" office:value="3.95682669">
                <text:p>3.95682669</text:p>
              </table:table-cell>
              <table:table-cell office:value-type="float" office:value="968.722044">
                <text:p>968.722044</text:p>
              </table:table-cell>
              <table:table-cell office:value-type="float" office:value="0.820876956">
                <text:p>0.820876956</text:p>
              </table:table-cell>
              <table:table-cell office:value-type="float" office:value="968.722044">
                <text:p>968.722044</text:p>
              </table:table-cell>
              <table:table-cell office:value-type="float" office:value="2.36550474">
                <text:p>2.3655047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72.643995">
                <text:p>972.643995</text:p>
              </table:table-cell>
              <table:table-cell office:value-type="float" office:value="-2.24496841">
                <text:p>-2.24496841</text:p>
              </table:table-cell>
              <table:table-cell office:value-type="float" office:value="972.643995">
                <text:p>972.643995</text:p>
              </table:table-cell>
              <table:table-cell office:value-type="float" office:value="0.795104384">
                <text:p>0.795104384</text:p>
              </table:table-cell>
              <table:table-cell office:value-type="float" office:value="972.643995">
                <text:p>972.643995</text:p>
              </table:table-cell>
              <table:table-cell office:value-type="float" office:value="2.52049303">
                <text:p>2.5204930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76.565947">
                <text:p>976.565947</text:p>
              </table:table-cell>
              <table:table-cell office:value-type="float" office:value="-4.5278945">
                <text:p>-4.5278945</text:p>
              </table:table-cell>
              <table:table-cell office:value-type="float" office:value="976.565947">
                <text:p>976.565947</text:p>
              </table:table-cell>
              <table:table-cell office:value-type="float" office:value="1.49552798">
                <text:p>1.49552798</text:p>
              </table:table-cell>
              <table:table-cell office:value-type="float" office:value="976.565947">
                <text:p>976.565947</text:p>
              </table:table-cell>
              <table:table-cell office:value-type="float" office:value="2.4693048">
                <text:p>2.469304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80.487898">
                <text:p>980.487898</text:p>
              </table:table-cell>
              <table:table-cell office:value-type="float" office:value="-6.84948635">
                <text:p>-6.84948635</text:p>
              </table:table-cell>
              <table:table-cell office:value-type="float" office:value="980.487898">
                <text:p>980.487898</text:p>
              </table:table-cell>
              <table:table-cell office:value-type="float" office:value="1.59437013">
                <text:p>1.59437013</text:p>
              </table:table-cell>
              <table:table-cell office:value-type="float" office:value="980.487898">
                <text:p>980.487898</text:p>
              </table:table-cell>
              <table:table-cell office:value-type="float" office:value="3.1914928">
                <text:p>3.191492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84.40985">
                <text:p>984.40985</text:p>
              </table:table-cell>
              <table:table-cell office:value-type="float" office:value="-0.714581013">
                <text:p>-0.714581013</text:p>
              </table:table-cell>
              <table:table-cell office:value-type="float" office:value="984.40985">
                <text:p>984.40985</text:p>
              </table:table-cell>
              <table:table-cell office:value-type="float" office:value="-0.738893747">
                <text:p>-0.738893747</text:p>
              </table:table-cell>
              <table:table-cell office:value-type="float" office:value="984.40985">
                <text:p>984.40985</text:p>
              </table:table-cell>
              <table:table-cell office:value-type="float" office:value="4.11997986">
                <text:p>4.119979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88.331801">
                <text:p>988.331801</text:p>
              </table:table-cell>
              <table:table-cell office:value-type="float" office:value="4.14412498">
                <text:p>4.14412498</text:p>
              </table:table-cell>
              <table:table-cell office:value-type="float" office:value="988.331801">
                <text:p>988.331801</text:p>
              </table:table-cell>
              <table:table-cell office:value-type="float" office:value="-1.52953219">
                <text:p>-1.52953219</text:p>
              </table:table-cell>
              <table:table-cell office:value-type="float" office:value="988.331801">
                <text:p>988.331801</text:p>
              </table:table-cell>
              <table:table-cell office:value-type="float" office:value="3.81091785">
                <text:p>3.8109178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92.253753">
                <text:p>992.253753</text:p>
              </table:table-cell>
              <table:table-cell office:value-type="float" office:value="6.30860186">
                <text:p>6.30860186</text:p>
              </table:table-cell>
              <table:table-cell office:value-type="float" office:value="992.253753">
                <text:p>992.253753</text:p>
              </table:table-cell>
              <table:table-cell office:value-type="float" office:value="-1.85609376">
                <text:p>-1.85609376</text:p>
              </table:table-cell>
              <table:table-cell office:value-type="float" office:value="992.253753">
                <text:p>992.253753</text:p>
              </table:table-cell>
              <table:table-cell office:value-type="float" office:value="2.41903138">
                <text:p>2.419031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96.175705">
                <text:p>996.175705</text:p>
              </table:table-cell>
              <table:table-cell office:value-type="float" office:value="8.95005322">
                <text:p>8.95005322</text:p>
              </table:table-cell>
              <table:table-cell office:value-type="float" office:value="996.175705">
                <text:p>996.175705</text:p>
              </table:table-cell>
              <table:table-cell office:value-type="float" office:value="-2.10960388">
                <text:p>-2.10960388</text:p>
              </table:table-cell>
              <table:table-cell office:value-type="float" office:value="996.175705">
                <text:p>996.175705</text:p>
              </table:table-cell>
              <table:table-cell office:value-type="float" office:value="3.19279408">
                <text:p>3.1927940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00.09766">
                <text:p>1000.09766</text:p>
              </table:table-cell>
              <table:table-cell office:value-type="float" office:value="9.73518181">
                <text:p>9.73518181</text:p>
              </table:table-cell>
              <table:table-cell office:value-type="float" office:value="1000.09766">
                <text:p>1000.09766</text:p>
              </table:table-cell>
              <table:table-cell office:value-type="float" office:value="-2.11818743">
                <text:p>-2.11818743</text:p>
              </table:table-cell>
              <table:table-cell office:value-type="float" office:value="1000.09766">
                <text:p>1000.09766</text:p>
              </table:table-cell>
              <table:table-cell office:value-type="float" office:value="2.36810732">
                <text:p>2.368107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MacOSX_X86_64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